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Pictures/2000000D000000FD000000FDEDDD9018.svm" manifest:media-type=""/>
  <manifest:file-entry manifest:full-path="Object 1/Pictures/20000011000000DD000000DDAC1C8ECE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0D000000FD000000FDEDDD9018.svm" manifest:media-type=""/>
  <manifest:file-entry manifest:full-path="Object 2/Pictures/20000011000000DD000000DDAC1C8ECE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D000000FD000000FDEDDD9018.svm" manifest:media-type=""/>
  <manifest:file-entry manifest:full-path="Object 3/Pictures/20000011000000DD000000DDAC1C8ECE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0D000000FD000000FDEDDD9018.svm" manifest:media-type=""/>
  <manifest:file-entry manifest:full-path="Object 4/Pictures/20000011000000DD000000DDAC1C8ECE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3"/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1x1" table:style-name="ta1">
        <table:shapes>
          <draw:frame draw:z-index="0" draw:style-name="gr1" svg:width="6.8323in" svg:height="7.3386in" svg:x="2.6665in" svg:y="3.8764in">
            <draw:object draw:notify-on-update-of-ranges="1x1.M2:1x1.M22 1x1.W1:1x1.W1 1x1.W2:1x1.W22 1x1.M2:1x1.M22 1x1.X1:1x1.X1 1x1.X2:1x1.X22 1x1.M2:1x1.M22 1x1.N1:1x1.N1 1x1.N2:1x1.N22 1x1.M2:1x1.M22 1x1.O1:1x1.O1 1x1.O2:1x1.O22 1x1.M2:1x1.M22 1x1.P1:1x1.P1 1x1.P2:1x1.P22 1x1.M2:1x1.M22 1x1.Q1:1x1.Q1 1x1.Q2:1x1.Q22 1x1.M2:1x1.M22 1x1.R1:1x1.R1 1x1.R2:1x1.R22 1x1.M2:1x1.M22 1x1.S1:1x1.S1 1x1.S2:1x1.S22 1x1.M2:1x1.M22 1x1.T1:1x1.T1 1x1.T2:1x1.T22 1x1.M2:1x1.M22 1x1.U1:1x1.U1 1x1.U2:1x1.U22 1x1.M2:1x1.M22 1x1.V1:1x1.V1 1x1.V2:1x1.V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1" table:number-columns-repeated="4" table:default-cell-style-name="Default"/>
        <table:table-column table:style-name="co1" table:number-columns-repeated="13" table:default-cell-style-name="ce2"/>
        <table:table-row table:style-name="ro1">
          <table:table-cell table:style-name="Default" table:number-columns-repeated="8"/>
          <table:table-cell table:number-columns-repeated="4"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1">
          <table:table-cell table:number-columns-repeated="2" office:value-type="float" office:value="0">
            <text:p>0.000</text:p>
          </table:table-cell>
          <table:table-cell office:value-type="float" office:value="-5.35922266663467E-015">
            <text:p>0.000</text:p>
          </table:table-cell>
          <table:table-cell office:value-type="float" office:value="2.83765471056953E-015">
            <text:p>0.000</text:p>
          </table:table-cell>
          <table:table-cell office:value-type="float" office:value="0.0039999999999925">
            <text:p>0.004</text:p>
          </table:table-cell>
          <table:table-cell office:value-type="float" office:value="0.0189999999999965">
            <text:p>0.019</text:p>
          </table:table-cell>
          <table:table-cell office:value-type="float" office:value="0.019000000000009">
            <text:p>0.019</text:p>
          </table:table-cell>
          <table:table-cell office:value-type="float" office:value="16.5">
            <text:p>16.500</text:p>
          </table:table-cell>
          <table:table-cell table:style-name="ce1" office:value-type="float" office:value="16.5">
            <text:p>16.500</text:p>
          </table:table-cell>
          <table:table-cell table:style-name="ce1" office:value-type="float" office:value="59.9999910000018">
            <text:p>60.000</text:p>
          </table:table-cell>
          <table:table-cell table:style-name="ce1" office:value-type="float" office:value="59.9999910000019">
            <text:p>60.000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2*SQRT([.C2])/4" office:value-type="float" office:value="0">
            <text:p>Err:502</text:p>
          </table:table-cell>
          <table:table-cell table:formula="of:=2*SQRT([.D2])/4" office:value-type="float" office:value="0.000000026634820773611">
            <text:p>0.0000</text:p>
          </table:table-cell>
          <table:table-cell table:formula="of:=2*SQRT([.E2])/4" office:value-type="float" office:value="0.0316227766016541">
            <text:p>0.0316</text:p>
          </table:table-cell>
          <table:table-cell table:formula="of:=2*SQRT([.F2])/4" office:value-type="float" office:value="0.0689202437604448">
            <text:p>0.0689</text:p>
          </table:table-cell>
          <table:table-cell table:formula="of:=2*SQRT([.G2])/4" office:value-type="float" office:value="0.0689202437604674">
            <text:p>0.0689</text:p>
          </table:table-cell>
          <table:table-cell table:formula="of:=2*SQRT([.H2])/4" office:value-type="float" office:value="2.03100960115899">
            <text:p>2.0310</text:p>
          </table:table-cell>
          <table:table-cell table:formula="of:=2*SQRT([.I2])/4" office:value-type="float" office:value="2.03100960115899">
            <text:p>2.0310</text:p>
          </table:table-cell>
          <table:table-cell table:formula="of:=2*SQRT([.J2])/4" office:value-type="float" office:value="3.87298305573371">
            <text:p>3.8730</text:p>
          </table:table-cell>
          <table:table-cell table:formula="of:=2*SQRT([.K2])/4" office:value-type="float" office:value="3.87298305573372">
            <text:p>3.8730</text:p>
          </table:table-cell>
          <table:table-cell table:formula="of:=2*[.$B$24]*[.A2]/4" office:value-type="float" office:value="0">
            <text:p>0.0000</text:p>
          </table:table-cell>
          <table:table-cell table:formula="of:=2*[.$B$25]*[.A2]/4" office:value-type="float" office:value="0">
            <text:p>0.0000</text:p>
          </table:table-cell>
          <table:table-cell/>
        </table:table-row>
        <table:table-row table:style-name="ro1">
          <table:table-cell office:value-type="float" office:value="0.07853981634">
            <text:p>0.079</text:p>
          </table:table-cell>
          <table:table-cell office:value-type="float" office:value="0">
            <text:p>0.000</text:p>
          </table:table-cell>
          <table:table-cell office:value-type="float" office:value="0.00329853312428206">
            <text:p>0.003</text:p>
          </table:table-cell>
          <table:table-cell office:value-type="float" office:value="0.00749299396568209">
            <text:p>0.007</text:p>
          </table:table-cell>
          <table:table-cell office:value-type="float" office:value="0.0188738742235914">
            <text:p>0.019</text:p>
          </table:table-cell>
          <table:table-cell office:value-type="float" office:value="0.0190061400651888">
            <text:p>0.019</text:p>
          </table:table-cell>
          <table:table-cell office:value-type="float" office:value="0.0246740281383567">
            <text:p>0.025</text:p>
          </table:table-cell>
          <table:table-cell office:value-type="float" office:value="16.365348656803">
            <text:p>16.365</text:p>
          </table:table-cell>
          <table:table-cell table:style-name="ce1" office:value-type="float" office:value="16.524724782818">
            <text:p>16.525</text:p>
          </table:table-cell>
          <table:table-cell table:style-name="ce1" office:value-type="float" office:value="59.510336326321">
            <text:p>59.510</text:p>
          </table:table-cell>
          <table:table-cell table:style-name="ce1" office:value-type="float" office:value="60.0067903574281">
            <text:p>60.007</text:p>
          </table:table-cell>
          <table:table-cell/>
          <table:table-cell table:formula="of:=2*[.A3]/PI()" office:value-type="float" office:value="0.0500000000001625">
            <text:p>0.0500</text:p>
          </table:table-cell>
          <table:table-cell table:formula="of:=2*SQRT([.C3])/4" office:value-type="float" office:value="0.028716428765961">
            <text:p>0.0287</text:p>
          </table:table-cell>
          <table:table-cell table:formula="of:=2*SQRT([.D3])/4" office:value-type="float" office:value="0.0432810407848578">
            <text:p>0.0433</text:p>
          </table:table-cell>
          <table:table-cell table:formula="of:=2*SQRT([.E3])/4" office:value-type="float" office:value="0.0686911097297012">
            <text:p>0.0687</text:p>
          </table:table-cell>
          <table:table-cell table:formula="of:=2*SQRT([.F3])/4" office:value-type="float" office:value="0.0689313790395724">
            <text:p>0.0689</text:p>
          </table:table-cell>
          <table:table-cell table:formula="of:=2*SQRT([.G3])/4" office:value-type="float" office:value="0.0785398436119475">
            <text:p>0.0785</text:p>
          </table:table-cell>
          <table:table-cell table:formula="of:=2*SQRT([.H3])/4" office:value-type="float" office:value="2.02270540717148">
            <text:p>2.0227</text:p>
          </table:table-cell>
          <table:table-cell table:formula="of:=2*SQRT([.I3])/4" office:value-type="float" office:value="2.03253073671827">
            <text:p>2.0325</text:p>
          </table:table-cell>
          <table:table-cell table:formula="of:=2*SQRT([.J3])/4" office:value-type="float" office:value="3.85714714284797">
            <text:p>3.8571</text:p>
          </table:table-cell>
          <table:table-cell table:formula="of:=2*SQRT([.K3])/4" office:value-type="float" office:value="3.87320249785072">
            <text:p>3.8732</text:p>
          </table:table-cell>
          <table:table-cell table:formula="of:=2*[.$B$24]*[.A3]/4" office:value-type="float" office:value="0.07853981634">
            <text:p>0.0785</text:p>
          </table:table-cell>
          <table:table-cell table:formula="of:=2*[.$B$25]*[.A3]/4" office:value-type="float" office:value="0.03926990817">
            <text:p>0.0393</text:p>
          </table:table-cell>
          <table:table-cell/>
        </table:table-row>
        <table:table-row table:style-name="ro1">
          <table:table-cell office:value-type="float" office:value="0.15707963268">
            <text:p>0.157</text:p>
          </table:table-cell>
          <table:table-cell office:value-type="float" office:value="0">
            <text:p>0.000</text:p>
          </table:table-cell>
          <table:table-cell office:value-type="float" office:value="0.00360534119341203">
            <text:p>0.004</text:p>
          </table:table-cell>
          <table:table-cell office:value-type="float" office:value="0.0185069613017613">
            <text:p>0.019</text:p>
          </table:table-cell>
          <table:table-cell office:value-type="float" office:value="0.0190247131548847">
            <text:p>0.019</text:p>
          </table:table-cell>
          <table:table-cell office:value-type="float" office:value="0.0275611244863176">
            <text:p>0.028</text:p>
          </table:table-cell>
          <table:table-cell office:value-type="float" office:value="0.0986973576167916">
            <text:p>0.099</text:p>
          </table:table-cell>
          <table:table-cell office:value-type="float" office:value="15.9736306351995">
            <text:p>15.974</text:p>
          </table:table-cell>
          <table:table-cell table:style-name="ce1" office:value-type="float" office:value="16.5995104148499">
            <text:p>16.600</text:p>
          </table:table-cell>
          <table:table-cell table:style-name="ce1" office:value-type="float" office:value="58.085868164221">
            <text:p>58.086</text:p>
          </table:table-cell>
          <table:table-cell table:style-name="ce1" office:value-type="float" office:value="60.0273565326429">
            <text:p>60.027</text:p>
          </table:table-cell>
          <table:table-cell/>
          <table:table-cell table:formula="of:=2*[.A4]/PI()" office:value-type="float" office:value="0.100000000000325">
            <text:p>0.1000</text:p>
          </table:table-cell>
          <table:table-cell table:formula="of:=2*SQRT([.C4])/4" office:value-type="float" office:value="0.030022246723938">
            <text:p>0.0300</text:p>
          </table:table-cell>
          <table:table-cell table:formula="of:=2*SQRT([.D4])/4" office:value-type="float" office:value="0.0680201464673542">
            <text:p>0.0680</text:p>
          </table:table-cell>
          <table:table-cell table:formula="of:=2*SQRT([.E4])/4" office:value-type="float" office:value="0.0689650512123436">
            <text:p>0.0690</text:p>
          </table:table-cell>
          <table:table-cell table:formula="of:=2*SQRT([.F4])/4" office:value-type="float" office:value="0.083007717241106">
            <text:p>0.0830</text:p>
          </table:table-cell>
          <table:table-cell table:formula="of:=2*SQRT([.G4])/4" office:value-type="float" office:value="0.157080678010371">
            <text:p>0.1571</text:p>
          </table:table-cell>
          <table:table-cell table:formula="of:=2*SQRT([.H4])/4" office:value-type="float" office:value="1.99835123509354">
            <text:p>1.9984</text:p>
          </table:table-cell>
          <table:table-cell table:formula="of:=2*SQRT([.I4])/4" office:value-type="float" office:value="2.03712483753757">
            <text:p>2.0371</text:p>
          </table:table-cell>
          <table:table-cell table:formula="of:=2*SQRT([.J4])/4" office:value-type="float" office:value="3.81070427100493">
            <text:p>3.8107</text:p>
          </table:table-cell>
          <table:table-cell table:formula="of:=2*SQRT([.K4])/4" office:value-type="float" office:value="3.87386617388375">
            <text:p>3.8739</text:p>
          </table:table-cell>
          <table:table-cell table:formula="of:=2*[.$B$24]*[.A4]/4" office:value-type="float" office:value="0.15707963268">
            <text:p>0.1571</text:p>
          </table:table-cell>
          <table:table-cell table:formula="of:=2*[.$B$25]*[.A4]/4" office:value-type="float" office:value="0.07853981634">
            <text:p>0.0785</text:p>
          </table:table-cell>
          <table:table-cell/>
        </table:table-row>
        <table:table-row table:style-name="ro1">
          <table:table-cell office:value-type="float" office:value="0.23561944902">
            <text:p>0.236</text:p>
          </table:table-cell>
          <table:table-cell office:value-type="float" office:value="0">
            <text:p>0.000</text:p>
          </table:table-cell>
          <table:table-cell office:value-type="float" office:value="0.00366866946920404">
            <text:p>0.004</text:p>
          </table:table-cell>
          <table:table-cell office:value-type="float" office:value="0.0179311622521055">
            <text:p>0.018</text:p>
          </table:table-cell>
          <table:table-cell office:value-type="float" office:value="0.0190561816764171">
            <text:p>0.019</text:p>
          </table:table-cell>
          <table:table-cell office:value-type="float" office:value="0.0614591946264571">
            <text:p>0.061</text:p>
          </table:table-cell>
          <table:table-cell office:value-type="float" office:value="0.222081101130499">
            <text:p>0.222</text:p>
          </table:table-cell>
          <table:table-cell office:value-type="float" office:value="15.3588401799953">
            <text:p>15.359</text:p>
          </table:table-cell>
          <table:table-cell table:style-name="ce1" office:value-type="float" office:value="16.7262052165253">
            <text:p>16.726</text:p>
          </table:table-cell>
          <table:table-cell table:style-name="ce1" office:value-type="float" office:value="55.8502055156129">
            <text:p>55.850</text:p>
          </table:table-cell>
          <table:table-cell table:style-name="ce1" office:value-type="float" office:value="60.0621978135134">
            <text:p>60.062</text:p>
          </table:table-cell>
          <table:table-cell/>
          <table:table-cell table:formula="of:=2*[.A5]/PI()" office:value-type="float" office:value="0.150000000000487">
            <text:p>0.1500</text:p>
          </table:table-cell>
          <table:table-cell table:formula="of:=2*SQRT([.C5])/4" office:value-type="float" office:value="0.0302847712109735">
            <text:p>0.0303</text:p>
          </table:table-cell>
          <table:table-cell table:formula="of:=2*SQRT([.D5])/4" office:value-type="float" office:value="0.0669536448823093">
            <text:p>0.0670</text:p>
          </table:table-cell>
          <table:table-cell table:formula="of:=2*SQRT([.E5])/4" office:value-type="float" office:value="0.0690220647264647">
            <text:p>0.0690</text:p>
          </table:table-cell>
          <table:table-cell table:formula="of:=2*SQRT([.F5])/4" office:value-type="float" office:value="0.123954825063869">
            <text:p>0.1240</text:p>
          </table:table-cell>
          <table:table-cell table:formula="of:=2*SQRT([.G5])/4" office:value-type="float" office:value="0.235627407749236">
            <text:p>0.2356</text:p>
          </table:table-cell>
          <table:table-cell table:formula="of:=2*SQRT([.H5])/4" office:value-type="float" office:value="1.95951780930892">
            <text:p>1.9595</text:p>
          </table:table-cell>
          <table:table-cell table:formula="of:=2*SQRT([.I5])/4" office:value-type="float" office:value="2.04488417865935">
            <text:p>2.0449</text:p>
          </table:table-cell>
          <table:table-cell table:formula="of:=2*SQRT([.J5])/4" office:value-type="float" office:value="3.73664975330887">
            <text:p>3.7366</text:p>
          </table:table-cell>
          <table:table-cell table:formula="of:=2*SQRT([.K5])/4" office:value-type="float" office:value="3.87499025203656">
            <text:p>3.8750</text:p>
          </table:table-cell>
          <table:table-cell table:formula="of:=2*[.$B$24]*[.A5]/4" office:value-type="float" office:value="0.23561944902">
            <text:p>0.2356</text:p>
          </table:table-cell>
          <table:table-cell table:formula="of:=2*[.$B$25]*[.A5]/4" office:value-type="float" office:value="0.11780972451">
            <text:p>0.1178</text:p>
          </table:table-cell>
          <table:table-cell/>
        </table:table-row>
        <table:table-row table:style-name="ro1">
          <table:table-cell office:value-type="float" office:value="0.31415926536">
            <text:p>0.314</text:p>
          </table:table-cell>
          <table:table-cell office:value-type="float" office:value="0">
            <text:p>0.000</text:p>
          </table:table-cell>
          <table:table-cell office:value-type="float" office:value="0.00372225136344357">
            <text:p>0.004</text:p>
          </table:table-cell>
          <table:table-cell office:value-type="float" office:value="0.0171921169066921">
            <text:p>0.017</text:p>
          </table:table-cell>
          <table:table-cell office:value-type="float" office:value="0.0191013281373184">
            <text:p>0.019</text:p>
          </table:table-cell>
          <table:table-cell office:value-type="float" office:value="0.108965223206671">
            <text:p>0.109</text:p>
          </table:table-cell>
          <table:table-cell office:value-type="float" office:value="0.394867856367497">
            <text:p>0.395</text:p>
          </table:table-cell>
          <table:table-cell office:value-type="float" office:value="14.5696587548105">
            <text:p>14.570</text:p>
          </table:table-cell>
          <table:table-cell table:style-name="ce1" office:value-type="float" office:value="16.9079355390757">
            <text:p>16.908</text:p>
          </table:table-cell>
          <table:table-cell table:style-name="ce1" office:value-type="float" office:value="52.9803769848933">
            <text:p>52.980</text:p>
          </table:table-cell>
          <table:table-cell table:style-name="ce1" office:value-type="float" office:value="60.1121739458376">
            <text:p>60.112</text:p>
          </table:table-cell>
          <table:table-cell/>
          <table:table-cell table:formula="of:=2*[.A6]/PI()" office:value-type="float" office:value="0.20000000000065">
            <text:p>0.2000</text:p>
          </table:table-cell>
          <table:table-cell table:formula="of:=2*SQRT([.C6])/4" office:value-type="float" office:value="0.0305051281075968">
            <text:p>0.0305</text:p>
          </table:table-cell>
          <table:table-cell table:formula="of:=2*SQRT([.D6])/4" office:value-type="float" office:value="0.0655593565150927">
            <text:p>0.0656</text:p>
          </table:table-cell>
          <table:table-cell table:formula="of:=2*SQRT([.E6])/4" office:value-type="float" office:value="0.0691037772797522">
            <text:p>0.0691</text:p>
          </table:table-cell>
          <table:table-cell table:formula="of:=2*SQRT([.F6])/4" office:value-type="float" office:value="0.16504940412394">
            <text:p>0.1650</text:p>
          </table:table-cell>
          <table:table-cell table:formula="of:=2*SQRT([.G6])/4" office:value-type="float" office:value="0.314192558937786">
            <text:p>0.3142</text:p>
          </table:table-cell>
          <table:table-cell table:formula="of:=2*SQRT([.H6])/4" office:value-type="float" office:value="1.90851111830731">
            <text:p>1.9085</text:p>
          </table:table-cell>
          <table:table-cell table:formula="of:=2*SQRT([.I6])/4" office:value-type="float" office:value="2.05596300666353">
            <text:p>2.0560</text:p>
          </table:table-cell>
          <table:table-cell table:formula="of:=2*SQRT([.J6])/4" office:value-type="float" office:value="3.6393810251502">
            <text:p>3.6394</text:p>
          </table:table-cell>
          <table:table-cell table:formula="of:=2*SQRT([.K6])/4" office:value-type="float" office:value="3.8766020541783">
            <text:p>3.8766</text:p>
          </table:table-cell>
          <table:table-cell table:formula="of:=2*[.$B$24]*[.A6]/4" office:value-type="float" office:value="0.31415926536">
            <text:p>0.3142</text:p>
          </table:table-cell>
          <table:table-cell table:formula="of:=2*[.$B$25]*[.A6]/4" office:value-type="float" office:value="0.15707963268">
            <text:p>0.1571</text:p>
          </table:table-cell>
          <table:table-cell/>
        </table:table-row>
        <table:table-row table:style-name="ro1">
          <table:table-cell office:value-type="float" office:value="0.3926990817">
            <text:p>0.393</text:p>
          </table:table-cell>
          <table:table-cell office:value-type="float" office:value="0">
            <text:p>0.000</text:p>
          </table:table-cell>
          <table:table-cell office:value-type="float" office:value="0.00378255264465935">
            <text:p>0.004</text:p>
          </table:table-cell>
          <table:table-cell office:value-type="float" office:value="0.0163409468972477">
            <text:p>0.016</text:p>
          </table:table-cell>
          <table:table-cell office:value-type="float" office:value="0.0191612705801822">
            <text:p>0.019</text:p>
          </table:table-cell>
          <table:table-cell office:value-type="float" office:value="0.170092614324743">
            <text:p>0.170</text:p>
          </table:table-cell>
          <table:table-cell office:value-type="float" office:value="0.61716609653169">
            <text:p>0.617</text:p>
          </table:table-cell>
          <table:table-cell office:value-type="float" office:value="13.6605995933287">
            <text:p>13.661</text:p>
          </table:table-cell>
          <table:table-cell table:style-name="ce1" office:value-type="float" office:value="17.149165027956">
            <text:p>17.149</text:p>
          </table:table-cell>
          <table:table-cell table:style-name="ce1" office:value-type="float" office:value="49.6746182114554">
            <text:p>49.675</text:p>
          </table:table-cell>
          <table:table-cell table:style-name="ce1" office:value-type="float" office:value="60.1785124301689">
            <text:p>60.179</text:p>
          </table:table-cell>
          <table:table-cell/>
          <table:table-cell table:formula="of:=2*[.A7]/PI()" office:value-type="float" office:value="0.250000000000812">
            <text:p>0.2500</text:p>
          </table:table-cell>
          <table:table-cell table:formula="of:=2*SQRT([.C7])/4" office:value-type="float" office:value="0.0307512302382334">
            <text:p>0.0308</text:p>
          </table:table-cell>
          <table:table-cell table:formula="of:=2*SQRT([.D7])/4" office:value-type="float" office:value="0.0639158565953076">
            <text:p>0.0639</text:p>
          </table:table-cell>
          <table:table-cell table:formula="of:=2*SQRT([.E7])/4" office:value-type="float" office:value="0.0692121206512671">
            <text:p>0.0692</text:p>
          </table:table-cell>
          <table:table-cell table:formula="of:=2*SQRT([.F7])/4" office:value-type="float" office:value="0.206211429317547">
            <text:p>0.2062</text:p>
          </table:table-cell>
          <table:table-cell table:formula="of:=2*SQRT([.G7])/4" office:value-type="float" office:value="0.392799597928667">
            <text:p>0.3928</text:p>
          </table:table-cell>
          <table:table-cell table:formula="of:=2*SQRT([.H7])/4" office:value-type="float" office:value="1.84801241833819">
            <text:p>1.8480</text:p>
          </table:table-cell>
          <table:table-cell table:formula="of:=2*SQRT([.I7])/4" office:value-type="float" office:value="2.07057751774451">
            <text:p>2.0706</text:p>
          </table:table-cell>
          <table:table-cell table:formula="of:=2*SQRT([.J7])/4" office:value-type="float" office:value="3.52401114539439">
            <text:p>3.5240</text:p>
          </table:table-cell>
          <table:table-cell table:formula="of:=2*SQRT([.K7])/4" office:value-type="float" office:value="3.87874053109282">
            <text:p>3.8787</text:p>
          </table:table-cell>
          <table:table-cell table:formula="of:=2*[.$B$24]*[.A7]/4" office:value-type="float" office:value="0.3926990817">
            <text:p>0.3927</text:p>
          </table:table-cell>
          <table:table-cell table:formula="of:=2*[.$B$25]*[.A7]/4" office:value-type="float" office:value="0.19634954085">
            <text:p>0.1963</text:p>
          </table:table-cell>
          <table:table-cell/>
        </table:table-row>
        <table:table-row table:style-name="ro1">
          <table:table-cell office:value-type="float" office:value="0.47123889804">
            <text:p>0.471</text:p>
          </table:table-cell>
          <table:table-cell office:value-type="float" office:value="0">
            <text:p>0.000</text:p>
          </table:table-cell>
          <table:table-cell office:value-type="float" office:value="0.00385322063866634">
            <text:p>0.004</text:p>
          </table:table-cell>
          <table:table-cell office:value-type="float" office:value="0.0154267711364852">
            <text:p>0.015</text:p>
          </table:table-cell>
          <table:table-cell office:value-type="float" office:value="0.0192374786033418">
            <text:p>0.019</text:p>
          </table:table-cell>
          <table:table-cell office:value-type="float" office:value="0.244898099720779">
            <text:p>0.245</text:p>
          </table:table-cell>
          <table:table-cell office:value-type="float" office:value="0.889195128126873">
            <text:p>0.889</text:p>
          </table:table-cell>
          <table:table-cell office:value-type="float" office:value="12.6840488434062">
            <text:p>12.684</text:p>
          </table:table-cell>
          <table:table-cell table:style-name="ce1" office:value-type="float" office:value="17.455754776436">
            <text:p>17.456</text:p>
          </table:table-cell>
          <table:table-cell table:style-name="ce1" office:value-type="float" office:value="46.1234297360638">
            <text:p>46.123</text:p>
          </table:table-cell>
          <table:table-cell table:style-name="ce1" office:value-type="float" office:value="60.2628250630732">
            <text:p>60.263</text:p>
          </table:table-cell>
          <table:table-cell/>
          <table:table-cell table:formula="of:=2*[.A8]/PI()" office:value-type="float" office:value="0.300000000000975">
            <text:p>0.3000</text:p>
          </table:table-cell>
          <table:table-cell table:formula="of:=2*SQRT([.C8])/4" office:value-type="float" office:value="0.0310371577253231">
            <text:p>0.0310</text:p>
          </table:table-cell>
          <table:table-cell table:formula="of:=2*SQRT([.D8])/4" office:value-type="float" office:value="0.0621022768030392">
            <text:p>0.0621</text:p>
          </table:table-cell>
          <table:table-cell table:formula="of:=2*SQRT([.E8])/4" office:value-type="float" office:value="0.0693496189667647">
            <text:p>0.0693</text:p>
          </table:table-cell>
          <table:table-cell table:formula="of:=2*SQRT([.F8])/4" office:value-type="float" office:value="0.24743590064943">
            <text:p>0.2474</text:p>
          </table:table-cell>
          <table:table-cell table:formula="of:=2*SQRT([.G8])/4" office:value-type="float" office:value="0.47148571773885">
            <text:p>0.4715</text:p>
          </table:table-cell>
          <table:table-cell table:formula="of:=2*SQRT([.H8])/4" office:value-type="float" office:value="1.78073361591552">
            <text:p>1.7807</text:p>
          </table:table-cell>
          <table:table-cell table:formula="of:=2*SQRT([.I8])/4" office:value-type="float" office:value="2.08900423506249">
            <text:p>2.0890</text:p>
          </table:table-cell>
          <table:table-cell table:formula="of:=2*SQRT([.J8])/4" office:value-type="float" office:value="3.3957116240953">
            <text:p>3.3957</text:p>
          </table:table-cell>
          <table:table-cell table:formula="of:=2*SQRT([.K8])/4" office:value-type="float" office:value="3.88145671955366">
            <text:p>3.8815</text:p>
          </table:table-cell>
          <table:table-cell table:formula="of:=2*[.$B$24]*[.A8]/4" office:value-type="float" office:value="0.47123889804">
            <text:p>0.4712</text:p>
          </table:table-cell>
          <table:table-cell table:formula="of:=2*[.$B$25]*[.A8]/4" office:value-type="float" office:value="0.23561944902">
            <text:p>0.2356</text:p>
          </table:table-cell>
          <table:table-cell/>
        </table:table-row>
        <table:table-row table:style-name="ro1">
          <table:table-cell office:value-type="float" office:value="0.54977871438">
            <text:p>0.550</text:p>
          </table:table-cell>
          <table:table-cell office:value-type="float" office:value="0">
            <text:p>0.000</text:p>
          </table:table-cell>
          <table:table-cell office:value-type="float" office:value="0.0039355433608654">
            <text:p>0.004</text:p>
          </table:table-cell>
          <table:table-cell office:value-type="float" office:value="0.0144916391871347">
            <text:p>0.014</text:p>
          </table:table-cell>
          <table:table-cell office:value-type="float" office:value="0.0193317818683466">
            <text:p>0.019</text:p>
          </table:table-cell>
          <table:table-cell office:value-type="float" office:value="0.333485826015665">
            <text:p>0.333</text:p>
          </table:table-cell>
          <table:table-cell office:value-type="float" office:value="1.21133795059775">
            <text:p>1.211</text:p>
          </table:table-cell>
          <table:table-cell office:value-type="float" office:value="11.6848614943075">
            <text:p>11.685</text:p>
          </table:table-cell>
          <table:table-cell table:style-name="ce1" office:value-type="float" office:value="17.8349915211674">
            <text:p>17.835</text:p>
          </table:table-cell>
          <table:table-cell table:style-name="ce1" office:value-type="float" office:value="42.4899252594126">
            <text:p>42.490</text:p>
          </table:table-cell>
          <table:table-cell table:style-name="ce1" office:value-type="float" office:value="60.3671156894532">
            <text:p>60.367</text:p>
          </table:table-cell>
          <table:table-cell/>
          <table:table-cell table:formula="of:=2*[.A9]/PI()" office:value-type="float" office:value="0.350000000001137">
            <text:p>0.3500</text:p>
          </table:table-cell>
          <table:table-cell table:formula="of:=2*SQRT([.C9])/4" office:value-type="float" office:value="0.0313669545894457">
            <text:p>0.0314</text:p>
          </table:table-cell>
          <table:table-cell table:formula="of:=2*SQRT([.D9])/4" office:value-type="float" office:value="0.0601906121981134">
            <text:p>0.0602</text:p>
          </table:table-cell>
          <table:table-cell table:formula="of:=2*SQRT([.E9])/4" office:value-type="float" office:value="0.0695193891449475">
            <text:p>0.0695</text:p>
          </table:table-cell>
          <table:table-cell table:formula="of:=2*SQRT([.F9])/4" office:value-type="float" office:value="0.288741158312971">
            <text:p>0.2887</text:p>
          </table:table-cell>
          <table:table-cell table:formula="of:=2*SQRT([.G9])/4" office:value-type="float" office:value="0.550303995669155">
            <text:p>0.5503</text:p>
          </table:table-cell>
          <table:table-cell table:formula="of:=2*SQRT([.H9])/4" office:value-type="float" office:value="1.70915633386091">
            <text:p>1.7092</text:p>
          </table:table-cell>
          <table:table-cell table:formula="of:=2*SQRT([.I9])/4" office:value-type="float" office:value="2.11157473945202">
            <text:p>2.1116</text:p>
          </table:table-cell>
          <table:table-cell table:formula="of:=2*SQRT([.J9])/4" office:value-type="float" office:value="3.25921483103725">
            <text:p>3.2592</text:p>
          </table:table-cell>
          <table:table-cell table:formula="of:=2*SQRT([.K9])/4" office:value-type="float" office:value="3.88481388516404">
            <text:p>3.8848</text:p>
          </table:table-cell>
          <table:table-cell table:formula="of:=2*[.$B$24]*[.A9]/4" office:value-type="float" office:value="0.54977871438">
            <text:p>0.5498</text:p>
          </table:table-cell>
          <table:table-cell table:formula="of:=2*[.$B$25]*[.A9]/4" office:value-type="float" office:value="0.27488935719">
            <text:p>0.2749</text:p>
          </table:table-cell>
          <table:table-cell/>
        </table:table-row>
        <table:table-row table:style-name="ro1">
          <table:table-cell office:value-type="float" office:value="0.62831853072">
            <text:p>0.628</text:p>
          </table:table-cell>
          <table:table-cell office:value-type="float" office:value="0">
            <text:p>0.000</text:p>
          </table:table-cell>
          <table:table-cell office:value-type="float" office:value="0.00403018134817396">
            <text:p>0.004</text:p>
          </table:table-cell>
          <table:table-cell office:value-type="float" office:value="0.0135681841057864">
            <text:p>0.014</text:p>
          </table:table-cell>
          <table:table-cell office:value-type="float" office:value="0.0194463564646722">
            <text:p>0.019</text:p>
          </table:table-cell>
          <table:table-cell office:value-type="float" office:value="0.436021556521685">
            <text:p>0.436</text:p>
          </table:table-cell>
          <table:table-cell office:value-type="float" office:value="1.58419914457218">
            <text:p>1.584</text:p>
          </table:table-cell>
          <table:table-cell office:value-type="float" office:value="10.6978584205052">
            <text:p>10.698</text:p>
          </table:table-cell>
          <table:table-cell table:style-name="ce1" office:value-type="float" office:value="18.295524858412">
            <text:p>18.296</text:p>
          </table:table-cell>
          <table:table-cell table:style-name="ce1" office:value-type="float" office:value="38.9007297235821">
            <text:p>38.901</text:p>
          </table:table-cell>
          <table:table-cell table:style-name="ce1" office:value-type="float" office:value="60.4937629349477">
            <text:p>60.494</text:p>
          </table:table-cell>
          <table:table-cell/>
          <table:table-cell table:formula="of:=2*[.A10]/PI()" office:value-type="float" office:value="0.4000000000013">
            <text:p>0.4000</text:p>
          </table:table-cell>
          <table:table-cell table:formula="of:=2*SQRT([.C10])/4" office:value-type="float" office:value="0.0317418546566436">
            <text:p>0.0317</text:p>
          </table:table-cell>
          <table:table-cell table:formula="of:=2*SQRT([.D10])/4" office:value-type="float" office:value="0.0582412742515701">
            <text:p>0.0582</text:p>
          </table:table-cell>
          <table:table-cell table:formula="of:=2*SQRT([.E10])/4" office:value-type="float" office:value="0.0697250967454908">
            <text:p>0.0697</text:p>
          </table:table-cell>
          <table:table-cell table:formula="of:=2*SQRT([.F10])/4" office:value-type="float" office:value="0.330159641886196">
            <text:p>0.3302</text:p>
          </table:table-cell>
          <table:table-cell table:formula="of:=2*SQRT([.G10])/4" office:value-type="float" office:value="0.629324865346226">
            <text:p>0.6293</text:p>
          </table:table-cell>
          <table:table-cell table:formula="of:=2*SQRT([.H10])/4" office:value-type="float" office:value="1.63537904020025">
            <text:p>1.6354</text:p>
          </table:table-cell>
          <table:table-cell table:formula="of:=2*SQRT([.I10])/4" office:value-type="float" office:value="2.13866341779229">
            <text:p>2.1387</text:p>
          </table:table-cell>
          <table:table-cell table:formula="of:=2*SQRT([.J10])/4" office:value-type="float" office:value="3.11852247561173">
            <text:p>3.1185</text:p>
          </table:table-cell>
          <table:table-cell table:formula="of:=2*SQRT([.K10])/4" office:value-type="float" office:value="3.88888682449579">
            <text:p>3.8889</text:p>
          </table:table-cell>
          <table:table-cell table:formula="of:=2*[.$B$24]*[.A10]/4" office:value-type="float" office:value="0.62831853072">
            <text:p>0.6283</text:p>
          </table:table-cell>
          <table:table-cell table:formula="of:=2*[.$B$25]*[.A10]/4" office:value-type="float" office:value="0.31415926536">
            <text:p>0.3142</text:p>
          </table:table-cell>
          <table:table-cell/>
        </table:table-row>
        <table:table-row table:style-name="ro1">
          <table:table-cell office:value-type="float" office:value="0.70685834706">
            <text:p>0.707</text:p>
          </table:table-cell>
          <table:table-cell office:value-type="float" office:value="0">
            <text:p>0.000</text:p>
          </table:table-cell>
          <table:table-cell office:value-type="float" office:value="0.00413762064357549">
            <text:p>0.004</text:p>
          </table:table-cell>
          <table:table-cell office:value-type="float" office:value="0.0126794597768984">
            <text:p>0.013</text:p>
          </table:table-cell>
          <table:table-cell office:value-type="float" office:value="0.0195836637612428">
            <text:p>0.020</text:p>
          </table:table-cell>
          <table:table-cell office:value-type="float" office:value="0.552748718604222">
            <text:p>0.553</text:p>
          </table:table-cell>
          <table:table-cell office:value-type="float" office:value="2.00866481500921">
            <text:p>2.009</text:p>
          </table:table-cell>
          <table:table-cell office:value-type="float" office:value="9.74765233699593">
            <text:p>9.748</text:p>
          </table:table-cell>
          <table:table-cell table:style-name="ce1" office:value-type="float" office:value="18.8471116477881">
            <text:p>18.847</text:p>
          </table:table-cell>
          <table:table-cell table:style-name="ce1" office:value-type="float" office:value="35.4453464098344">
            <text:p>35.445</text:p>
          </table:table-cell>
          <table:table-cell table:style-name="ce1" office:value-type="float" office:value="60.6454499142006">
            <text:p>60.645</text:p>
          </table:table-cell>
          <table:table-cell/>
          <table:table-cell table:formula="of:=2*[.A11]/PI()" office:value-type="float" office:value="0.450000000001462">
            <text:p>0.4500</text:p>
          </table:table-cell>
          <table:table-cell table:formula="of:=2*SQRT([.C11])/4" office:value-type="float" office:value="0.0321621697168253">
            <text:p>0.0322</text:p>
          </table:table-cell>
          <table:table-cell table:formula="of:=2*SQRT([.D11])/4" office:value-type="float" office:value="0.0563015536572891">
            <text:p>0.0563</text:p>
          </table:table-cell>
          <table:table-cell table:formula="of:=2*SQRT([.E11])/4" office:value-type="float" office:value="0.0699708220639911">
            <text:p>0.0700</text:p>
          </table:table-cell>
          <table:table-cell table:formula="of:=2*SQRT([.F11])/4" office:value-type="float" office:value="0.371735362389772">
            <text:p>0.3717</text:p>
          </table:table-cell>
          <table:table-cell table:formula="of:=2*SQRT([.G11])/4" office:value-type="float" office:value="0.708636863105711">
            <text:p>0.7086</text:p>
          </table:table-cell>
          <table:table-cell table:formula="of:=2*SQRT([.H11])/4" office:value-type="float" office:value="1.5610615248122">
            <text:p>1.5611</text:p>
          </table:table-cell>
          <table:table-cell table:formula="of:=2*SQRT([.I11])/4" office:value-type="float" office:value="2.17066301206498">
            <text:p>2.1707</text:p>
          </table:table-cell>
          <table:table-cell table:formula="of:=2*SQRT([.J11])/4" office:value-type="float" office:value="2.97679972494936">
            <text:p>2.9768</text:p>
          </table:table-cell>
          <table:table-cell table:formula="of:=2*SQRT([.K11])/4" office:value-type="float" office:value="3.89375942741076">
            <text:p>3.8938</text:p>
          </table:table-cell>
          <table:table-cell table:formula="of:=2*[.$B$24]*[.A11]/4" office:value-type="float" office:value="0.70685834706">
            <text:p>0.7069</text:p>
          </table:table-cell>
          <table:table-cell table:formula="of:=2*[.$B$25]*[.A11]/4" office:value-type="float" office:value="0.35342917353">
            <text:p>0.3534</text:p>
          </table:table-cell>
          <table:table-cell/>
        </table:table-row>
        <table:table-row table:style-name="ro1">
          <table:table-cell office:value-type="float" office:value="0.7853981634">
            <text:p>0.785</text:p>
          </table:table-cell>
          <table:table-cell office:value-type="float" office:value="0">
            <text:p>0.000</text:p>
          </table:table-cell>
          <table:table-cell office:value-type="float" office:value="0.00425833139586941">
            <text:p>0.004</text:p>
          </table:table-cell>
          <table:table-cell office:value-type="float" office:value="0.0118401130985399">
            <text:p>0.012</text:p>
          </table:table-cell>
          <table:table-cell office:value-type="float" office:value="0.0197462996613083">
            <text:p>0.020</text:p>
          </table:table-cell>
          <table:table-cell office:value-type="float" office:value="0.684004413850614">
            <text:p>0.684</text:p>
          </table:table-cell>
          <table:table-cell office:value-type="float" office:value="2.48596132624214">
            <text:p>2.486</text:p>
          </table:table-cell>
          <table:table-cell office:value-type="float" office:value="8.84989714163127">
            <text:p>8.850</text:p>
          </table:table-cell>
          <table:table-cell table:style-name="ce1" office:value-type="float" office:value="19.4999995500231">
            <text:p>19.500</text:p>
          </table:table-cell>
          <table:table-cell table:style-name="ce1" office:value-type="float" office:value="32.1807001403394">
            <text:p>32.181</text:p>
          </table:table-cell>
          <table:table-cell table:style-name="ce1" office:value-type="float" office:value="60.8249947003469">
            <text:p>60.825</text:p>
          </table:table-cell>
          <table:table-cell/>
          <table:table-cell table:formula="of:=2*[.A12]/PI()" office:value-type="float" office:value="0.500000000001625">
            <text:p>0.5000</text:p>
          </table:table-cell>
          <table:table-cell table:formula="of:=2*SQRT([.C12])/4" office:value-type="float" office:value="0.0326279458281908">
            <text:p>0.0326</text:p>
          </table:table-cell>
          <table:table-cell table:formula="of:=2*SQRT([.D12])/4" office:value-type="float" office:value="0.0544061418833846">
            <text:p>0.0544</text:p>
          </table:table-cell>
          <table:table-cell table:formula="of:=2*SQRT([.E12])/4" office:value-type="float" office:value="0.0702607636972946">
            <text:p>0.0703</text:p>
          </table:table-cell>
          <table:table-cell table:formula="of:=2*SQRT([.F12])/4" office:value-type="float" office:value="0.413522796787134">
            <text:p>0.4135</text:p>
          </table:table-cell>
          <table:table-cell table:formula="of:=2*SQRT([.G12])/4" office:value-type="float" office:value="0.788346580864365">
            <text:p>0.7883</text:p>
          </table:table-cell>
          <table:table-cell table:formula="of:=2*SQRT([.H12])/4" office:value-type="float" office:value="1.48743883417363">
            <text:p>1.4874</text:p>
          </table:table-cell>
          <table:table-cell table:formula="of:=2*SQRT([.I12])/4" office:value-type="float" office:value="2.20794019110704">
            <text:p>2.2079</text:p>
          </table:table-cell>
          <table:table-cell table:formula="of:=2*SQRT([.J12])/4" office:value-type="float" office:value="2.8364017760333">
            <text:p>2.8364</text:p>
          </table:table-cell>
          <table:table-cell table:formula="of:=2*SQRT([.K12])/4" office:value-type="float" office:value="3.89951903125074">
            <text:p>3.8995</text:p>
          </table:table-cell>
          <table:table-cell table:formula="of:=2*[.$B$24]*[.A12]/4" office:value-type="float" office:value="0.7853981634">
            <text:p>0.7854</text:p>
          </table:table-cell>
          <table:table-cell table:formula="of:=2*[.$B$25]*[.A12]/4" office:value-type="float" office:value="0.3926990817">
            <text:p>0.3927</text:p>
          </table:table-cell>
          <table:table-cell/>
        </table:table-row>
        <table:table-row table:style-name="ro1">
          <table:table-cell office:value-type="float" office:value="0.86393797974">
            <text:p>0.864</text:p>
          </table:table-cell>
          <table:table-cell office:value-type="float" office:value="0">
            <text:p>0.000</text:p>
          </table:table-cell>
          <table:table-cell office:value-type="float" office:value="0.00439283783697215">
            <text:p>0.004</text:p>
          </table:table-cell>
          <table:table-cell office:value-type="float" office:value="0.0110581249154152">
            <text:p>0.011</text:p>
          </table:table-cell>
          <table:table-cell office:value-type="float" office:value="0.0199366883993736">
            <text:p>0.020</text:p>
          </table:table-cell>
          <table:table-cell office:value-type="float" office:value="0.830234002123042">
            <text:p>0.830</text:p>
          </table:table-cell>
          <table:table-cell office:value-type="float" office:value="3.0177085298604">
            <text:p>3.018</text:p>
          </table:table-cell>
          <table:table-cell office:value-type="float" office:value="8.01314432536085">
            <text:p>8.013</text:p>
          </table:table-cell>
          <table:table-cell table:style-name="ce1" office:value-type="float" office:value="20.2636881455674">
            <text:p>20.264</text:p>
          </table:table-cell>
          <table:table-cell table:style-name="ce1" office:value-type="float" office:value="29.1378880645525">
            <text:p>29.138</text:p>
          </table:table-cell>
          <table:table-cell table:style-name="ce1" office:value-type="float" office:value="61.0350096290631">
            <text:p>61.035</text:p>
          </table:table-cell>
          <table:table-cell/>
          <table:table-cell table:formula="of:=2*[.A13]/PI()" office:value-type="float" office:value="0.550000000001787">
            <text:p>0.5500</text:p>
          </table:table-cell>
          <table:table-cell table:formula="of:=2*SQRT([.C13])/4" office:value-type="float" office:value="0.0331392434923164">
            <text:p>0.0331</text:p>
          </table:table-cell>
          <table:table-cell table:formula="of:=2*SQRT([.D13])/4" office:value-type="float" office:value="0.0525788096941515">
            <text:p>0.0526</text:p>
          </table:table-cell>
          <table:table-cell table:formula="of:=2*SQRT([.E13])/4" office:value-type="float" office:value="0.0705986692498053">
            <text:p>0.0706</text:p>
          </table:table-cell>
          <table:table-cell table:formula="of:=2*SQRT([.F13])/4" office:value-type="float" office:value="0.455585887106658">
            <text:p>0.4556</text:p>
          </table:table-cell>
          <table:table-cell table:formula="of:=2*SQRT([.G13])/4" office:value-type="float" office:value="0.868577649070652">
            <text:p>0.8686</text:p>
          </table:table-cell>
          <table:table-cell table:formula="of:=2*SQRT([.H13])/4" office:value-type="float" office:value="1.41537489074104">
            <text:p>1.4154</text:p>
          </table:table-cell>
          <table:table-cell table:formula="of:=2*SQRT([.I13])/4" office:value-type="float" office:value="2.25076032406648">
            <text:p>2.2508</text:p>
          </table:table-cell>
          <table:table-cell table:formula="of:=2*SQRT([.J13])/4" office:value-type="float" office:value="2.69897610514397">
            <text:p>2.6990</text:p>
          </table:table-cell>
          <table:table-cell table:formula="of:=2*SQRT([.K13])/4" office:value-type="float" office:value="3.9062453081272">
            <text:p>3.9062</text:p>
          </table:table-cell>
          <table:table-cell table:formula="of:=2*[.$B$24]*[.A13]/4" office:value-type="float" office:value="0.86393797974">
            <text:p>0.8639</text:p>
          </table:table-cell>
          <table:table-cell table:formula="of:=2*[.$B$25]*[.A13]/4" office:value-type="float" office:value="0.43196898987">
            <text:p>0.4320</text:p>
          </table:table-cell>
          <table:table-cell/>
        </table:table-row>
        <table:table-row table:style-name="ro1">
          <table:table-cell office:value-type="float" office:value="0.94247779608">
            <text:p>0.942</text:p>
          </table:table-cell>
          <table:table-cell office:value-type="float" office:value="0">
            <text:p>0.000</text:p>
          </table:table-cell>
          <table:table-cell office:value-type="float" office:value="0.00454175493537436">
            <text:p>0.005</text:p>
          </table:table-cell>
          <table:table-cell office:value-type="float" office:value="0.0103366004551019">
            <text:p>0.010</text:p>
          </table:table-cell>
          <table:table-cell office:value-type="float" office:value="0.020156526487618">
            <text:p>0.020</text:p>
          </table:table-cell>
          <table:table-cell office:value-type="float" office:value="0.992002214188291">
            <text:p>0.992</text:p>
          </table:table-cell>
          <table:table-cell office:value-type="float" office:value="3.60596025327061">
            <text:p>3.606</text:p>
          </table:table-cell>
          <table:table-cell office:value-type="float" office:value="7.2407534978943">
            <text:p>7.241</text:p>
          </table:table-cell>
          <table:table-cell table:style-name="ce1" office:value-type="float" office:value="21.1446952820164">
            <text:p>21.145</text:p>
          </table:table-cell>
          <table:table-cell table:style-name="ce1" office:value-type="float" office:value="26.3291272363868">
            <text:p>26.329</text:p>
          </table:table-cell>
          <table:table-cell table:style-name="ce1" office:value-type="float" office:value="61.277287041657">
            <text:p>61.277</text:p>
          </table:table-cell>
          <table:table-cell/>
          <table:table-cell table:formula="of:=2*[.A14]/PI()" office:value-type="float" office:value="0.600000000001949">
            <text:p>0.6000</text:p>
          </table:table-cell>
          <table:table-cell table:formula="of:=2*SQRT([.C14])/4" office:value-type="float" office:value="0.0336962718092609">
            <text:p>0.0337</text:p>
          </table:table-cell>
          <table:table-cell table:formula="of:=2*SQRT([.D14])/4" office:value-type="float" office:value="0.050834536623987">
            <text:p>0.0508</text:p>
          </table:table-cell>
          <table:table-cell table:formula="of:=2*SQRT([.E14])/4" office:value-type="float" office:value="0.0709868411883815">
            <text:p>0.0710</text:p>
          </table:table-cell>
          <table:table-cell table:formula="of:=2*SQRT([.F14])/4" office:value-type="float" office:value="0.497996539693875">
            <text:p>0.4980</text:p>
          </table:table-cell>
          <table:table-cell table:formula="of:=2*SQRT([.G14])/4" office:value-type="float" office:value="0.949468305588792">
            <text:p>0.9495</text:p>
          </table:table-cell>
          <table:table-cell table:formula="of:=2*SQRT([.H14])/4" office:value-type="float" office:value="1.34543241170769">
            <text:p>1.3454</text:p>
          </table:table-cell>
          <table:table-cell table:formula="of:=2*SQRT([.I14])/4" office:value-type="float" office:value="2.29916807139106">
            <text:p>2.2992</text:p>
          </table:table-cell>
          <table:table-cell table:formula="of:=2*SQRT([.J14])/4" office:value-type="float" office:value="2.5655958000232">
            <text:p>2.5656</text:p>
          </table:table-cell>
          <table:table-cell table:formula="of:=2*SQRT([.K14])/4" office:value-type="float" office:value="3.91399051613749">
            <text:p>3.9140</text:p>
          </table:table-cell>
          <table:table-cell table:formula="of:=2*[.$B$24]*[.A14]/4" office:value-type="float" office:value="0.94247779608">
            <text:p>0.9425</text:p>
          </table:table-cell>
          <table:table-cell table:formula="of:=2*[.$B$25]*[.A14]/4" office:value-type="float" office:value="0.47123889804">
            <text:p>0.4712</text:p>
          </table:table-cell>
          <table:table-cell/>
        </table:table-row>
        <table:table-row table:style-name="ro1">
          <table:table-cell office:value-type="float" office:value="1.02101761242">
            <text:p>1.021</text:p>
          </table:table-cell>
          <table:table-cell office:value-type="float" office:value="0">
            <text:p>0.000</text:p>
          </table:table-cell>
          <table:table-cell office:value-type="float" office:value="0.00470580756199246">
            <text:p>0.005</text:p>
          </table:table-cell>
          <table:table-cell office:value-type="float" office:value="0.0096753371391363">
            <text:p>0.010</text:p>
          </table:table-cell>
          <table:table-cell office:value-type="float" office:value="0.0204058612114536">
            <text:p>0.020</text:p>
          </table:table-cell>
          <table:table-cell office:value-type="float" office:value="1.16999670816705">
            <text:p>1.170</text:p>
          </table:table-cell>
          <table:table-cell office:value-type="float" office:value="4.25321726040843">
            <text:p>4.253</text:p>
          </table:table-cell>
          <table:table-cell office:value-type="float" office:value="6.53256802902793">
            <text:p>6.533</text:p>
          </table:table-cell>
          <table:table-cell table:style-name="ce1" office:value-type="float" office:value="22.1428771546651">
            <text:p>22.143</text:p>
          </table:table-cell>
          <table:table-cell table:style-name="ce1" office:value-type="float" office:value="23.7538480458747">
            <text:p>23.754</text:p>
          </table:table-cell>
          <table:table-cell table:style-name="ce1" office:value-type="float" office:value="61.5517873085922">
            <text:p>61.552</text:p>
          </table:table-cell>
          <table:table-cell/>
          <table:table-cell table:formula="of:=2*[.A15]/PI()" office:value-type="float" office:value="0.650000000002112">
            <text:p>0.6500</text:p>
          </table:table-cell>
          <table:table-cell table:formula="of:=2*SQRT([.C15])/4" office:value-type="float" office:value="0.0342994444634037">
            <text:p>0.0343</text:p>
          </table:table-cell>
          <table:table-cell table:formula="of:=2*SQRT([.D15])/4" office:value-type="float" office:value="0.0491816458120718">
            <text:p>0.0492</text:p>
          </table:table-cell>
          <table:table-cell table:formula="of:=2*SQRT([.E15])/4" office:value-type="float" office:value="0.0714245427207161">
            <text:p>0.0714</text:p>
          </table:table-cell>
          <table:table-cell table:formula="of:=2*SQRT([.F15])/4" office:value-type="float" office:value="0.540831930493904">
            <text:p>0.5408</text:p>
          </table:table-cell>
          <table:table-cell table:formula="of:=2*SQRT([.G15])/4" office:value-type="float" office:value="1.03116648272823">
            <text:p>1.0312</text:p>
          </table:table-cell>
          <table:table-cell table:formula="of:=2*SQRT([.H15])/4" office:value-type="float" office:value="1.27794444607619">
            <text:p>1.2779</text:p>
          </table:table-cell>
          <table:table-cell table:formula="of:=2*SQRT([.I15])/4" office:value-type="float" office:value="2.35281093347219">
            <text:p>2.3528</text:p>
          </table:table-cell>
          <table:table-cell table:formula="of:=2*SQRT([.J15])/4" office:value-type="float" office:value="2.43689597879529">
            <text:p>2.4369</text:p>
          </table:table-cell>
          <table:table-cell table:formula="of:=2*SQRT([.K15])/4" office:value-type="float" office:value="3.92274735703793">
            <text:p>3.9227</text:p>
          </table:table-cell>
          <table:table-cell table:formula="of:=2*[.$B$24]*[.A15]/4" office:value-type="float" office:value="1.02101761242">
            <text:p>1.0210</text:p>
          </table:table-cell>
          <table:table-cell table:formula="of:=2*[.$B$25]*[.A15]/4" office:value-type="float" office:value="0.51050880621">
            <text:p>0.5105</text:p>
          </table:table-cell>
          <table:table-cell/>
        </table:table-row>
        <table:table-row table:style-name="ro1">
          <table:table-cell office:value-type="float" office:value="1.09955742876">
            <text:p>1.100</text:p>
          </table:table-cell>
          <table:table-cell office:value-type="float" office:value="0">
            <text:p>0.000</text:p>
          </table:table-cell>
          <table:table-cell office:value-type="float" office:value="0.00488583260157207">
            <text:p>0.005</text:p>
          </table:table-cell>
          <table:table-cell office:value-type="float" office:value="0.00907207810642504">
            <text:p>0.009</text:p>
          </table:table-cell>
          <table:table-cell office:value-type="float" office:value="0.0206817075368452">
            <text:p>0.021</text:p>
          </table:table-cell>
          <table:table-cell office:value-type="float" office:value="1.36501461617746">
            <text:p>1.365</text:p>
          </table:table-cell>
          <table:table-cell office:value-type="float" office:value="4.96237832657681">
            <text:p>4.962</text:p>
          </table:table-cell>
          <table:table-cell office:value-type="float" office:value="5.88626053415116">
            <text:p>5.886</text:p>
          </table:table-cell>
          <table:table-cell table:style-name="ce1" office:value-type="float" office:value="21.4035870592611">
            <text:p>21.404</text:p>
          </table:table-cell>
          <table:table-cell table:style-name="ce1" office:value-type="float" office:value="23.2459358431761">
            <text:p>23.246</text:p>
          </table:table-cell>
          <table:table-cell table:style-name="ce1" office:value-type="float" office:value="61.855128411822">
            <text:p>61.855</text:p>
          </table:table-cell>
          <table:table-cell/>
          <table:table-cell table:formula="of:=2*[.A16]/PI()" office:value-type="float" office:value="0.700000000002274">
            <text:p>0.7000</text:p>
          </table:table-cell>
          <table:table-cell table:formula="of:=2*SQRT([.C16])/4" office:value-type="float" office:value="0.034949365522038">
            <text:p>0.0349</text:p>
          </table:table-cell>
          <table:table-cell table:formula="of:=2*SQRT([.D16])/4" office:value-type="float" office:value="0.0476237286088171">
            <text:p>0.0476</text:p>
          </table:table-cell>
          <table:table-cell table:formula="of:=2*SQRT([.E16])/4" office:value-type="float" office:value="0.0719056804724863">
            <text:p>0.0719</text:p>
          </table:table-cell>
          <table:table-cell table:formula="of:=2*SQRT([.F16])/4" office:value-type="float" office:value="0.584169199842276">
            <text:p>0.5842</text:p>
          </table:table-cell>
          <table:table-cell table:formula="of:=2*SQRT([.G16])/4" office:value-type="float" office:value="1.11381981560942">
            <text:p>1.1138</text:p>
          </table:table-cell>
          <table:table-cell table:formula="of:=2*SQRT([.H16])/4" office:value-type="float" office:value="1.21308084377662">
            <text:p>1.2131</text:p>
          </table:table-cell>
          <table:table-cell table:formula="of:=2*SQRT([.I16])/4" office:value-type="float" office:value="2.31320054574074">
            <text:p>2.3132</text:p>
          </table:table-cell>
          <table:table-cell table:formula="of:=2*SQRT([.J16])/4" office:value-type="float" office:value="2.41070196432368">
            <text:p>2.4107</text:p>
          </table:table-cell>
          <table:table-cell table:formula="of:=2*SQRT([.K16])/4" office:value-type="float" office:value="3.93240156939185">
            <text:p>3.9324</text:p>
          </table:table-cell>
          <table:table-cell table:formula="of:=2*[.$B$24]*[.A16]/4" office:value-type="float" office:value="1.09955742876">
            <text:p>1.0996</text:p>
          </table:table-cell>
          <table:table-cell table:formula="of:=2*[.$B$25]*[.A16]/4" office:value-type="float" office:value="0.54977871438">
            <text:p>0.5498</text:p>
          </table:table-cell>
          <table:table-cell/>
        </table:table-row>
        <table:table-row table:style-name="ro1">
          <table:table-cell office:value-type="float" office:value="1.1780972451">
            <text:p>1.178</text:p>
          </table:table-cell>
          <table:table-cell office:value-type="float" office:value="0">
            <text:p>0.000</text:p>
          </table:table-cell>
          <table:table-cell office:value-type="float" office:value="0.00508274978783204">
            <text:p>0.005</text:p>
          </table:table-cell>
          <table:table-cell office:value-type="float" office:value="0.00852347203731214">
            <text:p>0.009</text:p>
          </table:table-cell>
          <table:table-cell office:value-type="float" office:value="0.0209762348164894">
            <text:p>0.021</text:p>
          </table:table-cell>
          <table:table-cell office:value-type="float" office:value="1.57790766692774">
            <text:p>1.578</text:p>
          </table:table-cell>
          <table:table-cell office:value-type="float" office:value="5.29837628637383">
            <text:p>5.298</text:p>
          </table:table-cell>
          <table:table-cell office:value-type="float" office:value="5.73654064200664">
            <text:p>5.737</text:p>
          </table:table-cell>
          <table:table-cell table:style-name="ce1" office:value-type="float" office:value="19.2657814028377">
            <text:p>19.266</text:p>
          </table:table-cell>
          <table:table-cell table:style-name="ce1" office:value-type="float" office:value="24.4222622578212">
            <text:p>24.422</text:p>
          </table:table-cell>
          <table:table-cell table:style-name="ce1" office:value-type="float" office:value="62.178617778741">
            <text:p>62.179</text:p>
          </table:table-cell>
          <table:table-cell/>
          <table:table-cell table:formula="of:=2*[.A17]/PI()" office:value-type="float" office:value="0.750000000002437">
            <text:p>0.7500</text:p>
          </table:table-cell>
          <table:table-cell table:formula="of:=2*SQRT([.C17])/4" office:value-type="float" office:value="0.0356467031709527">
            <text:p>0.0356</text:p>
          </table:table-cell>
          <table:table-cell table:formula="of:=2*SQRT([.D17])/4" office:value-type="float" office:value="0.0461613259052211">
            <text:p>0.0462</text:p>
          </table:table-cell>
          <table:table-cell table:formula="of:=2*SQRT([.E17])/4" office:value-type="float" office:value="0.0724158732884052">
            <text:p>0.0724</text:p>
          </table:table-cell>
          <table:table-cell table:formula="of:=2*SQRT([.F17])/4" office:value-type="float" office:value="0.628073973932956">
            <text:p>0.6281</text:p>
          </table:table-cell>
          <table:table-cell table:formula="of:=2*SQRT([.G17])/4" office:value-type="float" office:value="1.15091010578301">
            <text:p>1.1509</text:p>
          </table:table-cell>
          <table:table-cell table:formula="of:=2*SQRT([.H17])/4" office:value-type="float" office:value="1.19755382363452">
            <text:p>1.1976</text:p>
          </table:table-cell>
          <table:table-cell table:formula="of:=2*SQRT([.I17])/4" office:value-type="float" office:value="2.19464014150599">
            <text:p>2.1946</text:p>
          </table:table-cell>
          <table:table-cell table:formula="of:=2*SQRT([.J17])/4" office:value-type="float" office:value="2.47094426575253">
            <text:p>2.4709</text:p>
          </table:table-cell>
          <table:table-cell table:formula="of:=2*SQRT([.K17])/4" office:value-type="float" office:value="3.94267097849735">
            <text:p>3.9427</text:p>
          </table:table-cell>
          <table:table-cell table:formula="of:=2*[.$B$24]*[.A17]/4" office:value-type="float" office:value="1.1780972451">
            <text:p>1.1781</text:p>
          </table:table-cell>
          <table:table-cell table:formula="of:=2*[.$B$25]*[.A17]/4" office:value-type="float" office:value="0.58904862255">
            <text:p>0.5890</text:p>
          </table:table-cell>
          <table:table-cell/>
        </table:table-row>
        <table:table-row table:style-name="ro1">
          <table:table-cell office:value-type="float" office:value="1.25663706144">
            <text:p>1.257</text:p>
          </table:table-cell>
          <table:table-cell office:value-type="float" office:value="0">
            <text:p>0.000</text:p>
          </table:table-cell>
          <table:table-cell office:value-type="float" office:value="0.00529745186627175">
            <text:p>0.005</text:p>
          </table:table-cell>
          <table:table-cell office:value-type="float" office:value="0.00802583930758572">
            <text:p>0.008</text:p>
          </table:table-cell>
          <table:table-cell office:value-type="float" office:value="0.0212748831726296">
            <text:p>0.021</text:p>
          </table:table-cell>
          <table:table-cell office:value-type="float" office:value="1.80941436343222">
            <text:p>1.809</text:p>
          </table:table-cell>
          <table:table-cell office:value-type="float" office:value="4.76519863702309">
            <text:p>4.765</text:p>
          </table:table-cell>
          <table:table-cell office:value-type="float" office:value="6.57838942558805">
            <text:p>6.578</text:p>
          </table:table-cell>
          <table:table-cell table:style-name="ce1" office:value-type="float" office:value="17.3269159500302">
            <text:p>17.327</text:p>
          </table:table-cell>
          <table:table-cell table:style-name="ce1" office:value-type="float" office:value="25.6135644143896">
            <text:p>25.614</text:p>
          </table:table-cell>
          <table:table-cell table:style-name="ce1" office:value-type="float" office:value="62.5062250981662">
            <text:p>62.506</text:p>
          </table:table-cell>
          <table:table-cell/>
          <table:table-cell table:formula="of:=2*[.A18]/PI()" office:value-type="float" office:value="0.800000000002599">
            <text:p>0.8000</text:p>
          </table:table-cell>
          <table:table-cell table:formula="of:=2*SQRT([.C18])/4" office:value-type="float" office:value="0.036391798067256">
            <text:p>0.0364</text:p>
          </table:table-cell>
          <table:table-cell table:formula="of:=2*SQRT([.D18])/4" office:value-type="float" office:value="0.0447935243857461">
            <text:p>0.0448</text:p>
          </table:table-cell>
          <table:table-cell table:formula="of:=2*SQRT([.E18])/4" office:value-type="float" office:value="0.0729295604892653">
            <text:p>0.0729</text:p>
          </table:table-cell>
          <table:table-cell table:formula="of:=2*SQRT([.F18])/4" office:value-type="float" office:value="0.672572368491343">
            <text:p>0.6726</text:p>
          </table:table-cell>
          <table:table-cell table:formula="of:=2*SQRT([.G18])/4" office:value-type="float" office:value="1.09146674674759">
            <text:p>1.0915</text:p>
          </table:table-cell>
          <table:table-cell table:formula="of:=2*SQRT([.H18])/4" office:value-type="float" office:value="1.28241855741291">
            <text:p>1.2824</text:p>
          </table:table-cell>
          <table:table-cell table:formula="of:=2*SQRT([.I18])/4" office:value-type="float" office:value="2.08128061238929">
            <text:p>2.0813</text:p>
          </table:table-cell>
          <table:table-cell table:formula="of:=2*SQRT([.J18])/4" office:value-type="float" office:value="2.53049226507362">
            <text:p>2.5305</text:p>
          </table:table-cell>
          <table:table-cell table:formula="of:=2*SQRT([.K18])/4" office:value-type="float" office:value="3.95304392519759">
            <text:p>3.9530</text:p>
          </table:table-cell>
          <table:table-cell table:formula="of:=2*[.$B$24]*[.A18]/4" office:value-type="float" office:value="1.25663706144">
            <text:p>1.2566</text:p>
          </table:table-cell>
          <table:table-cell table:formula="of:=2*[.$B$25]*[.A18]/4" office:value-type="float" office:value="0.62831853072">
            <text:p>0.6283</text:p>
          </table:table-cell>
          <table:table-cell/>
        </table:table-row>
        <table:table-row table:style-name="ro1">
          <table:table-cell office:value-type="float" office:value="1.33517687778">
            <text:p>1.335</text:p>
          </table:table-cell>
          <table:table-cell office:value-type="float" office:value="0">
            <text:p>0.000</text:p>
          </table:table-cell>
          <table:table-cell office:value-type="float" office:value="0.00553043561333739">
            <text:p>0.006</text:p>
          </table:table-cell>
          <table:table-cell office:value-type="float" office:value="0.00757598519384247">
            <text:p>0.008</text:p>
          </table:table-cell>
          <table:table-cell office:value-type="float" office:value="0.021555331513501">
            <text:p>0.022</text:p>
          </table:table-cell>
          <table:table-cell office:value-type="float" office:value="2.05963024312201">
            <text:p>2.060</text:p>
          </table:table-cell>
          <table:table-cell office:value-type="float" office:value="4.28375108952805">
            <text:p>4.284</text:p>
          </table:table-cell>
          <table:table-cell office:value-type="float" office:value="7.48827123987847">
            <text:p>7.488</text:p>
          </table:table-cell>
          <table:table-cell table:style-name="ce1" office:value-type="float" office:value="15.5761676381752">
            <text:p>15.576</text:p>
          </table:table-cell>
          <table:table-cell table:style-name="ce1" office:value-type="float" office:value="26.7309325444722">
            <text:p>26.731</text:p>
          </table:table-cell>
          <table:table-cell table:style-name="ce1" office:value-type="float" office:value="62.8135002737639">
            <text:p>62.814</text:p>
          </table:table-cell>
          <table:table-cell/>
          <table:table-cell table:formula="of:=2*[.A19]/PI()" office:value-type="float" office:value="0.850000000002762">
            <text:p>0.8500</text:p>
          </table:table-cell>
          <table:table-cell table:formula="of:=2*SQRT([.C19])/4" office:value-type="float" office:value="0.037183449320018">
            <text:p>0.0372</text:p>
          </table:table-cell>
          <table:table-cell table:formula="of:=2*SQRT([.D19])/4" office:value-type="float" office:value="0.0435200677671878">
            <text:p>0.0435</text:p>
          </table:table-cell>
          <table:table-cell table:formula="of:=2*SQRT([.E19])/4" office:value-type="float" office:value="0.0734086703215312">
            <text:p>0.0734</text:p>
          </table:table-cell>
          <table:table-cell table:formula="of:=2*SQRT([.F19])/4" office:value-type="float" office:value="0.717570596373975">
            <text:p>0.7176</text:p>
          </table:table-cell>
          <table:table-cell table:formula="of:=2*SQRT([.G19])/4" office:value-type="float" office:value="1.03486123339413">
            <text:p>1.0349</text:p>
          </table:table-cell>
          <table:table-cell table:formula="of:=2*SQRT([.H19])/4" office:value-type="float" office:value="1.36823529042691">
            <text:p>1.3682</text:p>
          </table:table-cell>
          <table:table-cell table:formula="of:=2*SQRT([.I19])/4" office:value-type="float" office:value="1.97333269104421">
            <text:p>1.9733</text:p>
          </table:table-cell>
          <table:table-cell table:formula="of:=2*SQRT([.J19])/4" office:value-type="float" office:value="2.58509828364765">
            <text:p>2.5851</text:p>
          </table:table-cell>
          <table:table-cell table:formula="of:=2*SQRT([.K19])/4" office:value-type="float" office:value="3.96274842356173">
            <text:p>3.9627</text:p>
          </table:table-cell>
          <table:table-cell table:formula="of:=2*[.$B$24]*[.A19]/4" office:value-type="float" office:value="1.33517687778">
            <text:p>1.3352</text:p>
          </table:table-cell>
          <table:table-cell table:formula="of:=2*[.$B$25]*[.A19]/4" office:value-type="float" office:value="0.66758843889">
            <text:p>0.6676</text:p>
          </table:table-cell>
          <table:table-cell/>
        </table:table-row>
        <table:table-row table:style-name="ro1">
          <table:table-cell office:value-type="float" office:value="1.41371669412">
            <text:p>1.414</text:p>
          </table:table-cell>
          <table:table-cell office:value-type="float" office:value="0">
            <text:p>0.000</text:p>
          </table:table-cell>
          <table:table-cell office:value-type="float" office:value="0.00578035008909274">
            <text:p>0.006</text:p>
          </table:table-cell>
          <table:table-cell office:value-type="float" office:value="0.0071729412240383">
            <text:p>0.007</text:p>
          </table:table-cell>
          <table:table-cell office:value-type="float" office:value="0.0217887920384315">
            <text:p>0.022</text:p>
          </table:table-cell>
          <table:table-cell office:value-type="float" office:value="2.3260024549092">
            <text:p>2.326</text:p>
          </table:table-cell>
          <table:table-cell office:value-type="float" office:value="3.8541107040852">
            <text:p>3.854</text:p>
          </table:table-cell>
          <table:table-cell office:value-type="float" office:value="8.45690033785991">
            <text:p>8.457</text:p>
          </table:table-cell>
          <table:table-cell table:style-name="ce1" office:value-type="float" office:value="14.0138190901065">
            <text:p>14.014</text:p>
          </table:table-cell>
          <table:table-cell table:style-name="ce1" office:value-type="float" office:value="27.6601220882965">
            <text:p>27.660</text:p>
          </table:table-cell>
          <table:table-cell table:style-name="ce1" office:value-type="float" office:value="63.0690262735405">
            <text:p>63.069</text:p>
          </table:table-cell>
          <table:table-cell/>
          <table:table-cell table:formula="of:=2*[.A20]/PI()" office:value-type="float" office:value="0.900000000002924">
            <text:p>0.9000</text:p>
          </table:table-cell>
          <table:table-cell table:formula="of:=2*SQRT([.C20])/4" office:value-type="float" office:value="0.0380143068103732">
            <text:p>0.0380</text:p>
          </table:table-cell>
          <table:table-cell table:formula="of:=2*SQRT([.D20])/4" office:value-type="float" office:value="0.0423466091441756">
            <text:p>0.0423</text:p>
          </table:table-cell>
          <table:table-cell table:formula="of:=2*SQRT([.E20])/4" office:value-type="float" office:value="0.0738051353877755">
            <text:p>0.0738</text:p>
          </table:table-cell>
          <table:table-cell table:formula="of:=2*SQRT([.F20])/4" office:value-type="float" office:value="0.762561875343437">
            <text:p>0.7626</text:p>
          </table:table-cell>
          <table:table-cell table:formula="of:=2*SQRT([.G20])/4" office:value-type="float" office:value="0.981594455985414">
            <text:p>0.9816</text:p>
          </table:table-cell>
          <table:table-cell table:formula="of:=2*SQRT([.H20])/4" office:value-type="float" office:value="1.45403751136791">
            <text:p>1.4540</text:p>
          </table:table-cell>
          <table:table-cell table:formula="of:=2*SQRT([.I20])/4" office:value-type="float" office:value="1.87175179244648">
            <text:p>1.8718</text:p>
          </table:table-cell>
          <table:table-cell table:formula="of:=2*SQRT([.J20])/4" office:value-type="float" office:value="2.62964456192736">
            <text:p>2.6296</text:p>
          </table:table-cell>
          <table:table-cell table:formula="of:=2*SQRT([.K20])/4" office:value-type="float" office:value="3.97080049465912">
            <text:p>3.9708</text:p>
          </table:table-cell>
          <table:table-cell table:formula="of:=2*[.$B$24]*[.A20]/4" office:value-type="float" office:value="1.41371669412">
            <text:p>1.4137</text:p>
          </table:table-cell>
          <table:table-cell table:formula="of:=2*[.$B$25]*[.A20]/4" office:value-type="float" office:value="0.70685834706">
            <text:p>0.7069</text:p>
          </table:table-cell>
          <table:table-cell/>
        </table:table-row>
        <table:table-row table:style-name="ro1">
          <table:table-cell office:value-type="float" office:value="1.49225651046">
            <text:p>1.492</text:p>
          </table:table-cell>
          <table:table-cell office:value-type="float" office:value="0">
            <text:p>0.000</text:p>
          </table:table-cell>
          <table:table-cell office:value-type="float" office:value="0.00603568224112347">
            <text:p>0.006</text:p>
          </table:table-cell>
          <table:table-cell office:value-type="float" office:value="0.00682646090064448">
            <text:p>0.007</text:p>
          </table:table-cell>
          <table:table-cell office:value-type="float" office:value="0.0219449313644561">
            <text:p>0.022</text:p>
          </table:table-cell>
          <table:table-cell office:value-type="float" office:value="2.59260050367926">
            <text:p>2.593</text:p>
          </table:table-cell>
          <table:table-cell office:value-type="float" office:value="3.49033019818852">
            <text:p>3.490</text:p>
          </table:table-cell>
          <table:table-cell office:value-type="float" office:value="9.42633853409941">
            <text:p>9.426</text:p>
          </table:table-cell>
          <table:table-cell table:style-name="ce1" office:value-type="float" office:value="12.690980019364">
            <text:p>12.691</text:p>
          </table:table-cell>
          <table:table-cell table:style-name="ce1" office:value-type="float" office:value="28.281083566389">
            <text:p>28.281</text:p>
          </table:table-cell>
          <table:table-cell table:style-name="ce1" office:value-type="float" office:value="63.2397898066973">
            <text:p>63.240</text:p>
          </table:table-cell>
          <table:table-cell/>
          <table:table-cell table:formula="of:=2*[.A21]/PI()" office:value-type="float" office:value="0.950000000003086">
            <text:p>0.9500</text:p>
          </table:table-cell>
          <table:table-cell table:formula="of:=2*SQRT([.C21])/4" office:value-type="float" office:value="0.0388448266861994">
            <text:p>0.0388</text:p>
          </table:table-cell>
          <table:table-cell table:formula="of:=2*SQRT([.D21])/4" office:value-type="float" office:value="0.0413111997545595">
            <text:p>0.0413</text:p>
          </table:table-cell>
          <table:table-cell table:formula="of:=2*SQRT([.E21])/4" office:value-type="float" office:value="0.0740691085481257">
            <text:p>0.0741</text:p>
          </table:table-cell>
          <table:table-cell table:formula="of:=2*SQRT([.F21])/4" office:value-type="float" office:value="0.805077714211377">
            <text:p>0.8051</text:p>
          </table:table-cell>
          <table:table-cell table:formula="of:=2*SQRT([.G21])/4" office:value-type="float" office:value="0.934121271327835">
            <text:p>0.9341</text:p>
          </table:table-cell>
          <table:table-cell table:formula="of:=2*SQRT([.H21])/4" office:value-type="float" office:value="1.535117140001">
            <text:p>1.5351</text:p>
          </table:table-cell>
          <table:table-cell table:formula="of:=2*SQRT([.I21])/4" office:value-type="float" office:value="1.78122008882704">
            <text:p>1.7812</text:p>
          </table:table-cell>
          <table:table-cell table:formula="of:=2*SQRT([.J21])/4" office:value-type="float" office:value="2.65899809920903">
            <text:p>2.6590</text:p>
          </table:table-cell>
          <table:table-cell table:formula="of:=2*SQRT([.K21])/4" office:value-type="float" office:value="3.97617246251647">
            <text:p>3.9762</text:p>
          </table:table-cell>
          <table:table-cell table:formula="of:=2*[.$B$24]*[.A21]/4" office:value-type="float" office:value="1.49225651046">
            <text:p>1.4923</text:p>
          </table:table-cell>
          <table:table-cell table:formula="of:=2*[.$B$25]*[.A21]/4" office:value-type="float" office:value="0.74612825523">
            <text:p>0.7461</text:p>
          </table:table-cell>
          <table:table-cell/>
        </table:table-row>
        <table:table-row table:style-name="ro1">
          <table:table-cell office:value-type="float" office:value="1.5707963268">
            <text:p>1.571</text:p>
          </table:table-cell>
          <table:table-cell office:value-type="float" office:value="0">
            <text:p>0.000</text:p>
          </table:table-cell>
          <table:table-cell office:value-type="float" office:value="0.00619639962751695">
            <text:p>0.006</text:p>
          </table:table-cell>
          <table:table-cell office:value-type="float" office:value="0.0066354840947307">
            <text:p>0.007</text:p>
          </table:table-cell>
          <table:table-cell office:value-type="float" office:value="0.0220000000000003">
            <text:p>0.022</text:p>
          </table:table-cell>
          <table:table-cell office:value-type="float" office:value="2.75036451590527">
            <text:p>2.750</text:p>
          </table:table-cell>
          <table:table-cell office:value-type="float" office:value="3.30030360037249">
            <text:p>3.300</text:p>
          </table:table-cell>
          <table:table-cell office:value-type="float" office:value="9.99999850000031">
            <text:p>10.000</text:p>
          </table:table-cell>
          <table:table-cell table:style-name="ce1" office:value-type="float" office:value="11.9999982000004">
            <text:p>12.000</text:p>
          </table:table-cell>
          <table:table-cell table:style-name="ce1" office:value-type="float" office:value="28.4999982000003">
            <text:p>28.500</text:p>
          </table:table-cell>
          <table:table-cell table:style-name="ce1" office:value-type="float" office:value="63.2999910000018">
            <text:p>63.300</text:p>
          </table:table-cell>
          <table:table-cell/>
          <table:table-cell table:formula="of:=2*[.A22]/PI()" office:value-type="float" office:value="1.00000000000325">
            <text:p>1.0000</text:p>
          </table:table-cell>
          <table:table-cell table:formula="of:=2*SQRT([.C22])/4" office:value-type="float" office:value="0.0393586065159736">
            <text:p>0.0394</text:p>
          </table:table-cell>
          <table:table-cell table:formula="of:=2*SQRT([.D22])/4" office:value-type="float" office:value="0.0407292404014938">
            <text:p>0.0407</text:p>
          </table:table-cell>
          <table:table-cell table:formula="of:=2*SQRT([.E22])/4" office:value-type="float" office:value="0.0741619848709571">
            <text:p>0.0742</text:p>
          </table:table-cell>
          <table:table-cell table:formula="of:=2*SQRT([.F22])/4" office:value-type="float" office:value="0.829211148608313">
            <text:p>0.8292</text:p>
          </table:table-cell>
          <table:table-cell table:formula="of:=2*SQRT([.G22])/4" office:value-type="float" office:value="0.908336886894462">
            <text:p>0.9083</text:p>
          </table:table-cell>
          <table:table-cell table:formula="of:=2*SQRT([.H22])/4" office:value-type="float" office:value="1.5811387114988">
            <text:p>1.5811</text:p>
          </table:table-cell>
          <table:table-cell table:formula="of:=2*SQRT([.I22])/4" office:value-type="float" office:value="1.73205067766509">
            <text:p>1.7321</text:p>
          </table:table-cell>
          <table:table-cell table:formula="of:=2*SQRT([.J22])/4" office:value-type="float" office:value="2.66926947871512">
            <text:p>2.6693</text:p>
          </table:table-cell>
          <table:table-cell table:formula="of:=2*SQRT([.K22])/4" office:value-type="float" office:value="3.97806457338244">
            <text:p>3.9781</text:p>
          </table:table-cell>
          <table:table-cell table:formula="of:=2*[.$B$24]*[.A22]/4" office:value-type="float" office:value="1.5707963268">
            <text:p>1.5708</text:p>
          </table:table-cell>
          <table:table-cell table:formula="of:=2*[.$B$25]*[.A22]/4" office:value-type="float" office:value="0.7853981634">
            <text:p>0.7854</text:p>
          </table:table-cell>
          <table:table-cell/>
        </table:table-row>
        <table:table-row table:style-name="ro1">
          <table:table-cell table:style-name="ce2" table:number-columns-repeated="8"/>
          <table:table-cell table:number-columns-repeated="11"/>
          <table:table-cell table:style-name="Default" table:number-columns-repeated="6"/>
        </table:table-row>
        <table:table-row table:style-name="ro1">
          <table:table-cell table:style-name="ce3" office:value-type="string">
            <text:p>Alpha</text:p>
          </table:table-cell>
          <table:table-cell table:style-name="ce3" office:value-type="float" office:value="2">
            <text:p>2.0000</text:p>
          </table:table-cell>
          <table:table-cell table:style-name="ce2" table:number-columns-repeated="6"/>
          <table:table-cell table:number-columns-repeated="11"/>
          <table:table-cell table:style-name="Default" table:number-columns-repeated="6"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.0000</text:p>
          </table:table-cell>
          <table:table-cell table:style-name="ce2" table:number-columns-repeated="6"/>
          <table:table-cell table:number-columns-repeated="11"/>
          <table:table-cell table:style-name="Default" table:number-columns-repeated="6"/>
        </table:table-row>
        <table:table-row table:style-name="ro1" table:number-rows-repeated="16">
          <table:table-cell table:style-name="ce2" table:number-columns-repeated="8"/>
          <table:table-cell table:number-columns-repeated="11"/>
          <table:table-cell table:style-name="Default" table:number-columns-repeated="6"/>
        </table:table-row>
        <table:table-row table:style-name="ro1">
          <table:table-cell table:style-name="ce2" table:number-columns-repeated="8"/>
          <table:table-cell table:number-columns-repeated="11"/>
          <table:table-cell table:style-name="Default" table:number-columns-repeated="6"/>
        </table:table-row>
      </table:table>
      <table:table table:name="4x4" table:style-name="ta1">
        <table:shapes>
          <draw:frame draw:z-index="0" draw:style-name="gr1" svg:width="6.8323in" svg:height="7.3386in" svg:x="2.6665in" svg:y="7.2374in">
            <draw:object draw:notify-on-update-of-ranges="4x4.M2:4x4.M42 4x4.W1:4x4.W1 4x4.W2:4x4.W42 4x4.M2:4x4.M42 4x4.X1:4x4.X1 4x4.X2:4x4.X42 4x4.M2:4x4.M42 4x4.N1:4x4.N1 4x4.N2:4x4.N42 4x4.M2:4x4.M42 4x4.O1:4x4.O1 4x4.O2:4x4.O42 4x4.M2:4x4.M42 4x4.P1:4x4.P1 4x4.P2:4x4.P42 4x4.M2:4x4.M42 4x4.Q1:4x4.Q1 4x4.Q2:4x4.Q42 4x4.M2:4x4.M42 4x4.R1:4x4.R1 4x4.R2:4x4.R42 4x4.M2:4x4.M42 4x4.S1:4x4.S1 4x4.S2:4x4.S42 4x4.M2:4x4.M42 4x4.T1:4x4.T1 4x4.T2:4x4.T42 4x4.M2:4x4.M42 4x4.U1:4x4.U1 4x4.U2:4x4.U42 4x4.M2:4x4.M42 4x4.V1:4x4.V1 4x4.V2:4x4.V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" table:default-cell-style-name="ce5"/>
        <table:table-column table:style-name="co1" table:default-cell-style-name="Default"/>
        <table:table-column table:style-name="co1" table:number-columns-repeated="12" table:default-cell-style-name="ce2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-0.15480469432998">
            <text:p>-1.55E-001</text:p>
          </table:table-cell>
          <table:table-cell office:value-type="float" office:value="0.0000000000000149121993109732">
            <text:p>1.49E-014</text:p>
          </table:table-cell>
          <table:table-cell office:value-type="float" office:value="0.00402710743982232">
            <text:p>4.03E-003</text:p>
          </table:table-cell>
          <table:table-cell office:value-type="float" office:value="0.0135804187466539">
            <text:p>1.36E-002</text:p>
          </table:table-cell>
          <table:table-cell office:value-type="float" office:value="0.0135816893983926">
            <text:p>1.36E-002</text:p>
          </table:table-cell>
          <table:table-cell office:value-type="float" office:value="0.0135824086383067">
            <text:p>1.36E-002</text:p>
          </table:table-cell>
          <table:table-cell office:value-type="float" office:value="0.0136897353711631">
            <text:p>1.37E-002</text:p>
          </table:table-cell>
          <table:table-cell office:value-type="float" office:value="0.0235916608676229">
            <text:p>2.36E-002</text:p>
          </table:table-cell>
          <table:table-cell office:value-type="float" office:value="0.0235994102344403">
            <text:p>2.36E-002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2*SQRT([.C2])/4" office:value-type="float" office:value="0">
            <text:p>Err:502</text:p>
          </table:table-cell>
          <table:table-cell table:formula="of:=2*SQRT([.D2])/4" office:value-type="float" office:value="0.0000000610577581290314">
            <text:p>0.0000</text:p>
          </table:table-cell>
          <table:table-cell table:formula="of:=2*SQRT([.E2])/4" office:value-type="float" office:value="0.0317297472406507">
            <text:p>0.0317</text:p>
          </table:table-cell>
          <table:table-cell table:formula="of:=2*SQRT([.F2])/4" office:value-type="float" office:value="0.0582675268624255">
            <text:p>0.0583</text:p>
          </table:table-cell>
          <table:table-cell table:formula="of:=2*SQRT([.G2])/4" office:value-type="float" office:value="0.0582702526989385">
            <text:p>0.0583</text:p>
          </table:table-cell>
          <table:table-cell table:formula="of:=2*SQRT([.H2])/4" office:value-type="float" office:value="0.058271795575361">
            <text:p>0.0583</text:p>
          </table:table-cell>
          <table:table-cell table:formula="of:=2*SQRT([.I2])/4" office:value-type="float" office:value="0.0585015712848021">
            <text:p>0.0585</text:p>
          </table:table-cell>
          <table:table-cell table:formula="of:=2*SQRT([.J2])/4" office:value-type="float" office:value="0.0767978854976211">
            <text:p>0.0768</text:p>
          </table:table-cell>
          <table:table-cell table:formula="of:=2*SQRT([.K2])/4" office:value-type="float" office:value="0.0768104977109906">
            <text:p>0.0768</text:p>
          </table:table-cell>
          <table:table-cell table:formula="of:=2*[.$B$44]*[.A2]/4" office:value-type="float" office:value="0">
            <text:p>0.0000</text:p>
          </table:table-cell>
          <table:table-cell table:formula="of:=2*[.$B$45]*[.A2]/4" office:value-type="float" office:value="0">
            <text:p>0.0000</text:p>
          </table:table-cell>
          <table:table-cell table:style-name="ce2"/>
        </table:table-row>
        <table:table-row table:style-name="ro1">
          <table:table-cell office:value-type="float" office:value="0.03926990817">
            <text:p>0.0393</text:p>
          </table:table-cell>
          <table:table-cell office:value-type="float" office:value="0">
            <text:p>0.00E+000</text:p>
          </table:table-cell>
          <table:table-cell office:value-type="float" office:value="-0.153131420158854">
            <text:p>-1.53E-001</text:p>
          </table:table-cell>
          <table:table-cell office:value-type="float" office:value="0.00403275114961031">
            <text:p>4.03E-003</text:p>
          </table:table-cell>
          <table:table-cell office:value-type="float" office:value="0.0061685018267076">
            <text:p>6.17E-003</text:p>
          </table:table-cell>
          <table:table-cell office:value-type="float" office:value="0.013341870640446">
            <text:p>1.33E-002</text:p>
          </table:table-cell>
          <table:table-cell office:value-type="float" office:value="0.0135823797209519">
            <text:p>1.36E-002</text:p>
          </table:table-cell>
          <table:table-cell office:value-type="float" office:value="0.0136607670991181">
            <text:p>1.37E-002</text:p>
          </table:table-cell>
          <table:table-cell office:value-type="float" office:value="0.0138571970606503">
            <text:p>1.39E-002</text:p>
          </table:table-cell>
          <table:table-cell office:value-type="float" office:value="0.0233452552470782">
            <text:p>2.33E-002</text:p>
          </table:table-cell>
          <table:table-cell office:value-type="float" office:value="0.0233991697746921">
            <text:p>2.34E-002</text:p>
          </table:table-cell>
          <table:table-cell/>
          <table:table-cell table:formula="of:=2*[.A3]/PI()" office:value-type="float" office:value="0.0250000000000812">
            <text:p>0.0250</text:p>
          </table:table-cell>
          <table:table-cell table:formula="of:=2*SQRT([.C3])/4" office:value-type="float" office:value="0">
            <text:p>Err:502</text:p>
          </table:table-cell>
          <table:table-cell table:formula="of:=2*SQRT([.D3])/4" office:value-type="float" office:value="0.031751972968661">
            <text:p>0.0318</text:p>
          </table:table-cell>
          <table:table-cell table:formula="of:=2*SQRT([.E3])/4" office:value-type="float" office:value="0.0392699052287741">
            <text:p>0.0393</text:p>
          </table:table-cell>
          <table:table-cell table:formula="of:=2*SQRT([.F3])/4" office:value-type="float" office:value="0.057753507773221">
            <text:p>0.0578</text:p>
          </table:table-cell>
          <table:table-cell table:formula="of:=2*SQRT([.G3])/4" office:value-type="float" office:value="0.058271733544129">
            <text:p>0.0583</text:p>
          </table:table-cell>
          <table:table-cell table:formula="of:=2*SQRT([.H3])/4" office:value-type="float" office:value="0.0584396421513644">
            <text:p>0.0584</text:p>
          </table:table-cell>
          <table:table-cell table:formula="of:=2*SQRT([.I3])/4" office:value-type="float" office:value="0.05885829818439">
            <text:p>0.0589</text:p>
          </table:table-cell>
          <table:table-cell table:formula="of:=2*SQRT([.J3])/4" office:value-type="float" office:value="0.0763957709023841">
            <text:p>0.0764</text:p>
          </table:table-cell>
          <table:table-cell table:formula="of:=2*SQRT([.K3])/4" office:value-type="float" office:value="0.0764839358537008">
            <text:p>0.0765</text:p>
          </table:table-cell>
          <table:table-cell table:formula="of:=2*[.$B$44]*[.A3]/4" office:value-type="float" office:value="0.03926990817">
            <text:p>0.0393</text:p>
          </table:table-cell>
          <table:table-cell table:formula="of:=2*[.$B$45]*[.A3]/4" office:value-type="float" office:value="0.019634954085">
            <text:p>0.0196</text:p>
          </table:table-cell>
          <table:table-cell table:style-name="ce2"/>
        </table:table-row>
        <table:table-row table:style-name="ro1">
          <table:table-cell office:value-type="float" office:value="0.07853981634">
            <text:p>0.0785</text:p>
          </table:table-cell>
          <table:table-cell office:value-type="float" office:value="0">
            <text:p>0.00E+000</text:p>
          </table:table-cell>
          <table:table-cell office:value-type="float" office:value="-0.148113391721346">
            <text:p>-1.48E-001</text:p>
          </table:table-cell>
          <table:table-cell office:value-type="float" office:value="0.00405020363971129">
            <text:p>4.05E-003</text:p>
          </table:table-cell>
          <table:table-cell office:value-type="float" office:value="0.0130969564817567">
            <text:p>1.31E-002</text:p>
          </table:table-cell>
          <table:table-cell office:value-type="float" office:value="0.013587013026308">
            <text:p>1.36E-002</text:p>
          </table:table-cell>
          <table:table-cell office:value-type="float" office:value="0.0136704961382259">
            <text:p>1.37E-002</text:p>
          </table:table-cell>
          <table:table-cell office:value-type="float" office:value="0.0141118222419908">
            <text:p>1.41E-002</text:p>
          </table:table-cell>
          <table:table-cell office:value-type="float" office:value="0.0230944993088963">
            <text:p>2.31E-002</text:p>
          </table:table-cell>
          <table:table-cell office:value-type="float" office:value="0.0231540200002876">
            <text:p>2.32E-002</text:p>
          </table:table-cell>
          <table:table-cell office:value-type="float" office:value="0.0241194137554908">
            <text:p>2.41E-002</text:p>
          </table:table-cell>
          <table:table-cell/>
          <table:table-cell table:formula="of:=2*[.A4]/PI()" office:value-type="float" office:value="0.0500000000001625">
            <text:p>0.0500</text:p>
          </table:table-cell>
          <table:table-cell table:formula="of:=2*SQRT([.C4])/4" office:value-type="float" office:value="0">
            <text:p>Err:502</text:p>
          </table:table-cell>
          <table:table-cell table:formula="of:=2*SQRT([.D4])/4" office:value-type="float" office:value="0.0318206051156766">
            <text:p>0.0318</text:p>
          </table:table-cell>
          <table:table-cell table:formula="of:=2*SQRT([.E4])/4" office:value-type="float" office:value="0.0572209674895415">
            <text:p>0.0572</text:p>
          </table:table-cell>
          <table:table-cell table:formula="of:=2*SQRT([.F4])/4" office:value-type="float" office:value="0.0582816717036927">
            <text:p>0.0583</text:p>
          </table:table-cell>
          <table:table-cell table:formula="of:=2*SQRT([.G4])/4" office:value-type="float" office:value="0.0584604484635251">
            <text:p>0.0585</text:p>
          </table:table-cell>
          <table:table-cell table:formula="of:=2*SQRT([.H4])/4" office:value-type="float" office:value="0.0593965955295226">
            <text:p>0.0594</text:p>
          </table:table-cell>
          <table:table-cell table:formula="of:=2*SQRT([.I4])/4" office:value-type="float" office:value="0.0759843722565639">
            <text:p>0.0760</text:p>
          </table:table-cell>
          <table:table-cell table:formula="of:=2*SQRT([.J4])/4" office:value-type="float" office:value="0.0760822252570987">
            <text:p>0.0761</text:p>
          </table:table-cell>
          <table:table-cell table:formula="of:=2*SQRT([.K4])/4" office:value-type="float" office:value="0.0776521309358134">
            <text:p>0.0777</text:p>
          </table:table-cell>
          <table:table-cell table:formula="of:=2*[.$B$44]*[.A4]/4" office:value-type="float" office:value="0.07853981634">
            <text:p>0.0785</text:p>
          </table:table-cell>
          <table:table-cell table:formula="of:=2*[.$B$45]*[.A4]/4" office:value-type="float" office:value="0.03926990817">
            <text:p>0.0393</text:p>
          </table:table-cell>
          <table:table-cell table:style-name="ce2"/>
        </table:table-row>
        <table:table-row table:style-name="ro1">
          <table:table-cell office:value-type="float" office:value="0.11780972451">
            <text:p>0.1178</text:p>
          </table:table-cell>
          <table:table-cell office:value-type="float" office:value="0">
            <text:p>0.00E+000</text:p>
          </table:table-cell>
          <table:table-cell office:value-type="float" office:value="-0.139756476364526">
            <text:p>-1.40E-001</text:p>
          </table:table-cell>
          <table:table-cell office:value-type="float" office:value="0.00408120314850521">
            <text:p>4.08E-003</text:p>
          </table:table-cell>
          <table:table-cell office:value-type="float" office:value="0.0128551018837157">
            <text:p>1.29E-002</text:p>
          </table:table-cell>
          <table:table-cell office:value-type="float" office:value="0.013594735201873">
            <text:p>1.36E-002</text:p>
          </table:table-cell>
          <table:table-cell office:value-type="float" office:value="0.0136839124205234">
            <text:p>1.37E-002</text:p>
          </table:table-cell>
          <table:table-cell office:value-type="float" office:value="0.0143733429544771">
            <text:p>1.44E-002</text:p>
          </table:table-cell>
          <table:table-cell office:value-type="float" office:value="0.0228472420922716">
            <text:p>2.28E-002</text:p>
          </table:table-cell>
          <table:table-cell office:value-type="float" office:value="0.0229120597977635">
            <text:p>2.29E-002</text:p>
          </table:table-cell>
          <table:table-cell office:value-type="float" office:value="0.0243845992025792">
            <text:p>2.44E-002</text:p>
          </table:table-cell>
          <table:table-cell/>
          <table:table-cell table:formula="of:=2*[.A5]/PI()" office:value-type="float" office:value="0.0750000000002437">
            <text:p>0.0750</text:p>
          </table:table-cell>
          <table:table-cell table:formula="of:=2*SQRT([.C5])/4" office:value-type="float" office:value="0">
            <text:p>Err:502</text:p>
          </table:table-cell>
          <table:table-cell table:formula="of:=2*SQRT([.D5])/4" office:value-type="float" office:value="0.0319421475033583">
            <text:p>0.0319</text:p>
          </table:table-cell>
          <table:table-cell table:formula="of:=2*SQRT([.E5])/4" office:value-type="float" office:value="0.0566901708493539">
            <text:p>0.0567</text:p>
          </table:table-cell>
          <table:table-cell table:formula="of:=2*SQRT([.F5])/4" office:value-type="float" office:value="0.0582982315380856">
            <text:p>0.0583</text:p>
          </table:table-cell>
          <table:table-cell table:formula="of:=2*SQRT([.G5])/4" office:value-type="float" office:value="0.0584891280934402">
            <text:p>0.0585</text:p>
          </table:table-cell>
          <table:table-cell table:formula="of:=2*SQRT([.H5])/4" office:value-type="float" office:value="0.0599444387630686">
            <text:p>0.0599</text:p>
          </table:table-cell>
          <table:table-cell table:formula="of:=2*SQRT([.I5])/4" office:value-type="float" office:value="0.0755765209775357">
            <text:p>0.0756</text:p>
          </table:table-cell>
          <table:table-cell table:formula="of:=2*SQRT([.J5])/4" office:value-type="float" office:value="0.0756836504764462">
            <text:p>0.0757</text:p>
          </table:table-cell>
          <table:table-cell table:formula="of:=2*SQRT([.K5])/4" office:value-type="float" office:value="0.0780778444928188">
            <text:p>0.0781</text:p>
          </table:table-cell>
          <table:table-cell table:formula="of:=2*[.$B$44]*[.A5]/4" office:value-type="float" office:value="0.11780972451">
            <text:p>0.1178</text:p>
          </table:table-cell>
          <table:table-cell table:formula="of:=2*[.$B$45]*[.A5]/4" office:value-type="float" office:value="0.058904862255">
            <text:p>0.0589</text:p>
          </table:table-cell>
          <table:table-cell table:style-name="ce2"/>
        </table:table-row>
        <table:table-row table:style-name="ro1">
          <table:table-cell office:value-type="float" office:value="0.15707963268">
            <text:p>0.1571</text:p>
          </table:table-cell>
          <table:table-cell office:value-type="float" office:value="0">
            <text:p>0.00E+000</text:p>
          </table:table-cell>
          <table:table-cell office:value-type="float" office:value="-0.128072349455262">
            <text:p>-1.28E-001</text:p>
          </table:table-cell>
          <table:table-cell office:value-type="float" office:value="0.00412934443060153">
            <text:p>4.13E-003</text:p>
          </table:table-cell>
          <table:table-cell office:value-type="float" office:value="0.0126171930157825">
            <text:p>1.26E-002</text:p>
          </table:table-cell>
          <table:table-cell office:value-type="float" office:value="0.0136055462234331">
            <text:p>1.36E-002</text:p>
          </table:table-cell>
          <table:table-cell office:value-type="float" office:value="0.0137033468433664">
            <text:p>1.37E-002</text:p>
          </table:table-cell>
          <table:table-cell office:value-type="float" office:value="0.0146398214536629">
            <text:p>1.46E-002</text:p>
          </table:table-cell>
          <table:table-cell office:value-type="float" office:value="0.022603499161332">
            <text:p>2.26E-002</text:p>
          </table:table-cell>
          <table:table-cell office:value-type="float" office:value="0.0226755401942288">
            <text:p>2.27E-002</text:p>
          </table:table-cell>
          <table:table-cell office:value-type="float" office:value="0.0246534451405544">
            <text:p>2.47E-002</text:p>
          </table:table-cell>
          <table:table-cell/>
          <table:table-cell table:formula="of:=2*[.A6]/PI()" office:value-type="float" office:value="0.100000000000325">
            <text:p>0.1000</text:p>
          </table:table-cell>
          <table:table-cell table:formula="of:=2*SQRT([.C6])/4" office:value-type="float" office:value="0">
            <text:p>Err:502</text:p>
          </table:table-cell>
          <table:table-cell table:formula="of:=2*SQRT([.D6])/4" office:value-type="float" office:value="0.032129987669627">
            <text:p>0.0321</text:p>
          </table:table-cell>
          <table:table-cell table:formula="of:=2*SQRT([.E6])/4" office:value-type="float" office:value="0.0561631396375382">
            <text:p>0.0562</text:p>
          </table:table-cell>
          <table:table-cell table:formula="of:=2*SQRT([.F6])/4" office:value-type="float" office:value="0.0583214073549178">
            <text:p>0.0583</text:p>
          </table:table-cell>
          <table:table-cell table:formula="of:=2*SQRT([.G6])/4" office:value-type="float" office:value="0.0585306476202135">
            <text:p>0.0585</text:p>
          </table:table-cell>
          <table:table-cell table:formula="of:=2*SQRT([.H6])/4" office:value-type="float" office:value="0.0604975649379026">
            <text:p>0.0605</text:p>
          </table:table-cell>
          <table:table-cell table:formula="of:=2*SQRT([.I6])/4" office:value-type="float" office:value="0.0751723006853789">
            <text:p>0.0752</text:p>
          </table:table-cell>
          <table:table-cell table:formula="of:=2*SQRT([.J6])/4" office:value-type="float" office:value="0.075291998569285">
            <text:p>0.0753</text:p>
          </table:table-cell>
          <table:table-cell table:formula="of:=2*SQRT([.K6])/4" office:value-type="float" office:value="0.0785070779302006">
            <text:p>0.0785</text:p>
          </table:table-cell>
          <table:table-cell table:formula="of:=2*[.$B$44]*[.A6]/4" office:value-type="float" office:value="0.15707963268">
            <text:p>0.1571</text:p>
          </table:table-cell>
          <table:table-cell table:formula="of:=2*[.$B$45]*[.A6]/4" office:value-type="float" office:value="0.07853981634">
            <text:p>0.0785</text:p>
          </table:table-cell>
          <table:table-cell table:style-name="ce2"/>
        </table:table-row>
        <table:table-row table:style-name="ro1">
          <table:table-cell office:value-type="float" office:value="0.19634954085">
            <text:p>0.1963</text:p>
          </table:table-cell>
          <table:table-cell office:value-type="float" office:value="0">
            <text:p>0.00E+000</text:p>
          </table:table-cell>
          <table:table-cell office:value-type="float" office:value="-0.113082615239312">
            <text:p>-1.13E-001</text:p>
          </table:table-cell>
          <table:table-cell office:value-type="float" office:value="0.00420167649572061">
            <text:p>4.20E-003</text:p>
          </table:table-cell>
          <table:table-cell office:value-type="float" office:value="0.0123838158877419">
            <text:p>1.24E-002</text:p>
          </table:table-cell>
          <table:table-cell office:value-type="float" office:value="0.0136194460690768">
            <text:p>1.36E-002</text:p>
          </table:table-cell>
          <table:table-cell office:value-type="float" office:value="0.013730562609195">
            <text:p>1.37E-002</text:p>
          </table:table-cell>
          <table:table-cell office:value-type="float" office:value="0.0149114077202981">
            <text:p>1.49E-002</text:p>
          </table:table-cell>
          <table:table-cell office:value-type="float" office:value="0.0223632587195003">
            <text:p>2.24E-002</text:p>
          </table:table-cell>
          <table:table-cell office:value-type="float" office:value="0.0224459522482559">
            <text:p>2.24E-002</text:p>
          </table:table-cell>
          <table:table-cell office:value-type="float" office:value="0.0249259667246657">
            <text:p>2.49E-002</text:p>
          </table:table-cell>
          <table:table-cell/>
          <table:table-cell table:formula="of:=2*[.A7]/PI()" office:value-type="float" office:value="0.125000000000406">
            <text:p>0.1250</text:p>
          </table:table-cell>
          <table:table-cell table:formula="of:=2*SQRT([.C7])/4" office:value-type="float" office:value="0">
            <text:p>Err:502</text:p>
          </table:table-cell>
          <table:table-cell table:formula="of:=2*SQRT([.D7])/4" office:value-type="float" office:value="0.032410170069442">
            <text:p>0.0324</text:p>
          </table:table-cell>
          <table:table-cell table:formula="of:=2*SQRT([.E7])/4" office:value-type="float" office:value="0.0556412973602834">
            <text:p>0.0556</text:p>
          </table:table-cell>
          <table:table-cell table:formula="of:=2*SQRT([.F7])/4" office:value-type="float" office:value="0.0583511912240804">
            <text:p>0.0584</text:p>
          </table:table-cell>
          <table:table-cell table:formula="of:=2*SQRT([.G7])/4" office:value-type="float" office:value="0.0585887416855727">
            <text:p>0.0586</text:p>
          </table:table-cell>
          <table:table-cell table:formula="of:=2*SQRT([.H7])/4" office:value-type="float" office:value="0.0610561375299365">
            <text:p>0.0611</text:p>
          </table:table-cell>
          <table:table-cell table:formula="of:=2*SQRT([.I7])/4" office:value-type="float" office:value="0.0747717505470821">
            <text:p>0.0748</text:p>
          </table:table-cell>
          <table:table-cell table:formula="of:=2*SQRT([.J7])/4" office:value-type="float" office:value="0.0749098662531444">
            <text:p>0.0749</text:p>
          </table:table-cell>
          <table:table-cell table:formula="of:=2*SQRT([.K7])/4" office:value-type="float" office:value="0.0789397978282591">
            <text:p>0.0789</text:p>
          </table:table-cell>
          <table:table-cell table:formula="of:=2*[.$B$44]*[.A7]/4" office:value-type="float" office:value="0.19634954085">
            <text:p>0.1963</text:p>
          </table:table-cell>
          <table:table-cell table:formula="of:=2*[.$B$45]*[.A7]/4" office:value-type="float" office:value="0.098174770425">
            <text:p>0.0982</text:p>
          </table:table-cell>
          <table:table-cell table:style-name="ce2"/>
        </table:table-row>
        <table:table-row table:style-name="ro1">
          <table:table-cell office:value-type="float" office:value="0.23561944902">
            <text:p>0.2356</text:p>
          </table:table-cell>
          <table:table-cell office:value-type="float" office:value="0">
            <text:p>0.00E+000</text:p>
          </table:table-cell>
          <table:table-cell office:value-type="float" office:value="-0.0948287594439637">
            <text:p>-9.48E-002</text:p>
          </table:table-cell>
          <table:table-cell office:value-type="float" office:value="0.00431283932210001">
            <text:p>4.31E-003</text:p>
          </table:table-cell>
          <table:table-cell office:value-type="float" office:value="0.0121559084069052">
            <text:p>1.22E-002</text:p>
          </table:table-cell>
          <table:table-cell office:value-type="float" office:value="0.0136364347175907">
            <text:p>1.36E-002</text:p>
          </table:table-cell>
          <table:table-cell office:value-type="float" office:value="0.0137688654573209">
            <text:p>1.38E-002</text:p>
          </table:table-cell>
          <table:table-cell office:value-type="float" office:value="0.0151890239043502">
            <text:p>1.52E-002</text:p>
          </table:table-cell>
          <table:table-cell office:value-type="float" office:value="0.0221265048150463">
            <text:p>2.21E-002</text:p>
          </table:table-cell>
          <table:table-cell office:value-type="float" office:value="0.0222257554505227">
            <text:p>2.22E-002</text:p>
          </table:table-cell>
          <table:table-cell office:value-type="float" office:value="0.0252021843336625">
            <text:p>2.52E-002</text:p>
          </table:table-cell>
          <table:table-cell/>
          <table:table-cell table:formula="of:=2*[.A8]/PI()" office:value-type="float" office:value="0.150000000000487">
            <text:p>0.1500</text:p>
          </table:table-cell>
          <table:table-cell table:formula="of:=2*SQRT([.C8])/4" office:value-type="float" office:value="0">
            <text:p>Err:502</text:p>
          </table:table-cell>
          <table:table-cell table:formula="of:=2*SQRT([.D8])/4" office:value-type="float" office:value="0.0328361055931577">
            <text:p>0.0328</text:p>
          </table:table-cell>
          <table:table-cell table:formula="of:=2*SQRT([.E8])/4" office:value-type="float" office:value="0.0551269181228762">
            <text:p>0.0551</text:p>
          </table:table-cell>
          <table:table-cell table:formula="of:=2*SQRT([.F8])/4" office:value-type="float" office:value="0.0583875729877316">
            <text:p>0.0584</text:p>
          </table:table-cell>
          <table:table-cell table:formula="of:=2*SQRT([.G8])/4" office:value-type="float" office:value="0.0586704045011641">
            <text:p>0.0587</text:p>
          </table:table-cell>
          <table:table-cell table:formula="of:=2*SQRT([.H8])/4" office:value-type="float" office:value="0.0616218790372994">
            <text:p>0.0616</text:p>
          </table:table-cell>
          <table:table-cell table:formula="of:=2*SQRT([.I8])/4" office:value-type="float" office:value="0.0743749030504348">
            <text:p>0.0744</text:p>
          </table:table-cell>
          <table:table-cell table:formula="of:=2*SQRT([.J8])/4" office:value-type="float" office:value="0.0745415244184789">
            <text:p>0.0745</text:p>
          </table:table-cell>
          <table:table-cell table:formula="of:=2*SQRT([.K8])/4" office:value-type="float" office:value="0.0793759792595696">
            <text:p>0.0794</text:p>
          </table:table-cell>
          <table:table-cell table:formula="of:=2*[.$B$44]*[.A8]/4" office:value-type="float" office:value="0.23561944902">
            <text:p>0.2356</text:p>
          </table:table-cell>
          <table:table-cell table:formula="of:=2*[.$B$45]*[.A8]/4" office:value-type="float" office:value="0.11780972451">
            <text:p>0.1178</text:p>
          </table:table-cell>
          <table:table-cell table:style-name="ce2"/>
        </table:table-row>
        <table:table-row table:style-name="ro1">
          <table:table-cell office:value-type="float" office:value="0.27488935719">
            <text:p>0.2749</text:p>
          </table:table-cell>
          <table:table-cell office:value-type="float" office:value="0">
            <text:p>0.00E+000</text:p>
          </table:table-cell>
          <table:table-cell office:value-type="float" office:value="-0.0733997722376156">
            <text:p>-7.34E-002</text:p>
          </table:table-cell>
          <table:table-cell office:value-type="float" office:value="0.00449757154641594">
            <text:p>4.50E-003</text:p>
          </table:table-cell>
          <table:table-cell office:value-type="float" office:value="0.0119355780156722">
            <text:p>1.19E-002</text:p>
          </table:table-cell>
          <table:table-cell office:value-type="float" office:value="0.013656512153168">
            <text:p>1.37E-002</text:p>
          </table:table-cell>
          <table:table-cell office:value-type="float" office:value="0.013825947485629">
            <text:p>1.38E-002</text:p>
          </table:table-cell>
          <table:table-cell office:value-type="float" office:value="0.015475065477479">
            <text:p>1.55E-002</text:p>
          </table:table-cell>
          <table:table-cell office:value-type="float" office:value="0.0218932206771653">
            <text:p>2.19E-002</text:p>
          </table:table-cell>
          <table:table-cell office:value-type="float" office:value="0.0220203682313281">
            <text:p>2.20E-002</text:p>
          </table:table-cell>
          <table:table-cell office:value-type="float" office:value="0.0254821202344479">
            <text:p>2.55E-002</text:p>
          </table:table-cell>
          <table:table-cell/>
          <table:table-cell table:formula="of:=2*[.A9]/PI()" office:value-type="float" office:value="0.175000000000569">
            <text:p>0.1750</text:p>
          </table:table-cell>
          <table:table-cell table:formula="of:=2*SQRT([.C9])/4" office:value-type="float" office:value="0">
            <text:p>Err:502</text:p>
          </table:table-cell>
          <table:table-cell table:formula="of:=2*SQRT([.D9])/4" office:value-type="float" office:value="0.0335319681289957">
            <text:p>0.0335</text:p>
          </table:table-cell>
          <table:table-cell table:formula="of:=2*SQRT([.E9])/4" office:value-type="float" office:value="0.0546250355049593">
            <text:p>0.0546</text:p>
          </table:table-cell>
          <table:table-cell table:formula="of:=2*SQRT([.F9])/4" office:value-type="float" office:value="0.0584305402875244">
            <text:p>0.0584</text:p>
          </table:table-cell>
          <table:table-cell table:formula="of:=2*SQRT([.G9])/4" office:value-type="float" office:value="0.0587918946063762">
            <text:p>0.0588</text:p>
          </table:table-cell>
          <table:table-cell table:formula="of:=2*SQRT([.H9])/4" office:value-type="float" office:value="0.0621994081110885">
            <text:p>0.0622</text:p>
          </table:table-cell>
          <table:table-cell table:formula="of:=2*SQRT([.I9])/4" office:value-type="float" office:value="0.0739817894436957">
            <text:p>0.0740</text:p>
          </table:table-cell>
          <table:table-cell table:formula="of:=2*SQRT([.J9])/4" office:value-type="float" office:value="0.0741963075754583">
            <text:p>0.0742</text:p>
          </table:table-cell>
          <table:table-cell table:formula="of:=2*SQRT([.K9])/4" office:value-type="float" office:value="0.0798156003461227">
            <text:p>0.0798</text:p>
          </table:table-cell>
          <table:table-cell table:formula="of:=2*[.$B$44]*[.A9]/4" office:value-type="float" office:value="0.27488935719">
            <text:p>0.2749</text:p>
          </table:table-cell>
          <table:table-cell table:formula="of:=2*[.$B$45]*[.A9]/4" office:value-type="float" office:value="0.137444678595">
            <text:p>0.1374</text:p>
          </table:table-cell>
          <table:table-cell table:style-name="ce2"/>
        </table:table-row>
        <table:table-row table:style-name="ro1">
          <table:table-cell office:value-type="float" office:value="0.31415926536">
            <text:p>0.3142</text:p>
          </table:table-cell>
          <table:table-cell office:value-type="float" office:value="0">
            <text:p>0.00E+000</text:p>
          </table:table-cell>
          <table:table-cell office:value-type="float" office:value="-0.0490309095860797">
            <text:p>-4.90E-002</text:p>
          </table:table-cell>
          <table:table-cell office:value-type="float" office:value="0.00486007867042551">
            <text:p>4.86E-003</text:p>
          </table:table-cell>
          <table:table-cell office:value-type="float" office:value="0.0117290598358157">
            <text:p>1.17E-002</text:p>
          </table:table-cell>
          <table:table-cell office:value-type="float" office:value="0.0136796783704769">
            <text:p>1.37E-002</text:p>
          </table:table-cell>
          <table:table-cell office:value-type="float" office:value="0.0139246558002319">
            <text:p>1.39E-002</text:p>
          </table:table-cell>
          <table:table-cell office:value-type="float" office:value="0.0157769731999273">
            <text:p>1.58E-002</text:p>
          </table:table-cell>
          <table:table-cell office:value-type="float" office:value="0.0216633895583071">
            <text:p>2.17E-002</text:p>
          </table:table-cell>
          <table:table-cell office:value-type="float" office:value="0.0218449918302842">
            <text:p>2.18E-002</text:p>
          </table:table-cell>
          <table:table-cell office:value-type="float" office:value="0.0257657977600682">
            <text:p>2.58E-002</text:p>
          </table:table-cell>
          <table:table-cell/>
          <table:table-cell table:formula="of:=2*[.A10]/PI()" office:value-type="float" office:value="0.20000000000065">
            <text:p>0.2000</text:p>
          </table:table-cell>
          <table:table-cell table:formula="of:=2*SQRT([.C10])/4" office:value-type="float" office:value="0">
            <text:p>Err:502</text:p>
          </table:table-cell>
          <table:table-cell table:formula="of:=2*SQRT([.D10])/4" office:value-type="float" office:value="0.034857132234399">
            <text:p>0.0349</text:p>
          </table:table-cell>
          <table:table-cell table:formula="of:=2*SQRT([.E10])/4" office:value-type="float" office:value="0.0541503920480168">
            <text:p>0.0542</text:p>
          </table:table-cell>
          <table:table-cell table:formula="of:=2*SQRT([.F10])/4" office:value-type="float" office:value="0.0584800785962128">
            <text:p>0.0585</text:p>
          </table:table-cell>
          <table:table-cell table:formula="of:=2*SQRT([.G10])/4" office:value-type="float" office:value="0.0590013893909115">
            <text:p>0.0590</text:p>
          </table:table-cell>
          <table:table-cell table:formula="of:=2*SQRT([.H10])/4" office:value-type="float" office:value="0.0628032109050312">
            <text:p>0.0628</text:p>
          </table:table-cell>
          <table:table-cell table:formula="of:=2*SQRT([.I10])/4" office:value-type="float" office:value="0.0735924411171201">
            <text:p>0.0736</text:p>
          </table:table-cell>
          <table:table-cell table:formula="of:=2*SQRT([.J10])/4" office:value-type="float" office:value="0.0739002568166787">
            <text:p>0.0739</text:p>
          </table:table-cell>
          <table:table-cell table:formula="of:=2*SQRT([.K10])/4" office:value-type="float" office:value="0.0802586409056188">
            <text:p>0.0803</text:p>
          </table:table-cell>
          <table:table-cell table:formula="of:=2*[.$B$44]*[.A10]/4" office:value-type="float" office:value="0.31415926536">
            <text:p>0.3142</text:p>
          </table:table-cell>
          <table:table-cell table:formula="of:=2*[.$B$45]*[.A10]/4" office:value-type="float" office:value="0.15707963268">
            <text:p>0.1571</text:p>
          </table:table-cell>
          <table:table-cell table:style-name="ce2"/>
        </table:table-row>
        <table:table-row table:style-name="ro1">
          <table:table-cell office:value-type="float" office:value="0.35342917353">
            <text:p>0.3534</text:p>
          </table:table-cell>
          <table:table-cell office:value-type="float" office:value="0">
            <text:p>0.00E+000</text:p>
          </table:table-cell>
          <table:table-cell office:value-type="float" office:value="-0.0226660345306244">
            <text:p>-2.27E-002</text:p>
          </table:table-cell>
          <table:table-cell office:value-type="float" office:value="0.00588322788166352">
            <text:p>5.88E-003</text:p>
          </table:table-cell>
          <table:table-cell office:value-type="float" office:value="0.0115663124037971">
            <text:p>1.16E-002</text:p>
          </table:table-cell>
          <table:table-cell office:value-type="float" office:value="0.013705933381298">
            <text:p>1.37E-002</text:p>
          </table:table-cell>
          <table:table-cell office:value-type="float" office:value="0.0141724632122186">
            <text:p>1.42E-002</text:p>
          </table:table-cell>
          <table:table-cell office:value-type="float" office:value="0.0161333166392996">
            <text:p>1.61E-002</text:p>
          </table:table-cell>
          <table:table-cell office:value-type="float" office:value="0.0214369950209575">
            <text:p>2.14E-002</text:p>
          </table:table-cell>
          <table:table-cell office:value-type="float" office:value="0.0217642079936013">
            <text:p>2.18E-002</text:p>
          </table:table-cell>
          <table:table-cell office:value-type="float" office:value="0.0260532410439845">
            <text:p>2.61E-002</text:p>
          </table:table-cell>
          <table:table-cell/>
          <table:table-cell table:formula="of:=2*[.A11]/PI()" office:value-type="float" office:value="0.225000000000731">
            <text:p>0.2250</text:p>
          </table:table-cell>
          <table:table-cell table:formula="of:=2*SQRT([.C11])/4" office:value-type="float" office:value="0">
            <text:p>Err:502</text:p>
          </table:table-cell>
          <table:table-cell table:formula="of:=2*SQRT([.D11])/4" office:value-type="float" office:value="0.0383511012933902">
            <text:p>0.0384</text:p>
          </table:table-cell>
          <table:table-cell table:formula="of:=2*SQRT([.E11])/4" office:value-type="float" office:value="0.0537733958472892">
            <text:p>0.0538</text:p>
          </table:table-cell>
          <table:table-cell table:formula="of:=2*SQRT([.F11])/4" office:value-type="float" office:value="0.0585361712561088">
            <text:p>0.0585</text:p>
          </table:table-cell>
          <table:table-cell table:formula="of:=2*SQRT([.G11])/4" office:value-type="float" office:value="0.0595240775069605">
            <text:p>0.0595</text:p>
          </table:table-cell>
          <table:table-cell table:formula="of:=2*SQRT([.H11])/4" office:value-type="float" office:value="0.0635084967529929">
            <text:p>0.0635</text:p>
          </table:table-cell>
          <table:table-cell table:formula="of:=2*SQRT([.I11])/4" office:value-type="float" office:value="0.07320689008037">
            <text:p>0.0732</text:p>
          </table:table-cell>
          <table:table-cell table:formula="of:=2*SQRT([.J11])/4" office:value-type="float" office:value="0.0737634868915531">
            <text:p>0.0738</text:p>
          </table:table-cell>
          <table:table-cell table:formula="of:=2*SQRT([.K11])/4" office:value-type="float" office:value="0.0807050820022886">
            <text:p>0.0807</text:p>
          </table:table-cell>
          <table:table-cell table:formula="of:=2*[.$B$44]*[.A11]/4" office:value-type="float" office:value="0.35342917353">
            <text:p>0.3534</text:p>
          </table:table-cell>
          <table:table-cell table:formula="of:=2*[.$B$45]*[.A11]/4" office:value-type="float" office:value="0.176714586765">
            <text:p>0.1767</text:p>
          </table:table-cell>
          <table:table-cell table:style-name="ce2"/>
        </table:table-row>
        <table:table-row table:style-name="ro1">
          <table:table-cell office:value-type="float" office:value="0.3926990817">
            <text:p>0.3927</text:p>
          </table:table-cell>
          <table:table-cell office:value-type="float" office:value="0">
            <text:p>0.00E+000</text:p>
          </table:table-cell>
          <table:table-cell office:value-type="float" office:value="-0.00187666513899409">
            <text:p>-1.88E-003</text:p>
          </table:table-cell>
          <table:table-cell office:value-type="float" office:value="0.0101997367534609">
            <text:p>1.02E-002</text:p>
          </table:table-cell>
          <table:table-cell office:value-type="float" office:value="0.0120512364978028">
            <text:p>1.21E-002</text:p>
          </table:table-cell>
          <table:table-cell office:value-type="float" office:value="0.0137352772210707">
            <text:p>1.37E-002</text:p>
          </table:table-cell>
          <table:table-cell office:value-type="float" office:value="0.0156117061749689">
            <text:p>1.56E-002</text:p>
          </table:table-cell>
          <table:table-cell office:value-type="float" office:value="0.0177264082799658">
            <text:p>1.77E-002</text:p>
          </table:table-cell>
          <table:table-cell office:value-type="float" office:value="0.0212140210545694">
            <text:p>2.12E-002</text:p>
          </table:table-cell>
          <table:table-cell office:value-type="float" office:value="0.0226232513579133">
            <text:p>2.26E-002</text:p>
          </table:table-cell>
          <table:table-cell office:value-type="float" office:value="0.0263444749168006">
            <text:p>2.63E-002</text:p>
          </table:table-cell>
          <table:table-cell/>
          <table:table-cell table:formula="of:=2*[.A12]/PI()" office:value-type="float" office:value="0.250000000000812">
            <text:p>0.2500</text:p>
          </table:table-cell>
          <table:table-cell table:formula="of:=2*SQRT([.C12])/4" office:value-type="float" office:value="0">
            <text:p>Err:502</text:p>
          </table:table-cell>
          <table:table-cell table:formula="of:=2*SQRT([.D12])/4" office:value-type="float" office:value="0.0504968730553213">
            <text:p>0.0505</text:p>
          </table:table-cell>
          <table:table-cell table:formula="of:=2*SQRT([.E12])/4" office:value-type="float" office:value="0.0548890619745929">
            <text:p>0.0549</text:p>
          </table:table-cell>
          <table:table-cell table:formula="of:=2*SQRT([.F12])/4" office:value-type="float" office:value="0.0585987995207042">
            <text:p>0.0586</text:p>
          </table:table-cell>
          <table:table-cell table:formula="of:=2*SQRT([.G12])/4" office:value-type="float" office:value="0.0624734066923057">
            <text:p>0.0625</text:p>
          </table:table-cell>
          <table:table-cell table:formula="of:=2*SQRT([.H12])/4" office:value-type="float" office:value="0.0665702791791612">
            <text:p>0.0666</text:p>
          </table:table-cell>
          <table:table-cell table:formula="of:=2*SQRT([.I12])/4" office:value-type="float" office:value="0.0728251691631564">
            <text:p>0.0728</text:p>
          </table:table-cell>
          <table:table-cell table:formula="of:=2*SQRT([.J12])/4" office:value-type="float" office:value="0.0752051383848094">
            <text:p>0.0752</text:p>
          </table:table-cell>
          <table:table-cell table:formula="of:=2*SQRT([.K12])/4" office:value-type="float" office:value="0.08115490576176">
            <text:p>0.0812</text:p>
          </table:table-cell>
          <table:table-cell table:formula="of:=2*[.$B$44]*[.A12]/4" office:value-type="float" office:value="0.3926990817">
            <text:p>0.3927</text:p>
          </table:table-cell>
          <table:table-cell table:formula="of:=2*[.$B$45]*[.A12]/4" office:value-type="float" office:value="0.19634954085">
            <text:p>0.1963</text:p>
          </table:table-cell>
          <table:table-cell table:style-name="ce2"/>
        </table:table-row>
        <table:table-row table:style-name="ro1">
          <table:table-cell office:value-type="float" office:value="0.4319689898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0224950384978242">
            <text:p>2.25E-003</text:p>
          </table:table-cell>
          <table:table-cell office:value-type="float" office:value="0.0108747439747129">
            <text:p>1.09E-002</text:p>
          </table:table-cell>
          <table:table-cell office:value-type="float" office:value="0.0133470490877354">
            <text:p>1.33E-002</text:p>
          </table:table-cell>
          <table:table-cell office:value-type="float" office:value="0.0137677099561406">
            <text:p>1.38E-002</text:p>
          </table:table-cell>
          <table:table-cell office:value-type="float" office:value="0.0164384257573428">
            <text:p>1.64E-002</text:p>
          </table:table-cell>
          <table:table-cell office:value-type="float" office:value="0.0205379694679489">
            <text:p>2.05E-002</text:p>
          </table:table-cell>
          <table:table-cell office:value-type="float" office:value="0.020994452129211">
            <text:p>2.10E-002</text:p>
          </table:table-cell>
          <table:table-cell office:value-type="float" office:value="0.0261077437583993">
            <text:p>2.61E-002</text:p>
          </table:table-cell>
          <table:table-cell office:value-type="float" office:value="0.0266395248590997">
            <text:p>2.66E-002</text:p>
          </table:table-cell>
          <table:table-cell/>
          <table:table-cell table:formula="of:=2*[.A13]/PI()" office:value-type="float" office:value="0.275000000000893">
            <text:p>0.2750</text:p>
          </table:table-cell>
          <table:table-cell table:formula="of:=2*SQRT([.C13])/4" office:value-type="float" office:value="0.0237144673658424">
            <text:p>0.0237</text:p>
          </table:table-cell>
          <table:table-cell table:formula="of:=2*SQRT([.D13])/4" office:value-type="float" office:value="0.0521410202592761">
            <text:p>0.0521</text:p>
          </table:table-cell>
          <table:table-cell table:formula="of:=2*SQRT([.E13])/4" office:value-type="float" office:value="0.0577647147654504">
            <text:p>0.0578</text:p>
          </table:table-cell>
          <table:table-cell table:formula="of:=2*SQRT([.F13])/4" office:value-type="float" office:value="0.0586679426010078">
            <text:p>0.0587</text:p>
          </table:table-cell>
          <table:table-cell table:formula="of:=2*SQRT([.G13])/4" office:value-type="float" office:value="0.0641062121742948">
            <text:p>0.0641</text:p>
          </table:table-cell>
          <table:table-cell table:formula="of:=2*SQRT([.H13])/4" office:value-type="float" office:value="0.0716553722130254">
            <text:p>0.0717</text:p>
          </table:table-cell>
          <table:table-cell table:formula="of:=2*SQRT([.I13])/4" office:value-type="float" office:value="0.0724473121123396">
            <text:p>0.0724</text:p>
          </table:table-cell>
          <table:table-cell table:formula="of:=2*SQRT([.J13])/4" office:value-type="float" office:value="0.0807894543836002">
            <text:p>0.0808</text:p>
          </table:table-cell>
          <table:table-cell table:formula="of:=2*SQRT([.K13])/4" office:value-type="float" office:value="0.0816080952772145">
            <text:p>0.0816</text:p>
          </table:table-cell>
          <table:table-cell table:formula="of:=2*[.$B$44]*[.A13]/4" office:value-type="float" office:value="0.43196898987">
            <text:p>0.4320</text:p>
          </table:table-cell>
          <table:table-cell table:formula="of:=2*[.$B$45]*[.A13]/4" office:value-type="float" office:value="0.215984494935">
            <text:p>0.2160</text:p>
          </table:table-cell>
          <table:table-cell table:style-name="ce2"/>
        </table:table-row>
        <table:table-row table:style-name="ro1">
          <table:table-cell office:value-type="float" office:value="0.4712388980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030274551095924">
            <text:p>3.03E-003</text:p>
          </table:table-cell>
          <table:table-cell office:value-type="float" office:value="0.0107234930618437">
            <text:p>1.07E-002</text:p>
          </table:table-cell>
          <table:table-cell office:value-type="float" office:value="0.0135859410474614">
            <text:p>1.36E-002</text:p>
          </table:table-cell>
          <table:table-cell office:value-type="float" office:value="0.0138032316912095">
            <text:p>1.38E-002</text:p>
          </table:table-cell>
          <table:table-cell office:value-type="float" office:value="0.016788583284203">
            <text:p>1.68E-002</text:p>
          </table:table-cell>
          <table:table-cell office:value-type="float" office:value="0.0205660441769727">
            <text:p>2.06E-002</text:p>
          </table:table-cell>
          <table:table-cell office:value-type="float" office:value="0.0207782732224026">
            <text:p>2.08E-002</text:p>
          </table:table-cell>
          <table:table-cell office:value-type="float" office:value="0.0267053068526455">
            <text:p>2.67E-002</text:p>
          </table:table-cell>
          <table:table-cell office:value-type="float" office:value="0.0269384169747987">
            <text:p>2.69E-002</text:p>
          </table:table-cell>
          <table:table-cell/>
          <table:table-cell table:formula="of:=2*[.A14]/PI()" office:value-type="float" office:value="0.300000000000975">
            <text:p>0.3000</text:p>
          </table:table-cell>
          <table:table-cell table:formula="of:=2*SQRT([.C14])/4" office:value-type="float" office:value="0.0275111573256761">
            <text:p>0.0275</text:p>
          </table:table-cell>
          <table:table-cell table:formula="of:=2*SQRT([.D14])/4" office:value-type="float" office:value="0.0517771500322383">
            <text:p>0.0518</text:p>
          </table:table-cell>
          <table:table-cell table:formula="of:=2*SQRT([.E14])/4" office:value-type="float" office:value="0.0582793725246365">
            <text:p>0.0583</text:p>
          </table:table-cell>
          <table:table-cell table:formula="of:=2*SQRT([.F14])/4" office:value-type="float" office:value="0.0587435777153756">
            <text:p>0.0587</text:p>
          </table:table-cell>
          <table:table-cell table:formula="of:=2*SQRT([.G14])/4" office:value-type="float" office:value="0.0647853827730512">
            <text:p>0.0648</text:p>
          </table:table-cell>
          <table:table-cell table:formula="of:=2*SQRT([.H14])/4" office:value-type="float" office:value="0.0717043307216738">
            <text:p>0.0717</text:p>
          </table:table-cell>
          <table:table-cell table:formula="of:=2*SQRT([.I14])/4" office:value-type="float" office:value="0.0720733536447461">
            <text:p>0.0721</text:p>
          </table:table-cell>
          <table:table-cell table:formula="of:=2*SQRT([.J14])/4" office:value-type="float" office:value="0.0817087921411238">
            <text:p>0.0817</text:p>
          </table:table-cell>
          <table:table-cell table:formula="of:=2*SQRT([.K14])/4" office:value-type="float" office:value="0.0820646345492362">
            <text:p>0.0821</text:p>
          </table:table-cell>
          <table:table-cell table:formula="of:=2*[.$B$44]*[.A14]/4" office:value-type="float" office:value="0.47123889804">
            <text:p>0.4712</text:p>
          </table:table-cell>
          <table:table-cell table:formula="of:=2*[.$B$45]*[.A14]/4" office:value-type="float" office:value="0.23561944902">
            <text:p>0.2356</text:p>
          </table:table-cell>
          <table:table-cell table:style-name="ce2"/>
        </table:table-row>
        <table:table-row table:style-name="ro1">
          <table:table-cell office:value-type="float" office:value="0.5105088062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00334909486389472">
            <text:p>3.35E-003</text:p>
          </table:table-cell>
          <table:table-cell office:value-type="float" office:value="0.0105337637399475">
            <text:p>1.05E-002</text:p>
          </table:table-cell>
          <table:table-cell office:value-type="float" office:value="0.013696791524491">
            <text:p>1.37E-002</text:p>
          </table:table-cell>
          <table:table-cell office:value-type="float" office:value="0.0138418425770225">
            <text:p>1.38E-002</text:p>
          </table:table-cell>
          <table:table-cell office:value-type="float" office:value="0.0171052429716702">
            <text:p>1.71E-002</text:p>
          </table:table-cell>
          <table:table-cell office:value-type="float" office:value="0.0204271789057324">
            <text:p>2.04E-002</text:p>
          </table:table-cell>
          <table:table-cell office:value-type="float" office:value="0.0205654698345446">
            <text:p>2.06E-002</text:p>
          </table:table-cell>
          <table:table-cell office:value-type="float" office:value="0.0270915777288276">
            <text:p>2.71E-002</text:p>
          </table:table-cell>
          <table:table-cell office:value-type="float" office:value="0.0272411779718744">
            <text:p>2.72E-002</text:p>
          </table:table-cell>
          <table:table-cell/>
          <table:table-cell table:formula="of:=2*[.A15]/PI()" office:value-type="float" office:value="0.325000000001056">
            <text:p>0.3250</text:p>
          </table:table-cell>
          <table:table-cell table:formula="of:=2*SQRT([.C15])/4" office:value-type="float" office:value="0.0289356824003458">
            <text:p>0.0289</text:p>
          </table:table-cell>
          <table:table-cell table:formula="of:=2*SQRT([.D15])/4" office:value-type="float" office:value="0.0513170628055317">
            <text:p>0.0513</text:p>
          </table:table-cell>
          <table:table-cell table:formula="of:=2*SQRT([.E15])/4" office:value-type="float" office:value="0.0585166461882664">
            <text:p>0.0585</text:p>
          </table:table-cell>
          <table:table-cell table:formula="of:=2*SQRT([.F15])/4" office:value-type="float" office:value="0.0588256801427373">
            <text:p>0.0588</text:p>
          </table:table-cell>
          <table:table-cell table:formula="of:=2*SQRT([.G15])/4" office:value-type="float" office:value="0.0653935068865216">
            <text:p>0.0654</text:p>
          </table:table-cell>
          <table:table-cell table:formula="of:=2*SQRT([.H15])/4" office:value-type="float" office:value="0.0714618410512428">
            <text:p>0.0715</text:p>
          </table:table-cell>
          <table:table-cell table:formula="of:=2*SQRT([.I15])/4" office:value-type="float" office:value="0.0717033294808278">
            <text:p>0.0717</text:p>
          </table:table-cell>
          <table:table-cell table:formula="of:=2*SQRT([.J15])/4" office:value-type="float" office:value="0.0822975967583921">
            <text:p>0.0823</text:p>
          </table:table-cell>
          <table:table-cell table:formula="of:=2*SQRT([.K15])/4" office:value-type="float" office:value="0.0825245084382124">
            <text:p>0.0825</text:p>
          </table:table-cell>
          <table:table-cell table:formula="of:=2*[.$B$44]*[.A15]/4" office:value-type="float" office:value="0.51050880621">
            <text:p>0.5105</text:p>
          </table:table-cell>
          <table:table-cell table:formula="of:=2*[.$B$45]*[.A15]/4" office:value-type="float" office:value="0.255254403105">
            <text:p>0.2553</text:p>
          </table:table-cell>
          <table:table-cell table:style-name="ce2"/>
        </table:table-row>
        <table:table-row table:style-name="ro1">
          <table:table-cell office:value-type="float" office:value="0.5497787143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00353750305344343">
            <text:p>3.54E-003</text:p>
          </table:table-cell>
          <table:table-cell office:value-type="float" office:value="0.0103366232835239">
            <text:p>1.03E-002</text:p>
          </table:table-cell>
          <table:table-cell office:value-type="float" office:value="0.0137748953891656">
            <text:p>1.38E-002</text:p>
          </table:table-cell>
          <table:table-cell office:value-type="float" office:value="0.0138835428174983">
            <text:p>1.39E-002</text:p>
          </table:table-cell>
          <table:table-cell office:value-type="float" office:value="0.0174153829013925">
            <text:p>1.74E-002</text:p>
          </table:table-cell>
          <table:table-cell office:value-type="float" office:value="0.0202529959269494">
            <text:p>2.03E-002</text:p>
          </table:table-cell>
          <table:table-cell office:value-type="float" office:value="0.0203560280040559">
            <text:p>2.04E-002</text:p>
          </table:table-cell>
          <table:table-cell office:value-type="float" office:value="0.0274368878471151">
            <text:p>2.74E-002</text:p>
          </table:table-cell>
          <table:table-cell office:value-type="float" office:value="0.027547835145054">
            <text:p>2.75E-002</text:p>
          </table:table-cell>
          <table:table-cell/>
          <table:table-cell table:formula="of:=2*[.A16]/PI()" office:value-type="float" office:value="0.350000000001137">
            <text:p>0.3500</text:p>
          </table:table-cell>
          <table:table-cell table:formula="of:=2*SQRT([.C16])/4" office:value-type="float" office:value="0.0297384559680031">
            <text:p>0.0297</text:p>
          </table:table-cell>
          <table:table-cell table:formula="of:=2*SQRT([.D16])/4" office:value-type="float" office:value="0.0508345927580913">
            <text:p>0.0508</text:p>
          </table:table-cell>
          <table:table-cell table:formula="of:=2*SQRT([.E16])/4" office:value-type="float" office:value="0.0586832501425356">
            <text:p>0.0587</text:p>
          </table:table-cell>
          <table:table-cell table:formula="of:=2*SQRT([.F16])/4" office:value-type="float" office:value="0.0589142232773595">
            <text:p>0.0589</text:p>
          </table:table-cell>
          <table:table-cell table:formula="of:=2*SQRT([.G16])/4" office:value-type="float" office:value="0.0659836777191763">
            <text:p>0.0660</text:p>
          </table:table-cell>
          <table:table-cell table:formula="of:=2*SQRT([.H16])/4" office:value-type="float" office:value="0.0711565104662767">
            <text:p>0.0712</text:p>
          </table:table-cell>
          <table:table-cell table:formula="of:=2*SQRT([.I16])/4" office:value-type="float" office:value="0.0713372763778795">
            <text:p>0.0713</text:p>
          </table:table-cell>
          <table:table-cell table:formula="of:=2*SQRT([.J16])/4" office:value-type="float" office:value="0.0828204199565468">
            <text:p>0.0828</text:p>
          </table:table-cell>
          <table:table-cell table:formula="of:=2*SQRT([.K16])/4" office:value-type="float" office:value="0.0829877026207106">
            <text:p>0.0830</text:p>
          </table:table-cell>
          <table:table-cell table:formula="of:=2*[.$B$44]*[.A16]/4" office:value-type="float" office:value="0.54977871438">
            <text:p>0.5498</text:p>
          </table:table-cell>
          <table:table-cell table:formula="of:=2*[.$B$45]*[.A16]/4" office:value-type="float" office:value="0.27488935719">
            <text:p>0.2749</text:p>
          </table:table-cell>
          <table:table-cell table:style-name="ce2"/>
        </table:table-row>
        <table:table-row table:style-name="ro1">
          <table:table-cell office:value-type="float" office:value="0.58904862255">
            <text:p>0.5890</text:p>
          </table:table-cell>
          <table:table-cell office:value-type="float" office:value="0">
            <text:p>0.00E+000</text:p>
          </table:table-cell>
          <table:table-cell office:value-type="float" office:value="0.00367121190718842">
            <text:p>3.67E-003</text:p>
          </table:table-cell>
          <table:table-cell office:value-type="float" office:value="0.0101384424808811">
            <text:p>1.01E-002</text:p>
          </table:table-cell>
          <table:table-cell office:value-type="float" office:value="0.013841394222087">
            <text:p>1.38E-002</text:p>
          </table:table-cell>
          <table:table-cell office:value-type="float" office:value="0.01392833267712">
            <text:p>1.39E-002</text:p>
          </table:table-cell>
          <table:table-cell office:value-type="float" office:value="0.0177249619450952">
            <text:p>1.77E-002</text:p>
          </table:table-cell>
          <table:table-cell office:value-type="float" office:value="0.0200674252683798">
            <text:p>2.01E-002</text:p>
          </table:table-cell>
          <table:table-cell office:value-type="float" office:value="0.0201499343367737">
            <text:p>2.01E-002</text:p>
          </table:table-cell>
          <table:table-cell office:value-type="float" office:value="0.0277695463370699">
            <text:p>2.78E-002</text:p>
          </table:table-cell>
          <table:table-cell office:value-type="float" office:value="0.0278584163585269">
            <text:p>2.79E-002</text:p>
          </table:table-cell>
          <table:table-cell/>
          <table:table-cell table:formula="of:=2*[.A17]/PI()" office:value-type="float" office:value="0.375000000001218">
            <text:p>0.3750</text:p>
          </table:table-cell>
          <table:table-cell table:formula="of:=2*SQRT([.C17])/4" office:value-type="float" office:value="0.030295263273276">
            <text:p>0.0303</text:p>
          </table:table-cell>
          <table:table-cell table:formula="of:=2*SQRT([.D17])/4" office:value-type="float" office:value="0.0503449165280894">
            <text:p>0.0503</text:p>
          </table:table-cell>
          <table:table-cell table:formula="of:=2*SQRT([.E17])/4" office:value-type="float" office:value="0.0588247274156178">
            <text:p>0.0588</text:p>
          </table:table-cell>
          <table:table-cell table:formula="of:=2*SQRT([.F17])/4" office:value-type="float" office:value="0.0590091786867094">
            <text:p>0.0590</text:p>
          </table:table-cell>
          <table:table-cell table:formula="of:=2*SQRT([.G17])/4" office:value-type="float" office:value="0.066567563319336">
            <text:p>0.0666</text:p>
          </table:table-cell>
          <table:table-cell table:formula="of:=2*SQRT([.H17])/4" office:value-type="float" office:value="0.0708297699918259">
            <text:p>0.0708</text:p>
          </table:table-cell>
          <table:table-cell table:formula="of:=2*SQRT([.I17])/4" office:value-type="float" office:value="0.0709752321883727">
            <text:p>0.0710</text:p>
          </table:table-cell>
          <table:table-cell table:formula="of:=2*SQRT([.J17])/4" office:value-type="float" office:value="0.0833209852574217">
            <text:p>0.0833</text:p>
          </table:table-cell>
          <table:table-cell table:formula="of:=2*SQRT([.K17])/4" office:value-type="float" office:value="0.083454203546806">
            <text:p>0.0835</text:p>
          </table:table-cell>
          <table:table-cell table:formula="of:=2*[.$B$44]*[.A17]/4" office:value-type="float" office:value="0.58904862255">
            <text:p>0.5890</text:p>
          </table:table-cell>
          <table:table-cell table:formula="of:=2*[.$B$45]*[.A17]/4" office:value-type="float" office:value="0.294524311275">
            <text:p>0.2945</text:p>
          </table:table-cell>
          <table:table-cell table:style-name="ce2"/>
        </table:table-row>
        <table:table-row table:style-name="ro1">
          <table:table-cell office:value-type="float" office:value="0.6283185307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00377831760550652">
            <text:p>3.78E-003</text:p>
          </table:table-cell>
          <table:table-cell office:value-type="float" office:value="0.00994135087455338">
            <text:p>9.94E-003</text:p>
          </table:table-cell>
          <table:table-cell office:value-type="float" office:value="0.0139035644199061">
            <text:p>1.39E-002</text:p>
          </table:table-cell>
          <table:table-cell office:value-type="float" office:value="0.0139762124875678">
            <text:p>1.40E-002</text:p>
          </table:table-cell>
          <table:table-cell office:value-type="float" office:value="0.0180360315828713">
            <text:p>1.80E-002</text:p>
          </table:table-cell>
          <table:table-cell office:value-type="float" office:value="0.0198780788436593">
            <text:p>1.99E-002</text:p>
          </table:table-cell>
          <table:table-cell office:value-type="float" office:value="0.0199471760898024">
            <text:p>1.99E-002</text:p>
          </table:table-cell>
          <table:table-cell office:value-type="float" office:value="0.0280982456124594">
            <text:p>2.81E-002</text:p>
          </table:table-cell>
          <table:table-cell office:value-type="float" office:value="0.0281729500281135">
            <text:p>2.82E-002</text:p>
          </table:table-cell>
          <table:table-cell/>
          <table:table-cell table:formula="of:=2*[.A18]/PI()" office:value-type="float" office:value="0.4000000000013">
            <text:p>0.4000</text:p>
          </table:table-cell>
          <table:table-cell table:formula="of:=2*SQRT([.C18])/4" office:value-type="float" office:value="0.0307340104993902">
            <text:p>0.0307</text:p>
          </table:table-cell>
          <table:table-cell table:formula="of:=2*SQRT([.D18])/4" office:value-type="float" office:value="0.0498531615711415">
            <text:p>0.0499</text:p>
          </table:table-cell>
          <table:table-cell table:formula="of:=2*SQRT([.E18])/4" office:value-type="float" office:value="0.0589566883820361">
            <text:p>0.0590</text:p>
          </table:table-cell>
          <table:table-cell table:formula="of:=2*SQRT([.F18])/4" office:value-type="float" office:value="0.0591105161700686">
            <text:p>0.0591</text:p>
          </table:table-cell>
          <table:table-cell table:formula="of:=2*SQRT([.G18])/4" office:value-type="float" office:value="0.0671491466492153">
            <text:p>0.0671</text:p>
          </table:table-cell>
          <table:table-cell table:formula="of:=2*SQRT([.H18])/4" office:value-type="float" office:value="0.0704948204545187">
            <text:p>0.0705</text:p>
          </table:table-cell>
          <table:table-cell table:formula="of:=2*SQRT([.I18])/4" office:value-type="float" office:value="0.0706172360153709">
            <text:p>0.0706</text:p>
          </table:table-cell>
          <table:table-cell table:formula="of:=2*SQRT([.J18])/4" office:value-type="float" office:value="0.0838126565807029">
            <text:p>0.0838</text:p>
          </table:table-cell>
          <table:table-cell table:formula="of:=2*SQRT([.K18])/4" office:value-type="float" office:value="0.0839239983975285">
            <text:p>0.0839</text:p>
          </table:table-cell>
          <table:table-cell table:formula="of:=2*[.$B$44]*[.A18]/4" office:value-type="float" office:value="0.62831853072">
            <text:p>0.6283</text:p>
          </table:table-cell>
          <table:table-cell table:formula="of:=2*[.$B$45]*[.A18]/4" office:value-type="float" office:value="0.31415926536">
            <text:p>0.3142</text:p>
          </table:table-cell>
          <table:table-cell table:style-name="ce2"/>
        </table:table-row>
        <table:table-row table:style-name="ro1">
          <table:table-cell office:value-type="float" office:value="0.6675884388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0038713037255057">
            <text:p>3.87E-003</text:p>
          </table:table-cell>
          <table:table-cell office:value-type="float" office:value="0.00974625736490626">
            <text:p>9.75E-003</text:p>
          </table:table-cell>
          <table:table-cell office:value-type="float" office:value="0.0139645708066824">
            <text:p>1.40E-002</text:p>
          </table:table-cell>
          <table:table-cell office:value-type="float" office:value="0.0140271826546228">
            <text:p>1.40E-002</text:p>
          </table:table-cell>
          <table:table-cell office:value-type="float" office:value="0.0183494426073385">
            <text:p>1.83E-002</text:p>
          </table:table-cell>
          <table:table-cell office:value-type="float" office:value="0.0196881724300652">
            <text:p>1.97E-002</text:p>
          </table:table-cell>
          <table:table-cell office:value-type="float" office:value="0.0197477414595495">
            <text:p>1.97E-002</text:p>
          </table:table-cell>
          <table:table-cell office:value-type="float" office:value="0.0284265468361118">
            <text:p>2.84E-002</text:p>
          </table:table-cell>
          <table:table-cell office:value-type="float" office:value="0.0284914651019985">
            <text:p>2.85E-002</text:p>
          </table:table-cell>
          <table:table-cell/>
          <table:table-cell table:formula="of:=2*[.A19]/PI()" office:value-type="float" office:value="0.425000000001381">
            <text:p>0.4250</text:p>
          </table:table-cell>
          <table:table-cell table:formula="of:=2*SQRT([.C19])/4" office:value-type="float" office:value="0.0311099008577081">
            <text:p>0.0311</text:p>
          </table:table-cell>
          <table:table-cell table:formula="of:=2*SQRT([.D19])/4" office:value-type="float" office:value="0.0493615674510703">
            <text:p>0.0494</text:p>
          </table:table-cell>
          <table:table-cell table:formula="of:=2*SQRT([.E19])/4" office:value-type="float" office:value="0.0590858925774215">
            <text:p>0.0591</text:p>
          </table:table-cell>
          <table:table-cell table:formula="of:=2*SQRT([.F19])/4" office:value-type="float" office:value="0.059218203819904">
            <text:p>0.0592</text:p>
          </table:table-cell>
          <table:table-cell table:formula="of:=2*SQRT([.G19])/4" office:value-type="float" office:value="0.0677300572259808">
            <text:p>0.0677</text:p>
          </table:table-cell>
          <table:table-cell table:formula="of:=2*SQRT([.H19])/4" office:value-type="float" office:value="0.0701572740884101">
            <text:p>0.0702</text:p>
          </table:table-cell>
          <table:table-cell table:formula="of:=2*SQRT([.I19])/4" office:value-type="float" office:value="0.0702633287347488">
            <text:p>0.0703</text:p>
          </table:table-cell>
          <table:table-cell table:formula="of:=2*SQRT([.J19])/4" office:value-type="float" office:value="0.0843008701558172">
            <text:p>0.0843</text:p>
          </table:table-cell>
          <table:table-cell table:formula="of:=2*SQRT([.K19])/4" office:value-type="float" office:value="0.0843970750411388">
            <text:p>0.0844</text:p>
          </table:table-cell>
          <table:table-cell table:formula="of:=2*[.$B$44]*[.A19]/4" office:value-type="float" office:value="0.66758843889">
            <text:p>0.6676</text:p>
          </table:table-cell>
          <table:table-cell table:formula="of:=2*[.$B$45]*[.A19]/4" office:value-type="float" office:value="0.333794219445">
            <text:p>0.3338</text:p>
          </table:table-cell>
          <table:table-cell table:style-name="ce2"/>
        </table:table-row>
        <table:table-row table:style-name="ro1">
          <table:table-cell office:value-type="float" office:value="0.7068583470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00395654616417846">
            <text:p>3.96E-003</text:p>
          </table:table-cell>
          <table:table-cell office:value-type="float" office:value="0.00955361201698964">
            <text:p>9.55E-003</text:p>
          </table:table-cell>
          <table:table-cell office:value-type="float" office:value="0.0140260082959056">
            <text:p>1.40E-002</text:p>
          </table:table-cell>
          <table:table-cell office:value-type="float" office:value="0.0140812436636383">
            <text:p>1.41E-002</text:p>
          </table:table-cell>
          <table:table-cell office:value-type="float" office:value="0.0186654320736926">
            <text:p>1.87E-002</text:p>
          </table:table-cell>
          <table:table-cell office:value-type="float" office:value="0.0194994773836224">
            <text:p>1.95E-002</text:p>
          </table:table-cell>
          <table:table-cell office:value-type="float" office:value="0.0195516209454561">
            <text:p>1.96E-002</text:p>
          </table:table-cell>
          <table:table-cell office:value-type="float" office:value="0.0287561865056927">
            <text:p>2.88E-002</text:p>
          </table:table-cell>
          <table:table-cell office:value-type="float" office:value="0.0288139910399379">
            <text:p>2.88E-002</text:p>
          </table:table-cell>
          <table:table-cell/>
          <table:table-cell table:formula="of:=2*[.A20]/PI()" office:value-type="float" office:value="0.450000000001462">
            <text:p>0.4500</text:p>
          </table:table-cell>
          <table:table-cell table:formula="of:=2*SQRT([.C20])/4" office:value-type="float" office:value="0.0314505411884218">
            <text:p>0.0315</text:p>
          </table:table-cell>
          <table:table-cell table:formula="of:=2*SQRT([.D20])/4" office:value-type="float" office:value="0.0488712901839865">
            <text:p>0.0489</text:p>
          </table:table-cell>
          <table:table-cell table:formula="of:=2*SQRT([.E20])/4" office:value-type="float" office:value="0.0592157248877053">
            <text:p>0.0592</text:p>
          </table:table-cell>
          <table:table-cell table:formula="of:=2*SQRT([.F20])/4" office:value-type="float" office:value="0.0593322080822008">
            <text:p>0.0593</text:p>
          </table:table-cell>
          <table:table-cell table:formula="of:=2*SQRT([.G20])/4" office:value-type="float" office:value="0.0683107459952177">
            <text:p>0.0683</text:p>
          </table:table-cell>
          <table:table-cell table:formula="of:=2*SQRT([.H20])/4" office:value-type="float" office:value="0.0698202645791721">
            <text:p>0.0698</text:p>
          </table:table-cell>
          <table:table-cell table:formula="of:=2*SQRT([.I20])/4" office:value-type="float" office:value="0.0699135554550333">
            <text:p>0.0699</text:p>
          </table:table-cell>
          <table:table-cell table:formula="of:=2*SQRT([.J20])/4" office:value-type="float" office:value="0.0847882458034318">
            <text:p>0.0848</text:p>
          </table:table-cell>
          <table:table-cell table:formula="of:=2*SQRT([.K20])/4" office:value-type="float" office:value="0.0848734219881847">
            <text:p>0.0849</text:p>
          </table:table-cell>
          <table:table-cell table:formula="of:=2*[.$B$44]*[.A20]/4" office:value-type="float" office:value="0.70685834706">
            <text:p>0.7069</text:p>
          </table:table-cell>
          <table:table-cell table:formula="of:=2*[.$B$45]*[.A20]/4" office:value-type="float" office:value="0.35342917353">
            <text:p>0.3534</text:p>
          </table:table-cell>
          <table:table-cell table:style-name="ce2"/>
        </table:table-row>
        <table:table-row table:style-name="ro1">
          <table:table-cell office:value-type="float" office:value="0.7461282552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0040376348054801">
            <text:p>4.04E-003</text:p>
          </table:table-cell>
          <table:table-cell office:value-type="float" office:value="0.00936366090427921">
            <text:p>9.36E-003</text:p>
          </table:table-cell>
          <table:table-cell office:value-type="float" office:value="0.0140887668163876">
            <text:p>1.41E-002</text:p>
          </table:table-cell>
          <table:table-cell office:value-type="float" office:value="0.0141383960857421">
            <text:p>1.41E-002</text:p>
          </table:table-cell>
          <table:table-cell office:value-type="float" office:value="0.018982571179079">
            <text:p>1.90E-002</text:p>
          </table:table-cell>
          <table:table-cell office:value-type="float" office:value="0.0193145146093454">
            <text:p>1.93E-002</text:p>
          </table:table-cell>
          <table:table-cell office:value-type="float" office:value="0.0193588211545854">
            <text:p>1.94E-002</text:p>
          </table:table-cell>
          <table:table-cell office:value-type="float" office:value="0.0290881190216189">
            <text:p>2.91E-002</text:p>
          </table:table-cell>
          <table:table-cell office:value-type="float" office:value="0.0291405577903982">
            <text:p>2.91E-002</text:p>
          </table:table-cell>
          <table:table-cell/>
          <table:table-cell table:formula="of:=2*[.A21]/PI()" office:value-type="float" office:value="0.475000000001543">
            <text:p>0.4750</text:p>
          </table:table-cell>
          <table:table-cell table:formula="of:=2*SQRT([.C21])/4" office:value-type="float" office:value="0.0317711929484875">
            <text:p>0.0318</text:p>
          </table:table-cell>
          <table:table-cell table:formula="of:=2*SQRT([.D21])/4" office:value-type="float" office:value="0.0483830055501909">
            <text:p>0.0484</text:p>
          </table:table-cell>
          <table:table-cell table:formula="of:=2*SQRT([.E21])/4" office:value-type="float" office:value="0.059348055605023">
            <text:p>0.0593</text:p>
          </table:table-cell>
          <table:table-cell table:formula="of:=2*SQRT([.F21])/4" office:value-type="float" office:value="0.0594524938201547">
            <text:p>0.0595</text:p>
          </table:table-cell>
          <table:table-cell table:formula="of:=2*SQRT([.G21])/4" office:value-type="float" office:value="0.0688886260188846">
            <text:p>0.0689</text:p>
          </table:table-cell>
          <table:table-cell table:formula="of:=2*SQRT([.H21])/4" office:value-type="float" office:value="0.0694883346493234">
            <text:p>0.0695</text:p>
          </table:table-cell>
          <table:table-cell table:formula="of:=2*SQRT([.I21])/4" office:value-type="float" office:value="0.0695679904025288">
            <text:p>0.0696</text:p>
          </table:table-cell>
          <table:table-cell table:formula="of:=2*SQRT([.J21])/4" office:value-type="float" office:value="0.0852761968863805">
            <text:p>0.0853</text:p>
          </table:table-cell>
          <table:table-cell table:formula="of:=2*SQRT([.K21])/4" office:value-type="float" office:value="0.085353028344632">
            <text:p>0.0854</text:p>
          </table:table-cell>
          <table:table-cell table:formula="of:=2*[.$B$44]*[.A21]/4" office:value-type="float" office:value="0.74612825523">
            <text:p>0.7461</text:p>
          </table:table-cell>
          <table:table-cell table:formula="of:=2*[.$B$45]*[.A21]/4" office:value-type="float" office:value="0.373064127615">
            <text:p>0.3731</text:p>
          </table:table-cell>
          <table:table-cell table:style-name="ce2"/>
        </table:table-row>
        <table:table-row table:style-name="ro1">
          <table:table-cell office:value-type="float" office:value="0.785398163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00411674213398095">
            <text:p>4.12E-003</text:p>
          </table:table-cell>
          <table:table-cell office:value-type="float" office:value="0.00917654821706958">
            <text:p>9.18E-003</text:p>
          </table:table-cell>
          <table:table-cell office:value-type="float" office:value="0.014153381547777">
            <text:p>1.42E-002</text:p>
          </table:table-cell>
          <table:table-cell office:value-type="float" office:value="0.0141986405829853">
            <text:p>1.42E-002</text:p>
          </table:table-cell>
          <table:table-cell office:value-type="float" office:value="0.0191168966839314">
            <text:p>1.91E-002</text:p>
          </table:table-cell>
          <table:table-cell office:value-type="float" office:value="0.0191691330617417">
            <text:p>1.92E-002</text:p>
          </table:table-cell>
          <table:table-cell office:value-type="float" office:value="0.019318110383959">
            <text:p>1.93E-002</text:p>
          </table:table-cell>
          <table:table-cell office:value-type="float" office:value="0.0294229179846644">
            <text:p>2.94E-002</text:p>
          </table:table-cell>
          <table:table-cell office:value-type="float" office:value="0.0294711957655185">
            <text:p>2.95E-002</text:p>
          </table:table-cell>
          <table:table-cell/>
          <table:table-cell table:formula="of:=2*[.A22]/PI()" office:value-type="float" office:value="0.500000000001624">
            <text:p>0.5000</text:p>
          </table:table-cell>
          <table:table-cell table:formula="of:=2*SQRT([.C22])/4" office:value-type="float" office:value="0.0320809216434821">
            <text:p>0.0321</text:p>
          </table:table-cell>
          <table:table-cell table:formula="of:=2*SQRT([.D22])/4" office:value-type="float" office:value="0.0478971507948792">
            <text:p>0.0479</text:p>
          </table:table-cell>
          <table:table-cell table:formula="of:=2*SQRT([.E22])/4" office:value-type="float" office:value="0.0594839926950456">
            <text:p>0.0595</text:p>
          </table:table-cell>
          <table:table-cell table:formula="of:=2*SQRT([.F22])/4" office:value-type="float" office:value="0.0595790243772615">
            <text:p>0.0596</text:p>
          </table:table-cell>
          <table:table-cell table:formula="of:=2*SQRT([.G22])/4" office:value-type="float" office:value="0.0691319330771449">
            <text:p>0.0691</text:p>
          </table:table-cell>
          <table:table-cell table:formula="of:=2*SQRT([.H22])/4" office:value-type="float" office:value="0.0692263191671739">
            <text:p>0.0692</text:p>
          </table:table-cell>
          <table:table-cell table:formula="of:=2*SQRT([.I22])/4" office:value-type="float" office:value="0.0694948026545134">
            <text:p>0.0695</text:p>
          </table:table-cell>
          <table:table-cell table:formula="of:=2*SQRT([.J22])/4" office:value-type="float" office:value="0.0857655495882006">
            <text:p>0.0858</text:p>
          </table:table-cell>
          <table:table-cell table:formula="of:=2*SQRT([.K22])/4" office:value-type="float" office:value="0.0858358837630256">
            <text:p>0.0858</text:p>
          </table:table-cell>
          <table:table-cell table:formula="of:=2*[.$B$44]*[.A22]/4" office:value-type="float" office:value="0.7853981634">
            <text:p>0.7854</text:p>
          </table:table-cell>
          <table:table-cell table:formula="of:=2*[.$B$45]*[.A22]/4" office:value-type="float" office:value="0.3926990817">
            <text:p>0.3927</text:p>
          </table:table-cell>
          <table:table-cell table:style-name="ce2"/>
        </table:table-row>
        <table:table-row table:style-name="ro1">
          <table:table-cell office:value-type="float" office:value="0.8246680715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0041952580478074">
            <text:p>4.20E-003</text:p>
          </table:table-cell>
          <table:table-cell office:value-type="float" office:value="0.00899236271036794">
            <text:p>8.99E-003</text:p>
          </table:table-cell>
          <table:table-cell office:value-type="float" office:value="0.0142201933891415">
            <text:p>1.42E-002</text:p>
          </table:table-cell>
          <table:table-cell office:value-type="float" office:value="0.0142619779133544">
            <text:p>1.43E-002</text:p>
          </table:table-cell>
          <table:table-cell office:value-type="float" office:value="0.0189393594202851">
            <text:p>1.89E-002</text:p>
          </table:table-cell>
          <table:table-cell office:value-type="float" office:value="0.0189829396392843">
            <text:p>1.90E-002</text:p>
          </table:table-cell>
          <table:table-cell office:value-type="float" office:value="0.0196393449696519">
            <text:p>1.96E-002</text:p>
          </table:table-cell>
          <table:table-cell office:value-type="float" office:value="0.0297609533501411">
            <text:p>2.98E-002</text:p>
          </table:table-cell>
          <table:table-cell office:value-type="float" office:value="0.0298059358097702">
            <text:p>2.98E-002</text:p>
          </table:table-cell>
          <table:table-cell/>
          <table:table-cell table:formula="of:=2*[.A23]/PI()" office:value-type="float" office:value="0.525000000001706">
            <text:p>0.5250</text:p>
          </table:table-cell>
          <table:table-cell table:formula="of:=2*SQRT([.C23])/4" office:value-type="float" office:value="0.032385405848188">
            <text:p>0.0324</text:p>
          </table:table-cell>
          <table:table-cell table:formula="of:=2*SQRT([.D23])/4" office:value-type="float" office:value="0.0474140346057155">
            <text:p>0.0474</text:p>
          </table:table-cell>
          <table:table-cell table:formula="of:=2*SQRT([.E23])/4" office:value-type="float" office:value="0.0596242261776651">
            <text:p>0.0596</text:p>
          </table:table-cell>
          <table:table-cell table:formula="of:=2*SQRT([.F23])/4" office:value-type="float" office:value="0.059711761641561">
            <text:p>0.0597</text:p>
          </table:table-cell>
          <table:table-cell table:formula="of:=2*SQRT([.G23])/4" office:value-type="float" office:value="0.0688101726132937">
            <text:p>0.0688</text:p>
          </table:table-cell>
          <table:table-cell table:formula="of:=2*SQRT([.H23])/4" office:value-type="float" office:value="0.068889294595177">
            <text:p>0.0689</text:p>
          </table:table-cell>
          <table:table-cell table:formula="of:=2*SQRT([.I23])/4" office:value-type="float" office:value="0.0700702236503708">
            <text:p>0.0701</text:p>
          </table:table-cell>
          <table:table-cell table:formula="of:=2*SQRT([.J23])/4" office:value-type="float" office:value="0.0862568161801447">
            <text:p>0.0863</text:p>
          </table:table-cell>
          <table:table-cell table:formula="of:=2*SQRT([.K23])/4" office:value-type="float" office:value="0.0863219783858233">
            <text:p>0.0863</text:p>
          </table:table-cell>
          <table:table-cell table:formula="of:=2*[.$B$44]*[.A23]/4" office:value-type="float" office:value="0.82466807157">
            <text:p>0.8247</text:p>
          </table:table-cell>
          <table:table-cell table:formula="of:=2*[.$B$45]*[.A23]/4" office:value-type="float" office:value="0.412334035785">
            <text:p>0.4123</text:p>
          </table:table-cell>
          <table:table-cell/>
        </table:table-row>
        <table:table-row table:style-name="ro1">
          <table:table-cell office:value-type="float" office:value="0.8639379797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00427411192447985">
            <text:p>4.27E-003</text:p>
          </table:table-cell>
          <table:table-cell office:value-type="float" office:value="0.00881116093558249">
            <text:p>8.81E-003</text:p>
          </table:table-cell>
          <table:table-cell office:value-type="float" office:value="0.0142894296282758">
            <text:p>1.43E-002</text:p>
          </table:table-cell>
          <table:table-cell office:value-type="float" office:value="0.0143284089355495">
            <text:p>1.43E-002</text:p>
          </table:table-cell>
          <table:table-cell office:value-type="float" office:value="0.0187598773724887">
            <text:p>1.88E-002</text:p>
          </table:table-cell>
          <table:table-cell office:value-type="float" office:value="0.0187999506431477">
            <text:p>1.88E-002</text:p>
          </table:table-cell>
          <table:table-cell office:value-type="float" office:value="0.0199688662174568">
            <text:p>2.00E-002</text:p>
          </table:table-cell>
          <table:table-cell office:value-type="float" office:value="0.0301024777200878">
            <text:p>3.01E-002</text:p>
          </table:table-cell>
          <table:table-cell office:value-type="float" office:value="0.0301448091601499">
            <text:p>3.01E-002</text:p>
          </table:table-cell>
          <table:table-cell/>
          <table:table-cell table:formula="of:=2*[.A24]/PI()" office:value-type="float" office:value="0.550000000001787">
            <text:p>0.5500</text:p>
          </table:table-cell>
          <table:table-cell table:formula="of:=2*SQRT([.C24])/4" office:value-type="float" office:value="0.0326883462585669">
            <text:p>0.0327</text:p>
          </table:table-cell>
          <table:table-cell table:formula="of:=2*SQRT([.D24])/4" office:value-type="float" office:value="0.046933892166489">
            <text:p>0.0469</text:p>
          </table:table-cell>
          <table:table-cell table:formula="of:=2*SQRT([.E24])/4" office:value-type="float" office:value="0.0597692011580291">
            <text:p>0.0598</text:p>
          </table:table-cell>
          <table:table-cell table:formula="of:=2*SQRT([.F24])/4" office:value-type="float" office:value="0.0598506661106404">
            <text:p>0.0599</text:p>
          </table:table-cell>
          <table:table-cell table:formula="of:=2*SQRT([.G24])/4" office:value-type="float" office:value="0.0684833508461887">
            <text:p>0.0685</text:p>
          </table:table-cell>
          <table:table-cell table:formula="of:=2*SQRT([.H24])/4" office:value-type="float" office:value="0.0685564560109909">
            <text:p>0.0686</text:p>
          </table:table-cell>
          <table:table-cell table:formula="of:=2*SQRT([.I24])/4" office:value-type="float" office:value="0.0706556194110857">
            <text:p>0.0707</text:p>
          </table:table-cell>
          <table:table-cell table:formula="of:=2*SQRT([.J24])/4" office:value-type="float" office:value="0.0867503281263072">
            <text:p>0.0868</text:p>
          </table:table-cell>
          <table:table-cell table:formula="of:=2*SQRT([.K24])/4" office:value-type="float" office:value="0.0868113027781375">
            <text:p>0.0868</text:p>
          </table:table-cell>
          <table:table-cell table:formula="of:=2*[.$B$44]*[.A24]/4" office:value-type="float" office:value="0.86393797974">
            <text:p>0.8639</text:p>
          </table:table-cell>
          <table:table-cell table:formula="of:=2*[.$B$45]*[.A24]/4" office:value-type="float" office:value="0.43196898987">
            <text:p>0.4320</text:p>
          </table:table-cell>
          <table:table-cell/>
        </table:table-row>
        <table:table-row table:style-name="ro1">
          <table:table-cell office:value-type="float" office:value="0.9032078879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00435394792990356">
            <text:p>4.35E-003</text:p>
          </table:table-cell>
          <table:table-cell office:value-type="float" office:value="0.00863297975207592">
            <text:p>8.63E-003</text:p>
          </table:table-cell>
          <table:table-cell office:value-type="float" office:value="0.0143612475392721">
            <text:p>1.44E-002</text:p>
          </table:table-cell>
          <table:table-cell office:value-type="float" office:value="0.0143979346140763">
            <text:p>1.44E-002</text:p>
          </table:table-cell>
          <table:table-cell office:value-type="float" office:value="0.0185826699809685">
            <text:p>1.86E-002</text:p>
          </table:table-cell>
          <table:table-cell office:value-type="float" office:value="0.0186202116906467">
            <text:p>1.86E-002</text:p>
          </table:table-cell>
          <table:table-cell office:value-type="float" office:value="0.0203026004158586">
            <text:p>2.03E-002</text:p>
          </table:table-cell>
          <table:table-cell office:value-type="float" office:value="0.0304476711346987">
            <text:p>3.04E-002</text:p>
          </table:table-cell>
          <table:table-cell office:value-type="float" office:value="0.0304878473815113">
            <text:p>3.05E-002</text:p>
          </table:table-cell>
          <table:table-cell/>
          <table:table-cell table:formula="of:=2*[.A25]/PI()" office:value-type="float" office:value="0.575000000001868">
            <text:p>0.5750</text:p>
          </table:table-cell>
          <table:table-cell table:formula="of:=2*SQRT([.C25])/4" office:value-type="float" office:value="0.032992226091549">
            <text:p>0.0330</text:p>
          </table:table-cell>
          <table:table-cell table:formula="of:=2*SQRT([.D25])/4" office:value-type="float" office:value="0.0464569148568755">
            <text:p>0.0465</text:p>
          </table:table-cell>
          <table:table-cell table:formula="of:=2*SQRT([.E25])/4" office:value-type="float" office:value="0.0599192113167223">
            <text:p>0.0599</text:p>
          </table:table-cell>
          <table:table-cell table:formula="of:=2*SQRT([.F25])/4" office:value-type="float" office:value="0.0599956969583576">
            <text:p>0.0600</text:p>
          </table:table-cell>
          <table:table-cell table:formula="of:=2*SQRT([.G25])/4" office:value-type="float" office:value="0.0681591336156948">
            <text:p>0.0682</text:p>
          </table:table-cell>
          <table:table-cell table:formula="of:=2*SQRT([.H25])/4" office:value-type="float" office:value="0.0682279482518834">
            <text:p>0.0682</text:p>
          </table:table-cell>
          <table:table-cell table:formula="of:=2*SQRT([.I25])/4" office:value-type="float" office:value="0.0712435969330904">
            <text:p>0.0712</text:p>
          </table:table-cell>
          <table:table-cell table:formula="of:=2*SQRT([.J25])/4" office:value-type="float" office:value="0.0872463052723418">
            <text:p>0.0872</text:p>
          </table:table-cell>
          <table:table-cell table:formula="of:=2*SQRT([.K25])/4" office:value-type="float" office:value="0.0873038478268732">
            <text:p>0.0873</text:p>
          </table:table-cell>
          <table:table-cell table:formula="of:=2*[.$B$44]*[.A25]/4" office:value-type="float" office:value="0.90320788791">
            <text:p>0.9032</text:p>
          </table:table-cell>
          <table:table-cell table:formula="of:=2*[.$B$45]*[.A25]/4" office:value-type="float" office:value="0.451603943955">
            <text:p>0.4516</text:p>
          </table:table-cell>
          <table:table-cell/>
        </table:table-row>
        <table:table-row table:style-name="ro1">
          <table:table-cell office:value-type="float" office:value="0.94247779608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004435226013772">
            <text:p>4.44E-003</text:p>
          </table:table-cell>
          <table:table-cell office:value-type="float" office:value="0.00845784348138849">
            <text:p>8.46E-003</text:p>
          </table:table-cell>
          <table:table-cell office:value-type="float" office:value="0.0144357593540557">
            <text:p>1.44E-002</text:p>
          </table:table-cell>
          <table:table-cell office:value-type="float" office:value="0.0144705560224228">
            <text:p>1.45E-002</text:p>
          </table:table-cell>
          <table:table-cell office:value-type="float" office:value="0.0184081910310648">
            <text:p>1.84E-002</text:p>
          </table:table-cell>
          <table:table-cell office:value-type="float" office:value="0.0184437176109703">
            <text:p>1.84E-002</text:p>
          </table:table-cell>
          <table:table-cell office:value-type="float" office:value="0.0206402368357703">
            <text:p>2.06E-002</text:p>
          </table:table-cell>
          <table:table-cell office:value-type="float" office:value="0.0307966638767683">
            <text:p>3.08E-002</text:p>
          </table:table-cell>
          <table:table-cell office:value-type="float" office:value="0.0308350822319237">
            <text:p>3.08E-002</text:p>
          </table:table-cell>
          <table:table-cell/>
          <table:table-cell table:formula="of:=2*[.A26]/PI()" office:value-type="float" office:value="0.600000000001949">
            <text:p>0.6000</text:p>
          </table:table-cell>
          <table:table-cell table:formula="of:=2*SQRT([.C26])/4" office:value-type="float" office:value="0.0332987462743419">
            <text:p>0.0333</text:p>
          </table:table-cell>
          <table:table-cell table:formula="of:=2*SQRT([.D26])/4" office:value-type="float" office:value="0.0459832672865589">
            <text:p>0.0460</text:p>
          </table:table-cell>
          <table:table-cell table:formula="of:=2*SQRT([.E26])/4" office:value-type="float" office:value="0.0600744524612078">
            <text:p>0.0601</text:p>
          </table:table-cell>
          <table:table-cell table:formula="of:=2*SQRT([.F26])/4" office:value-type="float" office:value="0.0601468120984454">
            <text:p>0.0601</text:p>
          </table:table-cell>
          <table:table-cell table:formula="of:=2*SQRT([.G26])/4" office:value-type="float" office:value="0.0678383944220838">
            <text:p>0.0678</text:p>
          </table:table-cell>
          <table:table-cell table:formula="of:=2*SQRT([.H26])/4" office:value-type="float" office:value="0.0679038246547467">
            <text:p>0.0679</text:p>
          </table:table-cell>
          <table:table-cell table:formula="of:=2*SQRT([.I26])/4" office:value-type="float" office:value="0.0718335521114095">
            <text:p>0.0718</text:p>
          </table:table-cell>
          <table:table-cell table:formula="of:=2*SQRT([.J26])/4" office:value-type="float" office:value="0.0877448914136435">
            <text:p>0.0877</text:p>
          </table:table-cell>
          <table:table-cell table:formula="of:=2*SQRT([.K26])/4" office:value-type="float" office:value="0.0877996045434199">
            <text:p>0.0878</text:p>
          </table:table-cell>
          <table:table-cell table:formula="of:=2*[.$B$44]*[.A26]/4" office:value-type="float" office:value="0.94247779608">
            <text:p>0.9425</text:p>
          </table:table-cell>
          <table:table-cell table:formula="of:=2*[.$B$45]*[.A26]/4" office:value-type="float" office:value="0.47123889804">
            <text:p>0.4712</text:p>
          </table:table-cell>
          <table:table-cell/>
        </table:table-row>
        <table:table-row table:style-name="ro1">
          <table:table-cell office:value-type="float" office:value="0.98174770425">
            <text:p>0.9817</text:p>
          </table:table-cell>
          <table:table-cell office:value-type="float" office:value="0">
            <text:p>0.00E+000</text:p>
          </table:table-cell>
          <table:table-cell office:value-type="float" office:value="0.00451828287379995">
            <text:p>4.52E-003</text:p>
          </table:table-cell>
          <table:table-cell office:value-type="float" office:value="0.00828576821189353">
            <text:p>8.29E-003</text:p>
          </table:table-cell>
          <table:table-cell office:value-type="float" office:value="0.0145130472613833">
            <text:p>1.45E-002</text:p>
          </table:table-cell>
          <table:table-cell office:value-type="float" office:value="0.0145462743488117">
            <text:p>1.45E-002</text:p>
          </table:table-cell>
          <table:table-cell office:value-type="float" office:value="0.0182365975543569">
            <text:p>1.82E-002</text:p>
          </table:table-cell>
          <table:table-cell office:value-type="float" office:value="0.018270460386641">
            <text:p>1.83E-002</text:p>
          </table:table-cell>
          <table:table-cell office:value-type="float" office:value="0.0209817292512172">
            <text:p>2.10E-002</text:p>
          </table:table-cell>
          <table:table-cell office:value-type="float" office:value="0.031149541206557">
            <text:p>3.11E-002</text:p>
          </table:table-cell>
          <table:table-cell office:value-type="float" office:value="0.0311865452615855">
            <text:p>3.12E-002</text:p>
          </table:table-cell>
          <table:table-cell/>
          <table:table-cell table:formula="of:=2*[.A27]/PI()" office:value-type="float" office:value="0.62500000000203">
            <text:p>0.6250</text:p>
          </table:table-cell>
          <table:table-cell table:formula="of:=2*SQRT([.C27])/4" office:value-type="float" office:value="0.0336090868434414">
            <text:p>0.0336</text:p>
          </table:table-cell>
          <table:table-cell table:formula="of:=2*SQRT([.D27])/4" office:value-type="float" office:value="0.0455130975980913">
            <text:p>0.0455</text:p>
          </table:table-cell>
          <table:table-cell table:formula="of:=2*SQRT([.E27])/4" office:value-type="float" office:value="0.0602350547052614">
            <text:p>0.0602</text:p>
          </table:table-cell>
          <table:table-cell table:formula="of:=2*SQRT([.F27])/4" office:value-type="float" office:value="0.0603039682541947">
            <text:p>0.0603</text:p>
          </table:table-cell>
          <table:table-cell table:formula="of:=2*SQRT([.G27])/4" office:value-type="float" office:value="0.0675214735368625">
            <text:p>0.0675</text:p>
          </table:table-cell>
          <table:table-cell table:formula="of:=2*SQRT([.H27])/4" office:value-type="float" office:value="0.0675841334682946">
            <text:p>0.0676</text:p>
          </table:table-cell>
          <table:table-cell table:formula="of:=2*SQRT([.I27])/4" office:value-type="float" office:value="0.0724253568358782">
            <text:p>0.0724</text:p>
          </table:table-cell>
          <table:table-cell table:formula="of:=2*SQRT([.J27])/4" office:value-type="float" office:value="0.0882461630986824">
            <text:p>0.0882</text:p>
          </table:table-cell>
          <table:table-cell table:formula="of:=2*SQRT([.K27])/4" office:value-type="float" office:value="0.0882985634956559">
            <text:p>0.0883</text:p>
          </table:table-cell>
          <table:table-cell table:formula="of:=2*[.$B$44]*[.A27]/4" office:value-type="float" office:value="0.98174770425">
            <text:p>0.9817</text:p>
          </table:table-cell>
          <table:table-cell table:formula="of:=2*[.$B$45]*[.A27]/4" office:value-type="float" office:value="0.490873852125">
            <text:p>0.4909</text:p>
          </table:table-cell>
          <table:table-cell/>
        </table:table-row>
        <table:table-row table:style-name="ro1">
          <table:table-cell office:value-type="float" office:value="1.0210176124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00460337021211223">
            <text:p>4.60E-003</text:p>
          </table:table-cell>
          <table:table-cell office:value-type="float" office:value="0.00811676450955557">
            <text:p>8.12E-003</text:p>
          </table:table-cell>
          <table:table-cell office:value-type="float" office:value="0.014593172774682">
            <text:p>1.46E-002</text:p>
          </table:table-cell>
          <table:table-cell office:value-type="float" office:value="0.0146250908990257">
            <text:p>1.46E-002</text:p>
          </table:table-cell>
          <table:table-cell office:value-type="float" office:value="0.0180679700257211">
            <text:p>1.81E-002</text:p>
          </table:table-cell>
          <table:table-cell office:value-type="float" office:value="0.0181004317018346">
            <text:p>1.81E-002</text:p>
          </table:table-cell>
          <table:table-cell office:value-type="float" office:value="0.0213270846044956">
            <text:p>2.13E-002</text:p>
          </table:table-cell>
          <table:table-cell office:value-type="float" office:value="0.0315062971697155">
            <text:p>3.15E-002</text:p>
          </table:table-cell>
          <table:table-cell office:value-type="float" office:value="0.0315422657976732">
            <text:p>3.15E-002</text:p>
          </table:table-cell>
          <table:table-cell/>
          <table:table-cell table:formula="of:=2*[.A28]/PI()" office:value-type="float" office:value="0.650000000002112">
            <text:p>0.6500</text:p>
          </table:table-cell>
          <table:table-cell table:formula="of:=2*SQRT([.C28])/4" office:value-type="float" office:value="0.0339240704077217">
            <text:p>0.0339</text:p>
          </table:table-cell>
          <table:table-cell table:formula="of:=2*SQRT([.D28])/4" office:value-type="float" office:value="0.0450465440115986">
            <text:p>0.0450</text:p>
          </table:table-cell>
          <table:table-cell table:formula="of:=2*SQRT([.E28])/4" office:value-type="float" office:value="0.0604011025865463">
            <text:p>0.0604</text:p>
          </table:table-cell>
          <table:table-cell table:formula="of:=2*SQRT([.F28])/4" office:value-type="float" office:value="0.0604671210225559">
            <text:p>0.0605</text:p>
          </table:table-cell>
          <table:table-cell table:formula="of:=2*SQRT([.G28])/4" office:value-type="float" office:value="0.0672085746495957">
            <text:p>0.0672</text:p>
          </table:table-cell>
          <table:table-cell table:formula="of:=2*SQRT([.H28])/4" office:value-type="float" office:value="0.0672689224342017">
            <text:p>0.0673</text:p>
          </table:table-cell>
          <table:table-cell table:formula="of:=2*SQRT([.I28])/4" office:value-type="float" office:value="0.0730189780202648">
            <text:p>0.0730</text:p>
          </table:table-cell>
          <table:table-cell table:formula="of:=2*SQRT([.J28])/4" office:value-type="float" office:value="0.0887500664361942">
            <text:p>0.0888</text:p>
          </table:table-cell>
          <table:table-cell table:formula="of:=2*SQRT([.K28])/4" office:value-type="float" office:value="0.0888007119871137">
            <text:p>0.0888</text:p>
          </table:table-cell>
          <table:table-cell table:formula="of:=2*[.$B$44]*[.A28]/4" office:value-type="float" office:value="1.02101761242">
            <text:p>1.0210</text:p>
          </table:table-cell>
          <table:table-cell table:formula="of:=2*[.$B$45]*[.A28]/4" office:value-type="float" office:value="0.51050880621">
            <text:p>0.5105</text:p>
          </table:table-cell>
          <table:table-cell/>
        </table:table-row>
        <table:table-row table:style-name="ro1">
          <table:table-cell office:value-type="float" office:value="1.0602875205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00469067953458834">
            <text:p>4.69E-003</text:p>
          </table:table-cell>
          <table:table-cell office:value-type="float" office:value="0.00795083920917108">
            <text:p>7.95E-003</text:p>
          </table:table-cell>
          <table:table-cell office:value-type="float" office:value="0.014676182772717">
            <text:p>1.47E-002</text:p>
          </table:table-cell>
          <table:table-cell office:value-type="float" office:value="0.0147070071007078">
            <text:p>1.47E-002</text:p>
          </table:table-cell>
          <table:table-cell office:value-type="float" office:value="0.0179023574762305">
            <text:p>1.79E-002</text:p>
          </table:table-cell>
          <table:table-cell office:value-type="float" office:value="0.0179336234008217">
            <text:p>1.79E-002</text:p>
          </table:table-cell>
          <table:table-cell office:value-type="float" office:value="0.0216763247870466">
            <text:p>2.17E-002</text:p>
          </table:table-cell>
          <table:table-cell office:value-type="float" office:value="0.0318659646126865">
            <text:p>3.19E-002</text:p>
          </table:table-cell>
          <table:table-cell office:value-type="float" office:value="0.031902238132043">
            <text:p>3.19E-002</text:p>
          </table:table-cell>
          <table:table-cell/>
          <table:table-cell table:formula="of:=2*[.A29]/PI()" office:value-type="float" office:value="0.675000000002193">
            <text:p>0.6750</text:p>
          </table:table-cell>
          <table:table-cell table:formula="of:=2*SQRT([.C29])/4" office:value-type="float" office:value="0.0342442678947453">
            <text:p>0.0342</text:p>
          </table:table-cell>
          <table:table-cell table:formula="of:=2*SQRT([.D29])/4" office:value-type="float" office:value="0.0445837392138969">
            <text:p>0.0446</text:p>
          </table:table-cell>
          <table:table-cell table:formula="of:=2*SQRT([.E29])/4" office:value-type="float" office:value="0.0605726480614745">
            <text:p>0.0606</text:p>
          </table:table-cell>
          <table:table-cell table:formula="of:=2*SQRT([.F29])/4" office:value-type="float" office:value="0.0606362249416712">
            <text:p>0.0606</text:p>
          </table:table-cell>
          <table:table-cell table:formula="of:=2*SQRT([.G29])/4" office:value-type="float" office:value="0.0668998458074279">
            <text:p>0.0669</text:p>
          </table:table-cell>
          <table:table-cell table:formula="of:=2*SQRT([.H29])/4" office:value-type="float" office:value="0.0669582395990622">
            <text:p>0.0670</text:p>
          </table:table-cell>
          <table:table-cell table:formula="of:=2*SQRT([.I29])/4" office:value-type="float" office:value="0.0736144088936511">
            <text:p>0.0736</text:p>
          </table:table-cell>
          <table:table-cell table:formula="of:=2*SQRT([.J29])/4" office:value-type="float" office:value="0.0892552023871528">
            <text:p>0.0893</text:p>
          </table:table-cell>
          <table:table-cell table:formula="of:=2*SQRT([.K29])/4" office:value-type="float" office:value="0.0893059882259345">
            <text:p>0.0893</text:p>
          </table:table-cell>
          <table:table-cell table:formula="of:=2*[.$B$44]*[.A29]/4" office:value-type="float" office:value="1.06028752059">
            <text:p>1.0603</text:p>
          </table:table-cell>
          <table:table-cell table:formula="of:=2*[.$B$45]*[.A29]/4" office:value-type="float" office:value="0.530143760295">
            <text:p>0.5301</text:p>
          </table:table-cell>
          <table:table-cell/>
        </table:table-row>
        <table:table-row table:style-name="ro1">
          <table:table-cell office:value-type="float" office:value="1.09955742876">
            <text:p>1.0996</text:p>
          </table:table-cell>
          <table:table-cell office:value-type="float" office:value="0">
            <text:p>0.00E+000</text:p>
          </table:table-cell>
          <table:table-cell office:value-type="float" office:value="0.00478035865456185">
            <text:p>4.78E-003</text:p>
          </table:table-cell>
          <table:table-cell office:value-type="float" office:value="0.00778799666955477">
            <text:p>7.79E-003</text:p>
          </table:table-cell>
          <table:table-cell office:value-type="float" office:value="0.0147621134893418">
            <text:p>1.48E-002</text:p>
          </table:table-cell>
          <table:table-cell office:value-type="float" office:value="0.0147920245059199">
            <text:p>1.48E-002</text:p>
          </table:table-cell>
          <table:table-cell office:value-type="float" office:value="0.0177397924549626">
            <text:p>1.77E-002</text:p>
          </table:table-cell>
          <table:table-cell office:value-type="float" office:value="0.0177700276111659">
            <text:p>1.78E-002</text:p>
          </table:table-cell>
          <table:table-cell office:value-type="float" office:value="0.0220294764430761">
            <text:p>2.20E-002</text:p>
          </table:table-cell>
          <table:table-cell office:value-type="float" office:value="0.0317406880361228">
            <text:p>3.17E-002</text:p>
          </table:table-cell>
          <table:table-cell office:value-type="float" office:value="0.0322345759987594">
            <text:p>3.22E-002</text:p>
          </table:table-cell>
          <table:table-cell/>
          <table:table-cell table:formula="of:=2*[.A30]/PI()" office:value-type="float" office:value="0.700000000002274">
            <text:p>0.7000</text:p>
          </table:table-cell>
          <table:table-cell table:formula="of:=2*SQRT([.C30])/4" office:value-type="float" office:value="0.0345700688984049">
            <text:p>0.0346</text:p>
          </table:table-cell>
          <table:table-cell table:formula="of:=2*SQRT([.D30])/4" office:value-type="float" office:value="0.0441248135110925">
            <text:p>0.0441</text:p>
          </table:table-cell>
          <table:table-cell table:formula="of:=2*SQRT([.E30])/4" office:value-type="float" office:value="0.0607497191132226">
            <text:p>0.0607</text:p>
          </table:table-cell>
          <table:table-cell table:formula="of:=2*SQRT([.F30])/4" office:value-type="float" office:value="0.0608112335549936">
            <text:p>0.0608</text:p>
          </table:table-cell>
          <table:table-cell table:formula="of:=2*SQRT([.G30])/4" office:value-type="float" office:value="0.0665954061008765">
            <text:p>0.0666</text:p>
          </table:table-cell>
          <table:table-cell table:formula="of:=2*SQRT([.H30])/4" office:value-type="float" office:value="0.0666521335201768">
            <text:p>0.0667</text:p>
          </table:table-cell>
          <table:table-cell table:formula="of:=2*SQRT([.I30])/4" office:value-type="float" office:value="0.0742116507751245">
            <text:p>0.0742</text:p>
          </table:table-cell>
          <table:table-cell table:formula="of:=2*SQRT([.J30])/4" office:value-type="float" office:value="0.0890795824475547">
            <text:p>0.0891</text:p>
          </table:table-cell>
          <table:table-cell table:formula="of:=2*SQRT([.K30])/4" office:value-type="float" office:value="0.0897699504271326">
            <text:p>0.0898</text:p>
          </table:table-cell>
          <table:table-cell table:formula="of:=2*[.$B$44]*[.A30]/4" office:value-type="float" office:value="1.09955742876">
            <text:p>1.0996</text:p>
          </table:table-cell>
          <table:table-cell table:formula="of:=2*[.$B$45]*[.A30]/4" office:value-type="float" office:value="0.54977871438">
            <text:p>0.5498</text:p>
          </table:table-cell>
          <table:table-cell/>
        </table:table-row>
        <table:table-row table:style-name="ro1">
          <table:table-cell office:value-type="float" office:value="1.13882733693">
            <text:p>1.1388</text:p>
          </table:table-cell>
          <table:table-cell office:value-type="float" office:value="0">
            <text:p>0.00E+000</text:p>
          </table:table-cell>
          <table:table-cell office:value-type="float" office:value="0.00487252289108645">
            <text:p>4.87E-003</text:p>
          </table:table-cell>
          <table:table-cell office:value-type="float" office:value="0.00762823973471416">
            <text:p>7.63E-003</text:p>
          </table:table-cell>
          <table:table-cell office:value-type="float" office:value="0.0148509931840626">
            <text:p>1.49E-002</text:p>
          </table:table-cell>
          <table:table-cell office:value-type="float" office:value="0.0148801447930574">
            <text:p>1.49E-002</text:p>
          </table:table-cell>
          <table:table-cell office:value-type="float" office:value="0.0175802976755176">
            <text:p>1.76E-002</text:p>
          </table:table-cell>
          <table:table-cell office:value-type="float" office:value="0.017609636784365">
            <text:p>1.76E-002</text:p>
          </table:table-cell>
          <table:table-cell office:value-type="float" office:value="0.0223865676428246">
            <text:p>2.24E-002</text:p>
          </table:table-cell>
          <table:table-cell office:value-type="float" office:value="0.0312881384743264">
            <text:p>3.13E-002</text:p>
          </table:table-cell>
          <table:table-cell office:value-type="float" office:value="0.0326032073740884">
            <text:p>3.26E-002</text:p>
          </table:table-cell>
          <table:table-cell/>
          <table:table-cell table:formula="of:=2*[.A31]/PI()" office:value-type="float" office:value="0.725000000002355">
            <text:p>0.7250</text:p>
          </table:table-cell>
          <table:table-cell table:formula="of:=2*SQRT([.C31])/4" office:value-type="float" office:value="0.034901729509748">
            <text:p>0.0349</text:p>
          </table:table-cell>
          <table:table-cell table:formula="of:=2*SQRT([.D31])/4" office:value-type="float" office:value="0.043669897339913">
            <text:p>0.0437</text:p>
          </table:table-cell>
          <table:table-cell table:formula="of:=2*SQRT([.E31])/4" office:value-type="float" office:value="0.0609323255424873">
            <text:p>0.0609</text:p>
          </table:table-cell>
          <table:table-cell table:formula="of:=2*SQRT([.F31])/4" office:value-type="float" office:value="0.0609920994741478">
            <text:p>0.0610</text:p>
          </table:table-cell>
          <table:table-cell table:formula="of:=2*SQRT([.G31])/4" office:value-type="float" office:value="0.0662953574458981">
            <text:p>0.0663</text:p>
          </table:table-cell>
          <table:table-cell table:formula="of:=2*SQRT([.H31])/4" office:value-type="float" office:value="0.0663506533207567">
            <text:p>0.0664</text:p>
          </table:table-cell>
          <table:table-cell table:formula="of:=2*SQRT([.I31])/4" office:value-type="float" office:value="0.0748107071929289">
            <text:p>0.0748</text:p>
          </table:table-cell>
          <table:table-cell table:formula="of:=2*SQRT([.J31])/4" office:value-type="float" office:value="0.0884422671497153">
            <text:p>0.0884</text:p>
          </table:table-cell>
          <table:table-cell table:formula="of:=2*SQRT([.K31])/4" office:value-type="float" office:value="0.0902817913176411">
            <text:p>0.0903</text:p>
          </table:table-cell>
          <table:table-cell table:formula="of:=2*[.$B$44]*[.A31]/4" office:value-type="float" office:value="1.13882733693">
            <text:p>1.1388</text:p>
          </table:table-cell>
          <table:table-cell table:formula="of:=2*[.$B$45]*[.A31]/4" office:value-type="float" office:value="0.569413668465">
            <text:p>0.5694</text:p>
          </table:table-cell>
          <table:table-cell/>
        </table:table-row>
        <table:table-row table:style-name="ro1">
          <table:table-cell office:value-type="float" office:value="1.1780972451">
            <text:p>1.1781</text:p>
          </table:table-cell>
          <table:table-cell office:value-type="float" office:value="0">
            <text:p>0.00E+000</text:p>
          </table:table-cell>
          <table:table-cell office:value-type="float" office:value="0.00496726272820348">
            <text:p>4.97E-003</text:p>
          </table:table-cell>
          <table:table-cell office:value-type="float" office:value="0.00747157058050439">
            <text:p>7.47E-003</text:p>
          </table:table-cell>
          <table:table-cell office:value-type="float" office:value="0.014942843915303">
            <text:p>1.49E-002</text:p>
          </table:table-cell>
          <table:table-cell office:value-type="float" office:value="0.0149713697664813">
            <text:p>1.50E-002</text:p>
          </table:table-cell>
          <table:table-cell office:value-type="float" office:value="0.0174238896260955">
            <text:p>1.74E-002</text:p>
          </table:table-cell>
          <table:table-cell office:value-type="float" office:value="0.0174524437122575">
            <text:p>1.75E-002</text:p>
          </table:table-cell>
          <table:table-cell office:value-type="float" office:value="0.0227476266593361">
            <text:p>2.27E-002</text:p>
          </table:table-cell>
          <table:table-cell office:value-type="float" office:value="0.0308391235373204">
            <text:p>3.08E-002</text:p>
          </table:table-cell>
          <table:table-cell office:value-type="float" office:value="0.0329767640904792">
            <text:p>3.30E-002</text:p>
          </table:table-cell>
          <table:table-cell/>
          <table:table-cell table:formula="of:=2*[.A32]/PI()" office:value-type="float" office:value="0.750000000002437">
            <text:p>0.7500</text:p>
          </table:table-cell>
          <table:table-cell table:formula="of:=2*SQRT([.C32])/4" office:value-type="float" office:value="0.0352394052454191">
            <text:p>0.0352</text:p>
          </table:table-cell>
          <table:table-cell table:formula="of:=2*SQRT([.D32])/4" office:value-type="float" office:value="0.043219123604327">
            <text:p>0.0432</text:p>
          </table:table-cell>
          <table:table-cell table:formula="of:=2*SQRT([.E32])/4" office:value-type="float" office:value="0.061120462848589">
            <text:p>0.0611</text:p>
          </table:table-cell>
          <table:table-cell table:formula="of:=2*SQRT([.F32])/4" office:value-type="float" office:value="0.0611787744370571">
            <text:p>0.0612</text:p>
          </table:table-cell>
          <table:table-cell table:formula="of:=2*SQRT([.G32])/4" office:value-type="float" office:value="0.0659997909581831">
            <text:p>0.0660</text:p>
          </table:table-cell>
          <table:table-cell table:formula="of:=2*SQRT([.H32])/4" office:value-type="float" office:value="0.0660538486998628">
            <text:p>0.0661</text:p>
          </table:table-cell>
          <table:table-cell table:formula="of:=2*SQRT([.I32])/4" office:value-type="float" office:value="0.0754115817685456">
            <text:p>0.0754</text:p>
          </table:table-cell>
          <table:table-cell table:formula="of:=2*SQRT([.J32])/4" office:value-type="float" office:value="0.0878053579477363">
            <text:p>0.0878</text:p>
          </table:table-cell>
          <table:table-cell table:formula="of:=2*SQRT([.K32])/4" office:value-type="float" office:value="0.0907975276239381">
            <text:p>0.0908</text:p>
          </table:table-cell>
          <table:table-cell table:formula="of:=2*[.$B$44]*[.A32]/4" office:value-type="float" office:value="1.1780972451">
            <text:p>1.1781</text:p>
          </table:table-cell>
          <table:table-cell table:formula="of:=2*[.$B$45]*[.A32]/4" office:value-type="float" office:value="0.58904862255">
            <text:p>0.5890</text:p>
          </table:table-cell>
          <table:table-cell/>
        </table:table-row>
        <table:table-row table:style-name="ro1">
          <table:table-cell office:value-type="float" office:value="1.21736715327">
            <text:p>1.2174</text:p>
          </table:table-cell>
          <table:table-cell office:value-type="float" office:value="0">
            <text:p>0.00E+000</text:p>
          </table:table-cell>
          <table:table-cell office:value-type="float" office:value="0.00506464896837174">
            <text:p>5.06E-003</text:p>
          </table:table-cell>
          <table:table-cell office:value-type="float" office:value="0.00731799162370714">
            <text:p>7.32E-003</text:p>
          </table:table-cell>
          <table:table-cell office:value-type="float" office:value="0.0150376826456225">
            <text:p>1.50E-002</text:p>
          </table:table-cell>
          <table:table-cell office:value-type="float" office:value="0.0150657013521786">
            <text:p>1.51E-002</text:p>
          </table:table-cell>
          <table:table-cell office:value-type="float" office:value="0.017270580884141">
            <text:p>1.73E-002</text:p>
          </table:table-cell>
          <table:table-cell office:value-type="float" office:value="0.0172984415373026">
            <text:p>1.73E-002</text:p>
          </table:table-cell>
          <table:table-cell office:value-type="float" office:value="0.023112681476935">
            <text:p>2.31E-002</text:p>
          </table:table-cell>
          <table:table-cell office:value-type="float" office:value="0.0303942391389303">
            <text:p>3.04E-002</text:p>
          </table:table-cell>
          <table:table-cell office:value-type="float" office:value="0.0333547533815785">
            <text:p>3.34E-002</text:p>
          </table:table-cell>
          <table:table-cell/>
          <table:table-cell table:formula="of:=2*[.A33]/PI()" office:value-type="float" office:value="0.775000000002518">
            <text:p>0.7750</text:p>
          </table:table-cell>
          <table:table-cell table:formula="of:=2*SQRT([.C33])/4" office:value-type="float" office:value="0.0355831735809629">
            <text:p>0.0356</text:p>
          </table:table-cell>
          <table:table-cell table:formula="of:=2*SQRT([.D33])/4" office:value-type="float" office:value="0.0427726303367794">
            <text:p>0.0428</text:p>
          </table:table-cell>
          <table:table-cell table:formula="of:=2*SQRT([.E33])/4" office:value-type="float" office:value="0.061314114699681">
            <text:p>0.0613</text:p>
          </table:table-cell>
          <table:table-cell table:formula="of:=2*SQRT([.F33])/4" office:value-type="float" office:value="0.0613712093578467">
            <text:p>0.0614</text:p>
          </table:table-cell>
          <table:table-cell table:formula="of:=2*SQRT([.G33])/4" office:value-type="float" office:value="0.0657087910483465">
            <text:p>0.0657</text:p>
          </table:table-cell>
          <table:table-cell table:formula="of:=2*SQRT([.H33])/4" office:value-type="float" office:value="0.0657617699299955">
            <text:p>0.0658</text:p>
          </table:table-cell>
          <table:table-cell table:formula="of:=2*SQRT([.I33])/4" office:value-type="float" office:value="0.0760142774038783">
            <text:p>0.0760</text:p>
          </table:table-cell>
          <table:table-cell table:formula="of:=2*SQRT([.J33])/4" office:value-type="float" office:value="0.0871697182783825">
            <text:p>0.0872</text:p>
          </table:table-cell>
          <table:table-cell table:formula="of:=2*SQRT([.K33])/4" office:value-type="float" office:value="0.0913164188160849">
            <text:p>0.0913</text:p>
          </table:table-cell>
          <table:table-cell table:formula="of:=2*[.$B$44]*[.A33]/4" office:value-type="float" office:value="1.21736715327">
            <text:p>1.2174</text:p>
          </table:table-cell>
          <table:table-cell table:formula="of:=2*[.$B$45]*[.A33]/4" office:value-type="float" office:value="0.608683576635">
            <text:p>0.6087</text:p>
          </table:table-cell>
          <table:table-cell/>
        </table:table-row>
        <table:table-row table:style-name="ro1">
          <table:table-cell office:value-type="float" office:value="1.25663706144">
            <text:p>1.2566</text:p>
          </table:table-cell>
          <table:table-cell office:value-type="float" office:value="0">
            <text:p>0.00E+000</text:p>
          </table:table-cell>
          <table:table-cell office:value-type="float" office:value="0.00516473590430055">
            <text:p>5.16E-003</text:p>
          </table:table-cell>
          <table:table-cell office:value-type="float" office:value="0.00716750673895439">
            <text:p>7.17E-003</text:p>
          </table:table-cell>
          <table:table-cell office:value-type="float" office:value="0.0151355217576637">
            <text:p>1.51E-002</text:p>
          </table:table-cell>
          <table:table-cell office:value-type="float" office:value="0.0151631415856775">
            <text:p>1.52E-002</text:p>
          </table:table-cell>
          <table:table-cell office:value-type="float" office:value="0.017120381902242">
            <text:p>1.71E-002</text:p>
          </table:table-cell>
          <table:table-cell office:value-type="float" office:value="0.0171476237661377">
            <text:p>1.71E-002</text:p>
          </table:table-cell>
          <table:table-cell office:value-type="float" office:value="0.0234817595612694">
            <text:p>2.35E-002</text:p>
          </table:table-cell>
          <table:table-cell office:value-type="float" office:value="0.0299535844305799">
            <text:p>3.00E-002</text:p>
          </table:table-cell>
          <table:table-cell office:value-type="float" office:value="0.0337371499597192">
            <text:p>3.37E-002</text:p>
          </table:table-cell>
          <table:table-cell/>
          <table:table-cell table:formula="of:=2*[.A34]/PI()" office:value-type="float" office:value="0.800000000002599">
            <text:p>0.8000</text:p>
          </table:table-cell>
          <table:table-cell table:formula="of:=2*SQRT([.C34])/4" office:value-type="float" office:value="0.035933048521871">
            <text:p>0.0359</text:p>
          </table:table-cell>
          <table:table-cell table:formula="of:=2*SQRT([.D34])/4" office:value-type="float" office:value="0.0423305644273567">
            <text:p>0.0423</text:p>
          </table:table-cell>
          <table:table-cell table:formula="of:=2*SQRT([.E34])/4" office:value-type="float" office:value="0.06151325417677">
            <text:p>0.0615</text:p>
          </table:table-cell>
          <table:table-cell table:formula="of:=2*SQRT([.F34])/4" office:value-type="float" office:value="0.0615693543609106">
            <text:p>0.0616</text:p>
          </table:table-cell>
          <table:table-cell table:formula="of:=2*SQRT([.G34])/4" office:value-type="float" office:value="0.065422438624378">
            <text:p>0.0654</text:p>
          </table:table-cell>
          <table:table-cell table:formula="of:=2*SQRT([.H34])/4" office:value-type="float" office:value="0.0654744678598796">
            <text:p>0.0655</text:p>
          </table:table-cell>
          <table:table-cell table:formula="of:=2*SQRT([.I34])/4" office:value-type="float" office:value="0.0766187959336177">
            <text:p>0.0766</text:p>
          </table:table-cell>
          <table:table-cell table:formula="of:=2*SQRT([.J34])/4" office:value-type="float" office:value="0.0865355193411641">
            <text:p>0.0865</text:p>
          </table:table-cell>
          <table:table-cell table:formula="of:=2*SQRT([.K34])/4" office:value-type="float" office:value="0.0918383769996498">
            <text:p>0.0918</text:p>
          </table:table-cell>
          <table:table-cell table:formula="of:=2*[.$B$44]*[.A34]/4" office:value-type="float" office:value="1.25663706144">
            <text:p>1.2566</text:p>
          </table:table-cell>
          <table:table-cell table:formula="of:=2*[.$B$45]*[.A34]/4" office:value-type="float" office:value="0.62831853072">
            <text:p>0.6283</text:p>
          </table:table-cell>
          <table:table-cell/>
        </table:table-row>
        <table:table-row table:style-name="ro1">
          <table:table-cell office:value-type="float" office:value="1.29590696961">
            <text:p>1.2959</text:p>
          </table:table-cell>
          <table:table-cell office:value-type="float" office:value="0">
            <text:p>0.00E+000</text:p>
          </table:table-cell>
          <table:table-cell office:value-type="float" office:value="0.00526756256317762">
            <text:p>5.27E-003</text:p>
          </table:table-cell>
          <table:table-cell office:value-type="float" office:value="0.00702012323693093">
            <text:p>7.02E-003</text:p>
          </table:table-cell>
          <table:table-cell office:value-type="float" office:value="0.0152363688890835">
            <text:p>1.52E-002</text:p>
          </table:table-cell>
          <table:table-cell office:value-type="float" office:value="0.01526369258457">
            <text:p>1.53E-002</text:p>
          </table:table-cell>
          <table:table-cell office:value-type="float" office:value="0.0169733027838705">
            <text:p>1.70E-002</text:p>
          </table:table-cell>
          <table:table-cell office:value-type="float" office:value="0.0169999842973512">
            <text:p>1.70E-002</text:p>
          </table:table-cell>
          <table:table-cell office:value-type="float" office:value="0.0238548877054599">
            <text:p>2.39E-002</text:p>
          </table:table-cell>
          <table:table-cell office:value-type="float" office:value="0.0295171978364062">
            <text:p>2.95E-002</text:p>
          </table:table-cell>
          <table:table-cell office:value-type="float" office:value="0.0341239758905629">
            <text:p>3.41E-002</text:p>
          </table:table-cell>
          <table:table-cell/>
          <table:table-cell table:formula="of:=2*[.A35]/PI()" office:value-type="float" office:value="0.825000000002681">
            <text:p>0.8250</text:p>
          </table:table-cell>
          <table:table-cell table:formula="of:=2*SQRT([.C35])/4" office:value-type="float" office:value="0.0362889878722789">
            <text:p>0.0363</text:p>
          </table:table-cell>
          <table:table-cell table:formula="of:=2*SQRT([.D35])/4" office:value-type="float" office:value="0.0418930878455233">
            <text:p>0.0419</text:p>
          </table:table-cell>
          <table:table-cell table:formula="of:=2*SQRT([.E35])/4" office:value-type="float" office:value="0.0617178436294631">
            <text:p>0.0617</text:p>
          </table:table-cell>
          <table:table-cell table:formula="of:=2*SQRT([.F35])/4" office:value-type="float" office:value="0.0617731587839128">
            <text:p>0.0618</text:p>
          </table:table-cell>
          <table:table-cell table:formula="of:=2*SQRT([.G35])/4" office:value-type="float" office:value="0.0651408143637122">
            <text:p>0.0651</text:p>
          </table:table-cell>
          <table:table-cell table:formula="of:=2*SQRT([.H35])/4" office:value-type="float" office:value="0.0651919939435649">
            <text:p>0.0652</text:p>
          </table:table-cell>
          <table:table-cell table:formula="of:=2*SQRT([.I35])/4" office:value-type="float" office:value="0.0772251379174228">
            <text:p>0.0772</text:p>
          </table:table-cell>
          <table:table-cell table:formula="of:=2*SQRT([.J35])/4" office:value-type="float" office:value="0.0859028489580034">
            <text:p>0.0859</text:p>
          </table:table-cell>
          <table:table-cell table:formula="of:=2*SQRT([.K35])/4" office:value-type="float" office:value="0.0923633800412303">
            <text:p>0.0924</text:p>
          </table:table-cell>
          <table:table-cell table:formula="of:=2*[.$B$44]*[.A35]/4" office:value-type="float" office:value="1.29590696961">
            <text:p>1.2959</text:p>
          </table:table-cell>
          <table:table-cell table:formula="of:=2*[.$B$45]*[.A35]/4" office:value-type="float" office:value="0.647953484805">
            <text:p>0.6480</text:p>
          </table:table-cell>
          <table:table-cell/>
        </table:table-row>
        <table:table-row table:style-name="ro1">
          <table:table-cell office:value-type="float" office:value="1.33517687778">
            <text:p>1.3352</text:p>
          </table:table-cell>
          <table:table-cell office:value-type="float" office:value="0">
            <text:p>0.00E+000</text:p>
          </table:table-cell>
          <table:table-cell office:value-type="float" office:value="0.0053731513581363">
            <text:p>5.37E-003</text:p>
          </table:table-cell>
          <table:table-cell office:value-type="float" office:value="0.00687585560038504">
            <text:p>6.88E-003</text:p>
          </table:table-cell>
          <table:table-cell office:value-type="float" office:value="0.0153402256773933">
            <text:p>1.53E-002</text:p>
          </table:table-cell>
          <table:table-cell office:value-type="float" office:value="0.0153673564869935">
            <text:p>1.54E-002</text:p>
          </table:table-cell>
          <table:table-cell office:value-type="float" office:value="0.0168293556923113">
            <text:p>1.68E-002</text:p>
          </table:table-cell>
          <table:table-cell office:value-type="float" office:value="0.0168555174828395">
            <text:p>1.69E-002</text:p>
          </table:table-cell>
          <table:table-cell office:value-type="float" office:value="0.0242320918524546">
            <text:p>2.42E-002</text:p>
          </table:table-cell>
          <table:table-cell office:value-type="float" office:value="0.0290850981265853">
            <text:p>2.91E-002</text:p>
          </table:table-cell>
          <table:table-cell office:value-type="float" office:value="0.0345152622448545">
            <text:p>3.45E-002</text:p>
          </table:table-cell>
          <table:table-cell/>
          <table:table-cell table:formula="of:=2*[.A36]/PI()" office:value-type="float" office:value="0.850000000002762">
            <text:p>0.8500</text:p>
          </table:table-cell>
          <table:table-cell table:formula="of:=2*SQRT([.C36])/4" office:value-type="float" office:value="0.0366508913879878">
            <text:p>0.0367</text:p>
          </table:table-cell>
          <table:table-cell table:formula="of:=2*SQRT([.D36])/4" office:value-type="float" office:value="0.0414603895314101">
            <text:p>0.0415</text:p>
          </table:table-cell>
          <table:table-cell table:formula="of:=2*SQRT([.E36])/4" office:value-type="float" office:value="0.0619278323482125">
            <text:p>0.0619</text:p>
          </table:table-cell>
          <table:table-cell table:formula="of:=2*SQRT([.F36])/4" office:value-type="float" office:value="0.0619825711127602">
            <text:p>0.0620</text:p>
          </table:table-cell>
          <table:table-cell table:formula="of:=2*SQRT([.G36])/4" office:value-type="float" office:value="0.064864003292102">
            <text:p>0.0649</text:p>
          </table:table-cell>
          <table:table-cell table:formula="of:=2*SQRT([.H36])/4" office:value-type="float" office:value="0.0649144003339002">
            <text:p>0.0649</text:p>
          </table:table-cell>
          <table:table-cell table:formula="of:=2*SQRT([.I36])/4" office:value-type="float" office:value="0.0778333024040074">
            <text:p>0.0778</text:p>
          </table:table-cell>
          <table:table-cell table:formula="of:=2*SQRT([.J36])/4" office:value-type="float" office:value="0.0852717686672812">
            <text:p>0.0853</text:p>
          </table:table-cell>
          <table:table-cell table:formula="of:=2*SQRT([.K36])/4" office:value-type="float" office:value="0.0928914181246772">
            <text:p>0.0929</text:p>
          </table:table-cell>
          <table:table-cell table:formula="of:=2*[.$B$44]*[.A36]/4" office:value-type="float" office:value="1.33517687778">
            <text:p>1.3352</text:p>
          </table:table-cell>
          <table:table-cell table:formula="of:=2*[.$B$45]*[.A36]/4" office:value-type="float" office:value="0.66758843889">
            <text:p>0.6676</text:p>
          </table:table-cell>
          <table:table-cell/>
        </table:table-row>
        <table:table-row table:style-name="ro1">
          <table:table-cell office:value-type="float" office:value="1.37444678595">
            <text:p>1.3744</text:p>
          </table:table-cell>
          <table:table-cell office:value-type="float" office:value="0">
            <text:p>0.00E+000</text:p>
          </table:table-cell>
          <table:table-cell office:value-type="float" office:value="0.00548150183686362">
            <text:p>5.48E-003</text:p>
          </table:table-cell>
          <table:table-cell office:value-type="float" office:value="0.00673473352010483">
            <text:p>6.73E-003</text:p>
          </table:table-cell>
          <table:table-cell office:value-type="float" office:value="0.0154470842119391">
            <text:p>1.54E-002</text:p>
          </table:table-cell>
          <table:table-cell office:value-type="float" office:value="0.0154741353080722">
            <text:p>1.55E-002</text:p>
          </table:table-cell>
          <table:table-cell office:value-type="float" office:value="0.0166885592400783">
            <text:p>1.67E-002</text:p>
          </table:table-cell>
          <table:table-cell office:value-type="float" office:value="0.0167142182711508">
            <text:p>1.67E-002</text:p>
          </table:table-cell>
          <table:table-cell office:value-type="float" office:value="0.0246133967887689">
            <text:p>2.46E-002</text:p>
          </table:table-cell>
          <table:table-cell office:value-type="float" office:value="0.0286572941323185">
            <text:p>2.87E-002</text:p>
          </table:table-cell>
          <table:table-cell office:value-type="float" office:value="0.0349110402536161">
            <text:p>3.49E-002</text:p>
          </table:table-cell>
          <table:table-cell/>
          <table:table-cell table:formula="of:=2*[.A37]/PI()" office:value-type="float" office:value="0.875000000002843">
            <text:p>0.8750</text:p>
          </table:table-cell>
          <table:table-cell table:formula="of:=2*SQRT([.C37])/4" office:value-type="float" office:value="0.037018582620299">
            <text:p>0.0370</text:p>
          </table:table-cell>
          <table:table-cell table:formula="of:=2*SQRT([.D37])/4" office:value-type="float" office:value="0.0410327110976865">
            <text:p>0.0410</text:p>
          </table:table-cell>
          <table:table-cell table:formula="of:=2*SQRT([.E37])/4" office:value-type="float" office:value="0.0621431496867095">
            <text:p>0.0621</text:p>
          </table:table-cell>
          <table:table-cell table:formula="of:=2*SQRT([.F37])/4" office:value-type="float" office:value="0.0621975387537002">
            <text:p>0.0622</text:p>
          </table:table-cell>
          <table:table-cell table:formula="of:=2*SQRT([.G37])/4" office:value-type="float" office:value="0.0645921033100764">
            <text:p>0.0646</text:p>
          </table:table-cell>
          <table:table-cell table:formula="of:=2*SQRT([.H37])/4" office:value-type="float" office:value="0.0646417401358264">
            <text:p>0.0646</text:p>
          </table:table-cell>
          <table:table-cell table:formula="of:=2*SQRT([.I37])/4" office:value-type="float" office:value="0.0784432865017283">
            <text:p>0.0784</text:p>
          </table:table-cell>
          <table:table-cell table:formula="of:=2*SQRT([.J37])/4" office:value-type="float" office:value="0.0846423270774122">
            <text:p>0.0846</text:p>
          </table:table-cell>
          <table:table-cell table:formula="of:=2*SQRT([.K37])/4" office:value-type="float" office:value="0.0934224815737841">
            <text:p>0.0934</text:p>
          </table:table-cell>
          <table:table-cell table:formula="of:=2*[.$B$44]*[.A37]/4" office:value-type="float" office:value="1.37444678595">
            <text:p>1.3744</text:p>
          </table:table-cell>
          <table:table-cell table:formula="of:=2*[.$B$45]*[.A37]/4" office:value-type="float" office:value="0.687223392975">
            <text:p>0.6872</text:p>
          </table:table-cell>
          <table:table-cell/>
        </table:table-row>
        <table:table-row table:style-name="ro1">
          <table:table-cell office:value-type="float" office:value="1.41371669412">
            <text:p>1.4137</text:p>
          </table:table-cell>
          <table:table-cell office:value-type="float" office:value="0">
            <text:p>0.00E+000</text:p>
          </table:table-cell>
          <table:table-cell office:value-type="float" office:value="0.00559257215541809">
            <text:p>5.59E-003</text:p>
          </table:table-cell>
          <table:table-cell office:value-type="float" office:value="0.00659682175699108">
            <text:p>6.60E-003</text:p>
          </table:table-cell>
          <table:table-cell office:value-type="float" office:value="0.0155569174763035">
            <text:p>1.56E-002</text:p>
          </table:table-cell>
          <table:table-cell office:value-type="float" office:value="0.0155840305716094">
            <text:p>1.56E-002</text:p>
          </table:table-cell>
          <table:table-cell office:value-type="float" office:value="0.01655094866259">
            <text:p>1.66E-002</text:p>
          </table:table-cell>
          <table:table-cell office:value-type="float" office:value="0.0165760825789266">
            <text:p>1.66E-002</text:p>
          </table:table-cell>
          <table:table-cell office:value-type="float" office:value="0.0249988254708168">
            <text:p>2.50E-002</text:p>
          </table:table-cell>
          <table:table-cell office:value-type="float" office:value="0.0282337888032089">
            <text:p>2.82E-002</text:p>
          </table:table-cell>
          <table:table-cell office:value-type="float" office:value="0.0353113363472105">
            <text:p>3.53E-002</text:p>
          </table:table-cell>
          <table:table-cell/>
          <table:table-cell table:formula="of:=2*[.A38]/PI()" office:value-type="float" office:value="0.900000000002924">
            <text:p>0.9000</text:p>
          </table:table-cell>
          <table:table-cell table:formula="of:=2*SQRT([.C38])/4" office:value-type="float" office:value="0.0373917509466262">
            <text:p>0.0374</text:p>
          </table:table-cell>
          <table:table-cell table:formula="of:=2*SQRT([.D38])/4" office:value-type="float" office:value="0.0406104104786909">
            <text:p>0.0406</text:p>
          </table:table-cell>
          <table:table-cell table:formula="of:=2*SQRT([.E38])/4" office:value-type="float" office:value="0.0623636863012112">
            <text:p>0.0624</text:p>
          </table:table-cell>
          <table:table-cell table:formula="of:=2*SQRT([.F38])/4" office:value-type="float" office:value="0.0624180073608759">
            <text:p>0.0624</text:p>
          </table:table-cell>
          <table:table-cell table:formula="of:=2*SQRT([.G38])/4" office:value-type="float" office:value="0.0643252451658562">
            <text:p>0.0643</text:p>
          </table:table-cell>
          <table:table-cell table:formula="of:=2*SQRT([.H38])/4" office:value-type="float" office:value="0.0643740681076755">
            <text:p>0.0644</text:p>
          </table:table-cell>
          <table:table-cell table:formula="of:=2*SQRT([.I38])/4" office:value-type="float" office:value="0.0790550843886983">
            <text:p>0.0791</text:p>
          </table:table-cell>
          <table:table-cell table:formula="of:=2*SQRT([.J38])/4" office:value-type="float" office:value="0.0840145654086374">
            <text:p>0.0840</text:p>
          </table:table-cell>
          <table:table-cell table:formula="of:=2*SQRT([.K38])/4" office:value-type="float" office:value="0.0939565542514338">
            <text:p>0.0940</text:p>
          </table:table-cell>
          <table:table-cell table:formula="of:=2*[.$B$44]*[.A38]/4" office:value-type="float" office:value="1.41371669412">
            <text:p>1.4137</text:p>
          </table:table-cell>
          <table:table-cell table:formula="of:=2*[.$B$45]*[.A38]/4" office:value-type="float" office:value="0.70685834706">
            <text:p>0.7069</text:p>
          </table:table-cell>
          <table:table-cell/>
        </table:table-row>
        <table:table-row table:style-name="ro1">
          <table:table-cell office:value-type="float" office:value="1.45298660229">
            <text:p>1.4530</text:p>
          </table:table-cell>
          <table:table-cell office:value-type="float" office:value="0">
            <text:p>0.00E+000</text:p>
          </table:table-cell>
          <table:table-cell office:value-type="float" office:value="0.00570622122613368">
            <text:p>5.71E-003</text:p>
          </table:table-cell>
          <table:table-cell office:value-type="float" office:value="0.00646227899185999">
            <text:p>6.46E-003</text:p>
          </table:table-cell>
          <table:table-cell office:value-type="float" office:value="0.0156696501519199">
            <text:p>1.57E-002</text:p>
          </table:table-cell>
          <table:table-cell office:value-type="float" office:value="0.0156970421914123">
            <text:p>1.57E-002</text:p>
          </table:table-cell>
          <table:table-cell office:value-type="float" office:value="0.0164166054564109">
            <text:p>1.64E-002</text:p>
          </table:table-cell>
          <table:table-cell office:value-type="float" office:value="0.0164411084238206">
            <text:p>1.64E-002</text:p>
          </table:table-cell>
          <table:table-cell office:value-type="float" office:value="0.0253883971562501">
            <text:p>2.54E-002</text:p>
          </table:table-cell>
          <table:table-cell office:value-type="float" office:value="0.0278145827062813">
            <text:p>2.78E-002</text:p>
          </table:table-cell>
          <table:table-cell office:value-type="float" office:value="0.0357161631896097">
            <text:p>3.57E-002</text:p>
          </table:table-cell>
          <table:table-cell/>
          <table:table-cell table:formula="of:=2*[.A39]/PI()" office:value-type="float" office:value="0.925000000003006">
            <text:p>0.9250</text:p>
          </table:table-cell>
          <table:table-cell table:formula="of:=2*SQRT([.C39])/4" office:value-type="float" office:value="0.0377697670966266">
            <text:p>0.0378</text:p>
          </table:table-cell>
          <table:table-cell table:formula="of:=2*SQRT([.D39])/4" office:value-type="float" office:value="0.0401941506685363">
            <text:p>0.0402</text:p>
          </table:table-cell>
          <table:table-cell table:formula="of:=2*SQRT([.E39])/4" office:value-type="float" office:value="0.0625892365984757">
            <text:p>0.0626</text:p>
          </table:table-cell>
          <table:table-cell table:formula="of:=2*SQRT([.F39])/4" office:value-type="float" office:value="0.0626439186821281">
            <text:p>0.0626</text:p>
          </table:table-cell>
          <table:table-cell table:formula="of:=2*SQRT([.G39])/4" office:value-type="float" office:value="0.0640636508802201">
            <text:p>0.0641</text:p>
          </table:table-cell>
          <table:table-cell table:formula="of:=2*SQRT([.H39])/4" office:value-type="float" office:value="0.0641114428628397">
            <text:p>0.0641</text:p>
          </table:table-cell>
          <table:table-cell table:formula="of:=2*SQRT([.I39])/4" office:value-type="float" office:value="0.079668684494364">
            <text:p>0.0797</text:p>
          </table:table-cell>
          <table:table-cell table:formula="of:=2*SQRT([.J39])/4" office:value-type="float" office:value="0.0833885224510564">
            <text:p>0.0834</text:p>
          </table:table-cell>
          <table:table-cell table:formula="of:=2*SQRT([.K39])/4" office:value-type="float" office:value="0.0944936018860664">
            <text:p>0.0945</text:p>
          </table:table-cell>
          <table:table-cell table:formula="of:=2*[.$B$44]*[.A39]/4" office:value-type="float" office:value="1.45298660229">
            <text:p>1.4530</text:p>
          </table:table-cell>
          <table:table-cell table:formula="of:=2*[.$B$45]*[.A39]/4" office:value-type="float" office:value="0.726493301145">
            <text:p>0.7265</text:p>
          </table:table-cell>
          <table:table-cell/>
        </table:table-row>
        <table:table-row table:style-name="ro1">
          <table:table-cell office:value-type="float" office:value="1.49225651046">
            <text:p>1.4923</text:p>
          </table:table-cell>
          <table:table-cell office:value-type="float" office:value="0">
            <text:p>0.00E+000</text:p>
          </table:table-cell>
          <table:table-cell office:value-type="float" office:value="0.00582198001474387">
            <text:p>5.82E-003</text:p>
          </table:table-cell>
          <table:table-cell office:value-type="float" office:value="0.00633158726265557">
            <text:p>6.33E-003</text:p>
          </table:table-cell>
          <table:table-cell office:value-type="float" office:value="0.0157850425807253">
            <text:p>1.58E-002</text:p>
          </table:table-cell>
          <table:table-cell office:value-type="float" office:value="0.015813163984896">
            <text:p>1.58E-002</text:p>
          </table:table-cell>
          <table:table-cell office:value-type="float" office:value="0.0162857736707115">
            <text:p>1.63E-002</text:p>
          </table:table-cell>
          <table:table-cell office:value-type="float" office:value="0.0163093004886062">
            <text:p>1.63E-002</text:p>
          </table:table-cell>
          <table:table-cell office:value-type="float" office:value="0.0257821202310513">
            <text:p>2.58E-002</text:p>
          </table:table-cell>
          <table:table-cell office:value-type="float" office:value="0.0273996821364587">
            <text:p>2.74E-002</text:p>
          </table:table-cell>
          <table:table-cell office:value-type="float" office:value="0.0361254866888255">
            <text:p>3.61E-002</text:p>
          </table:table-cell>
          <table:table-cell/>
          <table:table-cell table:formula="of:=2*[.A40]/PI()" office:value-type="float" office:value="0.950000000003087">
            <text:p>0.9500</text:p>
          </table:table-cell>
          <table:table-cell table:formula="of:=2*SQRT([.C40])/4" office:value-type="float" office:value="0.0381509502330671">
            <text:p>0.0382</text:p>
          </table:table-cell>
          <table:table-cell table:formula="of:=2*SQRT([.D40])/4" office:value-type="float" office:value="0.0397856357956473">
            <text:p>0.0398</text:p>
          </table:table-cell>
          <table:table-cell table:formula="of:=2*SQRT([.E40])/4" office:value-type="float" office:value="0.0628192696963387">
            <text:p>0.0628</text:p>
          </table:table-cell>
          <table:table-cell table:formula="of:=2*SQRT([.F40])/4" office:value-type="float" office:value="0.0628752017589128">
            <text:p>0.0629</text:p>
          </table:table-cell>
          <table:table-cell table:formula="of:=2*SQRT([.G40])/4" office:value-type="float" office:value="0.0638078632903333">
            <text:p>0.0638</text:p>
          </table:table-cell>
          <table:table-cell table:formula="of:=2*SQRT([.H40])/4" office:value-type="float" office:value="0.0638539358391598">
            <text:p>0.0639</text:p>
          </table:table-cell>
          <table:table-cell table:formula="of:=2*SQRT([.I40])/4" office:value-type="float" office:value="0.0802840585531326">
            <text:p>0.0803</text:p>
          </table:table-cell>
          <table:table-cell table:formula="of:=2*SQRT([.J40])/4" office:value-type="float" office:value="0.082764246713872">
            <text:p>0.0828</text:p>
          </table:table-cell>
          <table:table-cell table:formula="of:=2*SQRT([.K40])/4" office:value-type="float" office:value="0.0950335291999953">
            <text:p>0.0950</text:p>
          </table:table-cell>
          <table:table-cell table:formula="of:=2*[.$B$44]*[.A40]/4" office:value-type="float" office:value="1.49225651046">
            <text:p>1.4923</text:p>
          </table:table-cell>
          <table:table-cell table:formula="of:=2*[.$B$45]*[.A40]/4" office:value-type="float" office:value="0.74612825523">
            <text:p>0.7461</text:p>
          </table:table-cell>
          <table:table-cell/>
        </table:table-row>
        <table:table-row table:style-name="ro1">
          <table:table-cell office:value-type="float" office:value="1.53152641863">
            <text:p>1.5315</text:p>
          </table:table-cell>
          <table:table-cell office:value-type="float" office:value="0">
            <text:p>0.00E+000</text:p>
          </table:table-cell>
          <table:table-cell office:value-type="float" office:value="0.0059375785169171">
            <text:p>5.94E-003</text:p>
          </table:table-cell>
          <table:table-cell office:value-type="float" office:value="0.00620702551433939">
            <text:p>6.21E-003</text:p>
          </table:table-cell>
          <table:table-cell office:value-type="float" office:value="0.0159019122656139">
            <text:p>1.59E-002</text:p>
          </table:table-cell>
          <table:table-cell office:value-type="float" office:value="0.0159323523948087">
            <text:p>1.59E-002</text:p>
          </table:table-cell>
          <table:table-cell office:value-type="float" office:value="0.0161596377869977">
            <text:p>1.62E-002</text:p>
          </table:table-cell>
          <table:table-cell office:value-type="float" office:value="0.0161807022564107">
            <text:p>1.62E-002</text:p>
          </table:table-cell>
          <table:table-cell office:value-type="float" office:value="0.0261799428373886">
            <text:p>2.62E-002</text:p>
          </table:table-cell>
          <table:table-cell office:value-type="float" office:value="0.0269891490779899">
            <text:p>2.70E-002</text:p>
          </table:table-cell>
          <table:table-cell office:value-type="float" office:value="0.0365389981288359">
            <text:p>3.65E-002</text:p>
          </table:table-cell>
          <table:table-cell/>
          <table:table-cell table:formula="of:=2*[.A41]/PI()" office:value-type="float" office:value="0.975000000003168">
            <text:p>0.9750</text:p>
          </table:table-cell>
          <table:table-cell table:formula="of:=2*SQRT([.C41])/4" office:value-type="float" office:value="0.0385278422602314">
            <text:p>0.0385</text:p>
          </table:table-cell>
          <table:table-cell table:formula="of:=2*SQRT([.D41])/4" office:value-type="float" office:value="0.0393923390849648">
            <text:p>0.0394</text:p>
          </table:table-cell>
          <table:table-cell table:formula="of:=2*SQRT([.E41])/4" office:value-type="float" office:value="0.0630513922637992">
            <text:p>0.0631</text:p>
          </table:table-cell>
          <table:table-cell table:formula="of:=2*SQRT([.F41])/4" office:value-type="float" office:value="0.063111711264251">
            <text:p>0.0631</text:p>
          </table:table-cell>
          <table:table-cell table:formula="of:=2*SQRT([.G41])/4" office:value-type="float" office:value="0.0635602819907953">
            <text:p>0.0636</text:p>
          </table:table-cell>
          <table:table-cell table:formula="of:=2*SQRT([.H41])/4" office:value-type="float" office:value="0.0636016946637641">
            <text:p>0.0636</text:p>
          </table:table-cell>
          <table:table-cell table:formula="of:=2*SQRT([.I41])/4" office:value-type="float" office:value="0.0809010859590102">
            <text:p>0.0809</text:p>
          </table:table-cell>
          <table:table-cell table:formula="of:=2*SQRT([.J41])/4" office:value-type="float" office:value="0.082141872814646">
            <text:p>0.0821</text:p>
          </table:table-cell>
          <table:table-cell table:formula="of:=2*SQRT([.K41])/4" office:value-type="float" office:value="0.0955758836328965">
            <text:p>0.0956</text:p>
          </table:table-cell>
          <table:table-cell table:formula="of:=2*[.$B$44]*[.A41]/4" office:value-type="float" office:value="1.53152641863">
            <text:p>1.5315</text:p>
          </table:table-cell>
          <table:table-cell table:formula="of:=2*[.$B$45]*[.A41]/4" office:value-type="float" office:value="0.765763209315">
            <text:p>0.7658</text:p>
          </table:table-cell>
          <table:table-cell/>
        </table:table-row>
        <table:table-row table:style-name="ro1">
          <table:table-cell office:value-type="float" office:value="1.5707963268">
            <text:p>1.5708</text:p>
          </table:table-cell>
          <table:table-cell office:value-type="float" office:value="0">
            <text:p>0.00E+000</text:p>
          </table:table-cell>
          <table:table-cell office:value-type="float" office:value="0.00602019895043835">
            <text:p>6.02E-003</text:p>
          </table:table-cell>
          <table:table-cell office:value-type="float" office:value="0.00612141675840747">
            <text:p>6.12E-003</text:p>
          </table:table-cell>
          <table:table-cell office:value-type="float" office:value="0.0159939079673602">
            <text:p>1.60E-002</text:p>
          </table:table-cell>
          <table:table-cell office:value-type="float" office:value="0.0160482212092177">
            <text:p>1.60E-002</text:p>
          </table:table-cell>
          <table:table-cell office:value-type="float" office:value="0.0160612655022632">
            <text:p>1.61E-002</text:p>
          </table:table-cell>
          <table:table-cell office:value-type="float" office:value="0.0160649845671995">
            <text:p>1.61E-002</text:p>
          </table:table-cell>
          <table:table-cell office:value-type="float" office:value="0.026566966316615">
            <text:p>2.66E-002</text:p>
          </table:table-cell>
          <table:table-cell office:value-type="float" office:value="0.0265978881287095">
            <text:p>2.66E-002</text:p>
          </table:table-cell>
          <table:table-cell office:value-type="float" office:value="0.036925214618188">
            <text:p>3.69E-002</text:p>
          </table:table-cell>
          <table:table-cell/>
          <table:table-cell table:formula="of:=2*[.A42]/PI()" office:value-type="float" office:value="1.00000000000325">
            <text:p>1.0000</text:p>
          </table:table-cell>
          <table:table-cell table:formula="of:=2*SQRT([.C42])/4" office:value-type="float" office:value="0.0387949705195092">
            <text:p>0.0388</text:p>
          </table:table-cell>
          <table:table-cell table:formula="of:=2*SQRT([.D42])/4" office:value-type="float" office:value="0.0391197416862876">
            <text:p>0.0391</text:p>
          </table:table-cell>
          <table:table-cell table:formula="of:=2*SQRT([.E42])/4" office:value-type="float" office:value="0.063233511620343">
            <text:p>0.0632</text:p>
          </table:table-cell>
          <table:table-cell table:formula="of:=2*SQRT([.F42])/4" office:value-type="float" office:value="0.06334078703572">
            <text:p>0.0633</text:p>
          </table:table-cell>
          <table:table-cell table:formula="of:=2*SQRT([.G42])/4" office:value-type="float" office:value="0.0633665240925033">
            <text:p>0.0634</text:p>
          </table:table-cell>
          <table:table-cell table:formula="of:=2*SQRT([.H42])/4" office:value-type="float" office:value="0.063373860082844">
            <text:p>0.0634</text:p>
          </table:table-cell>
          <table:table-cell table:formula="of:=2*SQRT([.I42])/4" office:value-type="float" office:value="0.0814968807940141">
            <text:p>0.0815</text:p>
          </table:table-cell>
          <table:table-cell table:formula="of:=2*SQRT([.J42])/4" office:value-type="float" office:value="0.0815442949088248">
            <text:p>0.0815</text:p>
          </table:table-cell>
          <table:table-cell table:formula="of:=2*SQRT([.K42])/4" office:value-type="float" office:value="0.0960796734723167">
            <text:p>0.0961</text:p>
          </table:table-cell>
          <table:table-cell table:formula="of:=2*[.$B$44]*[.A42]/4" office:value-type="float" office:value="1.5707963268">
            <text:p>1.5708</text:p>
          </table:table-cell>
          <table:table-cell table:formula="of:=2*[.$B$45]*[.A42]/4" office:value-type="float" office:value="0.7853981634">
            <text:p>0.7854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Alpha</text:p>
          </table:table-cell>
          <table:table-cell table:style-name="ce3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8x8" table:style-name="ta1">
        <table:shapes>
          <draw:frame draw:z-index="0" draw:style-name="gr1" svg:width="6.8323in" svg:height="7.3386in" svg:x="2.6665in" svg:y="7.2374in">
            <draw:object draw:notify-on-update-of-ranges="8x8.M2:8x8.M42 8x8.W1:8x8.W1 8x8.W2:8x8.W42 8x8.M2:8x8.M42 8x8.X1:8x8.X1 8x8.X2:8x8.X42 8x8.M2:8x8.M42 8x8.N1:8x8.N1 8x8.N2:8x8.N42 8x8.M2:8x8.M42 8x8.O1:8x8.O1 8x8.O2:8x8.O42 8x8.M2:8x8.M42 8x8.P1:8x8.P1 8x8.P2:8x8.P42 8x8.M2:8x8.M42 8x8.Q1:8x8.Q1 8x8.Q2:8x8.Q42 8x8.M2:8x8.M42 8x8.R1:8x8.R1 8x8.R2:8x8.R42 8x8.M2:8x8.M42 8x8.S1:8x8.S1 8x8.S2:8x8.S42 8x8.M2:8x8.M42 8x8.T1:8x8.T1 8x8.T2:8x8.T42 8x8.M2:8x8.M42 8x8.U1:8x8.U1 8x8.U2:8x8.U42 8x8.M2:8x8.M42 8x8.V1:8x8.V1 8x8.V2:8x8.V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" table:default-cell-style-name="ce5"/>
        <table:table-column table:style-name="co1" table:default-cell-style-name="Default"/>
        <table:table-column table:style-name="co1" table:number-columns-repeated="12" table:default-cell-style-name="ce2"/>
        <table:table-column table:style-name="co1" table:default-cell-style-name="Default"/>
        <table:table-row table:style-name="ro1">
          <table:table-cell table:style-name="Default" table:number-columns-repeated="11"/>
          <table:table-cell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1">
          <table:table-cell office:value-type="float" office:value="0">
            <text:p>0.0000</text:p>
          </table:table-cell>
          <table:table-cell office:value-type="float" office:value="0">
            <text:p>0.00E+000</text:p>
          </table:table-cell>
          <table:table-cell office:value-type="float" office:value="0.0000000000000855819267959761">
            <text:p>8.56E-014</text:p>
          </table:table-cell>
          <table:table-cell office:value-type="float" office:value="0.000000000000231244719768544">
            <text:p>2.31E-013</text:p>
          </table:table-cell>
          <table:table-cell office:value-type="float" office:value="0.0039999999997174">
            <text:p>4.00E-003</text:p>
          </table:table-cell>
          <table:table-cell office:value-type="float" office:value="0.0135107566523543">
            <text:p>1.35E-002</text:p>
          </table:table-cell>
          <table:table-cell office:value-type="float" office:value="0.0135107566526635">
            <text:p>1.35E-002</text:p>
          </table:table-cell>
          <table:table-cell office:value-type="float" office:value="0.0135107566527651">
            <text:p>1.35E-002</text:p>
          </table:table-cell>
          <table:table-cell office:value-type="float" office:value="0.0135107566528646">
            <text:p>1.35E-002</text:p>
          </table:table-cell>
          <table:table-cell office:value-type="float" office:value="0.0233863967296327">
            <text:p>2.34E-002</text:p>
          </table:table-cell>
          <table:table-cell office:value-type="float" office:value="0.0233863967298324">
            <text:p>2.34E-002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2*SQRT([.C2])/4" office:value-type="float" office:value="0.000000146271944333129">
            <text:p>0.0000</text:p>
          </table:table-cell>
          <table:table-cell table:formula="of:=2*SQRT([.D2])/4" office:value-type="float" office:value="0.0000002404395556936">
            <text:p>0.0000</text:p>
          </table:table-cell>
          <table:table-cell table:formula="of:=2*SQRT([.E2])/4" office:value-type="float" office:value="0.0316227766005667">
            <text:p>0.0316</text:p>
          </table:table-cell>
          <table:table-cell table:formula="of:=2*SQRT([.F2])/4" office:value-type="float" office:value="0.0581178902153939">
            <text:p>0.0581</text:p>
          </table:table-cell>
          <table:table-cell table:formula="of:=2*SQRT([.G2])/4" office:value-type="float" office:value="0.058117890216059">
            <text:p>0.0581</text:p>
          </table:table-cell>
          <table:table-cell table:formula="of:=2*SQRT([.H2])/4" office:value-type="float" office:value="0.0581178902162774">
            <text:p>0.0581</text:p>
          </table:table-cell>
          <table:table-cell table:formula="of:=2*SQRT([.I2])/4" office:value-type="float" office:value="0.0581178902164915">
            <text:p>0.0581</text:p>
          </table:table-cell>
          <table:table-cell table:formula="of:=2*SQRT([.J2])/4" office:value-type="float" office:value="0.0764630576318276">
            <text:p>0.0765</text:p>
          </table:table-cell>
          <table:table-cell table:formula="of:=2*SQRT([.K2])/4" office:value-type="float" office:value="0.0764630576321539">
            <text:p>0.0765</text:p>
          </table:table-cell>
          <table:table-cell table:formula="of:=2*[.$B$44]*[.A2]/4" office:value-type="float" office:value="0">
            <text:p>0.0000</text:p>
          </table:table-cell>
          <table:table-cell table:formula="of:=2*[.$B$45]*[.A2]/4" office:value-type="float" office:value="0">
            <text:p>0.0000</text:p>
          </table:table-cell>
          <table:table-cell table:style-name="ce2"/>
        </table:table-row>
        <table:table-row table:style-name="ro1">
          <table:table-cell office:value-type="float" office:value="0.03927">
            <text:p>0.0393</text:p>
          </table:table-cell>
          <table:table-cell office:value-type="float" office:value="0">
            <text:p>0.00E+000</text:p>
          </table:table-cell>
          <table:table-cell office:value-type="float" office:value="0.00145419140753768">
            <text:p>1.45E-003</text:p>
          </table:table-cell>
          <table:table-cell office:value-type="float" office:value="0.00424369691517686">
            <text:p>4.24E-003</text:p>
          </table:table-cell>
          <table:table-cell office:value-type="float" office:value="0.00616853067486769">
            <text:p>6.17E-003</text:p>
          </table:table-cell>
          <table:table-cell office:value-type="float" office:value="0.0132651820526316">
            <text:p>1.33E-002</text:p>
          </table:table-cell>
          <table:table-cell office:value-type="float" office:value="0.0135122988507772">
            <text:p>1.35E-002</text:p>
          </table:table-cell>
          <table:table-cell office:value-type="float" office:value="0.0135122988511099">
            <text:p>1.35E-002</text:p>
          </table:table-cell>
          <table:table-cell office:value-type="float" office:value="0.0137594388187647">
            <text:p>1.38E-002</text:p>
          </table:table-cell>
          <table:table-cell office:value-type="float" office:value="0.0231407884599517">
            <text:p>2.31E-002</text:p>
          </table:table-cell>
          <table:table-cell office:value-type="float" office:value="0.0231407884600709">
            <text:p>2.31E-002</text:p>
          </table:table-cell>
          <table:table-cell/>
          <table:table-cell table:formula="of:=2*[.A3]/PI()" office:value-type="float" office:value="0.0250000584608749">
            <text:p>0.0250</text:p>
          </table:table-cell>
          <table:table-cell table:formula="of:=2*SQRT([.C3])/4" office:value-type="float" office:value="0.0190669308459547">
            <text:p>0.0191</text:p>
          </table:table-cell>
          <table:table-cell table:formula="of:=2*SQRT([.D3])/4" office:value-type="float" office:value="0.0325718318304976">
            <text:p>0.0326</text:p>
          </table:table-cell>
          <table:table-cell table:formula="of:=2*SQRT([.E3])/4" office:value-type="float" office:value="0.0392699970552192">
            <text:p>0.0393</text:p>
          </table:table-cell>
          <table:table-cell table:formula="of:=2*SQRT([.F3])/4" office:value-type="float" office:value="0.0575872860374396">
            <text:p>0.0576</text:p>
          </table:table-cell>
          <table:table-cell table:formula="of:=2*SQRT([.G3])/4" office:value-type="float" office:value="0.0581212070822199">
            <text:p>0.0581</text:p>
          </table:table-cell>
          <table:table-cell table:formula="of:=2*SQRT([.H3])/4" office:value-type="float" office:value="0.0581212070829354">
            <text:p>0.0581</text:p>
          </table:table-cell>
          <table:table-cell table:formula="of:=2*SQRT([.I3])/4" office:value-type="float" office:value="0.0586503171746851">
            <text:p>0.0587</text:p>
          </table:table-cell>
          <table:table-cell table:formula="of:=2*SQRT([.J3])/4" office:value-type="float" office:value="0.0760604832681723">
            <text:p>0.0761</text:p>
          </table:table-cell>
          <table:table-cell table:formula="of:=2*SQRT([.K3])/4" office:value-type="float" office:value="0.0760604832683682">
            <text:p>0.0761</text:p>
          </table:table-cell>
          <table:table-cell table:formula="of:=2*[.$B$44]*[.A3]/4" office:value-type="float" office:value="0.03927">
            <text:p>0.0393</text:p>
          </table:table-cell>
          <table:table-cell table:formula="of:=2*[.$B$45]*[.A3]/4" office:value-type="float" office:value="0.019635">
            <text:p>0.0196</text:p>
          </table:table-cell>
          <table:table-cell table:style-name="ce2"/>
        </table:table-row>
        <table:table-row table:style-name="ro1">
          <table:table-cell office:value-type="float" office:value="0.07854">
            <text:p>0.0785</text:p>
          </table:table-cell>
          <table:table-cell office:value-type="float" office:value="0">
            <text:p>0.00E+000</text:p>
          </table:table-cell>
          <table:table-cell office:value-type="float" office:value="0.00329853480228683">
            <text:p>3.30E-003</text:p>
          </table:table-cell>
          <table:table-cell office:value-type="float" office:value="0.00749301849084873">
            <text:p>7.49E-003</text:p>
          </table:table-cell>
          <table:table-cell office:value-type="float" office:value="0.0130227139022802">
            <text:p>1.30E-002</text:p>
          </table:table-cell>
          <table:table-cell office:value-type="float" office:value="0.0135169254450333">
            <text:p>1.35E-002</text:p>
          </table:table-cell>
          <table:table-cell office:value-type="float" office:value="0.0135169254451883">
            <text:p>1.35E-002</text:p>
          </table:table-cell>
          <table:table-cell office:value-type="float" office:value="0.014011229705736">
            <text:p>1.40E-002</text:p>
          </table:table-cell>
          <table:table-cell office:value-type="float" office:value="0.0228982882410756">
            <text:p>2.29E-002</text:p>
          </table:table-cell>
          <table:table-cell office:value-type="float" office:value="0.0228982882411908">
            <text:p>2.29E-002</text:p>
          </table:table-cell>
          <table:table-cell office:value-type="float" office:value="0.023886942088072">
            <text:p>2.39E-002</text:p>
          </table:table-cell>
          <table:table-cell/>
          <table:table-cell table:formula="of:=2*[.A4]/PI()" office:value-type="float" office:value="0.0500001169217498">
            <text:p>0.0500</text:p>
          </table:table-cell>
          <table:table-cell table:formula="of:=2*SQRT([.C4])/4" office:value-type="float" office:value="0.0287164360701621">
            <text:p>0.0287</text:p>
          </table:table-cell>
          <table:table-cell table:formula="of:=2*SQRT([.D4])/4" office:value-type="float" office:value="0.0432811116159484">
            <text:p>0.0433</text:p>
          </table:table-cell>
          <table:table-cell table:formula="of:=2*SQRT([.E4])/4" office:value-type="float" office:value="0.0570585530448333">
            <text:p>0.0571</text:p>
          </table:table-cell>
          <table:table-cell table:formula="of:=2*SQRT([.F4])/4" office:value-type="float" office:value="0.0581311565449917">
            <text:p>0.0581</text:p>
          </table:table-cell>
          <table:table-cell table:formula="of:=2*SQRT([.G4])/4" office:value-type="float" office:value="0.0581311565453249">
            <text:p>0.0581</text:p>
          </table:table-cell>
          <table:table-cell table:formula="of:=2*SQRT([.H4])/4" office:value-type="float" office:value="0.0591845201588558">
            <text:p>0.0592</text:p>
          </table:table-cell>
          <table:table-cell table:formula="of:=2*SQRT([.I4])/4" office:value-type="float" office:value="0.075660901793918">
            <text:p>0.0757</text:p>
          </table:table-cell>
          <table:table-cell table:formula="of:=2*SQRT([.J4])/4" office:value-type="float" office:value="0.0756609017941083">
            <text:p>0.0757</text:p>
          </table:table-cell>
          <table:table-cell table:formula="of:=2*SQRT([.K4])/4" office:value-type="float" office:value="0.0772770051310091">
            <text:p>0.0773</text:p>
          </table:table-cell>
          <table:table-cell table:formula="of:=2*[.$B$44]*[.A4]/4" office:value-type="float" office:value="0.07854">
            <text:p>0.0785</text:p>
          </table:table-cell>
          <table:table-cell table:formula="of:=2*[.$B$45]*[.A4]/4" office:value-type="float" office:value="0.03927">
            <text:p>0.0393</text:p>
          </table:table-cell>
          <table:table-cell table:style-name="ce2"/>
        </table:table-row>
        <table:table-row table:style-name="ro1">
          <table:table-cell office:value-type="float" office:value="0.11781">
            <text:p>0.1178</text:p>
          </table:table-cell>
          <table:table-cell office:value-type="float" office:value="0">
            <text:p>0.00E+000</text:p>
          </table:table-cell>
          <table:table-cell office:value-type="float" office:value="0.0035404555316694">
            <text:p>3.54E-003</text:p>
          </table:table-cell>
          <table:table-cell office:value-type="float" office:value="0.0127833511250326">
            <text:p>1.28E-002</text:p>
          </table:table-cell>
          <table:table-cell office:value-type="float" office:value="0.0135246364353136">
            <text:p>1.35E-002</text:p>
          </table:table-cell>
          <table:table-cell office:value-type="float" office:value="0.013524636435386">
            <text:p>1.35E-002</text:p>
          </table:table-cell>
          <table:table-cell office:value-type="float" office:value="0.0142661305092111">
            <text:p>1.43E-002</text:p>
          </table:table-cell>
          <table:table-cell office:value-type="float" office:value="0.0157405393901168">
            <text:p>1.57E-002</text:p>
          </table:table-cell>
          <table:table-cell office:value-type="float" office:value="0.022658894957243">
            <text:p>2.27E-002</text:p>
          </table:table-cell>
          <table:table-cell office:value-type="float" office:value="0.0226588949572915">
            <text:p>2.27E-002</text:p>
          </table:table-cell>
          <table:table-cell office:value-type="float" office:value="0.0241418816114516">
            <text:p>2.41E-002</text:p>
          </table:table-cell>
          <table:table-cell/>
          <table:table-cell table:formula="of:=2*[.A5]/PI()" office:value-type="float" office:value="0.0750001753826248">
            <text:p>0.0750</text:p>
          </table:table-cell>
          <table:table-cell table:formula="of:=2*SQRT([.C5])/4" office:value-type="float" office:value="0.0297508635659093">
            <text:p>0.0298</text:p>
          </table:table-cell>
          <table:table-cell table:formula="of:=2*SQRT([.D5])/4" office:value-type="float" office:value="0.0565317413605679">
            <text:p>0.0565</text:p>
          </table:table-cell>
          <table:table-cell table:formula="of:=2*SQRT([.E5])/4" office:value-type="float" office:value="0.0581477351994761">
            <text:p>0.0581</text:p>
          </table:table-cell>
          <table:table-cell table:formula="of:=2*SQRT([.F5])/4" office:value-type="float" office:value="0.0581477351996318">
            <text:p>0.0581</text:p>
          </table:table-cell>
          <table:table-cell table:formula="of:=2*SQRT([.G5])/4" office:value-type="float" office:value="0.059720454011191">
            <text:p>0.0597</text:p>
          </table:table-cell>
          <table:table-cell table:formula="of:=2*SQRT([.H5])/4" office:value-type="float" office:value="0.0627306531731433">
            <text:p>0.0627</text:p>
          </table:table-cell>
          <table:table-cell table:formula="of:=2*SQRT([.I5])/4" office:value-type="float" office:value="0.0752643590241142">
            <text:p>0.0753</text:p>
          </table:table-cell>
          <table:table-cell table:formula="of:=2*SQRT([.J5])/4" office:value-type="float" office:value="0.0752643590241947">
            <text:p>0.0753</text:p>
          </table:table-cell>
          <table:table-cell table:formula="of:=2*SQRT([.K5])/4" office:value-type="float" office:value="0.0776882899983189">
            <text:p>0.0777</text:p>
          </table:table-cell>
          <table:table-cell table:formula="of:=2*[.$B$44]*[.A5]/4" office:value-type="float" office:value="0.11781">
            <text:p>0.1178</text:p>
          </table:table-cell>
          <table:table-cell table:formula="of:=2*[.$B$45]*[.A5]/4" office:value-type="float" office:value="0.058905">
            <text:p>0.0589</text:p>
          </table:table-cell>
          <table:table-cell table:style-name="ce2"/>
        </table:table-row>
        <table:table-row table:style-name="ro1">
          <table:table-cell office:value-type="float" office:value="0.15708">
            <text:p>0.1571</text:p>
          </table:table-cell>
          <table:table-cell office:value-type="float" office:value="0">
            <text:p>0.00E+000</text:p>
          </table:table-cell>
          <table:table-cell office:value-type="float" office:value="0.00360533503009941">
            <text:p>3.61E-003</text:p>
          </table:table-cell>
          <table:table-cell office:value-type="float" office:value="0.0125470926810816">
            <text:p>1.25E-002</text:p>
          </table:table-cell>
          <table:table-cell office:value-type="float" office:value="0.0135354318211383">
            <text:p>1.35E-002</text:p>
          </table:table-cell>
          <table:table-cell office:value-type="float" office:value="0.0135354318211977">
            <text:p>1.35E-002</text:p>
          </table:table-cell>
          <table:table-cell office:value-type="float" office:value="0.014524142466319">
            <text:p>1.45E-002</text:p>
          </table:table-cell>
          <table:table-cell office:value-type="float" office:value="0.022422607530909">
            <text:p>2.24E-002</text:p>
          </table:table-cell>
          <table:table-cell office:value-type="float" office:value="0.0224226075310774">
            <text:p>2.24E-002</text:p>
          </table:table-cell>
          <table:table-cell office:value-type="float" office:value="0.0243999340578262">
            <text:p>2.44E-002</text:p>
          </table:table-cell>
          <table:table-cell office:value-type="float" office:value="0.0243999340579136">
            <text:p>2.44E-002</text:p>
          </table:table-cell>
          <table:table-cell/>
          <table:table-cell table:formula="of:=2*[.A6]/PI()" office:value-type="float" office:value="0.1000002338435">
            <text:p>0.1000</text:p>
          </table:table-cell>
          <table:table-cell table:formula="of:=2*SQRT([.C6])/4" office:value-type="float" office:value="0.0300222210624872">
            <text:p>0.0300</text:p>
          </table:table-cell>
          <table:table-cell table:formula="of:=2*SQRT([.D6])/4" office:value-type="float" office:value="0.0560069028805414">
            <text:p>0.0560</text:p>
          </table:table-cell>
          <table:table-cell table:formula="of:=2*SQRT([.E6])/4" office:value-type="float" office:value="0.0581709373767053">
            <text:p>0.0582</text:p>
          </table:table-cell>
          <table:table-cell table:formula="of:=2*SQRT([.F6])/4" office:value-type="float" office:value="0.058170937376833">
            <text:p>0.0582</text:p>
          </table:table-cell>
          <table:table-cell table:formula="of:=2*SQRT([.G6])/4" office:value-type="float" office:value="0.0602580751151226">
            <text:p>0.0603</text:p>
          </table:table-cell>
          <table:table-cell table:formula="of:=2*SQRT([.H6])/4" office:value-type="float" office:value="0.0748709014419304">
            <text:p>0.0749</text:p>
          </table:table-cell>
          <table:table-cell table:formula="of:=2*SQRT([.I6])/4" office:value-type="float" office:value="0.0748709014422116">
            <text:p>0.0749</text:p>
          </table:table-cell>
          <table:table-cell table:formula="of:=2*SQRT([.J6])/4" office:value-type="float" office:value="0.0781023912211178">
            <text:p>0.0781</text:p>
          </table:table-cell>
          <table:table-cell table:formula="of:=2*SQRT([.K6])/4" office:value-type="float" office:value="0.0781023912212578">
            <text:p>0.0781</text:p>
          </table:table-cell>
          <table:table-cell table:formula="of:=2*[.$B$44]*[.A6]/4" office:value-type="float" office:value="0.15708">
            <text:p>0.1571</text:p>
          </table:table-cell>
          <table:table-cell table:formula="of:=2*[.$B$45]*[.A6]/4" office:value-type="float" office:value="0.07854">
            <text:p>0.0785</text:p>
          </table:table-cell>
          <table:table-cell table:style-name="ce2"/>
        </table:table-row>
        <table:table-row table:style-name="ro1">
          <table:table-cell office:value-type="float" office:value="0.19635">
            <text:p>0.1964</text:p>
          </table:table-cell>
          <table:table-cell office:value-type="float" office:value="0">
            <text:p>0.00E+000</text:p>
          </table:table-cell>
          <table:table-cell office:value-type="float" office:value="0.00364076716971794">
            <text:p>3.64E-003</text:p>
          </table:table-cell>
          <table:table-cell office:value-type="float" office:value="0.0123139375677862">
            <text:p>1.23E-002</text:p>
          </table:table-cell>
          <table:table-cell office:value-type="float" office:value="0.0135493116021381">
            <text:p>1.35E-002</text:p>
          </table:table-cell>
          <table:table-cell office:value-type="float" office:value="0.0135493116021985">
            <text:p>1.35E-002</text:p>
          </table:table-cell>
          <table:table-cell office:value-type="float" office:value="0.014785266855745">
            <text:p>1.48E-002</text:p>
          </table:table-cell>
          <table:table-cell office:value-type="float" office:value="0.0221894249230524">
            <text:p>2.22E-002</text:p>
          </table:table-cell>
          <table:table-cell office:value-type="float" office:value="0.0221894249231967">
            <text:p>2.22E-002</text:p>
          </table:table-cell>
          <table:table-cell office:value-type="float" office:value="0.0246611007514282">
            <text:p>2.47E-002</text:p>
          </table:table-cell>
          <table:table-cell office:value-type="float" office:value="0.0246611007515509">
            <text:p>2.47E-002</text:p>
          </table:table-cell>
          <table:table-cell/>
          <table:table-cell table:formula="of:=2*[.A7]/PI()" office:value-type="float" office:value="0.125000292304375">
            <text:p>0.1250</text:p>
          </table:table-cell>
          <table:table-cell table:formula="of:=2*SQRT([.C7])/4" office:value-type="float" office:value="0.0301693850190799">
            <text:p>0.0302</text:p>
          </table:table-cell>
          <table:table-cell table:formula="of:=2*SQRT([.D7])/4" office:value-type="float" office:value="0.0554840913410912">
            <text:p>0.0555</text:p>
          </table:table-cell>
          <table:table-cell table:formula="of:=2*SQRT([.E7])/4" office:value-type="float" office:value="0.0582007551543321">
            <text:p>0.0582</text:p>
          </table:table-cell>
          <table:table-cell table:formula="of:=2*SQRT([.F7])/4" office:value-type="float" office:value="0.0582007551544619">
            <text:p>0.0582</text:p>
          </table:table-cell>
          <table:table-cell table:formula="of:=2*SQRT([.G7])/4" office:value-type="float" office:value="0.0607973413393732">
            <text:p>0.0608</text:p>
          </table:table-cell>
          <table:table-cell table:formula="of:=2*SQRT([.H7])/4" office:value-type="float" office:value="0.0744805761978457">
            <text:p>0.0745</text:p>
          </table:table-cell>
          <table:table-cell table:formula="of:=2*SQRT([.I7])/4" office:value-type="float" office:value="0.0744805761980878">
            <text:p>0.0745</text:p>
          </table:table-cell>
          <table:table-cell table:formula="of:=2*SQRT([.J7])/4" office:value-type="float" office:value="0.078519266348184">
            <text:p>0.0785</text:p>
          </table:table-cell>
          <table:table-cell table:formula="of:=2*SQRT([.K7])/4" office:value-type="float" office:value="0.0785192663483793">
            <text:p>0.0785</text:p>
          </table:table-cell>
          <table:table-cell table:formula="of:=2*[.$B$44]*[.A7]/4" office:value-type="float" office:value="0.19635">
            <text:p>0.1964</text:p>
          </table:table-cell>
          <table:table-cell table:formula="of:=2*[.$B$45]*[.A7]/4" office:value-type="float" office:value="0.098175">
            <text:p>0.0982</text:p>
          </table:table-cell>
          <table:table-cell table:style-name="ce2"/>
        </table:table-row>
        <table:table-row table:style-name="ro1">
          <table:table-cell office:value-type="float" office:value="0.23562">
            <text:p>0.2356</text:p>
          </table:table-cell>
          <table:table-cell office:value-type="float" office:value="0">
            <text:p>0.00E+000</text:p>
          </table:table-cell>
          <table:table-cell office:value-type="float" office:value="0.00366863905811628">
            <text:p>3.67E-003</text:p>
          </table:table-cell>
          <table:table-cell office:value-type="float" office:value="0.0120838848187523">
            <text:p>1.21E-002</text:p>
          </table:table-cell>
          <table:table-cell office:value-type="float" office:value="0.0135662757778144">
            <text:p>1.36E-002</text:p>
          </table:table-cell>
          <table:table-cell office:value-type="float" office:value="0.013566275777914">
            <text:p>1.36E-002</text:p>
          </table:table-cell>
          <table:table-cell office:value-type="float" office:value="0.0150495049997458">
            <text:p>1.50E-002</text:p>
          </table:table-cell>
          <table:table-cell office:value-type="float" office:value="0.0219593461319224">
            <text:p>2.20E-002</text:p>
          </table:table-cell>
          <table:table-cell office:value-type="float" office:value="0.0219593461319626">
            <text:p>2.20E-002</text:p>
          </table:table-cell>
          <table:table-cell office:value-type="float" office:value="0.0249253830607268">
            <text:p>2.49E-002</text:p>
          </table:table-cell>
          <table:table-cell office:value-type="float" office:value="0.0249253830607861">
            <text:p>2.49E-002</text:p>
          </table:table-cell>
          <table:table-cell/>
          <table:table-cell table:formula="of:=2*[.A8]/PI()" office:value-type="float" office:value="0.15000035076525">
            <text:p>0.1500</text:p>
          </table:table-cell>
          <table:table-cell table:formula="of:=2*SQRT([.C8])/4" office:value-type="float" office:value="0.0302846456893435">
            <text:p>0.0303</text:p>
          </table:table-cell>
          <table:table-cell table:formula="of:=2*SQRT([.D8])/4" office:value-type="float" office:value="0.0549633623852114">
            <text:p>0.0550</text:p>
          </table:table-cell>
          <table:table-cell table:formula="of:=2*SQRT([.E8])/4" office:value-type="float" office:value="0.0582371783696085">
            <text:p>0.0582</text:p>
          </table:table-cell>
          <table:table-cell table:formula="of:=2*SQRT([.F8])/4" office:value-type="float" office:value="0.0582371783698222">
            <text:p>0.0582</text:p>
          </table:table-cell>
          <table:table-cell table:formula="of:=2*SQRT([.G8])/4" office:value-type="float" office:value="0.0613382119884208">
            <text:p>0.0613</text:p>
          </table:table-cell>
          <table:table-cell table:formula="of:=2*SQRT([.H8])/4" office:value-type="float" office:value="0.0740934311054671">
            <text:p>0.0741</text:p>
          </table:table-cell>
          <table:table-cell table:formula="of:=2*SQRT([.I8])/4" office:value-type="float" office:value="0.0740934311055349">
            <text:p>0.0741</text:p>
          </table:table-cell>
          <table:table-cell table:formula="of:=2*SQRT([.J8])/4" office:value-type="float" office:value="0.0789388735996512">
            <text:p>0.0789</text:p>
          </table:table-cell>
          <table:table-cell table:formula="of:=2*SQRT([.K8])/4" office:value-type="float" office:value="0.078938873599745">
            <text:p>0.0789</text:p>
          </table:table-cell>
          <table:table-cell table:formula="of:=2*[.$B$44]*[.A8]/4" office:value-type="float" office:value="0.23562">
            <text:p>0.2356</text:p>
          </table:table-cell>
          <table:table-cell table:formula="of:=2*[.$B$45]*[.A8]/4" office:value-type="float" office:value="0.11781">
            <text:p>0.1178</text:p>
          </table:table-cell>
          <table:table-cell table:style-name="ce2"/>
        </table:table-row>
        <table:table-row table:style-name="ro1">
          <table:table-cell office:value-type="float" office:value="0.27489">
            <text:p>0.2749</text:p>
          </table:table-cell>
          <table:table-cell office:value-type="float" office:value="0">
            <text:p>0.00E+000</text:p>
          </table:table-cell>
          <table:table-cell office:value-type="float" office:value="0.00369501126846706">
            <text:p>3.70E-003</text:p>
          </table:table-cell>
          <table:table-cell office:value-type="float" office:value="0.0118569335021761">
            <text:p>1.19E-002</text:p>
          </table:table-cell>
          <table:table-cell office:value-type="float" office:value="0.013586324348209">
            <text:p>1.36E-002</text:p>
          </table:table-cell>
          <table:table-cell office:value-type="float" office:value="0.0135863243483445">
            <text:p>1.36E-002</text:p>
          </table:table-cell>
          <table:table-cell office:value-type="float" office:value="0.0153168582643159">
            <text:p>1.53E-002</text:p>
          </table:table-cell>
          <table:table-cell office:value-type="float" office:value="0.0217323701919006">
            <text:p>2.17E-002</text:p>
          </table:table-cell>
          <table:table-cell office:value-type="float" office:value="0.0217323701919363">
            <text:p>2.17E-002</text:p>
          </table:table-cell>
          <table:table-cell office:value-type="float" office:value="0.0251927823992577">
            <text:p>2.52E-002</text:p>
          </table:table-cell>
          <table:table-cell office:value-type="float" office:value="0.0251927823993987">
            <text:p>2.52E-002</text:p>
          </table:table-cell>
          <table:table-cell/>
          <table:table-cell table:formula="of:=2*[.A9]/PI()" office:value-type="float" office:value="0.175000409226124">
            <text:p>0.1750</text:p>
          </table:table-cell>
          <table:table-cell table:formula="of:=2*SQRT([.C9])/4" office:value-type="float" office:value="0.0303933021752617">
            <text:p>0.0304</text:p>
          </table:table-cell>
          <table:table-cell table:formula="of:=2*SQRT([.D9])/4" office:value-type="float" office:value="0.0544447736292845">
            <text:p>0.0544</text:p>
          </table:table-cell>
          <table:table-cell table:formula="of:=2*SQRT([.E9])/4" office:value-type="float" office:value="0.0582801946380779">
            <text:p>0.0583</text:p>
          </table:table-cell>
          <table:table-cell table:formula="of:=2*SQRT([.F9])/4" office:value-type="float" office:value="0.0582801946383687">
            <text:p>0.0583</text:p>
          </table:table-cell>
          <table:table-cell table:formula="of:=2*SQRT([.G9])/4" office:value-type="float" office:value="0.0618806477509646">
            <text:p>0.0619</text:p>
          </table:table-cell>
          <table:table-cell table:formula="of:=2*SQRT([.H9])/4" office:value-type="float" office:value="0.0737095146366814">
            <text:p>0.0737</text:p>
          </table:table-cell>
          <table:table-cell table:formula="of:=2*SQRT([.I9])/4" office:value-type="float" office:value="0.073709514636742">
            <text:p>0.0737</text:p>
          </table:table-cell>
          <table:table-cell table:formula="of:=2*SQRT([.J9])/4" office:value-type="float" office:value="0.0793611718651787">
            <text:p>0.0794</text:p>
          </table:table-cell>
          <table:table-cell table:formula="of:=2*SQRT([.K9])/4" office:value-type="float" office:value="0.0793611718654008">
            <text:p>0.0794</text:p>
          </table:table-cell>
          <table:table-cell table:formula="of:=2*[.$B$44]*[.A9]/4" office:value-type="float" office:value="0.27489">
            <text:p>0.2749</text:p>
          </table:table-cell>
          <table:table-cell table:formula="of:=2*[.$B$45]*[.A9]/4" office:value-type="float" office:value="0.137445">
            <text:p>0.1374</text:p>
          </table:table-cell>
          <table:table-cell table:style-name="ce2"/>
        </table:table-row>
        <table:table-row table:style-name="ro1">
          <table:table-cell office:value-type="float" office:value="0.31416">
            <text:p>0.3142</text:p>
          </table:table-cell>
          <table:table-cell office:value-type="float" office:value="0">
            <text:p>0.00E+000</text:p>
          </table:table-cell>
          <table:table-cell office:value-type="float" office:value="0.00372215042410043">
            <text:p>3.72E-003</text:p>
          </table:table-cell>
          <table:table-cell office:value-type="float" office:value="0.0116330827207626">
            <text:p>1.16E-002</text:p>
          </table:table-cell>
          <table:table-cell office:value-type="float" office:value="0.0136094573128794">
            <text:p>1.36E-002</text:p>
          </table:table-cell>
          <table:table-cell office:value-type="float" office:value="0.0136094573130325">
            <text:p>1.36E-002</text:p>
          </table:table-cell>
          <table:table-cell office:value-type="float" office:value="0.0155873280602138">
            <text:p>1.56E-002</text:p>
          </table:table-cell>
          <table:table-cell office:value-type="float" office:value="0.0215084961728926">
            <text:p>2.15E-002</text:p>
          </table:table-cell>
          <table:table-cell office:value-type="float" office:value="0.0215084961730049">
            <text:p>2.15E-002</text:p>
          </table:table-cell>
          <table:table-cell office:value-type="float" office:value="0.0254633002264776">
            <text:p>2.55E-002</text:p>
          </table:table-cell>
          <table:table-cell office:value-type="float" office:value="0.0254633002267025">
            <text:p>2.55E-002</text:p>
          </table:table-cell>
          <table:table-cell/>
          <table:table-cell table:formula="of:=2*[.A10]/PI()" office:value-type="float" office:value="0.200000467686999">
            <text:p>0.2000</text:p>
          </table:table-cell>
          <table:table-cell table:formula="of:=2*SQRT([.C10])/4" office:value-type="float" office:value="0.0305047144885034">
            <text:p>0.0305</text:p>
          </table:table-cell>
          <table:table-cell table:formula="of:=2*SQRT([.D10])/4" office:value-type="float" office:value="0.0539283847355977">
            <text:p>0.0539</text:p>
          </table:table-cell>
          <table:table-cell table:formula="of:=2*SQRT([.E10])/4" office:value-type="float" office:value="0.0583297893723255">
            <text:p>0.0583</text:p>
          </table:table-cell>
          <table:table-cell table:formula="of:=2*SQRT([.F10])/4" office:value-type="float" office:value="0.0583297893726535">
            <text:p>0.0583</text:p>
          </table:table-cell>
          <table:table-cell table:formula="of:=2*SQRT([.G10])/4" office:value-type="float" office:value="0.0624246106519972">
            <text:p>0.0624</text:p>
          </table:table-cell>
          <table:table-cell table:formula="of:=2*SQRT([.H10])/4" office:value-type="float" office:value="0.0733288759168116">
            <text:p>0.0733</text:p>
          </table:table-cell>
          <table:table-cell table:formula="of:=2*SQRT([.I10])/4" office:value-type="float" office:value="0.073328875917003">
            <text:p>0.0733</text:p>
          </table:table-cell>
          <table:table-cell table:formula="of:=2*SQRT([.J10])/4" office:value-type="float" office:value="0.0797861207016571">
            <text:p>0.0798</text:p>
          </table:table-cell>
          <table:table-cell table:formula="of:=2*SQRT([.K10])/4" office:value-type="float" office:value="0.0797861207020094">
            <text:p>0.0798</text:p>
          </table:table-cell>
          <table:table-cell table:formula="of:=2*[.$B$44]*[.A10]/4" office:value-type="float" office:value="0.31416">
            <text:p>0.3142</text:p>
          </table:table-cell>
          <table:table-cell table:formula="of:=2*[.$B$45]*[.A10]/4" office:value-type="float" office:value="0.15708">
            <text:p>0.1571</text:p>
          </table:table-cell>
          <table:table-cell table:style-name="ce2"/>
        </table:table-row>
        <table:table-row table:style-name="ro1">
          <table:table-cell office:value-type="float" office:value="0.35343">
            <text:p>0.3534</text:p>
          </table:table-cell>
          <table:table-cell office:value-type="float" office:value="0">
            <text:p>0.00E+000</text:p>
          </table:table-cell>
          <table:table-cell office:value-type="float" office:value="0.00375107071747043">
            <text:p>3.75E-003</text:p>
          </table:table-cell>
          <table:table-cell office:value-type="float" office:value="0.0114123316103505">
            <text:p>1.14E-002</text:p>
          </table:table-cell>
          <table:table-cell office:value-type="float" office:value="0.0136356746722098">
            <text:p>1.36E-002</text:p>
          </table:table-cell>
          <table:table-cell office:value-type="float" office:value="0.0136356746722789">
            <text:p>1.36E-002</text:p>
          </table:table-cell>
          <table:table-cell office:value-type="float" office:value="0.0158609158439608">
            <text:p>1.59E-002</text:p>
          </table:table-cell>
          <table:table-cell office:value-type="float" office:value="0.0212877231798767">
            <text:p>2.13E-002</text:p>
          </table:table-cell>
          <table:table-cell office:value-type="float" office:value="0.0212877231799858">
            <text:p>2.13E-002</text:p>
          </table:table-cell>
          <table:table-cell office:value-type="float" office:value="0.0257369380491208">
            <text:p>2.57E-002</text:p>
          </table:table-cell>
          <table:table-cell office:value-type="float" office:value="0.0257369380492782">
            <text:p>2.57E-002</text:p>
          </table:table-cell>
          <table:table-cell/>
          <table:table-cell table:formula="of:=2*[.A11]/PI()" office:value-type="float" office:value="0.225000526147874">
            <text:p>0.2250</text:p>
          </table:table-cell>
          <table:table-cell table:formula="of:=2*SQRT([.C11])/4" office:value-type="float" office:value="0.0306229926585827">
            <text:p>0.0306</text:p>
          </table:table-cell>
          <table:table-cell table:formula="of:=2*SQRT([.D11])/4" office:value-type="float" office:value="0.0534142574841926">
            <text:p>0.0534</text:p>
          </table:table-cell>
          <table:table-cell table:formula="of:=2*SQRT([.E11])/4" office:value-type="float" office:value="0.0583859458093507">
            <text:p>0.0584</text:p>
          </table:table-cell>
          <table:table-cell table:formula="of:=2*SQRT([.F11])/4" office:value-type="float" office:value="0.0583859458094989">
            <text:p>0.0584</text:p>
          </table:table-cell>
          <table:table-cell table:formula="of:=2*SQRT([.G11])/4" office:value-type="float" office:value="0.0629700640065595">
            <text:p>0.0630</text:p>
          </table:table-cell>
          <table:table-cell table:formula="of:=2*SQRT([.H11])/4" office:value-type="float" office:value="0.0729515647191283">
            <text:p>0.0730</text:p>
          </table:table-cell>
          <table:table-cell table:formula="of:=2*SQRT([.I11])/4" office:value-type="float" office:value="0.0729515647193153">
            <text:p>0.0730</text:p>
          </table:table-cell>
          <table:table-cell table:formula="of:=2*SQRT([.J11])/4" office:value-type="float" office:value="0.0802136803312265">
            <text:p>0.0802</text:p>
          </table:table-cell>
          <table:table-cell table:formula="of:=2*SQRT([.K11])/4" office:value-type="float" office:value="0.0802136803314719">
            <text:p>0.0802</text:p>
          </table:table-cell>
          <table:table-cell table:formula="of:=2*[.$B$44]*[.A11]/4" office:value-type="float" office:value="0.35343">
            <text:p>0.3534</text:p>
          </table:table-cell>
          <table:table-cell table:formula="of:=2*[.$B$45]*[.A11]/4" office:value-type="float" office:value="0.176715">
            <text:p>0.1767</text:p>
          </table:table-cell>
          <table:table-cell table:style-name="ce2"/>
        </table:table-row>
        <table:table-row table:style-name="ro1">
          <table:table-cell office:value-type="float" office:value="0.3927">
            <text:p>0.3927</text:p>
          </table:table-cell>
          <table:table-cell office:value-type="float" office:value="0">
            <text:p>0.00E+000</text:p>
          </table:table-cell>
          <table:table-cell office:value-type="float" office:value="0.00378228422037264">
            <text:p>3.78E-003</text:p>
          </table:table-cell>
          <table:table-cell office:value-type="float" office:value="0.0111946793394119">
            <text:p>1.12E-002</text:p>
          </table:table-cell>
          <table:table-cell office:value-type="float" office:value="0.0136649764268101">
            <text:p>1.37E-002</text:p>
          </table:table-cell>
          <table:table-cell office:value-type="float" office:value="0.0136649764270343">
            <text:p>1.37E-002</text:p>
          </table:table-cell>
          <table:table-cell office:value-type="float" office:value="0.016137623119011">
            <text:p>1.61E-002</text:p>
          </table:table-cell>
          <table:table-cell office:value-type="float" office:value="0.0210700503513642">
            <text:p>2.11E-002</text:p>
          </table:table-cell>
          <table:table-cell office:value-type="float" office:value="0.0210700503515115">
            <text:p>2.11E-002</text:p>
          </table:table-cell>
          <table:table-cell office:value-type="float" office:value="0.026013697421553">
            <text:p>2.60E-002</text:p>
          </table:table-cell>
          <table:table-cell office:value-type="float" office:value="0.0260136974217732">
            <text:p>2.60E-002</text:p>
          </table:table-cell>
          <table:table-cell/>
          <table:table-cell table:formula="of:=2*[.A12]/PI()" office:value-type="float" office:value="0.250000584608749">
            <text:p>0.2500</text:p>
          </table:table-cell>
          <table:table-cell table:formula="of:=2*SQRT([.C12])/4" office:value-type="float" office:value="0.0307501391068912">
            <text:p>0.0308</text:p>
          </table:table-cell>
          <table:table-cell table:formula="of:=2*SQRT([.D12])/4" office:value-type="float" office:value="0.0529024558489772">
            <text:p>0.0529</text:p>
          </table:table-cell>
          <table:table-cell table:formula="of:=2*SQRT([.E12])/4" office:value-type="float" office:value="0.0584486450373534">
            <text:p>0.0584</text:p>
          </table:table-cell>
          <table:table-cell table:formula="of:=2*SQRT([.F12])/4" office:value-type="float" office:value="0.0584486450378327">
            <text:p>0.0584</text:p>
          </table:table-cell>
          <table:table-cell table:formula="of:=2*SQRT([.G12])/4" office:value-type="float" office:value="0.0635169723755213">
            <text:p>0.0635</text:p>
          </table:table-cell>
          <table:table-cell table:formula="of:=2*SQRT([.H12])/4" office:value-type="float" office:value="0.072577631456538">
            <text:p>0.0726</text:p>
          </table:table-cell>
          <table:table-cell table:formula="of:=2*SQRT([.I12])/4" office:value-type="float" office:value="0.0725776314567916">
            <text:p>0.0726</text:p>
          </table:table-cell>
          <table:table-cell table:formula="of:=2*SQRT([.J12])/4" office:value-type="float" office:value="0.0806438116372748">
            <text:p>0.0806</text:p>
          </table:table-cell>
          <table:table-cell table:formula="of:=2*SQRT([.K12])/4" office:value-type="float" office:value="0.0806438116376161">
            <text:p>0.0806</text:p>
          </table:table-cell>
          <table:table-cell table:formula="of:=2*[.$B$44]*[.A12]/4" office:value-type="float" office:value="0.3927">
            <text:p>0.3927</text:p>
          </table:table-cell>
          <table:table-cell table:formula="of:=2*[.$B$45]*[.A12]/4" office:value-type="float" office:value="0.19635">
            <text:p>0.1964</text:p>
          </table:table-cell>
          <table:table-cell table:style-name="ce2"/>
        </table:table-row>
        <table:table-row table:style-name="ro1">
          <table:table-cell office:value-type="float" office:value="0.43197">
            <text:p>0.4320</text:p>
          </table:table-cell>
          <table:table-cell office:value-type="float" office:value="0">
            <text:p>0.00E+000</text:p>
          </table:table-cell>
          <table:table-cell office:value-type="float" office:value="0.00381607316978755">
            <text:p>3.82E-003</text:p>
          </table:table-cell>
          <table:table-cell office:value-type="float" office:value="0.0109801251080047">
            <text:p>1.10E-002</text:p>
          </table:table-cell>
          <table:table-cell office:value-type="float" office:value="0.0136973625782368">
            <text:p>1.37E-002</text:p>
          </table:table-cell>
          <table:table-cell office:value-type="float" office:value="0.0136973625784091">
            <text:p>1.37E-002</text:p>
          </table:table-cell>
          <table:table-cell office:value-type="float" office:value="0.0164174514359379">
            <text:p>1.64E-002</text:p>
          </table:table-cell>
          <table:table-cell office:value-type="float" office:value="0.0208554768591702">
            <text:p>2.09E-002</text:p>
          </table:table-cell>
          <table:table-cell office:value-type="float" office:value="0.0208554768593061">
            <text:p>2.09E-002</text:p>
          </table:table-cell>
          <table:table-cell office:value-type="float" office:value="0.0262935799470598">
            <text:p>2.63E-002</text:p>
          </table:table-cell>
          <table:table-cell office:value-type="float" office:value="0.0262935799472089">
            <text:p>2.63E-002</text:p>
          </table:table-cell>
          <table:table-cell/>
          <table:table-cell table:formula="of:=2*[.A13]/PI()" office:value-type="float" office:value="0.275000643069624">
            <text:p>0.2750</text:p>
          </table:table-cell>
          <table:table-cell table:formula="of:=2*SQRT([.C13])/4" office:value-type="float" office:value="0.030887186541459">
            <text:p>0.0309</text:p>
          </table:table-cell>
          <table:table-cell table:formula="of:=2*SQRT([.D13])/4" office:value-type="float" office:value="0.0523930460748482">
            <text:p>0.0524</text:p>
          </table:table-cell>
          <table:table-cell table:formula="of:=2*SQRT([.E13])/4" office:value-type="float" office:value="0.0585178660287541">
            <text:p>0.0585</text:p>
          </table:table-cell>
          <table:table-cell table:formula="of:=2*SQRT([.F13])/4" office:value-type="float" office:value="0.0585178660291221">
            <text:p>0.0585</text:p>
          </table:table-cell>
          <table:table-cell table:formula="of:=2*SQRT([.G13])/4" office:value-type="float" office:value="0.0640653015210611">
            <text:p>0.0641</text:p>
          </table:table-cell>
          <table:table-cell table:formula="of:=2*SQRT([.H13])/4" office:value-type="float" office:value="0.0722071271744871">
            <text:p>0.0722</text:p>
          </table:table-cell>
          <table:table-cell table:formula="of:=2*SQRT([.I13])/4" office:value-type="float" office:value="0.0722071271747223">
            <text:p>0.0722</text:p>
          </table:table-cell>
          <table:table-cell table:formula="of:=2*SQRT([.J13])/4" office:value-type="float" office:value="0.0810764761614918">
            <text:p>0.0811</text:p>
          </table:table-cell>
          <table:table-cell table:formula="of:=2*SQRT([.K13])/4" office:value-type="float" office:value="0.0810764761617217">
            <text:p>0.0811</text:p>
          </table:table-cell>
          <table:table-cell table:formula="of:=2*[.$B$44]*[.A13]/4" office:value-type="float" office:value="0.43197">
            <text:p>0.4320</text:p>
          </table:table-cell>
          <table:table-cell table:formula="of:=2*[.$B$45]*[.A13]/4" office:value-type="float" office:value="0.215985">
            <text:p>0.2160</text:p>
          </table:table-cell>
          <table:table-cell table:style-name="ce2"/>
        </table:table-row>
        <table:table-row table:style-name="ro1">
          <table:table-cell office:value-type="float" office:value="0.47124">
            <text:p>0.4712</text:p>
          </table:table-cell>
          <table:table-cell office:value-type="float" office:value="0">
            <text:p>0.00E+000</text:p>
          </table:table-cell>
          <table:table-cell office:value-type="float" office:value="0.00385260388268239">
            <text:p>3.85E-003</text:p>
          </table:table-cell>
          <table:table-cell office:value-type="float" office:value="0.0107686681466639">
            <text:p>1.08E-002</text:p>
          </table:table-cell>
          <table:table-cell office:value-type="float" office:value="0.0137328331285105">
            <text:p>1.37E-002</text:p>
          </table:table-cell>
          <table:table-cell office:value-type="float" office:value="0.013732833128733">
            <text:p>1.37E-002</text:p>
          </table:table-cell>
          <table:table-cell office:value-type="float" office:value="0.0167004023941068">
            <text:p>1.67E-002</text:p>
          </table:table-cell>
          <table:table-cell office:value-type="float" office:value="0.0206440019073607">
            <text:p>2.06E-002</text:p>
          </table:table-cell>
          <table:table-cell office:value-type="float" office:value="0.0206440019075064">
            <text:p>2.06E-002</text:p>
          </table:table-cell>
          <table:table-cell office:value-type="float" office:value="0.0265765872784677">
            <text:p>2.66E-002</text:p>
          </table:table-cell>
          <table:table-cell office:value-type="float" office:value="0.0265765872786474">
            <text:p>2.66E-002</text:p>
          </table:table-cell>
          <table:table-cell/>
          <table:table-cell table:formula="of:=2*[.A14]/PI()" office:value-type="float" office:value="0.300000701530499">
            <text:p>0.3000</text:p>
          </table:table-cell>
          <table:table-cell table:formula="of:=2*SQRT([.C14])/4" office:value-type="float" office:value="0.0310346736839716">
            <text:p>0.0310</text:p>
          </table:table-cell>
          <table:table-cell table:formula="of:=2*SQRT([.D14])/4" office:value-type="float" office:value="0.0518860967568959">
            <text:p>0.0519</text:p>
          </table:table-cell>
          <table:table-cell table:formula="of:=2*SQRT([.E14])/4" office:value-type="float" office:value="0.0585935856739253">
            <text:p>0.0586</text:p>
          </table:table-cell>
          <table:table-cell table:formula="of:=2*SQRT([.F14])/4" office:value-type="float" office:value="0.0585935856744">
            <text:p>0.0586</text:p>
          </table:table-cell>
          <table:table-cell table:formula="of:=2*SQRT([.G14])/4" office:value-type="float" office:value="0.0646150183666823">
            <text:p>0.0646</text:p>
          </table:table-cell>
          <table:table-cell table:formula="of:=2*SQRT([.H14])/4" office:value-type="float" office:value="0.0718401035414077">
            <text:p>0.0718</text:p>
          </table:table-cell>
          <table:table-cell table:formula="of:=2*SQRT([.I14])/4" office:value-type="float" office:value="0.0718401035416612">
            <text:p>0.0718</text:p>
          </table:table-cell>
          <table:table-cell table:formula="of:=2*SQRT([.J14])/4" office:value-type="float" office:value="0.0815116360994976">
            <text:p>0.0815</text:p>
          </table:table-cell>
          <table:table-cell table:formula="of:=2*SQRT([.K14])/4" office:value-type="float" office:value="0.0815116360997731">
            <text:p>0.0815</text:p>
          </table:table-cell>
          <table:table-cell table:formula="of:=2*[.$B$44]*[.A14]/4" office:value-type="float" office:value="0.47124">
            <text:p>0.4712</text:p>
          </table:table-cell>
          <table:table-cell table:formula="of:=2*[.$B$45]*[.A14]/4" office:value-type="float" office:value="0.23562">
            <text:p>0.2356</text:p>
          </table:table-cell>
          <table:table-cell table:style-name="ce2"/>
        </table:table-row>
        <table:table-row table:style-name="ro1">
          <table:table-cell office:value-type="float" office:value="0.51051">
            <text:p>0.5105</text:p>
          </table:table-cell>
          <table:table-cell office:value-type="float" office:value="0">
            <text:p>0.00E+000</text:p>
          </table:table-cell>
          <table:table-cell office:value-type="float" office:value="0.00389197968777356">
            <text:p>3.89E-003</text:p>
          </table:table-cell>
          <table:table-cell office:value-type="float" office:value="0.0105603077158003">
            <text:p>1.06E-002</text:p>
          </table:table-cell>
          <table:table-cell office:value-type="float" office:value="0.0137713880805795">
            <text:p>1.38E-002</text:p>
          </table:table-cell>
          <table:table-cell office:value-type="float" office:value="0.0137713880807288">
            <text:p>1.38E-002</text:p>
          </table:table-cell>
          <table:table-cell office:value-type="float" office:value="0.0169864776419214">
            <text:p>1.70E-002</text:p>
          </table:table-cell>
          <table:table-cell office:value-type="float" office:value="0.0204356247308233">
            <text:p>2.04E-002</text:p>
          </table:table-cell>
          <table:table-cell office:value-type="float" office:value="0.0204356247310415">
            <text:p>2.04E-002</text:p>
          </table:table-cell>
          <table:table-cell office:value-type="float" office:value="0.0268627211192036">
            <text:p>2.69E-002</text:p>
          </table:table-cell>
          <table:table-cell office:value-type="float" office:value="0.0268627211192991">
            <text:p>2.69E-002</text:p>
          </table:table-cell>
          <table:table-cell/>
          <table:table-cell table:formula="of:=2*[.A15]/PI()" office:value-type="float" office:value="0.325000759991374">
            <text:p>0.3250</text:p>
          </table:table-cell>
          <table:table-cell table:formula="of:=2*SQRT([.C15])/4" office:value-type="float" office:value="0.0311928665233478">
            <text:p>0.0312</text:p>
          </table:table-cell>
          <table:table-cell table:formula="of:=2*SQRT([.D15])/4" office:value-type="float" office:value="0.051381678923037">
            <text:p>0.0514</text:p>
          </table:table-cell>
          <table:table-cell table:formula="of:=2*SQRT([.E15])/4" office:value-type="float" office:value="0.0586757788200963">
            <text:p>0.0587</text:p>
          </table:table-cell>
          <table:table-cell table:formula="of:=2*SQRT([.F15])/4" office:value-type="float" office:value="0.0586757788204144">
            <text:p>0.0587</text:p>
          </table:table-cell>
          <table:table-cell table:formula="of:=2*SQRT([.G15])/4" office:value-type="float" office:value="0.0651660909559593">
            <text:p>0.0652</text:p>
          </table:table-cell>
          <table:table-cell table:formula="of:=2*SQRT([.H15])/4" office:value-type="float" office:value="0.0714766128373878">
            <text:p>0.0715</text:p>
          </table:table-cell>
          <table:table-cell table:formula="of:=2*SQRT([.I15])/4" office:value-type="float" office:value="0.0714766128377694">
            <text:p>0.0715</text:p>
          </table:table-cell>
          <table:table-cell table:formula="of:=2*SQRT([.J15])/4" office:value-type="float" office:value="0.0819492542967958">
            <text:p>0.0819</text:p>
          </table:table-cell>
          <table:table-cell table:formula="of:=2*SQRT([.K15])/4" office:value-type="float" office:value="0.0819492542969414">
            <text:p>0.0819</text:p>
          </table:table-cell>
          <table:table-cell table:formula="of:=2*[.$B$44]*[.A15]/4" office:value-type="float" office:value="0.51051">
            <text:p>0.5105</text:p>
          </table:table-cell>
          <table:table-cell table:formula="of:=2*[.$B$45]*[.A15]/4" office:value-type="float" office:value="0.255255">
            <text:p>0.2553</text:p>
          </table:table-cell>
          <table:table-cell table:style-name="ce2"/>
        </table:table-row>
        <table:table-row table:style-name="ro1">
          <table:table-cell office:value-type="float" office:value="0.54978">
            <text:p>0.5498</text:p>
          </table:table-cell>
          <table:table-cell office:value-type="float" office:value="0">
            <text:p>0.00E+000</text:p>
          </table:table-cell>
          <table:table-cell office:value-type="float" office:value="0.00393426759908754">
            <text:p>3.93E-003</text:p>
          </table:table-cell>
          <table:table-cell office:value-type="float" office:value="0.0103550431054397">
            <text:p>1.04E-002</text:p>
          </table:table-cell>
          <table:table-cell office:value-type="float" office:value="0.0138130274394049">
            <text:p>1.38E-002</text:p>
          </table:table-cell>
          <table:table-cell office:value-type="float" office:value="0.0138130274395838">
            <text:p>1.38E-002</text:p>
          </table:table-cell>
          <table:table-cell office:value-type="float" office:value="0.0172756788786784">
            <text:p>1.73E-002</text:p>
          </table:table-cell>
          <table:table-cell office:value-type="float" office:value="0.0202303445966047">
            <text:p>2.02E-002</text:p>
          </table:table-cell>
          <table:table-cell office:value-type="float" office:value="0.0202303445967283">
            <text:p>2.02E-002</text:p>
          </table:table-cell>
          <table:table-cell office:value-type="float" office:value="0.0271519832246936">
            <text:p>2.72E-002</text:p>
          </table:table-cell>
          <table:table-cell office:value-type="float" office:value="0.0271519832248188">
            <text:p>2.72E-002</text:p>
          </table:table-cell>
          <table:table-cell/>
          <table:table-cell table:formula="of:=2*[.A16]/PI()" office:value-type="float" office:value="0.350000818452249">
            <text:p>0.3500</text:p>
          </table:table-cell>
          <table:table-cell table:formula="of:=2*SQRT([.C16])/4" office:value-type="float" office:value="0.0313618701574362">
            <text:p>0.0314</text:p>
          </table:table-cell>
          <table:table-cell table:formula="of:=2*SQRT([.D16])/4" office:value-type="float" office:value="0.0508798661197131">
            <text:p>0.0509</text:p>
          </table:table-cell>
          <table:table-cell table:formula="of:=2*SQRT([.E16])/4" office:value-type="float" office:value="0.0587644183145825">
            <text:p>0.0588</text:p>
          </table:table-cell>
          <table:table-cell table:formula="of:=2*SQRT([.F16])/4" office:value-type="float" office:value="0.0587644183149629">
            <text:p>0.0588</text:p>
          </table:table-cell>
          <table:table-cell table:formula="of:=2*SQRT([.G16])/4" office:value-type="float" office:value="0.065718488415891">
            <text:p>0.0657</text:p>
          </table:table-cell>
          <table:table-cell table:formula="of:=2*SQRT([.H16])/4" office:value-type="float" office:value="0.0711167079465238">
            <text:p>0.0711</text:p>
          </table:table-cell>
          <table:table-cell table:formula="of:=2*SQRT([.I16])/4" office:value-type="float" office:value="0.0711167079467412">
            <text:p>0.0711</text:p>
          </table:table-cell>
          <table:table-cell table:formula="of:=2*SQRT([.J16])/4" office:value-type="float" office:value="0.0823892942449041">
            <text:p>0.0824</text:p>
          </table:table-cell>
          <table:table-cell table:formula="of:=2*SQRT([.K16])/4" office:value-type="float" office:value="0.0823892942450941">
            <text:p>0.0824</text:p>
          </table:table-cell>
          <table:table-cell table:formula="of:=2*[.$B$44]*[.A16]/4" office:value-type="float" office:value="0.54978">
            <text:p>0.5498</text:p>
          </table:table-cell>
          <table:table-cell table:formula="of:=2*[.$B$45]*[.A16]/4" office:value-type="float" office:value="0.27489">
            <text:p>0.2749</text:p>
          </table:table-cell>
          <table:table-cell table:style-name="ce2"/>
        </table:table-row>
        <table:table-row table:style-name="ro1">
          <table:table-cell office:value-type="float" office:value="0.58905">
            <text:p>0.5891</text:p>
          </table:table-cell>
          <table:table-cell office:value-type="float" office:value="0">
            <text:p>0.00E+000</text:p>
          </table:table-cell>
          <table:table-cell office:value-type="float" office:value="0.00397951265521786">
            <text:p>3.98E-003</text:p>
          </table:table-cell>
          <table:table-cell office:value-type="float" office:value="0.0101528736327945">
            <text:p>1.02E-002</text:p>
          </table:table-cell>
          <table:table-cell office:value-type="float" office:value="0.0138577512104017">
            <text:p>1.39E-002</text:p>
          </table:table-cell>
          <table:table-cell office:value-type="float" office:value="0.0138577512105415">
            <text:p>1.39E-002</text:p>
          </table:table-cell>
          <table:table-cell office:value-type="float" office:value="0.0175680078541795">
            <text:p>1.76E-002</text:p>
          </table:table-cell>
          <table:table-cell office:value-type="float" office:value="0.0200281607997031">
            <text:p>2.00E-002</text:p>
          </table:table-cell>
          <table:table-cell office:value-type="float" office:value="0.0200281607997837">
            <text:p>2.00E-002</text:p>
          </table:table-cell>
          <table:table-cell office:value-type="float" office:value="0.0274443754021993">
            <text:p>2.74E-002</text:p>
          </table:table-cell>
          <table:table-cell office:value-type="float" office:value="0.0274443754023095">
            <text:p>2.74E-002</text:p>
          </table:table-cell>
          <table:table-cell/>
          <table:table-cell table:formula="of:=2*[.A17]/PI()" office:value-type="float" office:value="0.375000876913124">
            <text:p>0.3750</text:p>
          </table:table-cell>
          <table:table-cell table:formula="of:=2*SQRT([.C17])/4" office:value-type="float" office:value="0.0315416892985215">
            <text:p>0.0315</text:p>
          </table:table-cell>
          <table:table-cell table:formula="of:=2*SQRT([.D17])/4" office:value-type="float" office:value="0.0503807344944338">
            <text:p>0.0504</text:p>
          </table:table-cell>
          <table:table-cell table:formula="of:=2*SQRT([.E17])/4" office:value-type="float" office:value="0.0588594750452332">
            <text:p>0.0589</text:p>
          </table:table-cell>
          <table:table-cell table:formula="of:=2*SQRT([.F17])/4" office:value-type="float" office:value="0.0588594750455301">
            <text:p>0.0589</text:p>
          </table:table-cell>
          <table:table-cell table:formula="of:=2*SQRT([.G17])/4" office:value-type="float" office:value="0.066272180917372">
            <text:p>0.0663</text:p>
          </table:table-cell>
          <table:table-cell table:formula="of:=2*SQRT([.H17])/4" office:value-type="float" office:value="0.0707604423383982">
            <text:p>0.0708</text:p>
          </table:table-cell>
          <table:table-cell table:formula="of:=2*SQRT([.I17])/4" office:value-type="float" office:value="0.0707604423385405">
            <text:p>0.0708</text:p>
          </table:table-cell>
          <table:table-cell table:formula="of:=2*SQRT([.J17])/4" office:value-type="float" office:value="0.0828317200747987">
            <text:p>0.0828</text:p>
          </table:table-cell>
          <table:table-cell table:formula="of:=2*SQRT([.K17])/4" office:value-type="float" office:value="0.0828317200749651">
            <text:p>0.0828</text:p>
          </table:table-cell>
          <table:table-cell table:formula="of:=2*[.$B$44]*[.A17]/4" office:value-type="float" office:value="0.58905">
            <text:p>0.5891</text:p>
          </table:table-cell>
          <table:table-cell table:formula="of:=2*[.$B$45]*[.A17]/4" office:value-type="float" office:value="0.294525">
            <text:p>0.2945</text:p>
          </table:table-cell>
          <table:table-cell table:style-name="ce2"/>
        </table:table-row>
        <table:table-row table:style-name="ro1">
          <table:table-cell office:value-type="float" office:value="0.62832">
            <text:p>0.6283</text:p>
          </table:table-cell>
          <table:table-cell office:value-type="float" office:value="0">
            <text:p>0.00E+000</text:p>
          </table:table-cell>
          <table:table-cell office:value-type="float" office:value="0.0040277460525523">
            <text:p>4.03E-003</text:p>
          </table:table-cell>
          <table:table-cell office:value-type="float" office:value="0.00995379864280738">
            <text:p>9.95E-003</text:p>
          </table:table-cell>
          <table:table-cell office:value-type="float" office:value="0.0139055594012993">
            <text:p>1.39E-002</text:p>
          </table:table-cell>
          <table:table-cell office:value-type="float" office:value="0.0139055594014358">
            <text:p>1.39E-002</text:p>
          </table:table-cell>
          <table:table-cell office:value-type="float" office:value="0.0178634663709378">
            <text:p>1.79E-002</text:p>
          </table:table-cell>
          <table:table-cell office:value-type="float" office:value="0.0198290726655242">
            <text:p>1.98E-002</text:p>
          </table:table-cell>
          <table:table-cell office:value-type="float" office:value="0.0198290726655764">
            <text:p>1.98E-002</text:p>
          </table:table-cell>
          <table:table-cell office:value-type="float" office:value="0.0277398995128518">
            <text:p>2.77E-002</text:p>
          </table:table-cell>
          <table:table-cell office:value-type="float" office:value="0.0277398995128967">
            <text:p>2.77E-002</text:p>
          </table:table-cell>
          <table:table-cell/>
          <table:table-cell table:formula="of:=2*[.A18]/PI()" office:value-type="float" office:value="0.400000935373999">
            <text:p>0.4000</text:p>
          </table:table-cell>
          <table:table-cell table:formula="of:=2*SQRT([.C18])/4" office:value-type="float" office:value="0.0317322629690678">
            <text:p>0.0317</text:p>
          </table:table-cell>
          <table:table-cell table:formula="of:=2*SQRT([.D18])/4" office:value-type="float" office:value="0.0498843628876008">
            <text:p>0.0499</text:p>
          </table:table-cell>
          <table:table-cell table:formula="of:=2*SQRT([.E18])/4" office:value-type="float" office:value="0.0589609179908593">
            <text:p>0.0590</text:p>
          </table:table-cell>
          <table:table-cell table:formula="of:=2*SQRT([.F18])/4" office:value-type="float" office:value="0.0589609179911486">
            <text:p>0.0590</text:p>
          </table:table-cell>
          <table:table-cell table:formula="of:=2*SQRT([.G18])/4" office:value-type="float" office:value="0.0668271396420231">
            <text:p>0.0668</text:p>
          </table:table-cell>
          <table:table-cell table:formula="of:=2*SQRT([.H18])/4" office:value-type="float" office:value="0.070407870059966">
            <text:p>0.0704</text:p>
          </table:table-cell>
          <table:table-cell table:formula="of:=2*SQRT([.I18])/4" office:value-type="float" office:value="0.0704078700600587">
            <text:p>0.0704</text:p>
          </table:table-cell>
          <table:table-cell table:formula="of:=2*SQRT([.J18])/4" office:value-type="float" office:value="0.083276496553427">
            <text:p>0.0833</text:p>
          </table:table-cell>
          <table:table-cell table:formula="of:=2*SQRT([.K18])/4" office:value-type="float" office:value="0.0832764965534945">
            <text:p>0.0833</text:p>
          </table:table-cell>
          <table:table-cell table:formula="of:=2*[.$B$44]*[.A18]/4" office:value-type="float" office:value="0.62832">
            <text:p>0.6283</text:p>
          </table:table-cell>
          <table:table-cell table:formula="of:=2*[.$B$45]*[.A18]/4" office:value-type="float" office:value="0.31416">
            <text:p>0.3142</text:p>
          </table:table-cell>
          <table:table-cell table:style-name="ce2"/>
        </table:table-row>
        <table:table-row table:style-name="ro1">
          <table:table-cell office:value-type="float" office:value="0.66759">
            <text:p>0.6676</text:p>
          </table:table-cell>
          <table:table-cell office:value-type="float" office:value="0">
            <text:p>0.00E+000</text:p>
          </table:table-cell>
          <table:table-cell office:value-type="float" office:value="0.00407898996400254">
            <text:p>4.08E-003</text:p>
          </table:table-cell>
          <table:table-cell office:value-type="float" office:value="0.0097578175066441">
            <text:p>9.76E-003</text:p>
          </table:table-cell>
          <table:table-cell office:value-type="float" office:value="0.013956452021616">
            <text:p>1.40E-002</text:p>
          </table:table-cell>
          <table:table-cell office:value-type="float" office:value="0.0139564520217245">
            <text:p>1.40E-002</text:p>
          </table:table-cell>
          <table:table-cell office:value-type="float" office:value="0.0181620562840504">
            <text:p>1.82E-002</text:p>
          </table:table-cell>
          <table:table-cell office:value-type="float" office:value="0.01963307954728">
            <text:p>1.96E-002</text:p>
          </table:table-cell>
          <table:table-cell office:value-type="float" office:value="0.0196330795474439">
            <text:p>1.96E-002</text:p>
          </table:table-cell>
          <table:table-cell office:value-type="float" office:value="0.0280385574718125">
            <text:p>2.80E-002</text:p>
          </table:table-cell>
          <table:table-cell office:value-type="float" office:value="0.0280385574719471">
            <text:p>2.80E-002</text:p>
          </table:table-cell>
          <table:table-cell/>
          <table:table-cell table:formula="of:=2*[.A19]/PI()" office:value-type="float" office:value="0.425000993834874">
            <text:p>0.4250</text:p>
          </table:table-cell>
          <table:table-cell table:formula="of:=2*SQRT([.C19])/4" office:value-type="float" office:value="0.031933485418924">
            <text:p>0.0319</text:p>
          </table:table-cell>
          <table:table-cell table:formula="of:=2*SQRT([.D19])/4" office:value-type="float" office:value="0.0493908329213127">
            <text:p>0.0494</text:p>
          </table:table-cell>
          <table:table-cell table:formula="of:=2*SQRT([.E19])/4" office:value-type="float" office:value="0.0590687142690952">
            <text:p>0.0591</text:p>
          </table:table-cell>
          <table:table-cell table:formula="of:=2*SQRT([.F19])/4" office:value-type="float" office:value="0.0590687142693247">
            <text:p>0.0591</text:p>
          </table:table-cell>
          <table:table-cell table:formula="of:=2*SQRT([.G19])/4" office:value-type="float" office:value="0.0673833367459092">
            <text:p>0.0674</text:p>
          </table:table-cell>
          <table:table-cell table:formula="of:=2*SQRT([.H19])/4" office:value-type="float" office:value="0.070059045717309">
            <text:p>0.0701</text:p>
          </table:table-cell>
          <table:table-cell table:formula="of:=2*SQRT([.I19])/4" office:value-type="float" office:value="0.0700590457176016">
            <text:p>0.0701</text:p>
          </table:table-cell>
          <table:table-cell table:formula="of:=2*SQRT([.J19])/4" office:value-type="float" office:value="0.0837235890771121">
            <text:p>0.0837</text:p>
          </table:table-cell>
          <table:table-cell table:formula="of:=2*SQRT([.K19])/4" office:value-type="float" office:value="0.083723589077313">
            <text:p>0.0837</text:p>
          </table:table-cell>
          <table:table-cell table:formula="of:=2*[.$B$44]*[.A19]/4" office:value-type="float" office:value="0.66759">
            <text:p>0.6676</text:p>
          </table:table-cell>
          <table:table-cell table:formula="of:=2*[.$B$45]*[.A19]/4" office:value-type="float" office:value="0.333795">
            <text:p>0.3338</text:p>
          </table:table-cell>
          <table:table-cell table:style-name="ce2"/>
        </table:table-row>
        <table:table-row table:style-name="ro1">
          <table:table-cell office:value-type="float" office:value="0.70686">
            <text:p>0.7069</text:p>
          </table:table-cell>
          <table:table-cell office:value-type="float" office:value="0">
            <text:p>0.00E+000</text:p>
          </table:table-cell>
          <table:table-cell office:value-type="float" office:value="0.00413326050699102">
            <text:p>4.13E-003</text:p>
          </table:table-cell>
          <table:table-cell office:value-type="float" office:value="0.00956492962086505">
            <text:p>9.56E-003</text:p>
          </table:table-cell>
          <table:table-cell office:value-type="float" office:value="0.0140104290831574">
            <text:p>1.40E-002</text:p>
          </table:table-cell>
          <table:table-cell office:value-type="float" office:value="0.0140104290832318">
            <text:p>1.40E-002</text:p>
          </table:table-cell>
          <table:table-cell office:value-type="float" office:value="0.0184637795028641">
            <text:p>1.85E-002</text:p>
          </table:table-cell>
          <table:table-cell office:value-type="float" office:value="0.0194401808257138">
            <text:p>1.94E-002</text:p>
          </table:table-cell>
          <table:table-cell office:value-type="float" office:value="0.0194401808260264">
            <text:p>1.94E-002</text:p>
          </table:table-cell>
          <table:table-cell office:value-type="float" office:value="0.0283403512497258">
            <text:p>2.83E-002</text:p>
          </table:table-cell>
          <table:table-cell office:value-type="float" office:value="0.0283403512499039">
            <text:p>2.83E-002</text:p>
          </table:table-cell>
          <table:table-cell/>
          <table:table-cell table:formula="of:=2*[.A20]/PI()" office:value-type="float" office:value="0.450001052295749">
            <text:p>0.4500</text:p>
          </table:table-cell>
          <table:table-cell table:formula="of:=2*SQRT([.C20])/4" office:value-type="float" office:value="0.0321452193451492">
            <text:p>0.0321</text:p>
          </table:table-cell>
          <table:table-cell table:formula="of:=2*SQRT([.D20])/4" office:value-type="float" office:value="0.0489002290916542">
            <text:p>0.0489</text:p>
          </table:table-cell>
          <table:table-cell table:formula="of:=2*SQRT([.E20])/4" office:value-type="float" office:value="0.0591828291887888">
            <text:p>0.0592</text:p>
          </table:table-cell>
          <table:table-cell table:formula="of:=2*SQRT([.F20])/4" office:value-type="float" office:value="0.0591828291889459">
            <text:p>0.0592</text:p>
          </table:table-cell>
          <table:table-cell table:formula="of:=2*SQRT([.G20])/4" office:value-type="float" office:value="0.0679407453279401">
            <text:p>0.0679</text:p>
          </table:table-cell>
          <table:table-cell table:formula="of:=2*SQRT([.H20])/4" office:value-type="float" office:value="0.0697140244601362">
            <text:p>0.0697</text:p>
          </table:table-cell>
          <table:table-cell table:formula="of:=2*SQRT([.I20])/4" office:value-type="float" office:value="0.0697140244606967">
            <text:p>0.0697</text:p>
          </table:table-cell>
          <table:table-cell table:formula="of:=2*SQRT([.J20])/4" office:value-type="float" office:value="0.0841729636666754">
            <text:p>0.0842</text:p>
          </table:table-cell>
          <table:table-cell table:formula="of:=2*SQRT([.K20])/4" office:value-type="float" office:value="0.0841729636669399">
            <text:p>0.0842</text:p>
          </table:table-cell>
          <table:table-cell table:formula="of:=2*[.$B$44]*[.A20]/4" office:value-type="float" office:value="0.70686">
            <text:p>0.7069</text:p>
          </table:table-cell>
          <table:table-cell table:formula="of:=2*[.$B$45]*[.A20]/4" office:value-type="float" office:value="0.35343">
            <text:p>0.3534</text:p>
          </table:table-cell>
          <table:table-cell table:style-name="ce2"/>
        </table:table-row>
        <table:table-row table:style-name="ro1">
          <table:table-cell office:value-type="float" office:value="0.74613">
            <text:p>0.7461</text:p>
          </table:table-cell>
          <table:table-cell office:value-type="float" office:value="0">
            <text:p>0.00E+000</text:p>
          </table:table-cell>
          <table:table-cell office:value-type="float" office:value="0.00419056962940376">
            <text:p>4.19E-003</text:p>
          </table:table-cell>
          <table:table-cell office:value-type="float" office:value="0.00937513440673538">
            <text:p>9.38E-003</text:p>
          </table:table-cell>
          <table:table-cell office:value-type="float" office:value="0.0140674906001392">
            <text:p>1.41E-002</text:p>
          </table:table-cell>
          <table:table-cell office:value-type="float" office:value="0.0140674906002536">
            <text:p>1.41E-002</text:p>
          </table:table-cell>
          <table:table-cell office:value-type="float" office:value="0.0187686379914497">
            <text:p>1.88E-002</text:p>
          </table:table-cell>
          <table:table-cell office:value-type="float" office:value="0.0192503759086734">
            <text:p>1.93E-002</text:p>
          </table:table-cell>
          <table:table-cell office:value-type="float" office:value="0.019250375908773">
            <text:p>1.93E-002</text:p>
          </table:table-cell>
          <table:table-cell office:value-type="float" office:value="0.0286452828734519">
            <text:p>2.86E-002</text:p>
          </table:table-cell>
          <table:table-cell office:value-type="float" office:value="0.0286452828736435">
            <text:p>2.86E-002</text:p>
          </table:table-cell>
          <table:table-cell/>
          <table:table-cell table:formula="of:=2*[.A21]/PI()" office:value-type="float" office:value="0.475001110756624">
            <text:p>0.4750</text:p>
          </table:table-cell>
          <table:table-cell table:formula="of:=2*SQRT([.C21])/4" office:value-type="float" office:value="0.0323673046043525">
            <text:p>0.0324</text:p>
          </table:table-cell>
          <table:table-cell table:formula="of:=2*SQRT([.D21])/4" office:value-type="float" office:value="0.0484126388630474">
            <text:p>0.0484</text:p>
          </table:table-cell>
          <table:table-cell table:formula="of:=2*SQRT([.E21])/4" office:value-type="float" office:value="0.0593032263037586">
            <text:p>0.0593</text:p>
          </table:table-cell>
          <table:table-cell table:formula="of:=2*SQRT([.F21])/4" office:value-type="float" office:value="0.0593032263039998">
            <text:p>0.0593</text:p>
          </table:table-cell>
          <table:table-cell table:formula="of:=2*SQRT([.G21])/4" office:value-type="float" office:value="0.0684993393972703">
            <text:p>0.0685</text:p>
          </table:table-cell>
          <table:table-cell table:formula="of:=2*SQRT([.H21])/4" office:value-type="float" office:value="0.0693728619646642">
            <text:p>0.0694</text:p>
          </table:table-cell>
          <table:table-cell table:formula="of:=2*SQRT([.I21])/4" office:value-type="float" office:value="0.0693728619648437">
            <text:p>0.0694</text:p>
          </table:table-cell>
          <table:table-cell table:formula="of:=2*SQRT([.J21])/4" office:value-type="float" office:value="0.0846245869612548">
            <text:p>0.0846</text:p>
          </table:table-cell>
          <table:table-cell table:formula="of:=2*SQRT([.K21])/4" office:value-type="float" office:value="0.0846245869615378">
            <text:p>0.0846</text:p>
          </table:table-cell>
          <table:table-cell table:formula="of:=2*[.$B$44]*[.A21]/4" office:value-type="float" office:value="0.74613">
            <text:p>0.7461</text:p>
          </table:table-cell>
          <table:table-cell table:formula="of:=2*[.$B$45]*[.A21]/4" office:value-type="float" office:value="0.373065">
            <text:p>0.3731</text:p>
          </table:table-cell>
          <table:table-cell table:style-name="ce2"/>
        </table:table-row>
        <table:table-row table:style-name="ro1">
          <table:table-cell office:value-type="float" office:value="0.7854">
            <text:p>0.7854</text:p>
          </table:table-cell>
          <table:table-cell office:value-type="float" office:value="0">
            <text:p>0.00E+000</text:p>
          </table:table-cell>
          <table:table-cell office:value-type="float" office:value="0.00425092634464247">
            <text:p>4.25E-003</text:p>
          </table:table-cell>
          <table:table-cell office:value-type="float" office:value="0.00918843130905853">
            <text:p>9.19E-003</text:p>
          </table:table-cell>
          <table:table-cell office:value-type="float" office:value="0.0141276365897519">
            <text:p>1.41E-002</text:p>
          </table:table-cell>
          <table:table-cell office:value-type="float" office:value="0.014127636589817">
            <text:p>1.41E-002</text:p>
          </table:table-cell>
          <table:table-cell office:value-type="float" office:value="0.0190636642293389">
            <text:p>1.91E-002</text:p>
          </table:table-cell>
          <table:table-cell office:value-type="float" office:value="0.0190636642294199">
            <text:p>1.91E-002</text:p>
          </table:table-cell>
          <table:table-cell office:value-type="float" office:value="0.0190766337697418">
            <text:p>1.91E-002</text:p>
          </table:table-cell>
          <table:table-cell office:value-type="float" office:value="0.0289533544268528">
            <text:p>2.90E-002</text:p>
          </table:table-cell>
          <table:table-cell office:value-type="float" office:value="0.0289533544270436">
            <text:p>2.90E-002</text:p>
          </table:table-cell>
          <table:table-cell/>
          <table:table-cell table:formula="of:=2*[.A22]/PI()" office:value-type="float" office:value="0.500001169217499">
            <text:p>0.5000</text:p>
          </table:table-cell>
          <table:table-cell table:formula="of:=2*SQRT([.C22])/4" office:value-type="float" office:value="0.0325995642020046">
            <text:p>0.0326</text:p>
          </table:table-cell>
          <table:table-cell table:formula="of:=2*SQRT([.D22])/4" office:value-type="float" office:value="0.0479281527629079">
            <text:p>0.0479</text:p>
          </table:table-cell>
          <table:table-cell table:formula="of:=2*SQRT([.E22])/4" office:value-type="float" office:value="0.0594298674694634">
            <text:p>0.0594</text:p>
          </table:table-cell>
          <table:table-cell table:formula="of:=2*SQRT([.F22])/4" office:value-type="float" office:value="0.0594298674696002">
            <text:p>0.0594</text:p>
          </table:table-cell>
          <table:table-cell table:formula="of:=2*SQRT([.G22])/4" office:value-type="float" office:value="0.0690356144126691">
            <text:p>0.0690</text:p>
          </table:table-cell>
          <table:table-cell table:formula="of:=2*SQRT([.H22])/4" office:value-type="float" office:value="0.0690356144128158">
            <text:p>0.0690</text:p>
          </table:table-cell>
          <table:table-cell table:formula="of:=2*SQRT([.I22])/4" office:value-type="float" office:value="0.0690590938431389">
            <text:p>0.0691</text:p>
          </table:table-cell>
          <table:table-cell table:formula="of:=2*SQRT([.J22])/4" office:value-type="float" office:value="0.0850784262120145">
            <text:p>0.0851</text:p>
          </table:table-cell>
          <table:table-cell table:formula="of:=2*SQRT([.K22])/4" office:value-type="float" office:value="0.0850784262122949">
            <text:p>0.0851</text:p>
          </table:table-cell>
          <table:table-cell table:formula="of:=2*[.$B$44]*[.A22]/4" office:value-type="float" office:value="0.7854">
            <text:p>0.7854</text:p>
          </table:table-cell>
          <table:table-cell table:formula="of:=2*[.$B$45]*[.A22]/4" office:value-type="float" office:value="0.3927">
            <text:p>0.3927</text:p>
          </table:table-cell>
          <table:table-cell table:style-name="ce2"/>
        </table:table-row>
        <table:table-row table:style-name="ro1">
          <table:table-cell office:value-type="float" office:value="0.82467">
            <text:p>0.8247</text:p>
          </table:table-cell>
          <table:table-cell office:value-type="float" office:value="0">
            <text:p>0.00E+000</text:p>
          </table:table-cell>
          <table:table-cell office:value-type="float" office:value="0.00431433755969555">
            <text:p>4.31E-003</text:p>
          </table:table-cell>
          <table:table-cell office:value-type="float" office:value="0.00900481979539691">
            <text:p>9.00E-003</text:p>
          </table:table-cell>
          <table:table-cell office:value-type="float" office:value="0.0141908670721511">
            <text:p>1.42E-002</text:p>
          </table:table-cell>
          <table:table-cell office:value-type="float" office:value="0.0141908670722613">
            <text:p>1.42E-002</text:p>
          </table:table-cell>
          <table:table-cell office:value-type="float" office:value="0.0188800452468541">
            <text:p>1.89E-002</text:p>
          </table:table-cell>
          <table:table-cell office:value-type="float" office:value="0.0188800452469275">
            <text:p>1.89E-002</text:p>
          </table:table-cell>
          <table:table-cell office:value-type="float" office:value="0.0193877689145212">
            <text:p>1.94E-002</text:p>
          </table:table-cell>
          <table:table-cell office:value-type="float" office:value="0.0292645680520244">
            <text:p>2.93E-002</text:p>
          </table:table-cell>
          <table:table-cell office:value-type="float" office:value="0.0292645680521558">
            <text:p>2.93E-002</text:p>
          </table:table-cell>
          <table:table-cell/>
          <table:table-cell table:formula="of:=2*[.A23]/PI()" office:value-type="float" office:value="0.525001227678374">
            <text:p>0.5250</text:p>
          </table:table-cell>
          <table:table-cell table:formula="of:=2*SQRT([.C23])/4" office:value-type="float" office:value="0.03284180856658">
            <text:p>0.0328</text:p>
          </table:table-cell>
          <table:table-cell table:formula="of:=2*SQRT([.D23])/4" office:value-type="float" office:value="0.0474468644785852">
            <text:p>0.0474</text:p>
          </table:table-cell>
          <table:table-cell table:formula="of:=2*SQRT([.E23])/4" office:value-type="float" office:value="0.0595627129002514">
            <text:p>0.0596</text:p>
          </table:table-cell>
          <table:table-cell table:formula="of:=2*SQRT([.F23])/4" office:value-type="float" office:value="0.0595627129004826">
            <text:p>0.0596</text:p>
          </table:table-cell>
          <table:table-cell table:formula="of:=2*SQRT([.G23])/4" office:value-type="float" office:value="0.0687023384733994">
            <text:p>0.0687</text:p>
          </table:table-cell>
          <table:table-cell table:formula="of:=2*SQRT([.H23])/4" office:value-type="float" office:value="0.0687023384735328">
            <text:p>0.0687</text:p>
          </table:table-cell>
          <table:table-cell table:formula="of:=2*SQRT([.I23])/4" office:value-type="float" office:value="0.0696199844055591">
            <text:p>0.0696</text:p>
          </table:table-cell>
          <table:table-cell table:formula="of:=2*SQRT([.J23])/4" office:value-type="float" office:value="0.085534449276336">
            <text:p>0.0855</text:p>
          </table:table-cell>
          <table:table-cell table:formula="of:=2*SQRT([.K23])/4" office:value-type="float" office:value="0.085534449276528">
            <text:p>0.0855</text:p>
          </table:table-cell>
          <table:table-cell table:formula="of:=2*[.$B$44]*[.A23]/4" office:value-type="float" office:value="0.82467">
            <text:p>0.8247</text:p>
          </table:table-cell>
          <table:table-cell table:formula="of:=2*[.$B$45]*[.A23]/4" office:value-type="float" office:value="0.412335">
            <text:p>0.4123</text:p>
          </table:table-cell>
          <table:table-cell/>
        </table:table-row>
        <table:table-row table:style-name="ro1">
          <table:table-cell office:value-type="float" office:value="0.86394">
            <text:p>0.8639</text:p>
          </table:table-cell>
          <table:table-cell office:value-type="float" office:value="0">
            <text:p>0.00E+000</text:p>
          </table:table-cell>
          <table:table-cell office:value-type="float" office:value="0.00438080864183689">
            <text:p>4.38E-003</text:p>
          </table:table-cell>
          <table:table-cell office:value-type="float" office:value="0.00882429935506534">
            <text:p>8.82E-003</text:p>
          </table:table-cell>
          <table:table-cell office:value-type="float" office:value="0.014257182070929">
            <text:p>1.43E-002</text:p>
          </table:table-cell>
          <table:table-cell office:value-type="float" office:value="0.0142571820712366">
            <text:p>1.43E-002</text:p>
          </table:table-cell>
          <table:table-cell office:value-type="float" office:value="0.0186995184444034">
            <text:p>1.87E-002</text:p>
          </table:table-cell>
          <table:table-cell office:value-type="float" office:value="0.0186995184446205">
            <text:p>1.87E-002</text:p>
          </table:table-cell>
          <table:table-cell office:value-type="float" office:value="0.0197020455600685">
            <text:p>1.97E-002</text:p>
          </table:table-cell>
          <table:table-cell office:value-type="float" office:value="0.029578925950032">
            <text:p>2.96E-002</text:p>
          </table:table-cell>
          <table:table-cell office:value-type="float" office:value="0.0295789259502247">
            <text:p>2.96E-002</text:p>
          </table:table-cell>
          <table:table-cell/>
          <table:table-cell table:formula="of:=2*[.A24]/PI()" office:value-type="float" office:value="0.550001286139248">
            <text:p>0.5500</text:p>
          </table:table-cell>
          <table:table-cell table:formula="of:=2*SQRT([.C24])/4" office:value-type="float" office:value="0.0330938387084246">
            <text:p>0.0331</text:p>
          </table:table-cell>
          <table:table-cell table:formula="of:=2*SQRT([.D24])/4" office:value-type="float" office:value="0.0469688709547753">
            <text:p>0.0470</text:p>
          </table:table-cell>
          <table:table-cell table:formula="of:=2*SQRT([.E24])/4" office:value-type="float" office:value="0.0597017212292263">
            <text:p>0.0597</text:p>
          </table:table-cell>
          <table:table-cell table:formula="of:=2*SQRT([.F24])/4" office:value-type="float" office:value="0.0597017212298703">
            <text:p>0.0597</text:p>
          </table:table-cell>
          <table:table-cell table:formula="of:=2*SQRT([.G24])/4" office:value-type="float" office:value="0.0683730912793977">
            <text:p>0.0684</text:p>
          </table:table-cell>
          <table:table-cell table:formula="of:=2*SQRT([.H24])/4" office:value-type="float" office:value="0.0683730912797946">
            <text:p>0.0684</text:p>
          </table:table-cell>
          <table:table-cell table:formula="of:=2*SQRT([.I24])/4" office:value-type="float" office:value="0.070181987646526">
            <text:p>0.0702</text:p>
          </table:table-cell>
          <table:table-cell table:formula="of:=2*SQRT([.J24])/4" office:value-type="float" office:value="0.0859926246111142">
            <text:p>0.0860</text:p>
          </table:table-cell>
          <table:table-cell table:formula="of:=2*SQRT([.K24])/4" office:value-type="float" office:value="0.0859926246113943">
            <text:p>0.0860</text:p>
          </table:table-cell>
          <table:table-cell table:formula="of:=2*[.$B$44]*[.A24]/4" office:value-type="float" office:value="0.86394">
            <text:p>0.8639</text:p>
          </table:table-cell>
          <table:table-cell table:formula="of:=2*[.$B$45]*[.A24]/4" office:value-type="float" office:value="0.43197">
            <text:p>0.4320</text:p>
          </table:table-cell>
          <table:table-cell/>
        </table:table-row>
        <table:table-row table:style-name="ro1">
          <table:table-cell office:value-type="float" office:value="0.90321">
            <text:p>0.9032</text:p>
          </table:table-cell>
          <table:table-cell office:value-type="float" office:value="0">
            <text:p>0.00E+000</text:p>
          </table:table-cell>
          <table:table-cell office:value-type="float" office:value="0.00445034381758816">
            <text:p>4.45E-003</text:p>
          </table:table-cell>
          <table:table-cell office:value-type="float" office:value="0.00864686949867948">
            <text:p>8.65E-003</text:p>
          </table:table-cell>
          <table:table-cell office:value-type="float" office:value="0.0143265816138068">
            <text:p>1.43E-002</text:p>
          </table:table-cell>
          <table:table-cell office:value-type="float" office:value="0.0143265816139376">
            <text:p>1.43E-002</text:p>
          </table:table-cell>
          <table:table-cell office:value-type="float" office:value="0.0185220833293803">
            <text:p>1.85E-002</text:p>
          </table:table-cell>
          <table:table-cell office:value-type="float" office:value="0.0185220833295344">
            <text:p>1.85E-002</text:p>
          </table:table-cell>
          <table:table-cell office:value-type="float" office:value="0.020019465899214">
            <text:p>2.00E-002</text:p>
          </table:table-cell>
          <table:table-cell office:value-type="float" office:value="0.0298964303818892">
            <text:p>2.99E-002</text:p>
          </table:table-cell>
          <table:table-cell office:value-type="float" office:value="0.0298964303819747">
            <text:p>2.99E-002</text:p>
          </table:table-cell>
          <table:table-cell/>
          <table:table-cell table:formula="of:=2*[.A25]/PI()" office:value-type="float" office:value="0.575001344600123">
            <text:p>0.5750</text:p>
          </table:table-cell>
          <table:table-cell table:formula="of:=2*SQRT([.C25])/4" office:value-type="float" office:value="0.0333554486463163">
            <text:p>0.0334</text:p>
          </table:table-cell>
          <table:table-cell table:formula="of:=2*SQRT([.D25])/4" office:value-type="float" office:value="0.0464942724931778">
            <text:p>0.0465</text:p>
          </table:table-cell>
          <table:table-cell table:formula="of:=2*SQRT([.E25])/4" office:value-type="float" office:value="0.059846849569979">
            <text:p>0.0598</text:p>
          </table:table-cell>
          <table:table-cell table:formula="of:=2*SQRT([.F25])/4" office:value-type="float" office:value="0.0598468495702521">
            <text:p>0.0598</text:p>
          </table:table-cell>
          <table:table-cell table:formula="of:=2*SQRT([.G25])/4" office:value-type="float" office:value="0.0680479304045691">
            <text:p>0.0680</text:p>
          </table:table-cell>
          <table:table-cell table:formula="of:=2*SQRT([.H25])/4" office:value-type="float" office:value="0.0680479304048522">
            <text:p>0.0680</text:p>
          </table:table-cell>
          <table:table-cell table:formula="of:=2*SQRT([.I25])/4" office:value-type="float" office:value="0.0707450809230119">
            <text:p>0.0707</text:p>
          </table:table-cell>
          <table:table-cell table:formula="of:=2*SQRT([.J25])/4" office:value-type="float" office:value="0.0864529212662724">
            <text:p>0.0865</text:p>
          </table:table-cell>
          <table:table-cell table:formula="of:=2*SQRT([.K25])/4" office:value-type="float" office:value="0.0864529212663961">
            <text:p>0.0865</text:p>
          </table:table-cell>
          <table:table-cell table:formula="of:=2*[.$B$44]*[.A25]/4" office:value-type="float" office:value="0.90321">
            <text:p>0.9032</text:p>
          </table:table-cell>
          <table:table-cell table:formula="of:=2*[.$B$45]*[.A25]/4" office:value-type="float" office:value="0.451605">
            <text:p>0.4516</text:p>
          </table:table-cell>
          <table:table-cell/>
        </table:table-row>
        <table:table-row table:style-name="ro1">
          <table:table-cell office:value-type="float" office:value="0.942480000000001">
            <text:p>0.9425</text:p>
          </table:table-cell>
          <table:table-cell office:value-type="float" office:value="0">
            <text:p>0.00E+000</text:p>
          </table:table-cell>
          <table:table-cell office:value-type="float" office:value="0.00452294645413973">
            <text:p>4.52E-003</text:p>
          </table:table-cell>
          <table:table-cell office:value-type="float" office:value="0.00847252975641053">
            <text:p>8.47E-003</text:p>
          </table:table-cell>
          <table:table-cell office:value-type="float" office:value="0.0143990657324322">
            <text:p>1.44E-002</text:p>
          </table:table-cell>
          <table:table-cell office:value-type="float" office:value="0.0143990657325855">
            <text:p>1.44E-002</text:p>
          </table:table-cell>
          <table:table-cell office:value-type="float" office:value="0.0183477394323774">
            <text:p>1.83E-002</text:p>
          </table:table-cell>
          <table:table-cell office:value-type="float" office:value="0.0183477394324843">
            <text:p>1.83E-002</text:p>
          </table:table-cell>
          <table:table-cell office:value-type="float" office:value="0.0203400321848475">
            <text:p>2.03E-002</text:p>
          </table:table-cell>
          <table:table-cell office:value-type="float" office:value="0.0302170836700157">
            <text:p>3.02E-002</text:p>
          </table:table-cell>
          <table:table-cell office:value-type="float" office:value="0.0302170836701046">
            <text:p>3.02E-002</text:p>
          </table:table-cell>
          <table:table-cell/>
          <table:table-cell table:formula="of:=2*[.A26]/PI()" office:value-type="float" office:value="0.600001403060998">
            <text:p>0.6000</text:p>
          </table:table-cell>
          <table:table-cell table:formula="of:=2*SQRT([.C26])/4" office:value-type="float" office:value="0.0336264273085163">
            <text:p>0.0336</text:p>
          </table:table-cell>
          <table:table-cell table:formula="of:=2*SQRT([.D26])/4" office:value-type="float" office:value="0.0460231728491489">
            <text:p>0.0460</text:p>
          </table:table-cell>
          <table:table-cell table:formula="of:=2*SQRT([.E26])/4" office:value-type="float" office:value="0.0599980535776624">
            <text:p>0.0600</text:p>
          </table:table-cell>
          <table:table-cell table:formula="of:=2*SQRT([.F26])/4" office:value-type="float" office:value="0.0599980535779817">
            <text:p>0.0600</text:p>
          </table:table-cell>
          <table:table-cell table:formula="of:=2*SQRT([.G26])/4" office:value-type="float" office:value="0.0677269138385499">
            <text:p>0.0677</text:p>
          </table:table-cell>
          <table:table-cell table:formula="of:=2*SQRT([.H26])/4" office:value-type="float" office:value="0.067726913838747">
            <text:p>0.0677</text:p>
          </table:table-cell>
          <table:table-cell table:formula="of:=2*SQRT([.I26])/4" office:value-type="float" office:value="0.0713092423617857">
            <text:p>0.0713</text:p>
          </table:table-cell>
          <table:table-cell table:formula="of:=2*SQRT([.J26])/4" office:value-type="float" office:value="0.0869153088788387">
            <text:p>0.0869</text:p>
          </table:table-cell>
          <table:table-cell table:formula="of:=2*SQRT([.K26])/4" office:value-type="float" office:value="0.0869153088789664">
            <text:p>0.0869</text:p>
          </table:table-cell>
          <table:table-cell table:formula="of:=2*[.$B$44]*[.A26]/4" office:value-type="float" office:value="0.942480000000001">
            <text:p>0.9425</text:p>
          </table:table-cell>
          <table:table-cell table:formula="of:=2*[.$B$45]*[.A26]/4" office:value-type="float" office:value="0.47124">
            <text:p>0.4712</text:p>
          </table:table-cell>
          <table:table-cell/>
        </table:table-row>
        <table:table-row table:style-name="ro1">
          <table:table-cell office:value-type="float" office:value="0.98175">
            <text:p>0.9818</text:p>
          </table:table-cell>
          <table:table-cell office:value-type="float" office:value="0">
            <text:p>0.00E+000</text:p>
          </table:table-cell>
          <table:table-cell office:value-type="float" office:value="0.00459861926379974">
            <text:p>4.60E-003</text:p>
          </table:table-cell>
          <table:table-cell office:value-type="float" office:value="0.00830127967727674">
            <text:p>8.30E-003</text:p>
          </table:table-cell>
          <table:table-cell office:value-type="float" office:value="0.0144746344624961">
            <text:p>1.45E-002</text:p>
          </table:table-cell>
          <table:table-cell office:value-type="float" office:value="0.0144746344627918">
            <text:p>1.45E-002</text:p>
          </table:table-cell>
          <table:table-cell office:value-type="float" office:value="0.0181764863056881">
            <text:p>1.82E-002</text:p>
          </table:table-cell>
          <table:table-cell office:value-type="float" office:value="0.0181764863058915">
            <text:p>1.82E-002</text:p>
          </table:table-cell>
          <table:table-cell office:value-type="float" office:value="0.0206637467292172">
            <text:p>2.07E-002</text:p>
          </table:table-cell>
          <table:table-cell office:value-type="float" office:value="0.0305408881978409">
            <text:p>3.05E-002</text:p>
          </table:table-cell>
          <table:table-cell office:value-type="float" office:value="0.0305408881979967">
            <text:p>3.05E-002</text:p>
          </table:table-cell>
          <table:table-cell/>
          <table:table-cell table:formula="of:=2*[.A27]/PI()" office:value-type="float" office:value="0.625001461521873">
            <text:p>0.6250</text:p>
          </table:table-cell>
          <table:table-cell table:formula="of:=2*SQRT([.C27])/4" office:value-type="float" office:value="0.0339065600724983">
            <text:p>0.0339</text:p>
          </table:table-cell>
          <table:table-cell table:formula="of:=2*SQRT([.D27])/4" office:value-type="float" office:value="0.0455556793311129">
            <text:p>0.0456</text:p>
          </table:table-cell>
          <table:table-cell table:formula="of:=2*SQRT([.E27])/4" office:value-type="float" office:value="0.0601552875117726">
            <text:p>0.0602</text:p>
          </table:table-cell>
          <table:table-cell table:formula="of:=2*SQRT([.F27])/4" office:value-type="float" office:value="0.060155287512387">
            <text:p>0.0602</text:p>
          </table:table-cell>
          <table:table-cell table:formula="of:=2*SQRT([.G27])/4" office:value-type="float" office:value="0.0674100999585524">
            <text:p>0.0674</text:p>
          </table:table-cell>
          <table:table-cell table:formula="of:=2*SQRT([.H27])/4" office:value-type="float" office:value="0.0674100999589295">
            <text:p>0.0674</text:p>
          </table:table-cell>
          <table:table-cell table:formula="of:=2*SQRT([.I27])/4" office:value-type="float" office:value="0.0718744508313233">
            <text:p>0.0719</text:p>
          </table:table-cell>
          <table:table-cell table:formula="of:=2*SQRT([.J27])/4" office:value-type="float" office:value="0.0873797576642339">
            <text:p>0.0874</text:p>
          </table:table-cell>
          <table:table-cell table:formula="of:=2*SQRT([.K27])/4" office:value-type="float" office:value="0.0873797576644567">
            <text:p>0.0874</text:p>
          </table:table-cell>
          <table:table-cell table:formula="of:=2*[.$B$44]*[.A27]/4" office:value-type="float" office:value="0.98175">
            <text:p>0.9818</text:p>
          </table:table-cell>
          <table:table-cell table:formula="of:=2*[.$B$45]*[.A27]/4" office:value-type="float" office:value="0.490875">
            <text:p>0.4909</text:p>
          </table:table-cell>
          <table:table-cell/>
        </table:table-row>
        <table:table-row table:style-name="ro1">
          <table:table-cell office:value-type="float" office:value="1.02102">
            <text:p>1.0210</text:p>
          </table:table-cell>
          <table:table-cell office:value-type="float" office:value="0">
            <text:p>0.00E+000</text:p>
          </table:table-cell>
          <table:table-cell office:value-type="float" office:value="0.00467736445556463">
            <text:p>4.68E-003</text:p>
          </table:table-cell>
          <table:table-cell office:value-type="float" office:value="0.0081331188284595">
            <text:p>8.13E-003</text:p>
          </table:table-cell>
          <table:table-cell office:value-type="float" office:value="0.0145532878453671">
            <text:p>1.46E-002</text:p>
          </table:table-cell>
          <table:table-cell office:value-type="float" office:value="0.0145532878454524">
            <text:p>1.46E-002</text:p>
          </table:table-cell>
          <table:table-cell office:value-type="float" office:value="0.0180083235240458">
            <text:p>1.80E-002</text:p>
          </table:table-cell>
          <table:table-cell office:value-type="float" office:value="0.0180083235241068">
            <text:p>1.80E-002</text:p>
          </table:table-cell>
          <table:table-cell office:value-type="float" office:value="0.0209906119071061">
            <text:p>2.10E-002</text:p>
          </table:table-cell>
          <table:table-cell office:value-type="float" office:value="0.0308678464122593">
            <text:p>3.09E-002</text:p>
          </table:table-cell>
          <table:table-cell office:value-type="float" office:value="0.0308678464123521">
            <text:p>3.09E-002</text:p>
          </table:table-cell>
          <table:table-cell/>
          <table:table-cell table:formula="of:=2*[.A28]/PI()" office:value-type="float" office:value="0.650001519982748">
            <text:p>0.6500</text:p>
          </table:table-cell>
          <table:table-cell table:formula="of:=2*SQRT([.C28])/4" office:value-type="float" office:value="0.0341956300408569">
            <text:p>0.0342</text:p>
          </table:table-cell>
          <table:table-cell table:formula="of:=2*SQRT([.D28])/4" office:value-type="float" office:value="0.0450919028996878">
            <text:p>0.0451</text:p>
          </table:table-cell>
          <table:table-cell table:formula="of:=2*SQRT([.E28])/4" office:value-type="float" office:value="0.0603185043029233">
            <text:p>0.0603</text:p>
          </table:table-cell>
          <table:table-cell table:formula="of:=2*SQRT([.F28])/4" office:value-type="float" office:value="0.0603185043031">
            <text:p>0.0603</text:p>
          </table:table-cell>
          <table:table-cell table:formula="of:=2*SQRT([.G28])/4" office:value-type="float" office:value="0.0670975475037012">
            <text:p>0.0671</text:p>
          </table:table-cell>
          <table:table-cell table:formula="of:=2*SQRT([.H28])/4" office:value-type="float" office:value="0.0670975475038149">
            <text:p>0.0671</text:p>
          </table:table-cell>
          <table:table-cell table:formula="of:=2*SQRT([.I28])/4" office:value-type="float" office:value="0.072440685921494">
            <text:p>0.0724</text:p>
          </table:table-cell>
          <table:table-cell table:formula="of:=2*SQRT([.J28])/4" office:value-type="float" office:value="0.0878462384115838">
            <text:p>0.0878</text:p>
          </table:table-cell>
          <table:table-cell table:formula="of:=2*SQRT([.K28])/4" office:value-type="float" office:value="0.0878462384117159">
            <text:p>0.0878</text:p>
          </table:table-cell>
          <table:table-cell table:formula="of:=2*[.$B$44]*[.A28]/4" office:value-type="float" office:value="1.02102">
            <text:p>1.0210</text:p>
          </table:table-cell>
          <table:table-cell table:formula="of:=2*[.$B$45]*[.A28]/4" office:value-type="float" office:value="0.51051">
            <text:p>0.5105</text:p>
          </table:table-cell>
          <table:table-cell/>
        </table:table-row>
        <table:table-row table:style-name="ro1">
          <table:table-cell office:value-type="float" office:value="1.06029">
            <text:p>1.0603</text:p>
          </table:table-cell>
          <table:table-cell office:value-type="float" office:value="0">
            <text:p>0.00E+000</text:p>
          </table:table-cell>
          <table:table-cell office:value-type="float" office:value="0.00475918384610433">
            <text:p>4.76E-003</text:p>
          </table:table-cell>
          <table:table-cell office:value-type="float" office:value="0.00796804679400263">
            <text:p>7.97E-003</text:p>
          </table:table-cell>
          <table:table-cell office:value-type="float" office:value="0.014635025926768">
            <text:p>1.46E-002</text:p>
          </table:table-cell>
          <table:table-cell office:value-type="float" office:value="0.0146350259269982">
            <text:p>1.46E-002</text:p>
          </table:table-cell>
          <table:table-cell office:value-type="float" office:value="0.0178432506826767">
            <text:p>1.78E-002</text:p>
          </table:table-cell>
          <table:table-cell office:value-type="float" office:value="0.017843250682821">
            <text:p>1.78E-002</text:p>
          </table:table-cell>
          <table:table-cell office:value-type="float" office:value="0.02132063015487">
            <text:p>2.13E-002</text:p>
          </table:table-cell>
          <table:table-cell office:value-type="float" office:value="0.0310173484288949">
            <text:p>3.10E-002</text:p>
          </table:table-cell>
          <table:table-cell office:value-type="float" office:value="0.0311979608236567">
            <text:p>3.12E-002</text:p>
          </table:table-cell>
          <table:table-cell/>
          <table:table-cell table:formula="of:=2*[.A29]/PI()" office:value-type="float" office:value="0.675001578443623">
            <text:p>0.6750</text:p>
          </table:table-cell>
          <table:table-cell table:formula="of:=2*SQRT([.C29])/4" office:value-type="float" office:value="0.0344934191046072">
            <text:p>0.0345</text:p>
          </table:table-cell>
          <table:table-cell table:formula="of:=2*SQRT([.D29])/4" office:value-type="float" office:value="0.0446319582642377">
            <text:p>0.0446</text:p>
          </table:table-cell>
          <table:table-cell table:formula="of:=2*SQRT([.E29])/4" office:value-type="float" office:value="0.0604876556141168">
            <text:p>0.0605</text:p>
          </table:table-cell>
          <table:table-cell table:formula="of:=2*SQRT([.F29])/4" office:value-type="float" office:value="0.0604876556145926">
            <text:p>0.0605</text:p>
          </table:table-cell>
          <table:table-cell table:formula="of:=2*SQRT([.G29])/4" office:value-type="float" office:value="0.0667893155427512">
            <text:p>0.0668</text:p>
          </table:table-cell>
          <table:table-cell table:formula="of:=2*SQRT([.H29])/4" office:value-type="float" office:value="0.0667893155430211">
            <text:p>0.0668</text:p>
          </table:table-cell>
          <table:table-cell table:formula="of:=2*SQRT([.I29])/4" office:value-type="float" office:value="0.0730079279168879">
            <text:p>0.0730</text:p>
          </table:table-cell>
          <table:table-cell table:formula="of:=2*SQRT([.J29])/4" office:value-type="float" office:value="0.0880587139766628">
            <text:p>0.0881</text:p>
          </table:table-cell>
          <table:table-cell table:formula="of:=2*SQRT([.K29])/4" office:value-type="float" office:value="0.088314722475441">
            <text:p>0.0883</text:p>
          </table:table-cell>
          <table:table-cell table:formula="of:=2*[.$B$44]*[.A29]/4" office:value-type="float" office:value="1.06029">
            <text:p>1.0603</text:p>
          </table:table-cell>
          <table:table-cell table:formula="of:=2*[.$B$45]*[.A29]/4" office:value-type="float" office:value="0.530145">
            <text:p>0.5301</text:p>
          </table:table-cell>
          <table:table-cell/>
        </table:table-row>
        <table:table-row table:style-name="ro1">
          <table:table-cell office:value-type="float" office:value="1.09956">
            <text:p>1.0996</text:p>
          </table:table-cell>
          <table:table-cell office:value-type="float" office:value="0">
            <text:p>0.00E+000</text:p>
          </table:table-cell>
          <table:table-cell office:value-type="float" office:value="0.00484407894394655">
            <text:p>4.84E-003</text:p>
          </table:table-cell>
          <table:table-cell office:value-type="float" office:value="0.00780606317377922">
            <text:p>7.81E-003</text:p>
          </table:table-cell>
          <table:table-cell office:value-type="float" office:value="0.0147198487590654">
            <text:p>1.47E-002</text:p>
          </table:table-cell>
          <table:table-cell office:value-type="float" office:value="0.0147198487591969">
            <text:p>1.47E-002</text:p>
          </table:table-cell>
          <table:table-cell office:value-type="float" office:value="0.0176812673979702">
            <text:p>1.77E-002</text:p>
          </table:table-cell>
          <table:table-cell office:value-type="float" office:value="0.0176812673980799">
            <text:p>1.77E-002</text:p>
          </table:table-cell>
          <table:table-cell office:value-type="float" office:value="0.0216538039722486">
            <text:p>2.17E-002</text:p>
          </table:table-cell>
          <table:table-cell office:value-type="float" office:value="0.0306042696652795">
            <text:p>3.06E-002</text:p>
          </table:table-cell>
          <table:table-cell office:value-type="float" office:value="0.0315312340078232">
            <text:p>3.15E-002</text:p>
          </table:table-cell>
          <table:table-cell/>
          <table:table-cell table:formula="of:=2*[.A30]/PI()" office:value-type="float" office:value="0.700001636904498">
            <text:p>0.7000</text:p>
          </table:table-cell>
          <table:table-cell table:formula="of:=2*SQRT([.C30])/4" office:value-type="float" office:value="0.0347997088491648">
            <text:p>0.0348</text:p>
          </table:table-cell>
          <table:table-cell table:formula="of:=2*SQRT([.D30])/4" office:value-type="float" office:value="0.0441759639786706">
            <text:p>0.0442</text:p>
          </table:table-cell>
          <table:table-cell table:formula="of:=2*SQRT([.E30])/4" office:value-type="float" office:value="0.0606626919099898">
            <text:p>0.0607</text:p>
          </table:table-cell>
          <table:table-cell table:formula="of:=2*SQRT([.F30])/4" office:value-type="float" office:value="0.0606626919102608">
            <text:p>0.0607</text:p>
          </table:table-cell>
          <table:table-cell table:formula="of:=2*SQRT([.G30])/4" office:value-type="float" office:value="0.0664854634449708">
            <text:p>0.0665</text:p>
          </table:table-cell>
          <table:table-cell table:formula="of:=2*SQRT([.H30])/4" office:value-type="float" office:value="0.0664854634451771">
            <text:p>0.0665</text:p>
          </table:table-cell>
          <table:table-cell table:formula="of:=2*SQRT([.I30])/4" office:value-type="float" office:value="0.0735761577758866">
            <text:p>0.0736</text:p>
          </table:table-cell>
          <table:table-cell table:formula="of:=2*SQRT([.J30])/4" office:value-type="float" office:value="0.0874703802227925">
            <text:p>0.0875</text:p>
          </table:table-cell>
          <table:table-cell table:formula="of:=2*SQRT([.K30])/4" office:value-type="float" office:value="0.0887851817701344">
            <text:p>0.0888</text:p>
          </table:table-cell>
          <table:table-cell table:formula="of:=2*[.$B$44]*[.A30]/4" office:value-type="float" office:value="1.09956">
            <text:p>1.0996</text:p>
          </table:table-cell>
          <table:table-cell table:formula="of:=2*[.$B$45]*[.A30]/4" office:value-type="float" office:value="0.54978">
            <text:p>0.5498</text:p>
          </table:table-cell>
          <table:table-cell/>
        </table:table-row>
        <table:table-row table:style-name="ro1">
          <table:table-cell office:value-type="float" office:value="1.13883">
            <text:p>1.1388</text:p>
          </table:table-cell>
          <table:table-cell office:value-type="float" office:value="0">
            <text:p>0.00E+000</text:p>
          </table:table-cell>
          <table:table-cell office:value-type="float" office:value="0.00493205101418797">
            <text:p>4.93E-003</text:p>
          </table:table-cell>
          <table:table-cell office:value-type="float" office:value="0.00764716758235846">
            <text:p>7.65E-003</text:p>
          </table:table-cell>
          <table:table-cell office:value-type="float" office:value="0.0148077563993912">
            <text:p>1.48E-002</text:p>
          </table:table-cell>
          <table:table-cell office:value-type="float" office:value="0.0148077563995718">
            <text:p>1.48E-002</text:p>
          </table:table-cell>
          <table:table-cell office:value-type="float" office:value="0.0175223733048375">
            <text:p>1.75E-002</text:p>
          </table:table-cell>
          <table:table-cell office:value-type="float" office:value="0.0175223733049759">
            <text:p>1.75E-002</text:p>
          </table:table-cell>
          <table:table-cell office:value-type="float" office:value="0.0219901359232814">
            <text:p>2.20E-002</text:p>
          </table:table-cell>
          <table:table-cell office:value-type="float" office:value="0.0301944322137949">
            <text:p>3.02E-002</text:p>
          </table:table-cell>
          <table:table-cell office:value-type="float" office:value="0.0318676686049155">
            <text:p>3.19E-002</text:p>
          </table:table-cell>
          <table:table-cell/>
          <table:table-cell table:formula="of:=2*[.A31]/PI()" office:value-type="float" office:value="0.725001695365373">
            <text:p>0.7250</text:p>
          </table:table-cell>
          <table:table-cell table:formula="of:=2*SQRT([.C31])/4" office:value-type="float" office:value="0.0351142813331982">
            <text:p>0.0351</text:p>
          </table:table-cell>
          <table:table-cell table:formula="of:=2*SQRT([.D31])/4" office:value-type="float" office:value="0.0437240425348528">
            <text:p>0.0437</text:p>
          </table:table-cell>
          <table:table-cell table:formula="of:=2*SQRT([.E31])/4" office:value-type="float" office:value="0.0608435625177208">
            <text:p>0.0608</text:p>
          </table:table-cell>
          <table:table-cell table:formula="of:=2*SQRT([.F31])/4" office:value-type="float" office:value="0.0608435625180919">
            <text:p>0.0608</text:p>
          </table:table-cell>
          <table:table-cell table:formula="of:=2*SQRT([.G31])/4" office:value-type="float" office:value="0.0661860508431299">
            <text:p>0.0662</text:p>
          </table:table-cell>
          <table:table-cell table:formula="of:=2*SQRT([.H31])/4" office:value-type="float" office:value="0.0661860508433912">
            <text:p>0.0662</text:p>
          </table:table-cell>
          <table:table-cell table:formula="of:=2*SQRT([.I31])/4" office:value-type="float" office:value="0.0741453571089947">
            <text:p>0.0741</text:p>
          </table:table-cell>
          <table:table-cell table:formula="of:=2*SQRT([.J31])/4" office:value-type="float" office:value="0.0868827258633656">
            <text:p>0.0869</text:p>
          </table:table-cell>
          <table:table-cell table:formula="of:=2*SQRT([.K31])/4" office:value-type="float" office:value="0.0892575887598857">
            <text:p>0.0893</text:p>
          </table:table-cell>
          <table:table-cell table:formula="of:=2*[.$B$44]*[.A31]/4" office:value-type="float" office:value="1.13883">
            <text:p>1.1388</text:p>
          </table:table-cell>
          <table:table-cell table:formula="of:=2*[.$B$45]*[.A31]/4" office:value-type="float" office:value="0.569415">
            <text:p>0.5694</text:p>
          </table:table-cell>
          <table:table-cell/>
        </table:table-row>
        <table:table-row table:style-name="ro1">
          <table:table-cell office:value-type="float" office:value="1.1781">
            <text:p>1.1781</text:p>
          </table:table-cell>
          <table:table-cell office:value-type="float" office:value="0">
            <text:p>0.00E+000</text:p>
          </table:table-cell>
          <table:table-cell office:value-type="float" office:value="0.0050231011281126">
            <text:p>5.02E-003</text:p>
          </table:table-cell>
          <table:table-cell office:value-type="float" office:value="0.00749135964773262">
            <text:p>7.49E-003</text:p>
          </table:table-cell>
          <table:table-cell office:value-type="float" office:value="0.0148987489123461">
            <text:p>1.49E-002</text:p>
          </table:table-cell>
          <table:table-cell office:value-type="float" office:value="0.0148987489124763">
            <text:p>1.49E-002</text:p>
          </table:table-cell>
          <table:table-cell office:value-type="float" office:value="0.0173665680582528">
            <text:p>1.74E-002</text:p>
          </table:table-cell>
          <table:table-cell office:value-type="float" office:value="0.0173665680583264">
            <text:p>1.74E-002</text:p>
          </table:table-cell>
          <table:table-cell office:value-type="float" office:value="0.0223296286368894">
            <text:p>2.23E-002</text:p>
          </table:table-cell>
          <table:table-cell office:value-type="float" office:value="0.0297878316952295">
            <text:p>2.98E-002</text:p>
          </table:table-cell>
          <table:table-cell office:value-type="float" office:value="0.0322072673229968">
            <text:p>3.22E-002</text:p>
          </table:table-cell>
          <table:table-cell/>
          <table:table-cell table:formula="of:=2*[.A32]/PI()" office:value-type="float" office:value="0.750001753826248">
            <text:p>0.7500</text:p>
          </table:table-cell>
          <table:table-cell table:formula="of:=2*SQRT([.C32])/4" office:value-type="float" office:value="0.0354369197593153">
            <text:p>0.0354</text:p>
          </table:table-cell>
          <table:table-cell table:formula="of:=2*SQRT([.D32])/4" office:value-type="float" office:value="0.0432763204527968">
            <text:p>0.0433</text:p>
          </table:table-cell>
          <table:table-cell table:formula="of:=2*SQRT([.E32])/4" office:value-type="float" office:value="0.0610302156975258">
            <text:p>0.0610</text:p>
          </table:table-cell>
          <table:table-cell table:formula="of:=2*SQRT([.F32])/4" office:value-type="float" office:value="0.0610302156977926">
            <text:p>0.0610</text:p>
          </table:table-cell>
          <table:table-cell table:formula="of:=2*SQRT([.G32])/4" office:value-type="float" office:value="0.065891137602588">
            <text:p>0.0659</text:p>
          </table:table-cell>
          <table:table-cell table:formula="of:=2*SQRT([.H32])/4" office:value-type="float" office:value="0.0658911376027277">
            <text:p>0.0659</text:p>
          </table:table-cell>
          <table:table-cell table:formula="of:=2*SQRT([.I32])/4" office:value-type="float" office:value="0.0747155081574258">
            <text:p>0.0747</text:p>
          </table:table-cell>
          <table:table-cell table:formula="of:=2*SQRT([.J32])/4" office:value-type="float" office:value="0.0862957584346263">
            <text:p>0.0863</text:p>
          </table:table-cell>
          <table:table-cell table:formula="of:=2*SQRT([.K32])/4" office:value-type="float" office:value="0.089731916455346">
            <text:p>0.0897</text:p>
          </table:table-cell>
          <table:table-cell table:formula="of:=2*[.$B$44]*[.A32]/4" office:value-type="float" office:value="1.1781">
            <text:p>1.1781</text:p>
          </table:table-cell>
          <table:table-cell table:formula="of:=2*[.$B$45]*[.A32]/4" office:value-type="float" office:value="0.58905">
            <text:p>0.5891</text:p>
          </table:table-cell>
          <table:table-cell/>
        </table:table-row>
        <table:table-row table:style-name="ro1">
          <table:table-cell office:value-type="float" office:value="1.21737">
            <text:p>1.2174</text:p>
          </table:table-cell>
          <table:table-cell office:value-type="float" office:value="0">
            <text:p>0.00E+000</text:p>
          </table:table-cell>
          <table:table-cell office:value-type="float" office:value="0.00511723020165635">
            <text:p>5.12E-003</text:p>
          </table:table-cell>
          <table:table-cell office:value-type="float" office:value="0.00733863901051945">
            <text:p>7.34E-003</text:p>
          </table:table-cell>
          <table:table-cell office:value-type="float" office:value="0.0149928263690523">
            <text:p>1.50E-002</text:p>
          </table:table-cell>
          <table:table-cell office:value-type="float" office:value="0.0149928263690962">
            <text:p>1.50E-002</text:p>
          </table:table-cell>
          <table:table-cell office:value-type="float" office:value="0.0172138513312385">
            <text:p>1.72E-002</text:p>
          </table:table-cell>
          <table:table-cell office:value-type="float" office:value="0.0172138513313825">
            <text:p>1.72E-002</text:p>
          </table:table-cell>
          <table:table-cell office:value-type="float" office:value="0.0226722848084071">
            <text:p>2.27E-002</text:p>
          </table:table-cell>
          <table:table-cell office:value-type="float" office:value="0.0293844638167293">
            <text:p>2.94E-002</text:p>
          </table:table-cell>
          <table:table-cell office:value-type="float" office:value="0.0325500329372827">
            <text:p>3.26E-002</text:p>
          </table:table-cell>
          <table:table-cell/>
          <table:table-cell table:formula="of:=2*[.A33]/PI()" office:value-type="float" office:value="0.775001812287123">
            <text:p>0.7750</text:p>
          </table:table-cell>
          <table:table-cell table:formula="of:=2*SQRT([.C33])/4" office:value-type="float" office:value="0.0357674090536914">
            <text:p>0.0358</text:p>
          </table:table-cell>
          <table:table-cell table:formula="of:=2*SQRT([.D33])/4" office:value-type="float" office:value="0.0428329283686028">
            <text:p>0.0428</text:p>
          </table:table-cell>
          <table:table-cell table:formula="of:=2*SQRT([.E33])/4" office:value-type="float" office:value="0.0612225987055686">
            <text:p>0.0612</text:p>
          </table:table-cell>
          <table:table-cell table:formula="of:=2*SQRT([.F33])/4" office:value-type="float" office:value="0.0612225987056582">
            <text:p>0.0612</text:p>
          </table:table-cell>
          <table:table-cell table:formula="of:=2*SQRT([.G33])/4" office:value-type="float" office:value="0.0656007837819765">
            <text:p>0.0656</text:p>
          </table:table-cell>
          <table:table-cell table:formula="of:=2*SQRT([.H33])/4" office:value-type="float" office:value="0.0656007837822507">
            <text:p>0.0656</text:p>
          </table:table-cell>
          <table:table-cell table:formula="of:=2*SQRT([.I33])/4" office:value-type="float" office:value="0.0752865937740696">
            <text:p>0.0753</text:p>
          </table:table-cell>
          <table:table-cell table:formula="of:=2*SQRT([.J33])/4" office:value-type="float" office:value="0.0857094857888105">
            <text:p>0.0857</text:p>
          </table:table-cell>
          <table:table-cell table:formula="of:=2*SQRT([.K33])/4" office:value-type="float" office:value="0.0902081384040302">
            <text:p>0.0902</text:p>
          </table:table-cell>
          <table:table-cell table:formula="of:=2*[.$B$44]*[.A33]/4" office:value-type="float" office:value="1.21737">
            <text:p>1.2174</text:p>
          </table:table-cell>
          <table:table-cell table:formula="of:=2*[.$B$45]*[.A33]/4" office:value-type="float" office:value="0.608685">
            <text:p>0.6087</text:p>
          </table:table-cell>
          <table:table-cell/>
        </table:table-row>
        <table:table-row table:style-name="ro1">
          <table:table-cell office:value-type="float" office:value="1.25664">
            <text:p>1.2566</text:p>
          </table:table-cell>
          <table:table-cell office:value-type="float" office:value="0">
            <text:p>0.00E+000</text:p>
          </table:table-cell>
          <table:table-cell office:value-type="float" office:value="0.00521443902526277">
            <text:p>5.21E-003</text:p>
          </table:table-cell>
          <table:table-cell office:value-type="float" office:value="0.00718900532173856">
            <text:p>7.19E-003</text:p>
          </table:table-cell>
          <table:table-cell office:value-type="float" office:value="0.0150899888472811">
            <text:p>1.51E-002</text:p>
          </table:table-cell>
          <table:table-cell office:value-type="float" office:value="0.0150899888473532">
            <text:p>1.51E-002</text:p>
          </table:table-cell>
          <table:table-cell office:value-type="float" office:value="0.0170642228141967">
            <text:p>1.71E-002</text:p>
          </table:table-cell>
          <table:table-cell office:value-type="float" office:value="0.0170642228143084">
            <text:p>1.71E-002</text:p>
          </table:table-cell>
          <table:table-cell office:value-type="float" office:value="0.0230181071994944">
            <text:p>2.30E-002</text:p>
          </table:table-cell>
          <table:table-cell office:value-type="float" office:value="0.0289843243697251">
            <text:p>2.90E-002</text:p>
          </table:table-cell>
          <table:table-cell office:value-type="float" office:value="0.032895968291238">
            <text:p>3.29E-002</text:p>
          </table:table-cell>
          <table:table-cell/>
          <table:table-cell table:formula="of:=2*[.A34]/PI()" office:value-type="float" office:value="0.800001870747997">
            <text:p>0.8000</text:p>
          </table:table-cell>
          <table:table-cell table:formula="of:=2*SQRT([.C34])/4" office:value-type="float" office:value="0.0361055363665421">
            <text:p>0.0361</text:p>
          </table:table-cell>
          <table:table-cell table:formula="of:=2*SQRT([.D34])/4" office:value-type="float" office:value="0.0423940011137736">
            <text:p>0.0424</text:p>
          </table:table-cell>
          <table:table-cell table:formula="of:=2*SQRT([.E34])/4" office:value-type="float" office:value="0.0614206578589018">
            <text:p>0.0614</text:p>
          </table:table-cell>
          <table:table-cell table:formula="of:=2*SQRT([.F34])/4" office:value-type="float" office:value="0.0614206578590485">
            <text:p>0.0614</text:p>
          </table:table-cell>
          <table:table-cell table:formula="of:=2*SQRT([.G34])/4" office:value-type="float" office:value="0.0653150495946316">
            <text:p>0.0653</text:p>
          </table:table-cell>
          <table:table-cell table:formula="of:=2*SQRT([.H34])/4" office:value-type="float" office:value="0.0653150495948453">
            <text:p>0.0653</text:p>
          </table:table-cell>
          <table:table-cell table:formula="of:=2*SQRT([.I34])/4" office:value-type="float" office:value="0.0758585974024936">
            <text:p>0.0759</text:p>
          </table:table-cell>
          <table:table-cell table:formula="of:=2*SQRT([.J34])/4" office:value-type="float" office:value="0.0851239161013594">
            <text:p>0.0851</text:p>
          </table:table-cell>
          <table:table-cell table:formula="of:=2*SQRT([.K34])/4" office:value-type="float" office:value="0.0906862286833536">
            <text:p>0.0907</text:p>
          </table:table-cell>
          <table:table-cell table:formula="of:=2*[.$B$44]*[.A34]/4" office:value-type="float" office:value="1.25664">
            <text:p>1.2566</text:p>
          </table:table-cell>
          <table:table-cell table:formula="of:=2*[.$B$45]*[.A34]/4" office:value-type="float" office:value="0.62832">
            <text:p>0.6283</text:p>
          </table:table-cell>
          <table:table-cell/>
        </table:table-row>
        <table:table-row table:style-name="ro1">
          <table:table-cell office:value-type="float" office:value="1.29591">
            <text:p>1.2959</text:p>
          </table:table-cell>
          <table:table-cell office:value-type="float" office:value="0">
            <text:p>0.00E+000</text:p>
          </table:table-cell>
          <table:table-cell office:value-type="float" office:value="0.00531472828854755">
            <text:p>5.31E-003</text:p>
          </table:table-cell>
          <table:table-cell office:value-type="float" office:value="0.00704245824240556">
            <text:p>7.04E-003</text:p>
          </table:table-cell>
          <table:table-cell office:value-type="float" office:value="0.0151902364334461">
            <text:p>1.52E-002</text:p>
          </table:table-cell>
          <table:table-cell office:value-type="float" office:value="0.0151902364335212">
            <text:p>1.52E-002</text:p>
          </table:table-cell>
          <table:table-cell office:value-type="float" office:value="0.0169176822153334">
            <text:p>1.69E-002</text:p>
          </table:table-cell>
          <table:table-cell office:value-type="float" office:value="0.0169176822154116">
            <text:p>1.69E-002</text:p>
          </table:table-cell>
          <table:table-cell office:value-type="float" office:value="0.0233670986401594">
            <text:p>2.34E-002</text:p>
          </table:table-cell>
          <table:table-cell office:value-type="float" office:value="0.028587409230791">
            <text:p>2.86E-002</text:p>
          </table:table-cell>
          <table:table-cell office:value-type="float" office:value="0.0332450762982496">
            <text:p>3.32E-002</text:p>
          </table:table-cell>
          <table:table-cell/>
          <table:table-cell table:formula="of:=2*[.A35]/PI()" office:value-type="float" office:value="0.825001929208872">
            <text:p>0.8250</text:p>
          </table:table-cell>
          <table:table-cell table:formula="of:=2*SQRT([.C35])/4" office:value-type="float" office:value="0.0364510915081687">
            <text:p>0.0365</text:p>
          </table:table-cell>
          <table:table-cell table:formula="of:=2*SQRT([.D35])/4" office:value-type="float" office:value="0.041959677794299">
            <text:p>0.0420</text:p>
          </table:table-cell>
          <table:table-cell table:formula="of:=2*SQRT([.E35])/4" office:value-type="float" office:value="0.0616243386038465">
            <text:p>0.0616</text:p>
          </table:table-cell>
          <table:table-cell table:formula="of:=2*SQRT([.F35])/4" office:value-type="float" office:value="0.0616243386039989">
            <text:p>0.0616</text:p>
          </table:table-cell>
          <table:table-cell table:formula="of:=2*SQRT([.G35])/4" office:value-type="float" office:value="0.0650339953703702">
            <text:p>0.0650</text:p>
          </table:table-cell>
          <table:table-cell table:formula="of:=2*SQRT([.H35])/4" office:value-type="float" office:value="0.0650339953705207">
            <text:p>0.0650</text:p>
          </table:table-cell>
          <table:table-cell table:formula="of:=2*SQRT([.I35])/4" office:value-type="float" office:value="0.0764315030601901">
            <text:p>0.0764</text:p>
          </table:table-cell>
          <table:table-cell table:formula="of:=2*SQRT([.J35])/4" office:value-type="float" office:value="0.0845390578827193">
            <text:p>0.0845</text:p>
          </table:table-cell>
          <table:table-cell table:formula="of:=2*SQRT([.K35])/4" office:value-type="float" office:value="0.0911661618944354">
            <text:p>0.0912</text:p>
          </table:table-cell>
          <table:table-cell table:formula="of:=2*[.$B$44]*[.A35]/4" office:value-type="float" office:value="1.29591">
            <text:p>1.2959</text:p>
          </table:table-cell>
          <table:table-cell table:formula="of:=2*[.$B$45]*[.A35]/4" office:value-type="float" office:value="0.647955">
            <text:p>0.6480</text:p>
          </table:table-cell>
          <table:table-cell/>
        </table:table-row>
        <table:table-row table:style-name="ro1">
          <table:table-cell office:value-type="float" office:value="1.33518">
            <text:p>1.3352</text:p>
          </table:table-cell>
          <table:table-cell office:value-type="float" office:value="0">
            <text:p>0.00E+000</text:p>
          </table:table-cell>
          <table:table-cell office:value-type="float" office:value="0.00541809859954943">
            <text:p>5.42E-003</text:p>
          </table:table-cell>
          <table:table-cell office:value-type="float" office:value="0.00689899744140938">
            <text:p>6.90E-003</text:p>
          </table:table-cell>
          <table:table-cell office:value-type="float" office:value="0.0152935692213963">
            <text:p>1.53E-002</text:p>
          </table:table-cell>
          <table:table-cell office:value-type="float" office:value="0.0152935692215414">
            <text:p>1.53E-002</text:p>
          </table:table-cell>
          <table:table-cell office:value-type="float" office:value="0.0167742292588909">
            <text:p>1.68E-002</text:p>
          </table:table-cell>
          <table:table-cell office:value-type="float" office:value="0.0167742292589957">
            <text:p>1.68E-002</text:p>
          </table:table-cell>
          <table:table-cell office:value-type="float" office:value="0.0237192620291066">
            <text:p>2.37E-002</text:p>
          </table:table-cell>
          <table:table-cell office:value-type="float" office:value="0.028193714359236">
            <text:p>2.82E-002</text:p>
          </table:table-cell>
          <table:table-cell office:value-type="float" office:value="0.0335973599417905">
            <text:p>3.36E-002</text:p>
          </table:table-cell>
          <table:table-cell/>
          <table:table-cell table:formula="of:=2*[.A36]/PI()" office:value-type="float" office:value="0.850001987669747">
            <text:p>0.8500</text:p>
          </table:table-cell>
          <table:table-cell table:formula="of:=2*SQRT([.C36])/4" office:value-type="float" office:value="0.0368038673224345">
            <text:p>0.0368</text:p>
          </table:table-cell>
          <table:table-cell table:formula="of:=2*SQRT([.D36])/4" office:value-type="float" office:value="0.0415301018581985">
            <text:p>0.0415</text:p>
          </table:table-cell>
          <table:table-cell table:formula="of:=2*SQRT([.E36])/4" office:value-type="float" office:value="0.0618335855773308">
            <text:p>0.0618</text:p>
          </table:table-cell>
          <table:table-cell table:formula="of:=2*SQRT([.F36])/4" office:value-type="float" office:value="0.061833585577624">
            <text:p>0.0618</text:p>
          </table:table-cell>
          <table:table-cell table:formula="of:=2*SQRT([.G36])/4" office:value-type="float" office:value="0.0647576815113291">
            <text:p>0.0648</text:p>
          </table:table-cell>
          <table:table-cell table:formula="of:=2*SQRT([.H36])/4" office:value-type="float" office:value="0.0647576815115313">
            <text:p>0.0648</text:p>
          </table:table-cell>
          <table:table-cell table:formula="of:=2*SQRT([.I36])/4" office:value-type="float" office:value="0.0770052953197158">
            <text:p>0.0770</text:p>
          </table:table-cell>
          <table:table-cell table:formula="of:=2*SQRT([.J36])/4" office:value-type="float" office:value="0.0839549199857222">
            <text:p>0.0840</text:p>
          </table:table-cell>
          <table:table-cell table:formula="of:=2*SQRT([.K36])/4" office:value-type="float" office:value="0.0916479131538063">
            <text:p>0.0916</text:p>
          </table:table-cell>
          <table:table-cell table:formula="of:=2*[.$B$44]*[.A36]/4" office:value-type="float" office:value="1.33518">
            <text:p>1.3352</text:p>
          </table:table-cell>
          <table:table-cell table:formula="of:=2*[.$B$45]*[.A36]/4" office:value-type="float" office:value="0.66759">
            <text:p>0.6676</text:p>
          </table:table-cell>
          <table:table-cell/>
        </table:table-row>
        <table:table-row table:style-name="ro1">
          <table:table-cell office:value-type="float" office:value="1.37445">
            <text:p>1.3745</text:p>
          </table:table-cell>
          <table:table-cell office:value-type="float" office:value="0">
            <text:p>0.00E+000</text:p>
          </table:table-cell>
          <table:table-cell office:value-type="float" office:value="0.00552455049974172">
            <text:p>5.52E-003</text:p>
          </table:table-cell>
          <table:table-cell office:value-type="float" office:value="0.00675862259407138">
            <text:p>6.76E-003</text:p>
          </table:table-cell>
          <table:table-cell office:value-type="float" office:value="0.0153999873139743">
            <text:p>1.54E-002</text:p>
          </table:table-cell>
          <table:table-cell office:value-type="float" office:value="0.0153999873141472">
            <text:p>1.54E-002</text:p>
          </table:table-cell>
          <table:table-cell office:value-type="float" office:value="0.0166338636854178">
            <text:p>1.66E-002</text:p>
          </table:table-cell>
          <table:table-cell office:value-type="float" office:value="0.0166338636854781">
            <text:p>1.66E-002</text:p>
          </table:table-cell>
          <table:table-cell office:value-type="float" office:value="0.0240746003347084">
            <text:p>2.41E-002</text:p>
          </table:table-cell>
          <table:table-cell office:value-type="float" office:value="0.027803235797057">
            <text:p>2.78E-002</text:p>
          </table:table-cell>
          <table:table-cell office:value-type="float" office:value="0.0339528222771296">
            <text:p>3.40E-002</text:p>
          </table:table-cell>
          <table:table-cell/>
          <table:table-cell table:formula="of:=2*[.A37]/PI()" office:value-type="float" office:value="0.875002046130622">
            <text:p>0.8750</text:p>
          </table:table-cell>
          <table:table-cell table:formula="of:=2*SQRT([.C37])/4" office:value-type="float" office:value="0.0371636600045721">
            <text:p>0.0372</text:p>
          </table:table-cell>
          <table:table-cell table:formula="of:=2*SQRT([.D37])/4" office:value-type="float" office:value="0.0411054211572859">
            <text:p>0.0411</text:p>
          </table:table-cell>
          <table:table-cell table:formula="of:=2*SQRT([.E37])/4" office:value-type="float" office:value="0.0620483426732219">
            <text:p>0.0620</text:p>
          </table:table-cell>
          <table:table-cell table:formula="of:=2*SQRT([.F37])/4" office:value-type="float" office:value="0.0620483426735703">
            <text:p>0.0620</text:p>
          </table:table-cell>
          <table:table-cell table:formula="of:=2*SQRT([.G37])/4" office:value-type="float" office:value="0.0644861684499432">
            <text:p>0.0645</text:p>
          </table:table-cell>
          <table:table-cell table:formula="of:=2*SQRT([.H37])/4" office:value-type="float" office:value="0.0644861684500602">
            <text:p>0.0645</text:p>
          </table:table-cell>
          <table:table-cell table:formula="of:=2*SQRT([.I37])/4" office:value-type="float" office:value="0.0775799592915406">
            <text:p>0.0776</text:p>
          </table:table-cell>
          <table:table-cell table:formula="of:=2*SQRT([.J37])/4" office:value-type="float" office:value="0.0833715116167643">
            <text:p>0.0834</text:p>
          </table:table-cell>
          <table:table-cell table:formula="of:=2*SQRT([.K37])/4" office:value-type="float" office:value="0.0921314580872483">
            <text:p>0.0921</text:p>
          </table:table-cell>
          <table:table-cell table:formula="of:=2*[.$B$44]*[.A37]/4" office:value-type="float" office:value="1.37445">
            <text:p>1.3745</text:p>
          </table:table-cell>
          <table:table-cell table:formula="of:=2*[.$B$45]*[.A37]/4" office:value-type="float" office:value="0.687225">
            <text:p>0.6872</text:p>
          </table:table-cell>
          <table:table-cell/>
        </table:table-row>
        <table:table-row table:style-name="ro1">
          <table:table-cell office:value-type="float" office:value="1.41372">
            <text:p>1.4137</text:p>
          </table:table-cell>
          <table:table-cell office:value-type="float" office:value="0">
            <text:p>0.00E+000</text:p>
          </table:table-cell>
          <table:table-cell office:value-type="float" office:value="0.00563408447687041">
            <text:p>5.63E-003</text:p>
          </table:table-cell>
          <table:table-cell office:value-type="float" office:value="0.00662133337957229">
            <text:p>6.62E-003</text:p>
          </table:table-cell>
          <table:table-cell office:value-type="float" office:value="0.015509490822499">
            <text:p>1.55E-002</text:p>
          </table:table-cell>
          <table:table-cell office:value-type="float" office:value="0.015509490822621">
            <text:p>1.55E-002</text:p>
          </table:table-cell>
          <table:table-cell office:value-type="float" office:value="0.0164965852501996">
            <text:p>1.65E-002</text:p>
          </table:table-cell>
          <table:table-cell office:value-type="float" office:value="0.0164965852503454">
            <text:p>1.65E-002</text:p>
          </table:table-cell>
          <table:table-cell office:value-type="float" office:value="0.0244331165957213">
            <text:p>2.44E-002</text:p>
          </table:table-cell>
          <table:table-cell office:value-type="float" office:value="0.0274159696672795">
            <text:p>2.74E-002</text:p>
          </table:table-cell>
          <table:table-cell office:value-type="float" office:value="0.0343114664312371">
            <text:p>3.43E-002</text:p>
          </table:table-cell>
          <table:table-cell/>
          <table:table-cell table:formula="of:=2*[.A38]/PI()" office:value-type="float" office:value="0.900002104591497">
            <text:p>0.9000</text:p>
          </table:table-cell>
          <table:table-cell table:formula="of:=2*SQRT([.C38])/4" office:value-type="float" office:value="0.0375302693731021">
            <text:p>0.0375</text:p>
          </table:table-cell>
          <table:table-cell table:formula="of:=2*SQRT([.D38])/4" office:value-type="float" office:value="0.0406857879964623">
            <text:p>0.0407</text:p>
          </table:table-cell>
          <table:table-cell table:formula="of:=2*SQRT([.E38])/4" office:value-type="float" office:value="0.0622685531036714">
            <text:p>0.0623</text:p>
          </table:table-cell>
          <table:table-cell table:formula="of:=2*SQRT([.F38])/4" office:value-type="float" office:value="0.0622685531039163">
            <text:p>0.0623</text:p>
          </table:table-cell>
          <table:table-cell table:formula="of:=2*SQRT([.G38])/4" office:value-type="float" office:value="0.0642195166016524">
            <text:p>0.0642</text:p>
          </table:table-cell>
          <table:table-cell table:formula="of:=2*SQRT([.H38])/4" office:value-type="float" office:value="0.0642195166019361">
            <text:p>0.0642</text:p>
          </table:table-cell>
          <table:table-cell table:formula="of:=2*SQRT([.I38])/4" office:value-type="float" office:value="0.0781554806071227">
            <text:p>0.0782</text:p>
          </table:table-cell>
          <table:table-cell table:formula="of:=2*SQRT([.J38])/4" office:value-type="float" office:value="0.0827888423449674">
            <text:p>0.0828</text:p>
          </table:table-cell>
          <table:table-cell table:formula="of:=2*SQRT([.K38])/4" office:value-type="float" office:value="0.0926167728211757">
            <text:p>0.0926</text:p>
          </table:table-cell>
          <table:table-cell table:formula="of:=2*[.$B$44]*[.A38]/4" office:value-type="float" office:value="1.41372">
            <text:p>1.4137</text:p>
          </table:table-cell>
          <table:table-cell table:formula="of:=2*[.$B$45]*[.A38]/4" office:value-type="float" office:value="0.70686">
            <text:p>0.7069</text:p>
          </table:table-cell>
          <table:table-cell/>
        </table:table-row>
        <table:table-row table:style-name="ro1">
          <table:table-cell office:value-type="float" office:value="1.45299">
            <text:p>1.4530</text:p>
          </table:table-cell>
          <table:table-cell office:value-type="float" office:value="0">
            <text:p>0.00E+000</text:p>
          </table:table-cell>
          <table:table-cell office:value-type="float" office:value="0.00574670097651322">
            <text:p>5.75E-003</text:p>
          </table:table-cell>
          <table:table-cell office:value-type="float" office:value="0.00648712948125982">
            <text:p>6.49E-003</text:p>
          </table:table-cell>
          <table:table-cell office:value-type="float" office:value="0.0156220798687192">
            <text:p>1.56E-002</text:p>
          </table:table-cell>
          <table:table-cell office:value-type="float" office:value="0.0156220798688069">
            <text:p>1.56E-002</text:p>
          </table:table-cell>
          <table:table-cell office:value-type="float" office:value="0.0163623937241326">
            <text:p>1.64E-002</text:p>
          </table:table-cell>
          <table:table-cell office:value-type="float" office:value="0.0163623937242494">
            <text:p>1.64E-002</text:p>
          </table:table-cell>
          <table:table-cell office:value-type="float" office:value="0.0247948139233131">
            <text:p>2.48E-002</text:p>
          </table:table-cell>
          <table:table-cell office:value-type="float" office:value="0.0270319121747105">
            <text:p>2.70E-002</text:p>
          </table:table-cell>
          <table:table-cell office:value-type="float" office:value="0.0346732956053462">
            <text:p>3.47E-002</text:p>
          </table:table-cell>
          <table:table-cell/>
          <table:table-cell table:formula="of:=2*[.A39]/PI()" office:value-type="float" office:value="0.925002163052372">
            <text:p>0.9250</text:p>
          </table:table-cell>
          <table:table-cell table:formula="of:=2*SQRT([.C39])/4" office:value-type="float" office:value="0.0379034991013799">
            <text:p>0.0379</text:p>
          </table:table-cell>
          <table:table-cell table:formula="of:=2*SQRT([.D39])/4" office:value-type="float" office:value="0.0402713591813705">
            <text:p>0.0403</text:p>
          </table:table-cell>
          <table:table-cell table:formula="of:=2*SQRT([.E39])/4" office:value-type="float" office:value="0.0624941594645436">
            <text:p>0.0625</text:p>
          </table:table-cell>
          <table:table-cell table:formula="of:=2*SQRT([.F39])/4" office:value-type="float" office:value="0.0624941594647191">
            <text:p>0.0625</text:p>
          </table:table-cell>
          <table:table-cell table:formula="of:=2*SQRT([.G39])/4" office:value-type="float" office:value="0.0639577863206126">
            <text:p>0.0640</text:p>
          </table:table-cell>
          <table:table-cell table:formula="of:=2*SQRT([.H39])/4" office:value-type="float" office:value="0.063957786320841">
            <text:p>0.0640</text:p>
          </table:table-cell>
          <table:table-cell table:formula="of:=2*SQRT([.I39])/4" office:value-type="float" office:value="0.0787318454046918">
            <text:p>0.0787</text:p>
          </table:table-cell>
          <table:table-cell table:formula="of:=2*SQRT([.J39])/4" office:value-type="float" office:value="0.0822069221153402">
            <text:p>0.0822</text:p>
          </table:table-cell>
          <table:table-cell table:formula="of:=2*SQRT([.K39])/4" office:value-type="float" office:value="0.0931038339776432">
            <text:p>0.0931</text:p>
          </table:table-cell>
          <table:table-cell table:formula="of:=2*[.$B$44]*[.A39]/4" office:value-type="float" office:value="1.45299">
            <text:p>1.4530</text:p>
          </table:table-cell>
          <table:table-cell table:formula="of:=2*[.$B$45]*[.A39]/4" office:value-type="float" office:value="0.726495">
            <text:p>0.7265</text:p>
          </table:table-cell>
          <table:table-cell/>
        </table:table-row>
        <table:table-row table:style-name="ro1">
          <table:table-cell office:value-type="float" office:value="1.49226">
            <text:p>1.4923</text:p>
          </table:table-cell>
          <table:table-cell office:value-type="float" office:value="0">
            <text:p>0.00E+000</text:p>
          </table:table-cell>
          <table:table-cell office:value-type="float" office:value="0.00586240040819628">
            <text:p>5.86E-003</text:p>
          </table:table-cell>
          <table:table-cell office:value-type="float" office:value="0.00635601058073096">
            <text:p>6.36E-003</text:p>
          </table:table-cell>
          <table:table-cell office:value-type="float" office:value="0.0157377545834065">
            <text:p>1.57E-002</text:p>
          </table:table-cell>
          <table:table-cell office:value-type="float" office:value="0.0157377545835482">
            <text:p>1.57E-002</text:p>
          </table:table-cell>
          <table:table-cell office:value-type="float" office:value="0.0162312888915838">
            <text:p>1.62E-002</text:p>
          </table:table-cell>
          <table:table-cell office:value-type="float" office:value="0.0162312888917128">
            <text:p>1.62E-002</text:p>
          </table:table-cell>
          <table:table-cell office:value-type="float" office:value="0.0251596955000897">
            <text:p>2.52E-002</text:p>
          </table:table-cell>
          <table:table-cell office:value-type="float" office:value="0.0266510596027159">
            <text:p>2.67E-002</text:p>
          </table:table-cell>
          <table:table-cell office:value-type="float" office:value="0.0350383130739492">
            <text:p>3.50E-002</text:p>
          </table:table-cell>
          <table:table-cell/>
          <table:table-cell table:formula="of:=2*[.A40]/PI()" office:value-type="float" office:value="0.950002221513247">
            <text:p>0.9500</text:p>
          </table:table-cell>
          <table:table-cell table:formula="of:=2*SQRT([.C40])/4" office:value-type="float" office:value="0.0382831568976367">
            <text:p>0.0383</text:p>
          </table:table-cell>
          <table:table-cell table:formula="of:=2*SQRT([.D40])/4" office:value-type="float" office:value="0.0398622960350096">
            <text:p>0.0399</text:p>
          </table:table-cell>
          <table:table-cell table:formula="of:=2*SQRT([.E40])/4" office:value-type="float" office:value="0.0627251037930718">
            <text:p>0.0627</text:p>
          </table:table-cell>
          <table:table-cell table:formula="of:=2*SQRT([.F40])/4" office:value-type="float" office:value="0.0627251037933541">
            <text:p>0.0627</text:p>
          </table:table-cell>
          <table:table-cell table:formula="of:=2*SQRT([.G40])/4" office:value-type="float" office:value="0.0637010378478715">
            <text:p>0.0637</text:p>
          </table:table-cell>
          <table:table-cell table:formula="of:=2*SQRT([.H40])/4" office:value-type="float" office:value="0.0637010378481246">
            <text:p>0.0637</text:p>
          </table:table-cell>
          <table:table-cell table:formula="of:=2*SQRT([.I40])/4" office:value-type="float" office:value="0.0793090403108147">
            <text:p>0.0793</text:p>
          </table:table-cell>
          <table:table-cell table:formula="of:=2*SQRT([.J40])/4" office:value-type="float" office:value="0.081625761256352">
            <text:p>0.0816</text:p>
          </table:table-cell>
          <table:table-cell table:formula="of:=2*SQRT([.K40])/4" office:value-type="float" office:value="0.0935926186645469">
            <text:p>0.0936</text:p>
          </table:table-cell>
          <table:table-cell table:formula="of:=2*[.$B$44]*[.A40]/4" office:value-type="float" office:value="1.49226">
            <text:p>1.4923</text:p>
          </table:table-cell>
          <table:table-cell table:formula="of:=2*[.$B$45]*[.A40]/4" office:value-type="float" office:value="0.74613">
            <text:p>0.7461</text:p>
          </table:table-cell>
          <table:table-cell/>
        </table:table-row>
        <table:table-row table:style-name="ro1">
          <table:table-cell office:value-type="float" office:value="1.53153">
            <text:p>1.5315</text:p>
          </table:table-cell>
          <table:table-cell office:value-type="float" office:value="0">
            <text:p>0.00E+000</text:p>
          </table:table-cell>
          <table:table-cell office:value-type="float" office:value="0.00598118315512563">
            <text:p>5.98E-003</text:p>
          </table:table-cell>
          <table:table-cell office:value-type="float" office:value="0.00622797635927419">
            <text:p>6.23E-003</text:p>
          </table:table-cell>
          <table:table-cell office:value-type="float" office:value="0.015856515108525">
            <text:p>1.59E-002</text:p>
          </table:table-cell>
          <table:table-cell office:value-type="float" office:value="0.0158565151086186">
            <text:p>1.59E-002</text:p>
          </table:table-cell>
          <table:table-cell office:value-type="float" office:value="0.0161032705510201">
            <text:p>1.61E-002</text:p>
          </table:table-cell>
          <table:table-cell office:value-type="float" office:value="0.0161032705510717">
            <text:p>1.61E-002</text:p>
          </table:table-cell>
          <table:table-cell office:value-type="float" office:value="0.0255277645828542">
            <text:p>2.55E-002</text:p>
          </table:table-cell>
          <table:table-cell office:value-type="float" office:value="0.0262734083144293">
            <text:p>2.63E-002</text:p>
          </table:table-cell>
          <table:table-cell office:value-type="float" office:value="0.035406522187225">
            <text:p>3.54E-002</text:p>
          </table:table-cell>
          <table:table-cell/>
          <table:table-cell table:formula="of:=2*[.A41]/PI()" office:value-type="float" office:value="0.975002279974122">
            <text:p>0.9750</text:p>
          </table:table-cell>
          <table:table-cell table:formula="of:=2*SQRT([.C41])/4" office:value-type="float" office:value="0.0386690546662497">
            <text:p>0.0387</text:p>
          </table:table-cell>
          <table:table-cell table:formula="of:=2*SQRT([.D41])/4" office:value-type="float" office:value="0.0394587644233641">
            <text:p>0.0395</text:p>
          </table:table-cell>
          <table:table-cell table:formula="of:=2*SQRT([.E41])/4" office:value-type="float" office:value="0.0629613276315808">
            <text:p>0.0630</text:p>
          </table:table-cell>
          <table:table-cell table:formula="of:=2*SQRT([.F41])/4" office:value-type="float" office:value="0.0629613276317665">
            <text:p>0.0630</text:p>
          </table:table-cell>
          <table:table-cell table:formula="of:=2*SQRT([.G41])/4" office:value-type="float" office:value="0.063449331263261">
            <text:p>0.0634</text:p>
          </table:table-cell>
          <table:table-cell table:formula="of:=2*SQRT([.H41])/4" office:value-type="float" office:value="0.0634493312633626">
            <text:p>0.0634</text:p>
          </table:table-cell>
          <table:table-cell table:formula="of:=2*SQRT([.I41])/4" office:value-type="float" office:value="0.0798870524284978">
            <text:p>0.0799</text:p>
          </table:table-cell>
          <table:table-cell table:formula="of:=2*SQRT([.J41])/4" office:value-type="float" office:value="0.0810453704946021">
            <text:p>0.0810</text:p>
          </table:table-cell>
          <table:table-cell table:formula="of:=2*SQRT([.K41])/4" office:value-type="float" office:value="0.0940831044704959">
            <text:p>0.0941</text:p>
          </table:table-cell>
          <table:table-cell table:formula="of:=2*[.$B$44]*[.A41]/4" office:value-type="float" office:value="1.53153">
            <text:p>1.5315</text:p>
          </table:table-cell>
          <table:table-cell table:formula="of:=2*[.$B$45]*[.A41]/4" office:value-type="float" office:value="0.765765">
            <text:p>0.7658</text:p>
          </table:table-cell>
          <table:table-cell/>
        </table:table-row>
        <table:table-row table:style-name="ro1">
          <table:table-cell office:value-type="float" office:value="1.5708">
            <text:p>1.5708</text:p>
          </table:table-cell>
          <table:table-cell office:value-type="float" office:value="0">
            <text:p>0.00E+000</text:p>
          </table:table-cell>
          <table:table-cell office:value-type="float" office:value="0.0061030264918018">
            <text:p>6.10E-003</text:p>
          </table:table-cell>
          <table:table-cell office:value-type="float" office:value="0.00610304957824897">
            <text:p>6.10E-003</text:p>
          </table:table-cell>
          <table:table-cell office:value-type="float" office:value="0.0159783385133406">
            <text:p>1.60E-002</text:p>
          </table:table-cell>
          <table:table-cell office:value-type="float" office:value="0.0159783385133614">
            <text:p>1.60E-002</text:p>
          </table:table-cell>
          <table:table-cell office:value-type="float" office:value="0.0159783615962507">
            <text:p>1.60E-002</text:p>
          </table:table-cell>
          <table:table-cell office:value-type="float" office:value="0.0159783615963609">
            <text:p>1.60E-002</text:p>
          </table:table-cell>
          <table:table-cell office:value-type="float" office:value="0.0258989547502937">
            <text:p>2.59E-002</text:p>
          </table:table-cell>
          <table:table-cell office:value-type="float" office:value="0.0258990245020215">
            <text:p>2.59E-002</text:p>
          </table:table-cell>
          <table:table-cell office:value-type="float" office:value="0.0357778565920704">
            <text:p>3.58E-002</text:p>
          </table:table-cell>
          <table:table-cell/>
          <table:table-cell table:formula="of:=2*[.A42]/PI()" office:value-type="float" office:value="1.000002338435">
            <text:p>1.0000</text:p>
          </table:table-cell>
          <table:table-cell table:formula="of:=2*SQRT([.C42])/4" office:value-type="float" office:value="0.0390609347424054">
            <text:p>0.0391</text:p>
          </table:table-cell>
          <table:table-cell table:formula="of:=2*SQRT([.D42])/4" office:value-type="float" office:value="0.0390610086219268">
            <text:p>0.0391</text:p>
          </table:table-cell>
          <table:table-cell table:formula="of:=2*SQRT([.E42])/4" office:value-type="float" office:value="0.0632027264311845">
            <text:p>0.0632</text:p>
          </table:table-cell>
          <table:table-cell table:formula="of:=2*SQRT([.F42])/4" office:value-type="float" office:value="0.0632027264312256">
            <text:p>0.0632</text:p>
          </table:table-cell>
          <table:table-cell table:formula="of:=2*SQRT([.G42])/4" office:value-type="float" office:value="0.0632027720836886">
            <text:p>0.0632</text:p>
          </table:table-cell>
          <table:table-cell table:formula="of:=2*SQRT([.H42])/4" office:value-type="float" office:value="0.0632027720839065">
            <text:p>0.0632</text:p>
          </table:table-cell>
          <table:table-cell table:formula="of:=2*SQRT([.I42])/4" office:value-type="float" office:value="0.0804657609643595">
            <text:p>0.0805</text:p>
          </table:table-cell>
          <table:table-cell table:formula="of:=2*SQRT([.J42])/4" office:value-type="float" office:value="0.08046586932051">
            <text:p>0.0805</text:p>
          </table:table-cell>
          <table:table-cell table:formula="of:=2*SQRT([.K42])/4" office:value-type="float" office:value="0.0945751772296389">
            <text:p>0.0946</text:p>
          </table:table-cell>
          <table:table-cell table:formula="of:=2*[.$B$44]*[.A42]/4" office:value-type="float" office:value="1.5708">
            <text:p>1.5708</text:p>
          </table:table-cell>
          <table:table-cell table:formula="of:=2*[.$B$45]*[.A42]/4" office:value-type="float" office:value="0.7854">
            <text:p>0.7854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Alpha</text:p>
          </table:table-cell>
          <table:table-cell table:style-name="ce3" office:value-type="float" office:value="2">
            <text:p>2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.0000</text:p>
          </table:table-cell>
          <table:table-cell table:style-name="Default" table:number-columns-repeated="9"/>
          <table:table-cell/>
          <table:table-cell table:style-name="Default" table:number-columns-repeated="12"/>
          <table:table-cell/>
        </table:table-row>
      </table:table>
      <table:table table:name="20x20" table:style-name="ta1">
        <table:shapes>
          <draw:frame draw:z-index="0" draw:style-name="gr1" svg:width="6.8323in" svg:height="7.3386in" svg:x="2.6665in" svg:y="7.2374in">
            <draw:object draw:notify-on-update-of-ranges="20x20.M2:20x20.M42 20x20.W1:20x20.W1 20x20.W2:20x20.W42 20x20.M2:20x20.M42 20x20.X1:20x20.X1 20x20.X2:20x20.X42 20x20.M2:20x20.M42 20x20.N1:20x20.N1 20x20.N2:20x20.N42 20x20.M2:20x20.M42 20x20.O1:20x20.O1 20x20.O2:20x20.O42 20x20.M2:20x20.M42 20x20.P1:20x20.P1 20x20.P2:20x20.P42 20x20.M2:20x20.M42 20x20.Q1:20x20.Q1 20x20.Q2:20x20.Q42 20x20.M2:20x20.M42 20x20.R1:20x20.R1 20x20.R2:20x20.R42 20x20.M2:20x20.M42 20x20.S1:20x20.S1 20x20.S2:20x20.S42 20x20.M2:20x20.M42 20x20.T1:20x20.T1 20x20.T2:20x20.T42 20x20.M2:20x20.M42 20x20.U1:20x20.U1 20x20.U2:20x20.U42 20x20.M2:20x20.M42 20x20.V1:20x20.V1 20x20.V2:20x20.V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8" table:default-cell-style-name="ce2"/>
        <table:table-column table:style-name="co1" table:default-cell-style-name="Default"/>
        <table:table-column table:style-name="co1" table:number-columns-repeated="12" table:default-cell-style-name="ce2"/>
        <table:table-column table:style-name="co1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ce4" office:value-type="string">
            <text:p>kx</text:p>
          </table:table-cell>
          <table:table-cell table:style-name="ce4" office:value-type="string">
            <text:p>N = 1</text:p>
          </table:table-cell>
          <table:table-cell table:style-name="ce4" office:value-type="string">
            <text:p>N = 2</text:p>
          </table:table-cell>
          <table:table-cell table:style-name="ce4" office:value-type="string">
            <text:p>N = 3</text:p>
          </table:table-cell>
          <table:table-cell table:style-name="ce4" office:value-type="string">
            <text:p>N = 4</text:p>
          </table:table-cell>
          <table:table-cell table:style-name="ce4" office:value-type="string">
            <text:p>N = 5</text:p>
          </table:table-cell>
          <table:table-cell table:style-name="ce4" office:value-type="string">
            <text:p>N = 6</text:p>
          </table:table-cell>
          <table:table-cell table:style-name="ce4" office:value-type="string">
            <text:p>N = 7</text:p>
          </table:table-cell>
          <table:table-cell table:style-name="ce4" office:value-type="string">
            <text:p>N = 8</text:p>
          </table:table-cell>
          <table:table-cell table:style-name="ce4" office:value-type="string">
            <text:p>N = 9</text:p>
          </table:table-cell>
          <table:table-cell table:style-name="ce4" office:value-type="string">
            <text:p>Alpha</text:p>
          </table:table-cell>
          <table:table-cell table:style-name="ce4" office:value-type="string">
            <text:p>Beta</text:p>
          </table:table-cell>
          <table:table-cell table:style-name="ce4"/>
        </table:table-row>
        <table:table-row table:style-name="ro1">
          <table:table-cell table:number-columns-repeated="2" office:value-type="float" office:value="0">
            <text:p>0.0000</text:p>
          </table:table-cell>
          <table:table-cell office:value-type="float" office:value="-0.151433652144052">
            <text:p>-0.1514336521</text:p>
          </table:table-cell>
          <table:table-cell office:value-type="float" office:value="-0.0000000000922220718497382">
            <text:p>0.0000</text:p>
          </table:table-cell>
          <table:table-cell office:value-type="float" office:value="11.9999054848792">
            <text:p>11.9999</text:p>
          </table:table-cell>
          <table:table-cell office:value-type="float" office:value="17.2406570618646">
            <text:p>17.2407</text:p>
          </table:table-cell>
          <table:table-cell office:value-type="float" office:value="17.5333561469258">
            <text:p>17.5334</text:p>
          </table:table-cell>
          <table:table-cell office:value-type="float" office:value="17.5333632603761">
            <text:p>17.5334</text:p>
          </table:table-cell>
          <table:table-cell office:value-type="float" office:value="17.5362582793903">
            <text:p>17.5363</text:p>
          </table:table-cell>
          <table:table-cell office:value-type="float" office:value="36.6184339130317">
            <text:p>36.6184</text:p>
          </table:table-cell>
          <table:table-cell office:value-type="float" office:value="36.9456074116539">
            <text:p>36.9456</text:p>
          </table:table-cell>
          <table:table-cell/>
          <table:table-cell table:formula="of:=2*[.A2]/PI()" office:value-type="float" office:value="0">
            <text:p>0.0000</text:p>
          </table:table-cell>
          <table:table-cell table:formula="of:=2*SQRT([.C2])/4" office:value-type="float" office:value="0">
            <text:p>Err:502</text:p>
          </table:table-cell>
          <table:table-cell table:formula="of:=2*SQRT([.D2])/4" office:value-type="float" office:value="0">
            <text:p>Err:502</text:p>
          </table:table-cell>
          <table:table-cell table:formula="of:=2*SQRT([.E2])/4" office:value-type="float" office:value="1.73204398651414">
            <text:p>1.7320</text:p>
          </table:table-cell>
          <table:table-cell table:formula="of:=2*SQRT([.F2])/4" office:value-type="float" office:value="2.07609351077117">
            <text:p>2.0761</text:p>
          </table:table-cell>
          <table:table-cell table:formula="of:=2*SQRT([.G2])/4" office:value-type="float" office:value="2.09364252840151">
            <text:p>2.0936</text:p>
          </table:table-cell>
          <table:table-cell table:formula="of:=2*SQRT([.H2])/4" office:value-type="float" office:value="2.09364295310686">
            <text:p>2.0936</text:p>
          </table:table-cell>
          <table:table-cell table:formula="of:=2*SQRT([.I2])/4" office:value-type="float" office:value="2.09381579176574">
            <text:p>2.0938</text:p>
          </table:table-cell>
          <table:table-cell table:formula="of:=2*SQRT([.J2])/4" office:value-type="float" office:value="3.0256583545169">
            <text:p>3.0257</text:p>
          </table:table-cell>
          <table:table-cell table:formula="of:=2*SQRT([.K2])/4" office:value-type="float" office:value="3.03914492134111">
            <text:p>3.0391</text:p>
          </table:table-cell>
          <table:table-cell table:formula="of:=2*[.$B$44]*[.A2]/4" office:value-type="float" office:value="0">
            <text:p>0.0000</text:p>
          </table:table-cell>
          <table:table-cell table:formula="of:=2*[.$B$45]*[.A2]/4" office:value-type="float" office:value="0">
            <text:p>0.0000</text:p>
          </table:table-cell>
          <table:table-cell table:style-name="ce2"/>
        </table:table-row>
        <table:table-row table:style-name="ro1">
          <table:table-cell office:value-type="float" office:value="0.03927">
            <text:p>0.0393</text:p>
          </table:table-cell>
          <table:table-cell office:value-type="float" office:value="0">
            <text:p>0.0000</text:p>
          </table:table-cell>
          <table:table-cell office:value-type="float" office:value="-0.149873332295101">
            <text:p>-0.1498733323</text:p>
          </table:table-cell>
          <table:table-cell office:value-type="float" office:value="0.0061685306728716">
            <text:p>0.0062</text:p>
          </table:table-cell>
          <table:table-cell office:value-type="float" office:value="12.0106789196108">
            <text:p>12.0107</text:p>
          </table:table-cell>
          <table:table-cell office:value-type="float" office:value="16.8901808925481">
            <text:p>16.8902</text:p>
          </table:table-cell>
          <table:table-cell office:value-type="float" office:value="17.5363022373749">
            <text:p>17.5363</text:p>
          </table:table-cell>
          <table:table-cell office:value-type="float" office:value="17.5363605617802">
            <text:p>17.5364</text:p>
          </table:table-cell>
          <table:table-cell office:value-type="float" office:value="17.8932317739203">
            <text:p>17.8932</text:p>
          </table:table-cell>
          <table:table-cell office:value-type="float" office:value="36.2754749189471">
            <text:p>36.2755</text:p>
          </table:table-cell>
          <table:table-cell office:value-type="float" office:value="36.4620039080773">
            <text:p>36.4620</text:p>
          </table:table-cell>
          <table:table-cell/>
          <table:table-cell table:formula="of:=2*[.A3]/PI()" office:value-type="float" office:value="0.0250000584608749">
            <text:p>0.0250</text:p>
          </table:table-cell>
          <table:table-cell table:formula="of:=2*SQRT([.C3])/4" office:value-type="float" office:value="0">
            <text:p>Err:502</text:p>
          </table:table-cell>
          <table:table-cell table:formula="of:=2*SQRT([.D3])/4" office:value-type="float" office:value="0.0392699970488654">
            <text:p>0.0393</text:p>
          </table:table-cell>
          <table:table-cell table:formula="of:=2*SQRT([.E3])/4" office:value-type="float" office:value="1.73282132082414">
            <text:p>1.7328</text:p>
          </table:table-cell>
          <table:table-cell table:formula="of:=2*SQRT([.F3])/4" office:value-type="float" office:value="2.05488326265436">
            <text:p>2.0549</text:p>
          </table:table-cell>
          <table:table-cell table:formula="of:=2*SQRT([.G3])/4" office:value-type="float" office:value="2.09381841603892">
            <text:p>2.0938</text:p>
          </table:table-cell>
          <table:table-cell table:formula="of:=2*SQRT([.H3])/4" office:value-type="float" office:value="2.09382189797629">
            <text:p>2.0938</text:p>
          </table:table-cell>
          <table:table-cell table:formula="of:=2*SQRT([.I3])/4" office:value-type="float" office:value="2.11501960829683">
            <text:p>2.1150</text:p>
          </table:table-cell>
          <table:table-cell table:formula="of:=2*SQRT([.J3])/4" office:value-type="float" office:value="3.01145624735555">
            <text:p>3.0115</text:p>
          </table:table-cell>
          <table:table-cell table:formula="of:=2*SQRT([.K3])/4" office:value-type="float" office:value="3.01918879453063">
            <text:p>3.0192</text:p>
          </table:table-cell>
          <table:table-cell table:formula="of:=2*[.$B$44]*[.A3]/4" office:value-type="float" office:value="0.03927">
            <text:p>0.0393</text:p>
          </table:table-cell>
          <table:table-cell table:formula="of:=2*[.$B$45]*[.A3]/4" office:value-type="float" office:value="0.019635">
            <text:p>0.0196</text:p>
          </table:table-cell>
          <table:table-cell table:style-name="ce2"/>
        </table:table-row>
        <table:table-row table:style-name="ro1">
          <table:table-cell office:value-type="float" office:value="0.07854">
            <text:p>0.0785</text:p>
          </table:table-cell>
          <table:table-cell office:value-type="float" office:value="0">
            <text:p>0.0000</text:p>
          </table:table-cell>
          <table:table-cell office:value-type="float" office:value="-0.145180859190077">
            <text:p>-0.1451808592</text:p>
          </table:table-cell>
          <table:table-cell office:value-type="float" office:value="0.0246741227540514">
            <text:p>0.0247</text:p>
          </table:table-cell>
          <table:table-cell office:value-type="float" office:value="12.042987544865">
            <text:p>12.0430</text:p>
          </table:table-cell>
          <table:table-cell office:value-type="float" office:value="16.4316230807168">
            <text:p>16.4316</text:p>
          </table:table-cell>
          <table:table-cell office:value-type="float" office:value="17.5451545890299">
            <text:p>17.5452</text:p>
          </table:table-cell>
          <table:table-cell office:value-type="float" office:value="17.5453526649341">
            <text:p>17.5454</text:p>
          </table:table-cell>
          <table:table-cell office:value-type="float" office:value="18.3712678193948">
            <text:p>18.3713</text:p>
          </table:table-cell>
          <table:table-cell office:value-type="float" office:value="35.8137261080914">
            <text:p>35.8137</text:p>
          </table:table-cell>
          <table:table-cell office:value-type="float" office:value="35.9825754068506">
            <text:p>35.9826</text:p>
          </table:table-cell>
          <table:table-cell/>
          <table:table-cell table:formula="of:=2*[.A4]/PI()" office:value-type="float" office:value="0.0500001169217498">
            <text:p>0.0500</text:p>
          </table:table-cell>
          <table:table-cell table:formula="of:=2*SQRT([.C4])/4" office:value-type="float" office:value="0">
            <text:p>Err:502</text:p>
          </table:table-cell>
          <table:table-cell table:formula="of:=2*SQRT([.D4])/4" office:value-type="float" office:value="0.0785399941973059">
            <text:p>0.0785</text:p>
          </table:table-cell>
          <table:table-cell table:formula="of:=2*SQRT([.E4])/4" office:value-type="float" office:value="1.73515039296778">
            <text:p>1.7352</text:p>
          </table:table-cell>
          <table:table-cell table:formula="of:=2*SQRT([.F4])/4" office:value-type="float" office:value="2.026796923764">
            <text:p>2.0268</text:p>
          </table:table-cell>
          <table:table-cell table:formula="of:=2*SQRT([.G4])/4" office:value-type="float" office:value="2.09434683069865">
            <text:p>2.0943</text:p>
          </table:table-cell>
          <table:table-cell table:formula="of:=2*SQRT([.H4])/4" office:value-type="float" office:value="2.09435865272248">
            <text:p>2.0944</text:p>
          </table:table-cell>
          <table:table-cell table:formula="of:=2*SQRT([.I4])/4" office:value-type="float" office:value="2.14308584868845">
            <text:p>2.1431</text:p>
          </table:table-cell>
          <table:table-cell table:formula="of:=2*SQRT([.J4])/4" office:value-type="float" office:value="2.99222852185839">
            <text:p>2.9922</text:p>
          </table:table-cell>
          <table:table-cell table:formula="of:=2*SQRT([.K4])/4" office:value-type="float" office:value="2.99927388741219">
            <text:p>2.9993</text:p>
          </table:table-cell>
          <table:table-cell table:formula="of:=2*[.$B$44]*[.A4]/4" office:value-type="float" office:value="0.07854">
            <text:p>0.0785</text:p>
          </table:table-cell>
          <table:table-cell table:formula="of:=2*[.$B$45]*[.A4]/4" office:value-type="float" office:value="0.03927">
            <text:p>0.0393</text:p>
          </table:table-cell>
          <table:table-cell table:style-name="ce2"/>
        </table:table-row>
        <table:table-row table:style-name="ro1">
          <table:table-cell office:value-type="float" office:value="0.11781">
            <text:p>0.1178</text:p>
          </table:table-cell>
          <table:table-cell office:value-type="float" office:value="0">
            <text:p>0.0000</text:p>
          </table:table-cell>
          <table:table-cell office:value-type="float" office:value="-0.137321951978835">
            <text:p>-0.137321952</text:p>
          </table:table-cell>
          <table:table-cell office:value-type="float" office:value="0.0555167759909828">
            <text:p>0.0555</text:p>
          </table:table-cell>
          <table:table-cell office:value-type="float" office:value="12.0967965309094">
            <text:p>12.0968</text:p>
          </table:table-cell>
          <table:table-cell office:value-type="float" office:value="15.972384418018">
            <text:p>15.9724</text:p>
          </table:table-cell>
          <table:table-cell office:value-type="float" office:value="17.5599091920663">
            <text:p>17.5599</text:p>
          </table:table-cell>
          <table:table-cell office:value-type="float" office:value="17.560339892658">
            <text:p>17.5603</text:p>
          </table:table-cell>
          <table:table-cell office:value-type="float" office:value="18.8629709664564">
            <text:p>18.8630</text:p>
          </table:table-cell>
          <table:table-cell office:value-type="float" office:value="35.3488758566168">
            <text:p>35.3489</text:p>
          </table:table-cell>
          <table:table-cell office:value-type="float" office:value="35.509352353157">
            <text:p>35.5094</text:p>
          </table:table-cell>
          <table:table-cell/>
          <table:table-cell table:formula="of:=2*[.A5]/PI()" office:value-type="float" office:value="0.0750001753826248">
            <text:p>0.0750</text:p>
          </table:table-cell>
          <table:table-cell table:formula="of:=2*SQRT([.C5])/4" office:value-type="float" office:value="0">
            <text:p>Err:502</text:p>
          </table:table-cell>
          <table:table-cell table:formula="of:=2*SQRT([.D5])/4" office:value-type="float" office:value="0.117809991077776">
            <text:p>0.1178</text:p>
          </table:table-cell>
          <table:table-cell table:formula="of:=2*SQRT([.E5])/4" office:value-type="float" office:value="1.73902246469888">
            <text:p>1.7390</text:p>
          </table:table-cell>
          <table:table-cell table:formula="of:=2*SQRT([.F5])/4" office:value-type="float" office:value="1.99827328073627">
            <text:p>1.9983</text:p>
          </table:table-cell>
          <table:table-cell table:formula="of:=2*SQRT([.G5])/4" office:value-type="float" office:value="2.09522726643593">
            <text:p>2.0952</text:p>
          </table:table-cell>
          <table:table-cell table:formula="of:=2*SQRT([.H5])/4" office:value-type="float" office:value="2.09525296161693">
            <text:p>2.0953</text:p>
          </table:table-cell>
          <table:table-cell table:formula="of:=2*SQRT([.I5])/4" office:value-type="float" office:value="2.17157609620619">
            <text:p>2.1716</text:p>
          </table:table-cell>
          <table:table-cell table:formula="of:=2*SQRT([.J5])/4" office:value-type="float" office:value="2.97274603088696">
            <text:p>2.9727</text:p>
          </table:table-cell>
          <table:table-cell table:formula="of:=2*SQRT([.K5])/4" office:value-type="float" office:value="2.97948621213276">
            <text:p>2.9795</text:p>
          </table:table-cell>
          <table:table-cell table:formula="of:=2*[.$B$44]*[.A5]/4" office:value-type="float" office:value="0.11781">
            <text:p>0.1178</text:p>
          </table:table-cell>
          <table:table-cell table:formula="of:=2*[.$B$45]*[.A5]/4" office:value-type="float" office:value="0.058905">
            <text:p>0.0589</text:p>
          </table:table-cell>
          <table:table-cell table:style-name="ce2"/>
        </table:table-row>
        <table:table-row table:style-name="ro1">
          <table:table-cell office:value-type="float" office:value="0.15708">
            <text:p>0.1571</text:p>
          </table:table-cell>
          <table:table-cell office:value-type="float" office:value="0">
            <text:p>0.0000</text:p>
          </table:table-cell>
          <table:table-cell office:value-type="float" office:value="-0.126240330893528">
            <text:p>-0.1262403309</text:p>
          </table:table-cell>
          <table:table-cell office:value-type="float" office:value="0.0986964907783268">
            <text:p>0.0987</text:p>
          </table:table-cell>
          <table:table-cell office:value-type="float" office:value="12.1720484683293">
            <text:p>12.1720</text:p>
          </table:table-cell>
          <table:table-cell office:value-type="float" office:value="15.5178053153869">
            <text:p>15.5178</text:p>
          </table:table-cell>
          <table:table-cell office:value-type="float" office:value="17.5805670333395">
            <text:p>17.5806</text:p>
          </table:table-cell>
          <table:table-cell office:value-type="float" office:value="17.5813228240268">
            <text:p>17.5813</text:p>
          </table:table-cell>
          <table:table-cell office:value-type="float" office:value="19.3630021694514">
            <text:p>19.3630</text:p>
          </table:table-cell>
          <table:table-cell office:value-type="float" office:value="34.8875942093098">
            <text:p>34.8876</text:p>
          </table:table-cell>
          <table:table-cell office:value-type="float" office:value="35.0423353541478">
            <text:p>35.0423</text:p>
          </table:table-cell>
          <table:table-cell/>
          <table:table-cell table:formula="of:=2*[.A6]/PI()" office:value-type="float" office:value="0.1000002338435">
            <text:p>0.1000</text:p>
          </table:table-cell>
          <table:table-cell table:formula="of:=2*SQRT([.C6])/4" office:value-type="float" office:value="0">
            <text:p>Err:502</text:p>
          </table:table-cell>
          <table:table-cell table:formula="of:=2*SQRT([.D6])/4" office:value-type="float" office:value="0.157079988205314">
            <text:p>0.1571</text:p>
          </table:table-cell>
          <table:table-cell table:formula="of:=2*SQRT([.E6])/4" office:value-type="float" office:value="1.74442314737059">
            <text:p>1.7444</text:p>
          </table:table-cell>
          <table:table-cell table:formula="of:=2*SQRT([.F6])/4" office:value-type="float" office:value="1.96963228264738">
            <text:p>1.9696</text:p>
          </table:table-cell>
          <table:table-cell table:formula="of:=2*SQRT([.G6])/4" office:value-type="float" office:value="2.09645933858372">
            <text:p>2.0965</text:p>
          </table:table-cell>
          <table:table-cell table:formula="of:=2*SQRT([.H6])/4" office:value-type="float" office:value="2.09650440161873">
            <text:p>2.0965</text:p>
          </table:table-cell>
          <table:table-cell table:formula="of:=2*SQRT([.I6])/4" office:value-type="float" office:value="2.20017057119734">
            <text:p>2.2002</text:p>
          </table:table-cell>
          <table:table-cell table:formula="of:=2*SQRT([.J6])/4" office:value-type="float" office:value="2.95328606002322">
            <text:p>2.9533</text:p>
          </table:table-cell>
          <table:table-cell table:formula="of:=2*SQRT([.K6])/4" office:value-type="float" office:value="2.95982834612701">
            <text:p>2.9598</text:p>
          </table:table-cell>
          <table:table-cell table:formula="of:=2*[.$B$44]*[.A6]/4" office:value-type="float" office:value="0.15708">
            <text:p>0.1571</text:p>
          </table:table-cell>
          <table:table-cell table:formula="of:=2*[.$B$45]*[.A6]/4" office:value-type="float" office:value="0.07854">
            <text:p>0.0785</text:p>
          </table:table-cell>
          <table:table-cell table:style-name="ce2"/>
        </table:table-row>
        <table:table-row table:style-name="ro1">
          <table:table-cell office:value-type="float" office:value="0.19635">
            <text:p>0.1964</text:p>
          </table:table-cell>
          <table:table-cell office:value-type="float" office:value="0">
            <text:p>0.0000</text:p>
          </table:table-cell>
          <table:table-cell office:value-type="float" office:value="-0.111858958394317">
            <text:p>-0.1118589584</text:p>
          </table:table-cell>
          <table:table-cell office:value-type="float" office:value="0.15421326685356">
            <text:p>0.1542</text:p>
          </table:table-cell>
          <table:table-cell office:value-type="float" office:value="12.2686641083768">
            <text:p>12.2687</text:p>
          </table:table-cell>
          <table:table-cell office:value-type="float" office:value="15.0690092155063">
            <text:p>15.0690</text:p>
          </table:table-cell>
          <table:table-cell office:value-type="float" office:value="17.6071295004469">
            <text:p>17.6071</text:p>
          </table:table-cell>
          <table:table-cell office:value-type="float" office:value="17.6083022683743">
            <text:p>17.6083</text:p>
          </table:table-cell>
          <table:table-cell office:value-type="float" office:value="19.8702404337352">
            <text:p>19.8702</text:p>
          </table:table-cell>
          <table:table-cell office:value-type="float" office:value="34.431356749253">
            <text:p>34.4314</text:p>
          </table:table-cell>
          <table:table-cell office:value-type="float" office:value="34.5815238094684">
            <text:p>34.5815</text:p>
          </table:table-cell>
          <table:table-cell/>
          <table:table-cell table:formula="of:=2*[.A7]/PI()" office:value-type="float" office:value="0.125000292304375">
            <text:p>0.1250</text:p>
          </table:table-cell>
          <table:table-cell table:formula="of:=2*SQRT([.C7])/4" office:value-type="float" office:value="0">
            <text:p>Err:502</text:p>
          </table:table-cell>
          <table:table-cell table:formula="of:=2*SQRT([.D7])/4" office:value-type="float" office:value="0.196349985264553">
            <text:p>0.1963</text:p>
          </table:table-cell>
          <table:table-cell table:formula="of:=2*SQRT([.E7])/4" office:value-type="float" office:value="1.75133264318752">
            <text:p>1.7513</text:p>
          </table:table-cell>
          <table:table-cell table:formula="of:=2*SQRT([.F7])/4" office:value-type="float" office:value="1.94094108717307">
            <text:p>1.9409</text:p>
          </table:table-cell>
          <table:table-cell table:formula="of:=2*SQRT([.G7])/4" office:value-type="float" office:value="2.09804251032045">
            <text:p>2.0980</text:p>
          </table:table-cell>
          <table:table-cell table:formula="of:=2*SQRT([.H7])/4" office:value-type="float" office:value="2.09811238190274">
            <text:p>2.0981</text:p>
          </table:table-cell>
          <table:table-cell table:formula="of:=2*SQRT([.I7])/4" office:value-type="float" office:value="2.22880239331211">
            <text:p>2.2288</text:p>
          </table:table-cell>
          <table:table-cell table:formula="of:=2*SQRT([.J7])/4" office:value-type="float" office:value="2.93391192562307">
            <text:p>2.9339</text:p>
          </table:table-cell>
          <table:table-cell table:formula="of:=2*SQRT([.K7])/4" office:value-type="float" office:value="2.94030286745551">
            <text:p>2.9403</text:p>
          </table:table-cell>
          <table:table-cell table:formula="of:=2*[.$B$44]*[.A7]/4" office:value-type="float" office:value="0.19635">
            <text:p>0.1964</text:p>
          </table:table-cell>
          <table:table-cell table:formula="of:=2*[.$B$45]*[.A7]/4" office:value-type="float" office:value="0.098175">
            <text:p>0.0982</text:p>
          </table:table-cell>
          <table:table-cell table:style-name="ce2"/>
        </table:table-row>
        <table:table-row table:style-name="ro1">
          <table:table-cell office:value-type="float" office:value="0.23562">
            <text:p>0.2356</text:p>
          </table:table-cell>
          <table:table-cell office:value-type="float" office:value="0">
            <text:p>0.0000</text:p>
          </table:table-cell>
          <table:table-cell office:value-type="float" office:value="-0.0940816946949781">
            <text:p>-0.0940816947</text:p>
          </table:table-cell>
          <table:table-cell office:value-type="float" office:value="0.222067104381495">
            <text:p>0.2221</text:p>
          </table:table-cell>
          <table:table-cell office:value-type="float" office:value="12.3865426821281">
            <text:p>12.3865</text:p>
          </table:table-cell>
          <table:table-cell office:value-type="float" office:value="14.626385294632">
            <text:p>14.6264</text:p>
          </table:table-cell>
          <table:table-cell office:value-type="float" office:value="17.6395983680547">
            <text:p>17.6396</text:p>
          </table:table-cell>
          <table:table-cell office:value-type="float" office:value="17.6412792611807">
            <text:p>17.6413</text:p>
          </table:table-cell>
          <table:table-cell office:value-type="float" office:value="20.3843013614301">
            <text:p>20.3843</text:p>
          </table:table-cell>
          <table:table-cell office:value-type="float" office:value="33.7790362781566">
            <text:p>33.7790</text:p>
          </table:table-cell>
          <table:table-cell office:value-type="float" office:value="33.9806961008136">
            <text:p>33.9807</text:p>
          </table:table-cell>
          <table:table-cell/>
          <table:table-cell table:formula="of:=2*[.A8]/PI()" office:value-type="float" office:value="0.15000035076525">
            <text:p>0.1500</text:p>
          </table:table-cell>
          <table:table-cell table:formula="of:=2*SQRT([.C8])/4" office:value-type="float" office:value="0">
            <text:p>Err:502</text:p>
          </table:table-cell>
          <table:table-cell table:formula="of:=2*SQRT([.D8])/4" office:value-type="float" office:value="0.235619982377076">
            <text:p>0.2356</text:p>
          </table:table-cell>
          <table:table-cell table:formula="of:=2*SQRT([.E8])/4" office:value-type="float" office:value="1.75972602143971">
            <text:p>1.7597</text:p>
          </table:table-cell>
          <table:table-cell table:formula="of:=2*SQRT([.F8])/4" office:value-type="float" office:value="1.91222287499601">
            <text:p>1.9122</text:p>
          </table:table-cell>
          <table:table-cell table:formula="of:=2*SQRT([.G8])/4" office:value-type="float" office:value="2.09997609320051">
            <text:p>2.1000</text:p>
          </table:table-cell>
          <table:table-cell table:formula="of:=2*SQRT([.H8])/4" office:value-type="float" office:value="2.10007614511836">
            <text:p>2.1001</text:p>
          </table:table-cell>
          <table:table-cell table:formula="of:=2*SQRT([.I8])/4" office:value-type="float" office:value="2.25744885664272">
            <text:p>2.2574</text:p>
          </table:table-cell>
          <table:table-cell table:formula="of:=2*SQRT([.J8])/4" office:value-type="float" office:value="2.90598676348313">
            <text:p>2.9060</text:p>
          </table:table-cell>
          <table:table-cell table:formula="of:=2*SQRT([.K8])/4" office:value-type="float" office:value="2.91464818206304">
            <text:p>2.9146</text:p>
          </table:table-cell>
          <table:table-cell table:formula="of:=2*[.$B$44]*[.A8]/4" office:value-type="float" office:value="0.23562">
            <text:p>0.2356</text:p>
          </table:table-cell>
          <table:table-cell table:formula="of:=2*[.$B$45]*[.A8]/4" office:value-type="float" office:value="0.11781">
            <text:p>0.1178</text:p>
          </table:table-cell>
          <table:table-cell table:style-name="ce2"/>
        </table:table-row>
        <table:table-row table:style-name="ro1">
          <table:table-cell office:value-type="float" office:value="0.27489">
            <text:p>0.2749</text:p>
          </table:table-cell>
          <table:table-cell office:value-type="float" office:value="0">
            <text:p>0.0000</text:p>
          </table:table-cell>
          <table:table-cell office:value-type="float" office:value="-0.0727952959979069">
            <text:p>-0.072795296</text:p>
          </table:table-cell>
          <table:table-cell office:value-type="float" office:value="0.302258003406564">
            <text:p>0.3023</text:p>
          </table:table-cell>
          <table:table-cell office:value-type="float" office:value="12.5255596309516">
            <text:p>12.5256</text:p>
          </table:table-cell>
          <table:table-cell office:value-type="float" office:value="14.19011617721">
            <text:p>14.1901</text:p>
          </table:table-cell>
          <table:table-cell office:value-type="float" office:value="17.6779757916712">
            <text:p>17.6780</text:p>
          </table:table-cell>
          <table:table-cell office:value-type="float" office:value="17.6802550613086">
            <text:p>17.6803</text:p>
          </table:table-cell>
          <table:table-cell office:value-type="float" office:value="20.905013558865">
            <text:p>20.9050</text:p>
          </table:table-cell>
          <table:table-cell office:value-type="float" office:value="32.872238501699">
            <text:p>32.8722</text:p>
          </table:table-cell>
          <table:table-cell office:value-type="float" office:value="33.5358596753961">
            <text:p>33.5359</text:p>
          </table:table-cell>
          <table:table-cell/>
          <table:table-cell table:formula="of:=2*[.A9]/PI()" office:value-type="float" office:value="0.175000409226124">
            <text:p>0.1750</text:p>
          </table:table-cell>
          <table:table-cell table:formula="of:=2*SQRT([.C9])/4" office:value-type="float" office:value="0">
            <text:p>Err:502</text:p>
          </table:table-cell>
          <table:table-cell table:formula="of:=2*SQRT([.D9])/4" office:value-type="float" office:value="0.274889979540254">
            <text:p>0.2749</text:p>
          </table:table-cell>
          <table:table-cell table:formula="of:=2*SQRT([.E9])/4" office:value-type="float" office:value="1.76957336884852">
            <text:p>1.7696</text:p>
          </table:table-cell>
          <table:table-cell table:formula="of:=2*SQRT([.F9])/4" office:value-type="float" office:value="1.88348853044092">
            <text:p>1.8835</text:p>
          </table:table-cell>
          <table:table-cell table:formula="of:=2*SQRT([.G9])/4" office:value-type="float" office:value="2.10225924850333">
            <text:p>2.1023</text:p>
          </table:table-cell>
          <table:table-cell table:formula="of:=2*SQRT([.H9])/4" office:value-type="float" office:value="2.10239476914474">
            <text:p>2.1024</text:p>
          </table:table-cell>
          <table:table-cell table:formula="of:=2*SQRT([.I9])/4" office:value-type="float" office:value="2.2861000393063">
            <text:p>2.2861</text:p>
          </table:table-cell>
          <table:table-cell table:formula="of:=2*SQRT([.J9])/4" office:value-type="float" office:value="2.86671582571847">
            <text:p>2.8667</text:p>
          </table:table-cell>
          <table:table-cell table:formula="of:=2*SQRT([.K9])/4" office:value-type="float" office:value="2.89550771348464">
            <text:p>2.8955</text:p>
          </table:table-cell>
          <table:table-cell table:formula="of:=2*[.$B$44]*[.A9]/4" office:value-type="float" office:value="0.27489">
            <text:p>0.2749</text:p>
          </table:table-cell>
          <table:table-cell table:formula="of:=2*[.$B$45]*[.A9]/4" office:value-type="float" office:value="0.137445">
            <text:p>0.1374</text:p>
          </table:table-cell>
          <table:table-cell table:style-name="ce2"/>
        </table:table-row>
        <table:table-row table:style-name="ro1">
          <table:table-cell office:value-type="float" office:value="0.31416">
            <text:p>0.3142</text:p>
          </table:table-cell>
          <table:table-cell office:value-type="float" office:value="0">
            <text:p>0.0000</text:p>
          </table:table-cell>
          <table:table-cell office:value-type="float" office:value="-0.0478716710359246">
            <text:p>-0.047871671</text:p>
          </table:table-cell>
          <table:table-cell office:value-type="float" office:value="0.394785963665767">
            <text:p>0.3948</text:p>
          </table:table-cell>
          <table:table-cell office:value-type="float" office:value="12.6855500473562">
            <text:p>12.6856</text:p>
          </table:table-cell>
          <table:table-cell office:value-type="float" office:value="13.7603296176462">
            <text:p>13.7603</text:p>
          </table:table-cell>
          <table:table-cell office:value-type="float" office:value="17.7222642976864">
            <text:p>17.7223</text:p>
          </table:table-cell>
          <table:table-cell office:value-type="float" office:value="17.7252311463364">
            <text:p>17.7252</text:p>
          </table:table-cell>
          <table:table-cell office:value-type="float" office:value="21.4322855432747">
            <text:p>21.4323</text:p>
          </table:table-cell>
          <table:table-cell office:value-type="float" office:value="31.9777795089913">
            <text:p>31.9778</text:p>
          </table:table-cell>
          <table:table-cell office:value-type="float" office:value="33.0969820360806">
            <text:p>33.0970</text:p>
          </table:table-cell>
          <table:table-cell/>
          <table:table-cell table:formula="of:=2*[.A10]/PI()" office:value-type="float" office:value="0.200000467686999">
            <text:p>0.2000</text:p>
          </table:table-cell>
          <table:table-cell table:formula="of:=2*SQRT([.C10])/4" office:value-type="float" office:value="0">
            <text:p>Err:502</text:p>
          </table:table-cell>
          <table:table-cell table:formula="of:=2*SQRT([.D10])/4" office:value-type="float" office:value="0.314159976630445">
            <text:p>0.3142</text:p>
          </table:table-cell>
          <table:table-cell table:formula="of:=2*SQRT([.E10])/4" office:value-type="float" office:value="1.78083899099246">
            <text:p>1.7808</text:p>
          </table:table-cell>
          <table:table-cell table:formula="of:=2*SQRT([.F10])/4" office:value-type="float" office:value="1.85474591370666">
            <text:p>1.8547</text:p>
          </table:table-cell>
          <table:table-cell table:formula="of:=2*SQRT([.G10])/4" office:value-type="float" office:value="2.1048909887264">
            <text:p>2.1049</text:p>
          </table:table-cell>
          <table:table-cell table:formula="of:=2*SQRT([.H10])/4" office:value-type="float" office:value="2.10506716913834">
            <text:p>2.1051</text:p>
          </table:table-cell>
          <table:table-cell table:formula="of:=2*SQRT([.I10])/4" office:value-type="float" office:value="2.31475082585981">
            <text:p>2.3148</text:p>
          </table:table-cell>
          <table:table-cell table:formula="of:=2*SQRT([.J10])/4" office:value-type="float" office:value="2.82744493796923">
            <text:p>2.8274</text:p>
          </table:table-cell>
          <table:table-cell table:formula="of:=2*SQRT([.K10])/4" office:value-type="float" office:value="2.87649882826678">
            <text:p>2.8765</text:p>
          </table:table-cell>
          <table:table-cell table:formula="of:=2*[.$B$44]*[.A10]/4" office:value-type="float" office:value="0.31416">
            <text:p>0.3142</text:p>
          </table:table-cell>
          <table:table-cell table:formula="of:=2*[.$B$45]*[.A10]/4" office:value-type="float" office:value="0.15708">
            <text:p>0.1571</text:p>
          </table:table-cell>
          <table:table-cell table:style-name="ce2"/>
        </table:table-row>
        <table:table-row table:style-name="ro1">
          <table:table-cell office:value-type="float" office:value="0.35343">
            <text:p>0.3534</text:p>
          </table:table-cell>
          <table:table-cell office:value-type="float" office:value="0">
            <text:p>0.0000</text:p>
          </table:table-cell>
          <table:table-cell office:value-type="float" office:value="-0.0191703071154237">
            <text:p>-0.0191703071</text:p>
          </table:table-cell>
          <table:table-cell office:value-type="float" office:value="0.499650985784566">
            <text:p>0.4997</text:p>
          </table:table-cell>
          <table:table-cell office:value-type="float" office:value="12.8661445253905">
            <text:p>12.8661</text:p>
          </table:table-cell>
          <table:table-cell office:value-type="float" office:value="13.3373096788072">
            <text:p>13.3373</text:p>
          </table:table-cell>
          <table:table-cell office:value-type="float" office:value="17.7724667744216">
            <text:p>17.7725</text:p>
          </table:table-cell>
          <table:table-cell office:value-type="float" office:value="17.7762092080019">
            <text:p>17.7762</text:p>
          </table:table-cell>
          <table:table-cell office:value-type="float" office:value="21.9660607924427">
            <text:p>21.9661</text:p>
          </table:table-cell>
          <table:table-cell office:value-type="float" office:value="31.0956592078467">
            <text:p>31.0957</text:p>
          </table:table-cell>
          <table:table-cell office:value-type="float" office:value="32.664145220598">
            <text:p>32.6641</text:p>
          </table:table-cell>
          <table:table-cell/>
          <table:table-cell table:formula="of:=2*[.A11]/PI()" office:value-type="float" office:value="0.225000526147874">
            <text:p>0.2250</text:p>
          </table:table-cell>
          <table:table-cell table:formula="of:=2*SQRT([.C11])/4" office:value-type="float" office:value="0">
            <text:p>Err:502</text:p>
          </table:table-cell>
          <table:table-cell table:formula="of:=2*SQRT([.D11])/4" office:value-type="float" office:value="0.353429973893191">
            <text:p>0.3534</text:p>
          </table:table-cell>
          <table:table-cell table:formula="of:=2*SQRT([.E11])/4" office:value-type="float" office:value="1.7934704155206">
            <text:p>1.7935</text:p>
          </table:table-cell>
          <table:table-cell table:formula="of:=2*SQRT([.F11])/4" office:value-type="float" office:value="1.82601407982025">
            <text:p>1.8260</text:p>
          </table:table-cell>
          <table:table-cell table:formula="of:=2*SQRT([.G11])/4" office:value-type="float" office:value="2.10787017949526">
            <text:p>2.1079</text:p>
          </table:table-cell>
          <table:table-cell table:formula="of:=2*SQRT([.H11])/4" office:value-type="float" office:value="2.10809209998057">
            <text:p>2.1081</text:p>
          </table:table-cell>
          <table:table-cell table:formula="of:=2*SQRT([.I11])/4" office:value-type="float" office:value="2.34339821586317">
            <text:p>2.3434</text:p>
          </table:table-cell>
          <table:table-cell table:formula="of:=2*SQRT([.J11])/4" office:value-type="float" office:value="2.78817409821583">
            <text:p>2.7882</text:p>
          </table:table-cell>
          <table:table-cell table:formula="of:=2*SQRT([.K11])/4" office:value-type="float" office:value="2.85762774082796">
            <text:p>2.8576</text:p>
          </table:table-cell>
          <table:table-cell table:formula="of:=2*[.$B$44]*[.A11]/4" office:value-type="float" office:value="0.35343">
            <text:p>0.3534</text:p>
          </table:table-cell>
          <table:table-cell table:formula="of:=2*[.$B$45]*[.A11]/4" office:value-type="float" office:value="0.176715">
            <text:p>0.1767</text:p>
          </table:table-cell>
          <table:table-cell table:style-name="ce2"/>
        </table:table-row>
        <table:table-row table:style-name="ro1">
          <table:table-cell office:value-type="float" office:value="0.3927">
            <text:p>0.3927</text:p>
          </table:table-cell>
          <table:table-cell office:value-type="float" office:value="0">
            <text:p>0.0000</text:p>
          </table:table-cell>
          <table:table-cell office:value-type="float" office:value="0.0134592228546259">
            <text:p>0.0134592229</text:p>
          </table:table-cell>
          <table:table-cell office:value-type="float" office:value="0.616853069496585">
            <text:p>0.6169</text:p>
          </table:table-cell>
          <table:table-cell office:value-type="float" office:value="12.9175102404571">
            <text:p>12.9175</text:p>
          </table:table-cell>
          <table:table-cell office:value-type="float" office:value="13.0707760664948">
            <text:p>13.0708</text:p>
          </table:table-cell>
          <table:table-cell office:value-type="float" office:value="17.8285864607545">
            <text:p>17.8286</text:p>
          </table:table-cell>
          <table:table-cell office:value-type="float" office:value="17.8331911461083">
            <text:p>17.8332</text:p>
          </table:table-cell>
          <table:table-cell office:value-type="float" office:value="22.5062992771973">
            <text:p>22.5063</text:p>
          </table:table-cell>
          <table:table-cell office:value-type="float" office:value="30.2258775099143">
            <text:p>30.2259</text:p>
          </table:table-cell>
          <table:table-cell office:value-type="float" office:value="32.2374044204616">
            <text:p>32.2374</text:p>
          </table:table-cell>
          <table:table-cell/>
          <table:table-cell table:formula="of:=2*[.A12]/PI()" office:value-type="float" office:value="0.250000584608749">
            <text:p>0.2500</text:p>
          </table:table-cell>
          <table:table-cell table:formula="of:=2*SQRT([.C12])/4" office:value-type="float" office:value="0.0580069453915346">
            <text:p>0.0580</text:p>
          </table:table-cell>
          <table:table-cell table:formula="of:=2*SQRT([.D12])/4" office:value-type="float" office:value="0.392699971191935">
            <text:p>0.3927</text:p>
          </table:table-cell>
          <table:table-cell table:formula="of:=2*SQRT([.E12])/4" office:value-type="float" office:value="1.79704689980932">
            <text:p>1.7970</text:p>
          </table:table-cell>
          <table:table-cell table:formula="of:=2*SQRT([.F12])/4" office:value-type="float" office:value="1.80767641369347">
            <text:p>1.8077</text:p>
          </table:table-cell>
          <table:table-cell table:formula="of:=2*SQRT([.G12])/4" office:value-type="float" office:value="2.11119554167505">
            <text:p>2.1112</text:p>
          </table:table-cell>
          <table:table-cell table:formula="of:=2*SQRT([.H12])/4" office:value-type="float" office:value="2.11146815901331">
            <text:p>2.1115</text:p>
          </table:table-cell>
          <table:table-cell table:formula="of:=2*SQRT([.I12])/4" office:value-type="float" office:value="2.3720402229514">
            <text:p>2.3720</text:p>
          </table:table-cell>
          <table:table-cell table:formula="of:=2*SQRT([.J12])/4" office:value-type="float" office:value="2.74890330449774">
            <text:p>2.7489</text:p>
          </table:table-cell>
          <table:table-cell table:formula="of:=2*SQRT([.K12])/4" office:value-type="float" office:value="2.83889962927811">
            <text:p>2.8389</text:p>
          </table:table-cell>
          <table:table-cell table:formula="of:=2*[.$B$44]*[.A12]/4" office:value-type="float" office:value="0.3927">
            <text:p>0.3927</text:p>
          </table:table-cell>
          <table:table-cell table:formula="of:=2*[.$B$45]*[.A12]/4" office:value-type="float" office:value="0.19635">
            <text:p>0.1964</text:p>
          </table:table-cell>
          <table:table-cell table:style-name="ce2"/>
        </table:table-row>
        <table:table-row table:style-name="ro1">
          <table:table-cell office:value-type="float" office:value="0.43197">
            <text:p>0.4320</text:p>
          </table:table-cell>
          <table:table-cell office:value-type="float" office:value="0">
            <text:p>0.0000</text:p>
          </table:table-cell>
          <table:table-cell office:value-type="float" office:value="0.0501747524886822">
            <text:p>0.0501747525</text:p>
          </table:table-cell>
          <table:table-cell office:value-type="float" office:value="0.746392215254361">
            <text:p>0.7464</text:p>
          </table:table-cell>
          <table:table-cell office:value-type="float" office:value="12.5089277909165">
            <text:p>12.5089</text:p>
          </table:table-cell>
          <table:table-cell office:value-type="float" office:value="13.2913179509284">
            <text:p>13.2913</text:p>
          </table:table-cell>
          <table:table-cell office:value-type="float" office:value="17.8906269346477">
            <text:p>17.8906</text:p>
          </table:table-cell>
          <table:table-cell office:value-type="float" office:value="17.8961790629156">
            <text:p>17.8962</text:p>
          </table:table-cell>
          <table:table-cell office:value-type="float" office:value="23.0529683791765">
            <text:p>23.0530</text:p>
          </table:table-cell>
          <table:table-cell office:value-type="float" office:value="29.3684343303822">
            <text:p>29.3684</text:p>
          </table:table-cell>
          <table:table-cell office:value-type="float" office:value="31.8168008761112">
            <text:p>31.8168</text:p>
          </table:table-cell>
          <table:table-cell/>
          <table:table-cell table:formula="of:=2*[.A13]/PI()" office:value-type="float" office:value="0.275000643069624">
            <text:p>0.2750</text:p>
          </table:table-cell>
          <table:table-cell table:formula="of:=2*SQRT([.C13])/4" office:value-type="float" office:value="0.111998607679607">
            <text:p>0.1120</text:p>
          </table:table-cell>
          <table:table-cell table:formula="of:=2*SQRT([.D13])/4" office:value-type="float" office:value="0.43196996864781">
            <text:p>0.4320</text:p>
          </table:table-cell>
          <table:table-cell table:formula="of:=2*SQRT([.E13])/4" office:value-type="float" office:value="1.76839813043588">
            <text:p>1.7684</text:p>
          </table:table-cell>
          <table:table-cell table:formula="of:=2*SQRT([.F13])/4" office:value-type="float" office:value="1.82286299203536">
            <text:p>1.8229</text:p>
          </table:table-cell>
          <table:table-cell table:formula="of:=2*SQRT([.G13])/4" office:value-type="float" office:value="2.11486565380923">
            <text:p>2.1149</text:p>
          </table:table-cell>
          <table:table-cell table:formula="of:=2*SQRT([.H13])/4" office:value-type="float" office:value="2.11519378916659">
            <text:p>2.1152</text:p>
          </table:table-cell>
          <table:table-cell table:formula="of:=2*SQRT([.I13])/4" office:value-type="float" office:value="2.40067534139753">
            <text:p>2.4007</text:p>
          </table:table-cell>
          <table:table-cell table:formula="of:=2*SQRT([.J13])/4" office:value-type="float" office:value="2.70963255490399">
            <text:p>2.7096</text:p>
          </table:table-cell>
          <table:table-cell table:formula="of:=2*SQRT([.K13])/4" office:value-type="float" office:value="2.82031916970895">
            <text:p>2.8203</text:p>
          </table:table-cell>
          <table:table-cell table:formula="of:=2*[.$B$44]*[.A13]/4" office:value-type="float" office:value="0.43197">
            <text:p>0.4320</text:p>
          </table:table-cell>
          <table:table-cell table:formula="of:=2*[.$B$45]*[.A13]/4" office:value-type="float" office:value="0.215985">
            <text:p>0.2160</text:p>
          </table:table-cell>
          <table:table-cell table:style-name="ce2"/>
        </table:table-row>
        <table:table-row table:style-name="ro1">
          <table:table-cell office:value-type="float" office:value="0.47124">
            <text:p>0.4712</text:p>
          </table:table-cell>
          <table:table-cell office:value-type="float" office:value="0">
            <text:p>0.0000</text:p>
          </table:table-cell>
          <table:table-cell office:value-type="float" office:value="0.0911390895728123">
            <text:p>0.0911390896</text:p>
          </table:table-cell>
          <table:table-cell office:value-type="float" office:value="0.888268423231239">
            <text:p>0.8883</text:p>
          </table:table-cell>
          <table:table-cell office:value-type="float" office:value="12.1053335074493">
            <text:p>12.1053</text:p>
          </table:table-cell>
          <table:table-cell office:value-type="float" office:value="13.533858169637">
            <text:p>13.5339</text:p>
          </table:table-cell>
          <table:table-cell office:value-type="float" office:value="17.9585920992413">
            <text:p>17.9586</text:p>
          </table:table-cell>
          <table:table-cell office:value-type="float" office:value="17.9651752562456">
            <text:p>17.9652</text:p>
          </table:table-cell>
          <table:table-cell office:value-type="float" office:value="23.6060372003292">
            <text:p>23.6060</text:p>
          </table:table-cell>
          <table:table-cell office:value-type="float" office:value="28.5233295881753">
            <text:p>28.5233</text:p>
          </table:table-cell>
          <table:table-cell office:value-type="float" office:value="31.402369759584">
            <text:p>31.4024</text:p>
          </table:table-cell>
          <table:table-cell/>
          <table:table-cell table:formula="of:=2*[.A14]/PI()" office:value-type="float" office:value="0.300000701530499">
            <text:p>0.3000</text:p>
          </table:table-cell>
          <table:table-cell table:formula="of:=2*SQRT([.C14])/4" office:value-type="float" office:value="0.15094625663859">
            <text:p>0.1509</text:p>
          </table:table-cell>
          <table:table-cell table:formula="of:=2*SQRT([.D14])/4" office:value-type="float" office:value="0.471239966267516">
            <text:p>0.4712</text:p>
          </table:table-cell>
          <table:table-cell table:formula="of:=2*SQRT([.E14])/4" office:value-type="float" office:value="1.7396359897583">
            <text:p>1.7396</text:p>
          </table:table-cell>
          <table:table-cell table:formula="of:=2*SQRT([.F14])/4" office:value-type="float" office:value="1.83941962107868">
            <text:p>1.8394</text:p>
          </table:table-cell>
          <table:table-cell table:formula="of:=2*SQRT([.G14])/4" office:value-type="float" office:value="2.11887895473298">
            <text:p>2.1189</text:p>
          </table:table-cell>
          <table:table-cell table:formula="of:=2*SQRT([.H14])/4" office:value-type="float" office:value="2.11926728235525">
            <text:p>2.1193</text:p>
          </table:table-cell>
          <table:table-cell table:formula="of:=2*SQRT([.I14])/4" office:value-type="float" office:value="2.42930222493668">
            <text:p>2.4293</text:p>
          </table:table-cell>
          <table:table-cell table:formula="of:=2*SQRT([.J14])/4" office:value-type="float" office:value="2.67036184758617">
            <text:p>2.6704</text:p>
          </table:table-cell>
          <table:table-cell table:formula="of:=2*SQRT([.K14])/4" office:value-type="float" office:value="2.8018908686628">
            <text:p>2.8019</text:p>
          </table:table-cell>
          <table:table-cell table:formula="of:=2*[.$B$44]*[.A14]/4" office:value-type="float" office:value="0.47124">
            <text:p>0.4712</text:p>
          </table:table-cell>
          <table:table-cell table:formula="of:=2*[.$B$45]*[.A14]/4" office:value-type="float" office:value="0.23562">
            <text:p>0.2356</text:p>
          </table:table-cell>
          <table:table-cell table:style-name="ce2"/>
        </table:table-row>
        <table:table-row table:style-name="ro1">
          <table:table-cell office:value-type="float" office:value="0.51051">
            <text:p>0.5105</text:p>
          </table:table-cell>
          <table:table-cell office:value-type="float" office:value="0">
            <text:p>0.0000</text:p>
          </table:table-cell>
          <table:table-cell office:value-type="float" office:value="0.136517715430952">
            <text:p>0.1365177154</text:p>
          </table:table-cell>
          <table:table-cell office:value-type="float" office:value="1.04248169388686">
            <text:p>1.0425</text:p>
          </table:table-cell>
          <table:table-cell office:value-type="float" office:value="11.7082072467393">
            <text:p>11.7082</text:p>
          </table:table-cell>
          <table:table-cell office:value-type="float" office:value="13.7967699250802">
            <text:p>13.7968</text:p>
          </table:table-cell>
          <table:table-cell office:value-type="float" office:value="18.0324861710888">
            <text:p>18.0325</text:p>
          </table:table-cell>
          <table:table-cell office:value-type="float" office:value="18.0401822115587">
            <text:p>18.0402</text:p>
          </table:table-cell>
          <table:table-cell office:value-type="float" office:value="24.1654714018126">
            <text:p>24.1655</text:p>
          </table:table-cell>
          <table:table-cell office:value-type="float" office:value="27.6905632054821">
            <text:p>27.6906</text:p>
          </table:table-cell>
          <table:table-cell office:value-type="float" office:value="30.9941466757932">
            <text:p>30.9941</text:p>
          </table:table-cell>
          <table:table-cell/>
          <table:table-cell table:formula="of:=2*[.A15]/PI()" office:value-type="float" office:value="0.325000759991374">
            <text:p>0.3250</text:p>
          </table:table-cell>
          <table:table-cell table:formula="of:=2*SQRT([.C15])/4" office:value-type="float" office:value="0.184741519041438">
            <text:p>0.1847</text:p>
          </table:table-cell>
          <table:table-cell table:formula="of:=2*SQRT([.D15])/4" office:value-type="float" office:value="0.51050996412579">
            <text:p>0.5105</text:p>
          </table:table-cell>
          <table:table-cell table:formula="of:=2*SQRT([.E15])/4" office:value-type="float" office:value="1.71086288512108">
            <text:p>1.7109</text:p>
          </table:table-cell>
          <table:table-cell table:formula="of:=2*SQRT([.F15])/4" office:value-type="float" office:value="1.85720017264431">
            <text:p>1.8572</text:p>
          </table:table-cell>
          <table:table-cell table:formula="of:=2*SQRT([.G15])/4" office:value-type="float" office:value="2.12323374661675">
            <text:p>2.1232</text:p>
          </table:table-cell>
          <table:table-cell table:formula="of:=2*SQRT([.H15])/4" office:value-type="float" office:value="2.12368678314145">
            <text:p>2.1237</text:p>
          </table:table-cell>
          <table:table-cell table:formula="of:=2*SQRT([.I15])/4" office:value-type="float" office:value="2.45791941496322">
            <text:p>2.4579</text:p>
          </table:table-cell>
          <table:table-cell table:formula="of:=2*SQRT([.J15])/4" office:value-type="float" office:value="2.63109118074052">
            <text:p>2.6311</text:p>
          </table:table-cell>
          <table:table-cell table:formula="of:=2*SQRT([.K15])/4" office:value-type="float" office:value="2.78361934699202">
            <text:p>2.7836</text:p>
          </table:table-cell>
          <table:table-cell table:formula="of:=2*[.$B$44]*[.A15]/4" office:value-type="float" office:value="0.51051">
            <text:p>0.5105</text:p>
          </table:table-cell>
          <table:table-cell table:formula="of:=2*[.$B$45]*[.A15]/4" office:value-type="float" office:value="0.255255">
            <text:p>0.2553</text:p>
          </table:table-cell>
          <table:table-cell table:style-name="ce2"/>
        </table:table-row>
        <table:table-row table:style-name="ro1">
          <table:table-cell office:value-type="float" office:value="0.54978">
            <text:p>0.5498</text:p>
          </table:table-cell>
          <table:table-cell office:value-type="float" office:value="0">
            <text:p>0.0000</text:p>
          </table:table-cell>
          <table:table-cell office:value-type="float" office:value="0.186476665827286">
            <text:p>0.1864766658</text:p>
          </table:table-cell>
          <table:table-cell office:value-type="float" office:value="1.20903202761695">
            <text:p>1.2090</text:p>
          </table:table-cell>
          <table:table-cell office:value-type="float" office:value="11.3176497844766">
            <text:p>11.3176</text:p>
          </table:table-cell>
          <table:table-cell office:value-type="float" office:value="14.0798027554768">
            <text:p>14.0798</text:p>
          </table:table-cell>
          <table:table-cell office:value-type="float" office:value="18.1123136656526">
            <text:p>18.1123</text:p>
          </table:table-cell>
          <table:table-cell office:value-type="float" office:value="18.1212025948267">
            <text:p>18.1212</text:p>
          </table:table-cell>
          <table:table-cell office:value-type="float" office:value="24.731226061659">
            <text:p>24.7312</text:p>
          </table:table-cell>
          <table:table-cell office:value-type="float" office:value="26.8701351079163">
            <text:p>26.8701</text:p>
          </table:table-cell>
          <table:table-cell office:value-type="float" office:value="30.5921756587259">
            <text:p>30.5922</text:p>
          </table:table-cell>
          <table:table-cell/>
          <table:table-cell table:formula="of:=2*[.A16]/PI()" office:value-type="float" office:value="0.350000818452249">
            <text:p>0.3500</text:p>
          </table:table-cell>
          <table:table-cell table:formula="of:=2*SQRT([.C16])/4" office:value-type="float" office:value="0.215914720333796">
            <text:p>0.2159</text:p>
          </table:table-cell>
          <table:table-cell table:formula="of:=2*SQRT([.D16])/4" office:value-type="float" office:value="0.549779962261483">
            <text:p>0.5498</text:p>
          </table:table-cell>
          <table:table-cell table:formula="of:=2*SQRT([.E16])/4" office:value-type="float" office:value="1.68208574279647">
            <text:p>1.6821</text:p>
          </table:table-cell>
          <table:table-cell table:formula="of:=2*SQRT([.F16])/4" office:value-type="float" office:value="1.87615316242283">
            <text:p>1.8762</text:p>
          </table:table-cell>
          <table:table-cell table:formula="of:=2*SQRT([.G16])/4" office:value-type="float" office:value="2.12792819813384">
            <text:p>2.1279</text:p>
          </table:table-cell>
          <table:table-cell table:formula="of:=2*SQRT([.H16])/4" office:value-type="float" office:value="2.12845029274979">
            <text:p>2.1285</text:p>
          </table:table-cell>
          <table:table-cell table:formula="of:=2*SQRT([.I16])/4" office:value-type="float" office:value="2.48652498789269">
            <text:p>2.4865</text:p>
          </table:table-cell>
          <table:table-cell table:formula="of:=2*SQRT([.J16])/4" office:value-type="float" office:value="2.59182055261916">
            <text:p>2.5918</text:p>
          </table:table-cell>
          <table:table-cell table:formula="of:=2*SQRT([.K16])/4" office:value-type="float" office:value="2.76550970251082">
            <text:p>2.7655</text:p>
          </table:table-cell>
          <table:table-cell table:formula="of:=2*[.$B$44]*[.A16]/4" office:value-type="float" office:value="0.54978">
            <text:p>0.5498</text:p>
          </table:table-cell>
          <table:table-cell table:formula="of:=2*[.$B$45]*[.A16]/4" office:value-type="float" office:value="0.27489">
            <text:p>0.2749</text:p>
          </table:table-cell>
          <table:table-cell table:style-name="ce2"/>
        </table:table-row>
        <table:table-row table:style-name="ro1">
          <table:table-cell office:value-type="float" office:value="0.58905">
            <text:p>0.5891</text:p>
          </table:table-cell>
          <table:table-cell office:value-type="float" office:value="0">
            <text:p>0.0000</text:p>
          </table:table-cell>
          <table:table-cell office:value-type="float" office:value="0.241180624887673">
            <text:p>0.2411806249</text:p>
          </table:table-cell>
          <table:table-cell office:value-type="float" office:value="1.38791942503712">
            <text:p>1.3879</text:p>
          </table:table-cell>
          <table:table-cell office:value-type="float" office:value="10.9336965354757">
            <text:p>10.9337</text:p>
          </table:table-cell>
          <table:table-cell office:value-type="float" office:value="14.382771455867">
            <text:p>14.3828</text:p>
          </table:table-cell>
          <table:table-cell office:value-type="float" office:value="18.1980793861475">
            <text:p>18.1981</text:p>
          </table:table-cell>
          <table:table-cell office:value-type="float" office:value="18.208239243834">
            <text:p>18.2082</text:p>
          </table:table-cell>
          <table:table-cell office:value-type="float" office:value="25.3032320732982">
            <text:p>25.3032</text:p>
          </table:table-cell>
          <table:table-cell office:value-type="float" office:value="26.0620452240544">
            <text:p>26.0620</text:p>
          </table:table-cell>
          <table:table-cell office:value-type="float" office:value="30.1965233381955">
            <text:p>30.1965</text:p>
          </table:table-cell>
          <table:table-cell/>
          <table:table-cell table:formula="of:=2*[.A17]/PI()" office:value-type="float" office:value="0.375000876913124">
            <text:p>0.3750</text:p>
          </table:table-cell>
          <table:table-cell table:formula="of:=2*SQRT([.C17])/4" office:value-type="float" office:value="0.245550720263489">
            <text:p>0.2456</text:p>
          </table:table-cell>
          <table:table-cell table:formula="of:=2*SQRT([.D17])/4" office:value-type="float" office:value="0.589049960749748">
            <text:p>0.5890</text:p>
          </table:table-cell>
          <table:table-cell table:formula="of:=2*SQRT([.E17])/4" office:value-type="float" office:value="1.65330702952262">
            <text:p>1.6533</text:p>
          </table:table-cell>
          <table:table-cell table:formula="of:=2*SQRT([.F17])/4" office:value-type="float" office:value="1.89623122639797">
            <text:p>1.8962</text:p>
          </table:table-cell>
          <table:table-cell table:formula="of:=2*SQRT([.G17])/4" office:value-type="float" office:value="2.13296034809297">
            <text:p>2.1330</text:p>
          </table:table-cell>
          <table:table-cell table:formula="of:=2*SQRT([.H17])/4" office:value-type="float" office:value="2.13355567327373">
            <text:p>2.1336</text:p>
          </table:table-cell>
          <table:table-cell table:formula="of:=2*SQRT([.I17])/4" office:value-type="float" office:value="2.51511590554482">
            <text:p>2.5151</text:p>
          </table:table-cell>
          <table:table-cell table:formula="of:=2*SQRT([.J17])/4" office:value-type="float" office:value="2.55254996151174">
            <text:p>2.5525</text:p>
          </table:table-cell>
          <table:table-cell table:formula="of:=2*SQRT([.K17])/4" office:value-type="float" office:value="2.74756816740711">
            <text:p>2.7476</text:p>
          </table:table-cell>
          <table:table-cell table:formula="of:=2*[.$B$44]*[.A17]/4" office:value-type="float" office:value="0.58905">
            <text:p>0.5891</text:p>
          </table:table-cell>
          <table:table-cell table:formula="of:=2*[.$B$45]*[.A17]/4" office:value-type="float" office:value="0.294525">
            <text:p>0.2945</text:p>
          </table:table-cell>
          <table:table-cell table:style-name="ce2"/>
        </table:table-row>
        <table:table-row table:style-name="ro1">
          <table:table-cell office:value-type="float" office:value="0.62832">
            <text:p>0.6283</text:p>
          </table:table-cell>
          <table:table-cell office:value-type="float" office:value="0">
            <text:p>0.0000</text:p>
          </table:table-cell>
          <table:table-cell office:value-type="float" office:value="0.300791251039">
            <text:p>0.300791251</text:p>
          </table:table-cell>
          <table:table-cell office:value-type="float" office:value="1.57914388691899">
            <text:p>1.5791</text:p>
          </table:table-cell>
          <table:table-cell office:value-type="float" office:value="10.5563693208987">
            <text:p>10.5564</text:p>
          </table:table-cell>
          <table:table-cell office:value-type="float" office:value="14.7055064306251">
            <text:p>14.7055</text:p>
          </table:table-cell>
          <table:table-cell office:value-type="float" office:value="18.2897884126473">
            <text:p>18.2898</text:p>
          </table:table-cell>
          <table:table-cell office:value-type="float" office:value="18.3012951596604">
            <text:p>18.3013</text:p>
          </table:table-cell>
          <table:table-cell office:value-type="float" office:value="25.266293486066">
            <text:p>25.2663</text:p>
          </table:table-cell>
          <table:table-cell office:value-type="float" office:value="25.881363861085">
            <text:p>25.8814</text:p>
          </table:table-cell>
          <table:table-cell office:value-type="float" office:value="29.8073116042714">
            <text:p>29.8073</text:p>
          </table:table-cell>
          <table:table-cell/>
          <table:table-cell table:formula="of:=2*[.A18]/PI()" office:value-type="float" office:value="0.400000935373999">
            <text:p>0.4000</text:p>
          </table:table-cell>
          <table:table-cell table:formula="of:=2*SQRT([.C18])/4" office:value-type="float" office:value="0.274222195964787">
            <text:p>0.2742</text:p>
          </table:table-cell>
          <table:table-cell table:formula="of:=2*SQRT([.D18])/4" office:value-type="float" office:value="0.628319959677987">
            <text:p>0.6283</text:p>
          </table:table-cell>
          <table:table-cell table:formula="of:=2*SQRT([.E18])/4" office:value-type="float" office:value="1.62452834084994">
            <text:p>1.6245</text:p>
          </table:table-cell>
          <table:table-cell table:formula="of:=2*SQRT([.F18])/4" office:value-type="float" office:value="1.91738796482514">
            <text:p>1.9174</text:p>
          </table:table-cell>
          <table:table-cell table:formula="of:=2*SQRT([.G18])/4" office:value-type="float" office:value="2.13832810933257">
            <text:p>2.1383</text:p>
          </table:table-cell>
          <table:table-cell table:formula="of:=2*SQRT([.H18])/4" office:value-type="float" office:value="2.13900065215397">
            <text:p>2.1390</text:p>
          </table:table-cell>
          <table:table-cell table:formula="of:=2*SQRT([.I18])/4" office:value-type="float" office:value="2.51327940577973">
            <text:p>2.5133</text:p>
          </table:table-cell>
          <table:table-cell table:formula="of:=2*SQRT([.J18])/4" office:value-type="float" office:value="2.54368649115241">
            <text:p>2.5437</text:p>
          </table:table-cell>
          <table:table-cell table:formula="of:=2*SQRT([.K18])/4" office:value-type="float" office:value="2.7298036378223">
            <text:p>2.7298</text:p>
          </table:table-cell>
          <table:table-cell table:formula="of:=2*[.$B$44]*[.A18]/4" office:value-type="float" office:value="0.62832">
            <text:p>0.6283</text:p>
          </table:table-cell>
          <table:table-cell table:formula="of:=2*[.$B$45]*[.A18]/4" office:value-type="float" office:value="0.31416">
            <text:p>0.3142</text:p>
          </table:table-cell>
          <table:table-cell table:style-name="ce2"/>
        </table:table-row>
        <table:table-row table:style-name="ro1">
          <table:table-cell office:value-type="float" office:value="0.66759">
            <text:p>0.6676</text:p>
          </table:table-cell>
          <table:table-cell office:value-type="float" office:value="0">
            <text:p>0.0000</text:p>
          </table:table-cell>
          <table:table-cell office:value-type="float" office:value="0.365465743311411">
            <text:p>0.3654657433</text:p>
          </table:table-cell>
          <table:table-cell office:value-type="float" office:value="1.78270541413568">
            <text:p>1.7827</text:p>
          </table:table-cell>
          <table:table-cell office:value-type="float" office:value="10.1856854638484">
            <text:p>10.1857</text:p>
          </table:table-cell>
          <table:table-cell office:value-type="float" office:value="15.0478463004068">
            <text:p>15.0478</text:p>
          </table:table-cell>
          <table:table-cell office:value-type="float" office:value="18.3874460969339">
            <text:p>18.3874</text:p>
          </table:table-cell>
          <table:table-cell office:value-type="float" office:value="18.4003734971155">
            <text:p>18.4004</text:p>
          </table:table-cell>
          <table:table-cell office:value-type="float" office:value="24.4828798288425">
            <text:p>24.4829</text:p>
          </table:table-cell>
          <table:table-cell office:value-type="float" office:value="26.4653449942703">
            <text:p>26.4653</text:p>
          </table:table-cell>
          <table:table-cell office:value-type="float" office:value="29.4248122476084">
            <text:p>29.4248</text:p>
          </table:table-cell>
          <table:table-cell/>
          <table:table-cell table:formula="of:=2*[.A19]/PI()" office:value-type="float" office:value="0.425000993834874">
            <text:p>0.4250</text:p>
          </table:table-cell>
          <table:table-cell table:formula="of:=2*SQRT([.C19])/4" office:value-type="float" office:value="0.302268813852592">
            <text:p>0.3023</text:p>
          </table:table-cell>
          <table:table-cell table:formula="of:=2*SQRT([.D19])/4" office:value-type="float" office:value="0.667589959132041">
            <text:p>0.6676</text:p>
          </table:table-cell>
          <table:table-cell table:formula="of:=2*SQRT([.E19])/4" office:value-type="float" office:value="1.59575103508101">
            <text:p>1.5958</text:p>
          </table:table-cell>
          <table:table-cell table:formula="of:=2*SQRT([.F19])/4" office:value-type="float" office:value="1.93957767957401">
            <text:p>1.9396</text:p>
          </table:table-cell>
          <table:table-cell table:formula="of:=2*SQRT([.G19])/4" office:value-type="float" office:value="2.1440292731755">
            <text:p>2.1440</text:p>
          </table:table-cell>
          <table:table-cell table:formula="of:=2*SQRT([.H19])/4" office:value-type="float" office:value="2.14478282683326">
            <text:p>2.1448</text:p>
          </table:table-cell>
          <table:table-cell table:formula="of:=2*SQRT([.I19])/4" office:value-type="float" office:value="2.47400888381805">
            <text:p>2.4740</text:p>
          </table:table-cell>
          <table:table-cell table:formula="of:=2*SQRT([.J19])/4" office:value-type="float" office:value="2.57222398880183">
            <text:p>2.5722</text:p>
          </table:table-cell>
          <table:table-cell table:formula="of:=2*SQRT([.K19])/4" office:value-type="float" office:value="2.7122321179984">
            <text:p>2.7122</text:p>
          </table:table-cell>
          <table:table-cell table:formula="of:=2*[.$B$44]*[.A19]/4" office:value-type="float" office:value="0.66759">
            <text:p>0.6676</text:p>
          </table:table-cell>
          <table:table-cell table:formula="of:=2*[.$B$45]*[.A19]/4" office:value-type="float" office:value="0.333795">
            <text:p>0.3338</text:p>
          </table:table-cell>
          <table:table-cell table:style-name="ce2"/>
        </table:table-row>
        <table:table-row table:style-name="ro1">
          <table:table-cell office:value-type="float" office:value="0.70686">
            <text:p>0.7069</text:p>
          </table:table-cell>
          <table:table-cell office:value-type="float" office:value="0">
            <text:p>0.0000</text:p>
          </table:table-cell>
          <table:table-cell office:value-type="float" office:value="0.435355645020536">
            <text:p>0.435355645</text:p>
          </table:table-cell>
          <table:table-cell office:value-type="float" office:value="1.99860400793334">
            <text:p>1.9986</text:p>
          </table:table-cell>
          <table:table-cell office:value-type="float" office:value="9.82166038626066">
            <text:p>9.8217</text:p>
          </table:table-cell>
          <table:table-cell office:value-type="float" office:value="15.4096366553631">
            <text:p>15.4096</text:p>
          </table:table-cell>
          <table:table-cell office:value-type="float" office:value="18.4910580644704">
            <text:p>18.4911</text:p>
          </table:table-cell>
          <table:table-cell office:value-type="float" office:value="18.505477555727">
            <text:p>18.5055</text:p>
          </table:table-cell>
          <table:table-cell office:value-type="float" office:value="23.7118041903701">
            <text:p>23.7118</text:p>
          </table:table-cell>
          <table:table-cell office:value-type="float" office:value="27.0543813168655">
            <text:p>27.0544</text:p>
          </table:table-cell>
          <table:table-cell office:value-type="float" office:value="29.0498139837884">
            <text:p>29.0498</text:p>
          </table:table-cell>
          <table:table-cell/>
          <table:table-cell table:formula="of:=2*[.A20]/PI()" office:value-type="float" office:value="0.450001052295749">
            <text:p>0.4500</text:p>
          </table:table-cell>
          <table:table-cell table:formula="of:=2*SQRT([.C20])/4" office:value-type="float" office:value="0.32990742831154">
            <text:p>0.3299</text:p>
          </table:table-cell>
          <table:table-cell table:formula="of:=2*SQRT([.D20])/4" office:value-type="float" office:value="0.706859959244641">
            <text:p>0.7069</text:p>
          </table:table-cell>
          <table:table-cell table:formula="of:=2*SQRT([.E20])/4" office:value-type="float" office:value="1.56697641863723">
            <text:p>1.5670</text:p>
          </table:table-cell>
          <table:table-cell table:formula="of:=2*SQRT([.F20])/4" office:value-type="float" office:value="1.9627555028176">
            <text:p>1.9628</text:p>
          </table:table-cell>
          <table:table-cell table:formula="of:=2*SQRT([.G20])/4" office:value-type="float" office:value="2.15006151449618">
            <text:p>2.1501</text:p>
          </table:table-cell>
          <table:table-cell table:formula="of:=2*SQRT([.H20])/4" office:value-type="float" office:value="2.15089966965727">
            <text:p>2.1509</text:p>
          </table:table-cell>
          <table:table-cell table:formula="of:=2*SQRT([.I20])/4" office:value-type="float" office:value="2.43473839407697">
            <text:p>2.4347</text:p>
          </table:table-cell>
          <table:table-cell table:formula="of:=2*SQRT([.J20])/4" office:value-type="float" office:value="2.600691317557">
            <text:p>2.6007</text:p>
          </table:table-cell>
          <table:table-cell table:formula="of:=2*SQRT([.K20])/4" office:value-type="float" office:value="2.69489396747759">
            <text:p>2.6949</text:p>
          </table:table-cell>
          <table:table-cell table:formula="of:=2*[.$B$44]*[.A20]/4" office:value-type="float" office:value="0.70686">
            <text:p>0.7069</text:p>
          </table:table-cell>
          <table:table-cell table:formula="of:=2*[.$B$45]*[.A20]/4" office:value-type="float" office:value="0.35343">
            <text:p>0.3534</text:p>
          </table:table-cell>
          <table:table-cell table:style-name="ce2"/>
        </table:table-row>
        <table:table-row table:style-name="ro1">
          <table:table-cell office:value-type="float" office:value="0.74613">
            <text:p>0.7461</text:p>
          </table:table-cell>
          <table:table-cell office:value-type="float" office:value="0">
            <text:p>0.0000</text:p>
          </table:table-cell>
          <table:table-cell office:value-type="float" office:value="0.510605875360852">
            <text:p>0.5106058754</text:p>
          </table:table-cell>
          <table:table-cell office:value-type="float" office:value="2.22683966941595">
            <text:p>2.2268</text:p>
          </table:table-cell>
          <table:table-cell office:value-type="float" office:value="9.464308594685">
            <text:p>9.4643</text:p>
          </table:table-cell>
          <table:table-cell office:value-type="float" office:value="15.7907301058453">
            <text:p>15.7907</text:p>
          </table:table-cell>
          <table:table-cell office:value-type="float" office:value="18.6006302349004">
            <text:p>18.6006</text:p>
          </table:table-cell>
          <table:table-cell office:value-type="float" office:value="18.6166107702004">
            <text:p>18.6166</text:p>
          </table:table-cell>
          <table:table-cell office:value-type="float" office:value="22.9530665115375">
            <text:p>22.9531</text:p>
          </table:table-cell>
          <table:table-cell office:value-type="float" office:value="27.6447664179928">
            <text:p>27.6448</text:p>
          </table:table-cell>
          <table:table-cell office:value-type="float" office:value="28.6860169166282">
            <text:p>28.6860</text:p>
          </table:table-cell>
          <table:table-cell/>
          <table:table-cell table:formula="of:=2*[.A21]/PI()" office:value-type="float" office:value="0.475001110756624">
            <text:p>0.4750</text:p>
          </table:table-cell>
          <table:table-cell table:formula="of:=2*SQRT([.C21])/4" office:value-type="float" office:value="0.357283457271972">
            <text:p>0.3573</text:p>
          </table:table-cell>
          <table:table-cell table:formula="of:=2*SQRT([.D21])/4" office:value-type="float" office:value="0.746129960096756">
            <text:p>0.7461</text:p>
          </table:table-cell>
          <table:table-cell table:formula="of:=2*SQRT([.E21])/4" office:value-type="float" office:value="1.53820582129676">
            <text:p>1.5382</text:p>
          </table:table-cell>
          <table:table-cell table:formula="of:=2*SQRT([.F21])/4" office:value-type="float" office:value="1.98687758215279">
            <text:p>1.9869</text:p>
          </table:table-cell>
          <table:table-cell table:formula="of:=2*SQRT([.G21])/4" office:value-type="float" office:value="2.15642239802992">
            <text:p>2.1564</text:p>
          </table:table-cell>
          <table:table-cell table:formula="of:=2*SQRT([.H21])/4" office:value-type="float" office:value="2.15734853293345">
            <text:p>2.1573</text:p>
          </table:table-cell>
          <table:table-cell table:formula="of:=2*SQRT([.I21])/4" office:value-type="float" office:value="2.39546793505661">
            <text:p>2.3955</text:p>
          </table:table-cell>
          <table:table-cell table:formula="of:=2*SQRT([.J21])/4" office:value-type="float" office:value="2.62891452970579">
            <text:p>2.6289</text:p>
          </table:table-cell>
          <table:table-cell table:formula="of:=2*SQRT([.K21])/4" office:value-type="float" office:value="2.67796643540524">
            <text:p>2.6780</text:p>
          </table:table-cell>
          <table:table-cell table:formula="of:=2*[.$B$44]*[.A21]/4" office:value-type="float" office:value="0.74613">
            <text:p>0.7461</text:p>
          </table:table-cell>
          <table:table-cell table:formula="of:=2*[.$B$45]*[.A21]/4" office:value-type="float" office:value="0.373065">
            <text:p>0.3731</text:p>
          </table:table-cell>
          <table:table-cell table:style-name="ce2"/>
        </table:table-row>
        <table:table-row table:style-name="ro1">
          <table:table-cell office:value-type="float" office:value="0.7854">
            <text:p>0.7854</text:p>
          </table:table-cell>
          <table:table-cell office:value-type="float" office:value="0">
            <text:p>0.0000</text:p>
          </table:table-cell>
          <table:table-cell office:value-type="float" office:value="0.591353965955932">
            <text:p>0.591353966</text:p>
          </table:table-cell>
          <table:table-cell office:value-type="float" office:value="2.46741240018857">
            <text:p>2.4674</text:p>
          </table:table-cell>
          <table:table-cell office:value-type="float" office:value="9.11364413930329">
            <text:p>9.1136</text:p>
          </table:table-cell>
          <table:table-cell office:value-type="float" office:value="16.1909865684066">
            <text:p>16.1910</text:p>
          </table:table-cell>
          <table:table-cell office:value-type="float" office:value="18.716168873765">
            <text:p>18.7162</text:p>
          </table:table-cell>
          <table:table-cell office:value-type="float" office:value="18.7337766997414">
            <text:p>18.7338</text:p>
          </table:table-cell>
          <table:table-cell office:value-type="float" office:value="22.2066667358252">
            <text:p>22.2067</text:p>
          </table:table-cell>
          <table:table-cell office:value-type="float" office:value="28.1555863842938">
            <text:p>28.1556</text:p>
          </table:table-cell>
          <table:table-cell office:value-type="float" office:value="28.4128871075993">
            <text:p>28.4129</text:p>
          </table:table-cell>
          <table:table-cell/>
          <table:table-cell table:formula="of:=2*[.A22]/PI()" office:value-type="float" office:value="0.500001169217498">
            <text:p>0.5000</text:p>
          </table:table-cell>
          <table:table-cell table:formula="of:=2*SQRT([.C22])/4" office:value-type="float" office:value="0.384497713242853">
            <text:p>0.3845</text:p>
          </table:table-cell>
          <table:table-cell table:formula="of:=2*SQRT([.D22])/4" office:value-type="float" office:value="0.785399961832914">
            <text:p>0.7854</text:p>
          </table:table-cell>
          <table:table-cell table:formula="of:=2*SQRT([.E22])/4" office:value-type="float" office:value="1.50944063640337">
            <text:p>1.5094</text:p>
          </table:table-cell>
          <table:table-cell table:formula="of:=2*SQRT([.F22])/4" office:value-type="float" office:value="2.01190125058405">
            <text:p>2.0119</text:p>
          </table:table-cell>
          <table:table-cell table:formula="of:=2*SQRT([.G22])/4" office:value-type="float" office:value="2.16310938661022">
            <text:p>2.1631</text:p>
          </table:table-cell>
          <table:table-cell table:formula="of:=2*SQRT([.H22])/4" office:value-type="float" office:value="2.16412665408828">
            <text:p>2.1641</text:p>
          </table:table-cell>
          <table:table-cell table:formula="of:=2*SQRT([.I22])/4" office:value-type="float" office:value="2.35619750529456">
            <text:p>2.3562</text:p>
          </table:table-cell>
          <table:table-cell table:formula="of:=2*SQRT([.J22])/4" office:value-type="float" office:value="2.65309189363532">
            <text:p>2.6531</text:p>
          </table:table-cell>
          <table:table-cell table:formula="of:=2*SQRT([.K22])/4" office:value-type="float" office:value="2.66518700599035">
            <text:p>2.6652</text:p>
          </table:table-cell>
          <table:table-cell table:formula="of:=2*[.$B$44]*[.A22]/4" office:value-type="float" office:value="0.7854">
            <text:p>0.7854</text:p>
          </table:table-cell>
          <table:table-cell table:formula="of:=2*[.$B$45]*[.A22]/4" office:value-type="float" office:value="0.3927">
            <text:p>0.3927</text:p>
          </table:table-cell>
          <table:table-cell table:style-name="ce2"/>
        </table:table-row>
        <table:table-row table:style-name="ro1">
          <table:table-cell office:value-type="float" office:value="0.82467">
            <text:p>0.8247</text:p>
          </table:table-cell>
          <table:table-cell office:value-type="float" office:value="0">
            <text:p>0.0000</text:p>
          </table:table-cell>
          <table:table-cell office:value-type="float" office:value="0.677729486526005">
            <text:p>0.6777294865</text:p>
          </table:table-cell>
          <table:table-cell office:value-type="float" office:value="2.7203222022466">
            <text:p>2.7203</text:p>
          </table:table-cell>
          <table:table-cell office:value-type="float" office:value="8.76968087105569">
            <text:p>8.7697</text:p>
          </table:table-cell>
          <table:table-cell office:value-type="float" office:value="16.610273461902">
            <text:p>16.6103</text:p>
          </table:table-cell>
          <table:table-cell office:value-type="float" office:value="18.8376807176566">
            <text:p>18.8377</text:p>
          </table:table-cell>
          <table:table-cell office:value-type="float" office:value="18.856979018602">
            <text:p>18.8570</text:p>
          </table:table-cell>
          <table:table-cell office:value-type="float" office:value="21.4726048095218">
            <text:p>21.4726</text:p>
          </table:table-cell>
          <table:table-cell office:value-type="float" office:value="27.9283335583584">
            <text:p>27.9283</text:p>
          </table:table-cell>
          <table:table-cell office:value-type="float" office:value="28.0515012363909">
            <text:p>28.0515</text:p>
          </table:table-cell>
          <table:table-cell/>
          <table:table-cell table:formula="of:=2*[.A23]/PI()" office:value-type="float" office:value="0.525001227678373">
            <text:p>0.5250</text:p>
          </table:table-cell>
          <table:table-cell table:formula="of:=2*SQRT([.C23])/4" office:value-type="float" office:value="0.411621636495825">
            <text:p>0.4116</text:p>
          </table:table-cell>
          <table:table-cell table:formula="of:=2*SQRT([.D23])/4" office:value-type="float" office:value="0.824669964629275">
            <text:p>0.8247</text:p>
          </table:table-cell>
          <table:table-cell table:formula="of:=2*SQRT([.E23])/4" office:value-type="float" office:value="1.48068234870411">
            <text:p>1.4807</text:p>
          </table:table-cell>
          <table:table-cell table:formula="of:=2*SQRT([.F23])/4" office:value-type="float" office:value="2.03778516175663">
            <text:p>2.0378</text:p>
          </table:table-cell>
          <table:table-cell table:formula="of:=2*SQRT([.G23])/4" office:value-type="float" office:value="2.17011985369798">
            <text:p>2.1701</text:p>
          </table:table-cell>
          <table:table-cell table:formula="of:=2*SQRT([.H23])/4" office:value-type="float" office:value="2.17123116103525">
            <text:p>2.1712</text:p>
          </table:table-cell>
          <table:table-cell table:formula="of:=2*SQRT([.I23])/4" office:value-type="float" office:value="2.31692710338078">
            <text:p>2.3169</text:p>
          </table:table-cell>
          <table:table-cell table:formula="of:=2*SQRT([.J23])/4" office:value-type="float" office:value="2.64236322060189">
            <text:p>2.6424</text:p>
          </table:table-cell>
          <table:table-cell table:formula="of:=2*SQRT([.K23])/4" office:value-type="float" office:value="2.64818339793484">
            <text:p>2.6482</text:p>
          </table:table-cell>
          <table:table-cell table:formula="of:=2*[.$B$44]*[.A23]/4" office:value-type="float" office:value="0.82467">
            <text:p>0.8247</text:p>
          </table:table-cell>
          <table:table-cell table:formula="of:=2*[.$B$45]*[.A23]/4" office:value-type="float" office:value="0.412335">
            <text:p>0.4123</text:p>
          </table:table-cell>
          <table:table-cell/>
        </table:table-row>
        <table:table-row table:style-name="ro1">
          <table:table-cell office:value-type="float" office:value="0.86394">
            <text:p>0.8639</text:p>
          </table:table-cell>
          <table:table-cell office:value-type="float" office:value="0">
            <text:p>0.0000</text:p>
          </table:table-cell>
          <table:table-cell office:value-type="float" office:value="0.769853628586134">
            <text:p>0.7698536286</text:p>
          </table:table-cell>
          <table:table-cell office:value-type="float" office:value="2.98556907750242">
            <text:p>2.9856</text:p>
          </table:table-cell>
          <table:table-cell office:value-type="float" office:value="8.43243261504904">
            <text:p>8.4324</text:p>
          </table:table-cell>
          <table:table-cell office:value-type="float" office:value="17.0484656329805">
            <text:p>17.0485</text:p>
          </table:table-cell>
          <table:table-cell office:value-type="float" office:value="18.9651732633717">
            <text:p>18.9652</text:p>
          </table:table-cell>
          <table:table-cell office:value-type="float" office:value="18.9862215060361">
            <text:p>18.9862</text:p>
          </table:table-cell>
          <table:table-cell office:value-type="float" office:value="20.7508806816384">
            <text:p>20.7509</text:p>
          </table:table-cell>
          <table:table-cell office:value-type="float" office:value="27.5840396147861">
            <text:p>27.5840</text:p>
          </table:table-cell>
          <table:table-cell office:value-type="float" office:value="27.6959794928039">
            <text:p>27.6960</text:p>
          </table:table-cell>
          <table:table-cell/>
          <table:table-cell table:formula="of:=2*[.A24]/PI()" office:value-type="float" office:value="0.550001286139248">
            <text:p>0.5500</text:p>
          </table:table-cell>
          <table:table-cell table:formula="of:=2*SQRT([.C24])/4" office:value-type="float" office:value="0.43870651596088">
            <text:p>0.4387</text:p>
          </table:table-cell>
          <table:table-cell table:formula="of:=2*SQRT([.D24])/4" office:value-type="float" office:value="0.863939968617962">
            <text:p>0.8639</text:p>
          </table:table-cell>
          <table:table-cell table:formula="of:=2*SQRT([.E24])/4" office:value-type="float" office:value="1.45193255826924">
            <text:p>1.4519</text:p>
          </table:table-cell>
          <table:table-cell table:formula="of:=2*SQRT([.F24])/4" office:value-type="float" office:value="2.06448938196473">
            <text:p>2.0645</text:p>
          </table:table-cell>
          <table:table-cell table:formula="of:=2*SQRT([.G24])/4" office:value-type="float" office:value="2.17745110527032">
            <text:p>2.1775</text:p>
          </table:table-cell>
          <table:table-cell table:formula="of:=2*SQRT([.H24])/4" office:value-type="float" office:value="2.17865907762298">
            <text:p>2.1787</text:p>
          </table:table-cell>
          <table:table-cell table:formula="of:=2*SQRT([.I24])/4" office:value-type="float" office:value="2.2776567279574">
            <text:p>2.2777</text:p>
          </table:table-cell>
          <table:table-cell table:formula="of:=2*SQRT([.J24])/4" office:value-type="float" office:value="2.62602549562957">
            <text:p>2.6260</text:p>
          </table:table-cell>
          <table:table-cell table:formula="of:=2*SQRT([.K24])/4" office:value-type="float" office:value="2.63134848950134">
            <text:p>2.6313</text:p>
          </table:table-cell>
          <table:table-cell table:formula="of:=2*[.$B$44]*[.A24]/4" office:value-type="float" office:value="0.86394">
            <text:p>0.8639</text:p>
          </table:table-cell>
          <table:table-cell table:formula="of:=2*[.$B$45]*[.A24]/4" office:value-type="float" office:value="0.43197">
            <text:p>0.4320</text:p>
          </table:table-cell>
          <table:table-cell/>
        </table:table-row>
        <table:table-row table:style-name="ro1">
          <table:table-cell office:value-type="float" office:value="0.90321">
            <text:p>0.9032</text:p>
          </table:table-cell>
          <table:table-cell office:value-type="float" office:value="0">
            <text:p>0.0000</text:p>
          </table:table-cell>
          <table:table-cell office:value-type="float" office:value="0.86783891469895">
            <text:p>0.8678389147</text:p>
          </table:table-cell>
          <table:table-cell office:value-type="float" office:value="3.26315302842361">
            <text:p>3.2632</text:p>
          </table:table-cell>
          <table:table-cell office:value-type="float" office:value="8.10191331669375">
            <text:p>8.1019</text:p>
          </table:table-cell>
          <table:table-cell office:value-type="float" office:value="17.5054447229872">
            <text:p>17.5054</text:p>
          </table:table-cell>
          <table:table-cell office:value-type="float" office:value="19.0986554866158">
            <text:p>19.0987</text:p>
          </table:table-cell>
          <table:table-cell office:value-type="float" office:value="19.1215080353241">
            <text:p>19.1215</text:p>
          </table:table-cell>
          <table:table-cell office:value-type="float" office:value="20.041494303467">
            <text:p>20.0415</text:p>
          </table:table-cell>
          <table:table-cell office:value-type="float" office:value="27.24011583825">
            <text:p>27.2401</text:p>
          </table:table-cell>
          <table:table-cell office:value-type="float" office:value="27.3466341118445">
            <text:p>27.3466</text:p>
          </table:table-cell>
          <table:table-cell/>
          <table:table-cell table:formula="of:=2*[.A25]/PI()" office:value-type="float" office:value="0.575001344600123">
            <text:p>0.5750</text:p>
          </table:table-cell>
          <table:table-cell table:formula="of:=2*SQRT([.C26])/4" office:value-type="float" office:value="0.49289679562392">
            <text:p>0.4929</text:p>
          </table:table-cell>
          <table:table-cell table:formula="of:=2*SQRT([.D25])/4" office:value-type="float" office:value="0.903209973984955">
            <text:p>0.9032</text:p>
          </table:table-cell>
          <table:table-cell table:formula="of:=2*SQRT([.E25])/4" office:value-type="float" office:value="1.42319300489197">
            <text:p>1.4232</text:p>
          </table:table-cell>
          <table:table-cell table:formula="of:=2*SQRT([.F25])/4" office:value-type="float" office:value="2.09197542546436">
            <text:p>2.0920</text:p>
          </table:table-cell>
          <table:table-cell table:formula="of:=2*SQRT([.G25])/4" office:value-type="float" office:value="2.18510042598823">
            <text:p>2.1851</text:p>
          </table:table-cell>
          <table:table-cell table:formula="of:=2*SQRT([.H25])/4" office:value-type="float" office:value="2.18640732912031">
            <text:p>2.1864</text:p>
          </table:table-cell>
          <table:table-cell table:formula="of:=2*SQRT([.I25])/4" office:value-type="float" office:value="2.23838637769862">
            <text:p>2.2384</text:p>
          </table:table-cell>
          <table:table-cell table:formula="of:=2*SQRT([.J25])/4" office:value-type="float" office:value="2.60960321879831">
            <text:p>2.6096</text:p>
          </table:table-cell>
          <table:table-cell table:formula="of:=2*SQRT([.K25])/4" office:value-type="float" office:value="2.6147004662028">
            <text:p>2.6147</text:p>
          </table:table-cell>
          <table:table-cell table:formula="of:=2*[.$B$44]*[.A25]/4" office:value-type="float" office:value="0.90321">
            <text:p>0.9032</text:p>
          </table:table-cell>
          <table:table-cell table:formula="of:=2*[.$B$45]*[.A25]/4" office:value-type="float" office:value="0.451605">
            <text:p>0.4516</text:p>
          </table:table-cell>
          <table:table-cell/>
        </table:table-row>
        <table:table-row table:style-name="ro1">
          <table:table-cell office:value-type="float" office:value="0.942480000000001">
            <text:p>0.9425</text:p>
          </table:table-cell>
          <table:table-cell office:value-type="float" office:value="0">
            <text:p>0.0000</text:p>
          </table:table-cell>
          <table:table-cell office:value-type="float" office:value="0.971789004545315">
            <text:p>0.9717890045</text:p>
          </table:table-cell>
          <table:table-cell office:value-type="float" office:value="3.55307405773308">
            <text:p>3.5531</text:p>
          </table:table-cell>
          <table:table-cell office:value-type="float" office:value="7.77813719467577">
            <text:p>7.7781</text:p>
          </table:table-cell>
          <table:table-cell office:value-type="float" office:value="17.9810971038234">
            <text:p>17.9811</text:p>
          </table:table-cell>
          <table:table-cell office:value-type="float" office:value="19.2381398674087">
            <text:p>19.2381</text:p>
          </table:table-cell>
          <table:table-cell office:value-type="float" office:value="19.2628425643614">
            <text:p>19.2628</text:p>
          </table:table-cell>
          <table:table-cell office:value-type="float" office:value="19.344445628991">
            <text:p>19.3444</text:p>
          </table:table-cell>
          <table:table-cell office:value-type="float" office:value="26.9009206792201">
            <text:p>26.9009</text:p>
          </table:table-cell>
          <table:table-cell office:value-type="float" office:value="27.0034629425882">
            <text:p>27.0035</text:p>
          </table:table-cell>
          <table:table-cell/>
          <table:table-cell table:formula="of:=2*[.A26]/PI()" office:value-type="float" office:value="0.600001403060999">
            <text:p>0.6000</text:p>
          </table:table-cell>
          <table:table-cell table:formula="of:=2*SQRT([.C25])/4" office:value-type="float" office:value="0.465789360843222">
            <text:p>0.4658</text:p>
          </table:table-cell>
          <table:table-cell table:formula="of:=2*SQRT([.D26])/4" office:value-type="float" office:value="0.942479980919102">
            <text:p>0.9425</text:p>
          </table:table-cell>
          <table:table-cell table:formula="of:=2*SQRT([.E26])/4" office:value-type="float" office:value="1.39446559608652">
            <text:p>1.3945</text:p>
          </table:table-cell>
          <table:table-cell table:formula="of:=2*SQRT([.F26])/4" office:value-type="float" office:value="2.12020618713272">
            <text:p>2.1202</text:p>
          </table:table-cell>
          <table:table-cell table:formula="of:=2*SQRT([.G26])/4" office:value-type="float" office:value="2.1930651989515">
            <text:p>2.1931</text:p>
          </table:table-cell>
          <table:table-cell table:formula="of:=2*SQRT([.H26])/4" office:value-type="float" office:value="2.19447274785775">
            <text:p>2.1945</text:p>
          </table:table-cell>
          <table:table-cell table:formula="of:=2*SQRT([.I26])/4" office:value-type="float" office:value="2.19911605133693">
            <text:p>2.1991</text:p>
          </table:table-cell>
          <table:table-cell table:formula="of:=2*SQRT([.J26])/4" office:value-type="float" office:value="2.59330487405647">
            <text:p>2.5933</text:p>
          </table:table-cell>
          <table:table-cell table:formula="of:=2*SQRT([.K26])/4" office:value-type="float" office:value="2.59824281691436">
            <text:p>2.5982</text:p>
          </table:table-cell>
          <table:table-cell table:formula="of:=2*[.$B$44]*[.A26]/4" office:value-type="float" office:value="0.942480000000001">
            <text:p>0.9425</text:p>
          </table:table-cell>
          <table:table-cell table:formula="of:=2*[.$B$45]*[.A26]/4" office:value-type="float" office:value="0.471240000000001">
            <text:p>0.4712</text:p>
          </table:table-cell>
          <table:table-cell/>
        </table:table-row>
        <table:table-row table:style-name="ro1">
          <table:table-cell office:value-type="float" office:value="0.98175">
            <text:p>0.9818</text:p>
          </table:table-cell>
          <table:table-cell office:value-type="float" office:value="0">
            <text:p>0.0000</text:p>
          </table:table-cell>
          <table:table-cell office:value-type="float" office:value="1.08179855204071">
            <text:p>1.081798552</text:p>
          </table:table-cell>
          <table:table-cell office:value-type="float" office:value="3.85533216893065">
            <text:p>3.8553</text:p>
          </table:table-cell>
          <table:table-cell office:value-type="float" office:value="7.46111892918224">
            <text:p>7.4611</text:p>
          </table:table-cell>
          <table:table-cell office:value-type="float" office:value="18.4753066384938">
            <text:p>18.4753</text:p>
          </table:table-cell>
          <table:table-cell office:value-type="float" office:value="18.6597346143671">
            <text:p>18.6597</text:p>
          </table:table-cell>
          <table:table-cell office:value-type="float" office:value="19.3836494614543">
            <text:p>19.3836</text:p>
          </table:table-cell>
          <table:table-cell office:value-type="float" office:value="19.410229124668">
            <text:p>19.4102</text:p>
          </table:table-cell>
          <table:table-cell office:value-type="float" office:value="26.5673247781645">
            <text:p>26.5673</text:p>
          </table:table-cell>
          <table:table-cell office:value-type="float" office:value="26.6664635181163">
            <text:p>26.6665</text:p>
          </table:table-cell>
          <table:table-cell/>
          <table:table-cell table:formula="of:=2*[.A27]/PI()" office:value-type="float" office:value="0.625001461521873">
            <text:p>0.6250</text:p>
          </table:table-cell>
          <table:table-cell table:formula="of:=2*SQRT([.C27])/4" office:value-type="float" office:value="0.520047726665714">
            <text:p>0.5200</text:p>
          </table:table-cell>
          <table:table-cell table:formula="of:=2*SQRT([.D27])/4" office:value-type="float" office:value="0.981749989677954">
            <text:p>0.9817</text:p>
          </table:table-cell>
          <table:table-cell table:formula="of:=2*SQRT([.E27])/4" office:value-type="float" office:value="1.36575244180472">
            <text:p>1.3658</text:p>
          </table:table-cell>
          <table:table-cell table:formula="of:=2*SQRT([.F27])/4" office:value-type="float" office:value="2.14914556501496">
            <text:p>2.1491</text:p>
          </table:table-cell>
          <table:table-cell table:formula="of:=2*SQRT([.G27])/4" office:value-type="float" office:value="2.15984574763842">
            <text:p>2.1598</text:p>
          </table:table-cell>
          <table:table-cell table:formula="of:=2*SQRT([.H27])/4" office:value-type="float" office:value="2.20134330929175">
            <text:p>2.2013</text:p>
          </table:table-cell>
          <table:table-cell table:formula="of:=2*SQRT([.I27])/4" office:value-type="float" office:value="2.20285207882123">
            <text:p>2.2029</text:p>
          </table:table-cell>
          <table:table-cell table:formula="of:=2*SQRT([.J27])/4" office:value-type="float" office:value="2.57717504150206">
            <text:p>2.5772</text:p>
          </table:table-cell>
          <table:table-cell table:formula="of:=2*SQRT([.K27])/4" office:value-type="float" office:value="2.58197906256598">
            <text:p>2.5820</text:p>
          </table:table-cell>
          <table:table-cell table:formula="of:=2*[.$B$44]*[.A27]/4" office:value-type="float" office:value="0.98175">
            <text:p>0.9818</text:p>
          </table:table-cell>
          <table:table-cell table:formula="of:=2*[.$B$45]*[.A27]/4" office:value-type="float" office:value="0.490875">
            <text:p>0.4909</text:p>
          </table:table-cell>
          <table:table-cell/>
        </table:table-row>
        <table:table-row table:style-name="ro1">
          <table:table-cell office:value-type="float" office:value="1.02102">
            <text:p>1.0210</text:p>
          </table:table-cell>
          <table:table-cell office:value-type="float" office:value="0">
            <text:p>0.0000</text:p>
          </table:table-cell>
          <table:table-cell office:value-type="float" office:value="1.19795306702963">
            <text:p>1.197953067</text:p>
          </table:table-cell>
          <table:table-cell office:value-type="float" office:value="4.16992736516113">
            <text:p>4.1699</text:p>
          </table:table-cell>
          <table:table-cell office:value-type="float" office:value="7.15087392220973">
            <text:p>7.1509</text:p>
          </table:table-cell>
          <table:table-cell office:value-type="float" office:value="17.9873612179791">
            <text:p>17.9874</text:p>
          </table:table-cell>
          <table:table-cell office:value-type="float" office:value="18.9879179510607">
            <text:p>18.9879</text:p>
          </table:table-cell>
          <table:table-cell office:value-type="float" office:value="19.535254341952">
            <text:p>19.5353</text:p>
          </table:table-cell>
          <table:table-cell office:value-type="float" office:value="19.563671812871">
            <text:p>19.5637</text:p>
          </table:table-cell>
          <table:table-cell office:value-type="float" office:value="26.2396161146226">
            <text:p>26.2396</text:p>
          </table:table-cell>
          <table:table-cell office:value-type="float" office:value="26.3356332392553">
            <text:p>26.3356</text:p>
          </table:table-cell>
          <table:table-cell/>
          <table:table-cell table:formula="of:=2*[.A28]/PI()" office:value-type="float" office:value="0.650001519982748">
            <text:p>0.6500</text:p>
          </table:table-cell>
          <table:table-cell table:formula="of:=2*SQRT([.C28])/4" office:value-type="float" office:value="0.547255211722472">
            <text:p>0.5473</text:p>
          </table:table-cell>
          <table:table-cell table:formula="of:=2*SQRT([.D28])/4" office:value-type="float" office:value="1.02102000043598">
            <text:p>1.0210</text:p>
          </table:table-cell>
          <table:table-cell table:formula="of:=2*SQRT([.E28])/4" office:value-type="float" office:value="1.33705590030949">
            <text:p>1.3371</text:p>
          </table:table-cell>
          <table:table-cell table:formula="of:=2*SQRT([.F28])/4" office:value-type="float" office:value="2.12057546540904">
            <text:p>2.1206</text:p>
          </table:table-cell>
          <table:table-cell table:formula="of:=2*SQRT([.G28])/4" office:value-type="float" office:value="2.17875640854254">
            <text:p>2.1788</text:p>
          </table:table-cell>
          <table:table-cell table:formula="of:=2*SQRT([.H28])/4" office:value-type="float" office:value="2.20993519938662">
            <text:p>2.2099</text:p>
          </table:table-cell>
          <table:table-cell table:formula="of:=2*SQRT([.I28])/4" office:value-type="float" office:value="2.21154198540696">
            <text:p>2.2115</text:p>
          </table:table-cell>
          <table:table-cell table:formula="of:=2*SQRT([.J28])/4" office:value-type="float" office:value="2.56123095964726">
            <text:p>2.5612</text:p>
          </table:table-cell>
          <table:table-cell table:formula="of:=2*SQRT([.K28])/4" office:value-type="float" office:value="2.56591276348473">
            <text:p>2.5659</text:p>
          </table:table-cell>
          <table:table-cell table:formula="of:=2*[.$B$44]*[.A28]/4" office:value-type="float" office:value="1.02102">
            <text:p>1.0210</text:p>
          </table:table-cell>
          <table:table-cell table:formula="of:=2*[.$B$45]*[.A28]/4" office:value-type="float" office:value="0.51051">
            <text:p>0.5105</text:p>
          </table:table-cell>
          <table:table-cell/>
        </table:table-row>
        <table:table-row table:style-name="ro1">
          <table:table-cell office:value-type="float" office:value="1.06029">
            <text:p>1.0603</text:p>
          </table:table-cell>
          <table:table-cell office:value-type="float" office:value="0">
            <text:p>0.0000</text:p>
          </table:table-cell>
          <table:table-cell office:value-type="float" office:value="1.3203287143424">
            <text:p>1.3203287143</text:p>
          </table:table-cell>
          <table:table-cell office:value-type="float" office:value="4.49685965087524">
            <text:p>4.4969</text:p>
          </table:table-cell>
          <table:table-cell office:value-type="float" office:value="6.84741867772385">
            <text:p>6.8474</text:p>
          </table:table-cell>
          <table:table-cell office:value-type="float" office:value="17.3273254006276">
            <text:p>17.3273</text:p>
          </table:table-cell>
          <table:table-cell office:value-type="float" office:value="19.5182211389272">
            <text:p>19.5182</text:p>
          </table:table-cell>
          <table:table-cell office:value-type="float" office:value="19.6935864456444">
            <text:p>19.6936</text:p>
          </table:table-cell>
          <table:table-cell office:value-type="float" office:value="19.7231747891891">
            <text:p>19.7232</text:p>
          </table:table-cell>
          <table:table-cell office:value-type="float" office:value="25.9179171323837">
            <text:p>25.9179</text:p>
          </table:table-cell>
          <table:table-cell office:value-type="float" office:value="26.0109694007884">
            <text:p>26.0110</text:p>
          </table:table-cell>
          <table:table-cell/>
          <table:table-cell table:formula="of:=2*[.A29]/PI()" office:value-type="float" office:value="0.675001578443623">
            <text:p>0.6750</text:p>
          </table:table-cell>
          <table:table-cell table:formula="of:=2*SQRT([.C29])/4" office:value-type="float" office:value="0.574527787479074">
            <text:p>0.5745</text:p>
          </table:table-cell>
          <table:table-cell table:formula="of:=2*SQRT([.D29])/4" office:value-type="float" office:value="1.06029001349575">
            <text:p>1.0603</text:p>
          </table:table-cell>
          <table:table-cell table:formula="of:=2*SQRT([.E29])/4" office:value-type="float" office:value="1.30837864146086">
            <text:p>1.3084</text:p>
          </table:table-cell>
          <table:table-cell table:formula="of:=2*SQRT([.F29])/4" office:value-type="float" office:value="2.08130520350978">
            <text:p>2.0813</text:p>
          </table:table-cell>
          <table:table-cell table:formula="of:=2*SQRT([.G29])/4" office:value-type="float" office:value="2.20897154457268">
            <text:p>2.2090</text:p>
          </table:table-cell>
          <table:table-cell table:formula="of:=2*SQRT([.H29])/4" office:value-type="float" office:value="2.218872824524">
            <text:p>2.2189</text:p>
          </table:table-cell>
          <table:table-cell table:formula="of:=2*SQRT([.I29])/4" office:value-type="float" office:value="2.22053905556675">
            <text:p>2.2205</text:p>
          </table:table-cell>
          <table:table-cell table:formula="of:=2*SQRT([.J29])/4" office:value-type="float" office:value="2.54548213175735">
            <text:p>2.5455</text:p>
          </table:table-cell>
          <table:table-cell table:formula="of:=2*SQRT([.K29])/4" office:value-type="float" office:value="2.55004751920373">
            <text:p>2.5500</text:p>
          </table:table-cell>
          <table:table-cell table:formula="of:=2*[.$B$44]*[.A29]/4" office:value-type="float" office:value="1.06029">
            <text:p>1.0603</text:p>
          </table:table-cell>
          <table:table-cell table:formula="of:=2*[.$B$45]*[.A29]/4" office:value-type="float" office:value="0.530145">
            <text:p>0.5301</text:p>
          </table:table-cell>
          <table:table-cell/>
        </table:table-row>
        <table:table-row table:style-name="ro1">
          <table:table-cell office:value-type="float" office:value="1.09956">
            <text:p>1.0996</text:p>
          </table:table-cell>
          <table:table-cell office:value-type="float" office:value="0">
            <text:p>0.0000</text:p>
          </table:table-cell>
          <table:table-cell office:value-type="float" office:value="1.4489919576366">
            <text:p>1.4489919576</text:p>
          </table:table-cell>
          <table:table-cell office:value-type="float" office:value="4.83612903014051">
            <text:p>4.8361</text:p>
          </table:table-cell>
          <table:table-cell office:value-type="float" office:value="6.55077138389012">
            <text:p>6.5508</text:p>
          </table:table-cell>
          <table:table-cell office:value-type="float" office:value="16.6796271248844">
            <text:p>16.6796</text:p>
          </table:table-cell>
          <table:table-cell office:value-type="float" office:value="19.8546873391692">
            <text:p>19.8547</text:p>
          </table:table-cell>
          <table:table-cell office:value-type="float" office:value="19.8887421621566">
            <text:p>19.8887</text:p>
          </table:table-cell>
          <table:table-cell office:value-type="float" office:value="20.0701034891319">
            <text:p>20.0701</text:p>
          </table:table-cell>
          <table:table-cell office:value-type="float" office:value="25.6022888953651">
            <text:p>25.6023</text:p>
          </table:table-cell>
          <table:table-cell office:value-type="float" office:value="25.6924691972154">
            <text:p>25.6925</text:p>
          </table:table-cell>
          <table:table-cell/>
          <table:table-cell table:formula="of:=2*[.A30]/PI()" office:value-type="float" office:value="0.700001636904498">
            <text:p>0.7000</text:p>
          </table:table-cell>
          <table:table-cell table:formula="of:=2*SQRT([.C30])/4" office:value-type="float" office:value="0.601870409148971">
            <text:p>0.6019</text:p>
          </table:table-cell>
          <table:table-cell table:formula="of:=2*SQRT([.D30])/4" office:value-type="float" office:value="1.09956002907305">
            <text:p>1.0996</text:p>
          </table:table-cell>
          <table:table-cell table:formula="of:=2*SQRT([.E30])/4" office:value-type="float" office:value="1.27972373814528">
            <text:p>1.2797</text:p>
          </table:table-cell>
          <table:table-cell table:formula="of:=2*SQRT([.F30])/4" office:value-type="float" office:value="2.04203496082244">
            <text:p>2.0420</text:p>
          </table:table-cell>
          <table:table-cell table:formula="of:=2*SQRT([.G30])/4" office:value-type="float" office:value="2.22792994386994">
            <text:p>2.2279</text:p>
          </table:table-cell>
          <table:table-cell table:formula="of:=2*SQRT([.H30])/4" office:value-type="float" office:value="2.22983980154162">
            <text:p>2.2298</text:p>
          </table:table-cell>
          <table:table-cell table:formula="of:=2*SQRT([.I30])/4" office:value-type="float" office:value="2.23998345357348">
            <text:p>2.2400</text:p>
          </table:table-cell>
          <table:table-cell table:formula="of:=2*SQRT([.J30])/4" office:value-type="float" office:value="2.52993522127371">
            <text:p>2.5299</text:p>
          </table:table-cell>
          <table:table-cell table:formula="of:=2*SQRT([.K30])/4" office:value-type="float" office:value="2.5343869671587">
            <text:p>2.5344</text:p>
          </table:table-cell>
          <table:table-cell table:formula="of:=2*[.$B$44]*[.A30]/4" office:value-type="float" office:value="1.09956">
            <text:p>1.0996</text:p>
          </table:table-cell>
          <table:table-cell table:formula="of:=2*[.$B$45]*[.A30]/4" office:value-type="float" office:value="0.54978">
            <text:p>0.5498</text:p>
          </table:table-cell>
          <table:table-cell/>
        </table:table-row>
        <table:table-row table:style-name="ro1">
          <table:table-cell office:value-type="float" office:value="1.13883">
            <text:p>1.1388</text:p>
          </table:table-cell>
          <table:table-cell office:value-type="float" office:value="0">
            <text:p>0.0000</text:p>
          </table:table-cell>
          <table:table-cell office:value-type="float" office:value="1.58399889602457">
            <text:p>1.583998896</text:p>
          </table:table-cell>
          <table:table-cell office:value-type="float" office:value="5.18773550861289">
            <text:p>5.1877</text:p>
          </table:table-cell>
          <table:table-cell office:value-type="float" office:value="6.26095283357088">
            <text:p>6.2610</text:p>
          </table:table-cell>
          <table:table-cell office:value-type="float" office:value="16.044266355937">
            <text:p>16.0443</text:p>
          </table:table-cell>
          <table:table-cell office:value-type="float" office:value="20.0248454708636">
            <text:p>20.0248</text:p>
          </table:table-cell>
          <table:table-cell office:value-type="float" office:value="20.0603783001895">
            <text:p>20.0604</text:p>
          </table:table-cell>
          <table:table-cell office:value-type="float" office:value="20.6372109338523">
            <text:p>20.6372</text:p>
          </table:table-cell>
          <table:table-cell office:value-type="float" office:value="25.2927662002103">
            <text:p>25.2928</text:p>
          </table:table-cell>
          <table:table-cell office:value-type="float" office:value="25.3801297268701">
            <text:p>25.3801</text:p>
          </table:table-cell>
          <table:table-cell/>
          <table:table-cell table:formula="of:=2*[.A31]/PI()" office:value-type="float" office:value="0.725001695365373">
            <text:p>0.7250</text:p>
          </table:table-cell>
          <table:table-cell table:formula="of:=2*SQRT([.C31])/4" office:value-type="float" office:value="0.629285089610538">
            <text:p>0.6293</text:p>
          </table:table-cell>
          <table:table-cell table:formula="of:=2*SQRT([.D31])/4" office:value-type="float" office:value="1.13883004752826">
            <text:p>1.1388</text:p>
          </table:table-cell>
          <table:table-cell table:formula="of:=2*SQRT([.E31])/4" office:value-type="float" office:value="1.25109480391884">
            <text:p>1.2511</text:p>
          </table:table-cell>
          <table:table-cell table:formula="of:=2*SQRT([.F31])/4" office:value-type="float" office:value="2.00276473630435">
            <text:p>2.0028</text:p>
          </table:table-cell>
          <table:table-cell table:formula="of:=2*SQRT([.G31])/4" office:value-type="float" office:value="2.23745645046242">
            <text:p>2.2375</text:p>
          </table:table-cell>
          <table:table-cell table:formula="of:=2*SQRT([.H31])/4" office:value-type="float" office:value="2.23944068352957">
            <text:p>2.2394</text:p>
          </table:table-cell>
          <table:table-cell table:formula="of:=2*SQRT([.I31])/4" office:value-type="float" office:value="2.27140985589635">
            <text:p>2.2714</text:p>
          </table:table-cell>
          <table:table-cell table:formula="of:=2*SQRT([.J31])/4" office:value-type="float" office:value="2.51459570310071">
            <text:p>2.5146</text:p>
          </table:table-cell>
          <table:table-cell table:formula="of:=2*SQRT([.K31])/4" office:value-type="float" office:value="2.51893478115602">
            <text:p>2.5189</text:p>
          </table:table-cell>
          <table:table-cell table:formula="of:=2*[.$B$44]*[.A31]/4" office:value-type="float" office:value="1.13883">
            <text:p>1.1388</text:p>
          </table:table-cell>
          <table:table-cell table:formula="of:=2*[.$B$45]*[.A31]/4" office:value-type="float" office:value="0.569415">
            <text:p>0.5694</text:p>
          </table:table-cell>
          <table:table-cell/>
        </table:table-row>
        <table:table-row table:style-name="ro1">
          <table:table-cell office:value-type="float" office:value="1.1781">
            <text:p>1.1781</text:p>
          </table:table-cell>
          <table:table-cell office:value-type="float" office:value="0">
            <text:p>0.0000</text:p>
          </table:table-cell>
          <table:table-cell office:value-type="float" office:value="1.72539403964674">
            <text:p>1.7253940396</text:p>
          </table:table-cell>
          <table:table-cell office:value-type="float" office:value="5.55167909151714">
            <text:p>5.5517</text:p>
          </table:table-cell>
          <table:table-cell office:value-type="float" office:value="5.9779879216044">
            <text:p>5.9780</text:p>
          </table:table-cell>
          <table:table-cell office:value-type="float" office:value="15.4212430603063">
            <text:p>15.4212</text:p>
          </table:table-cell>
          <table:table-cell office:value-type="float" office:value="20.2004857935455">
            <text:p>20.2005</text:p>
          </table:table-cell>
          <table:table-cell office:value-type="float" office:value="20.238087367017">
            <text:p>20.2381</text:p>
          </table:table-cell>
          <table:table-cell office:value-type="float" office:value="21.2230571033866">
            <text:p>21.2231</text:p>
          </table:table-cell>
          <table:table-cell office:value-type="float" office:value="24.9893727288817">
            <text:p>24.9894</text:p>
          </table:table-cell>
          <table:table-cell office:value-type="float" office:value="25.0739479915773">
            <text:p>25.0739</text:p>
          </table:table-cell>
          <table:table-cell/>
          <table:table-cell table:formula="of:=2*[.A32]/PI()" office:value-type="float" office:value="0.750001753826248">
            <text:p>0.7500</text:p>
          </table:table-cell>
          <table:table-cell table:formula="of:=2*SQRT([.C32])/4" office:value-type="float" office:value="0.656771276710306">
            <text:p>0.6568</text:p>
          </table:table-cell>
          <table:table-cell table:formula="of:=2*SQRT([.D32])/4" office:value-type="float" office:value="1.17810006912795">
            <text:p>1.1781</text:p>
          </table:table-cell>
          <table:table-cell table:formula="of:=2*SQRT([.E32])/4" office:value-type="float" office:value="1.22249620874713">
            <text:p>1.2225</text:p>
          </table:table-cell>
          <table:table-cell table:formula="of:=2*SQRT([.F32])/4" office:value-type="float" office:value="1.96349452891435">
            <text:p>1.9635</text:p>
          </table:table-cell>
          <table:table-cell table:formula="of:=2*SQRT([.G32])/4" office:value-type="float" office:value="2.24724752717327">
            <text:p>2.2472</text:p>
          </table:table-cell>
          <table:table-cell table:formula="of:=2*SQRT([.H32])/4" office:value-type="float" office:value="2.24933808969533">
            <text:p>2.2493</text:p>
          </table:table-cell>
          <table:table-cell table:formula="of:=2*SQRT([.I32])/4" office:value-type="float" office:value="2.30342446714596">
            <text:p>2.3034</text:p>
          </table:table-cell>
          <table:table-cell table:formula="of:=2*SQRT([.J32])/4" office:value-type="float" office:value="2.49946857996263">
            <text:p>2.4995</text:p>
          </table:table-cell>
          <table:table-cell table:formula="of:=2*SQRT([.K32])/4" office:value-type="float" office:value="2.50369466946238">
            <text:p>2.5037</text:p>
          </table:table-cell>
          <table:table-cell table:formula="of:=2*[.$B$44]*[.A32]/4" office:value-type="float" office:value="1.1781">
            <text:p>1.1781</text:p>
          </table:table-cell>
          <table:table-cell table:formula="of:=2*[.$B$45]*[.A32]/4" office:value-type="float" office:value="0.58905">
            <text:p>0.5891</text:p>
          </table:table-cell>
          <table:table-cell/>
        </table:table-row>
        <table:table-row table:style-name="ro1">
          <table:table-cell office:value-type="float" office:value="1.21737">
            <text:p>1.2174</text:p>
          </table:table-cell>
          <table:table-cell office:value-type="float" office:value="0">
            <text:p>0.0000</text:p>
          </table:table-cell>
          <table:table-cell office:value-type="float" office:value="1.87320805899914">
            <text:p>1.873208059</text:p>
          </table:table-cell>
          <table:table-cell office:value-type="float" office:value="5.70190818071933">
            <text:p>5.7019</text:p>
          </table:table-cell>
          <table:table-cell office:value-type="float" office:value="5.9279597852811">
            <text:p>5.9280</text:p>
          </table:table-cell>
          <table:table-cell office:value-type="float" office:value="14.8105572069502">
            <text:p>14.8106</text:p>
          </table:table-cell>
          <table:table-cell office:value-type="float" office:value="20.3820649938919">
            <text:p>20.3821</text:p>
          </table:table-cell>
          <table:table-cell office:value-type="float" office:value="20.4218736416426">
            <text:p>20.4219</text:p>
          </table:table-cell>
          <table:table-cell office:value-type="float" office:value="21.8271235829611">
            <text:p>21.8271</text:p>
          </table:table-cell>
          <table:table-cell office:value-type="float" office:value="24.6921310770979">
            <text:p>24.6921</text:p>
          </table:table-cell>
          <table:table-cell office:value-type="float" office:value="24.7739208990713">
            <text:p>24.7739</text:p>
          </table:table-cell>
          <table:table-cell/>
          <table:table-cell table:formula="of:=2*[.A33]/PI()" office:value-type="float" office:value="0.775001812287123">
            <text:p>0.7750</text:p>
          </table:table-cell>
          <table:table-cell table:formula="of:=2*SQRT([.C33])/4" office:value-type="float" office:value="0.684325956507412">
            <text:p>0.6843</text:p>
          </table:table-cell>
          <table:table-cell table:formula="of:=2*SQRT([.D33])/4" office:value-type="float" office:value="1.19393343414942">
            <text:p>1.1939</text:p>
          </table:table-cell>
          <table:table-cell table:formula="of:=2*SQRT([.E33])/4" office:value-type="float" office:value="1.21737009422783">
            <text:p>1.2174</text:p>
          </table:table-cell>
          <table:table-cell table:formula="of:=2*SQRT([.F33])/4" office:value-type="float" office:value="1.92422433768455">
            <text:p>1.9242</text:p>
          </table:table-cell>
          <table:table-cell table:formula="of:=2*SQRT([.G33])/4" office:value-type="float" office:value="2.25732502056593">
            <text:p>2.2573</text:p>
          </table:table-cell>
          <table:table-cell table:formula="of:=2*SQRT([.H33])/4" office:value-type="float" office:value="2.25952836016958">
            <text:p>2.2595</text:p>
          </table:table-cell>
          <table:table-cell table:formula="of:=2*SQRT([.I33])/4" office:value-type="float" office:value="2.33597536282819">
            <text:p>2.3360</text:p>
          </table:table-cell>
          <table:table-cell table:formula="of:=2*SQRT([.J33])/4" office:value-type="float" office:value="2.4845588681443">
            <text:p>2.4846</text:p>
          </table:table-cell>
          <table:table-cell table:formula="of:=2*SQRT([.K33])/4" office:value-type="float" office:value="2.48867037286335">
            <text:p>2.4887</text:p>
          </table:table-cell>
          <table:table-cell table:formula="of:=2*[.$B$44]*[.A33]/4" office:value-type="float" office:value="1.21737">
            <text:p>1.2174</text:p>
          </table:table-cell>
          <table:table-cell table:formula="of:=2*[.$B$45]*[.A33]/4" office:value-type="float" office:value="0.608685">
            <text:p>0.6087</text:p>
          </table:table-cell>
          <table:table-cell/>
        </table:table-row>
        <table:table-row table:style-name="ro1">
          <table:table-cell office:value-type="float" office:value="1.25664">
            <text:p>1.2566</text:p>
          </table:table-cell>
          <table:table-cell office:value-type="float" office:value="0">
            <text:p>0.0000</text:p>
          </table:table-cell>
          <table:table-cell office:value-type="float" office:value="2.02745359170071">
            <text:p>2.0274535917</text:p>
          </table:table-cell>
          <table:table-cell office:value-type="float" office:value="5.43275625605777">
            <text:p>5.4328</text:p>
          </table:table-cell>
          <table:table-cell office:value-type="float" office:value="6.31657759679638">
            <text:p>6.3166</text:p>
          </table:table-cell>
          <table:table-cell office:value-type="float" office:value="14.2122087660023">
            <text:p>14.2122</text:p>
          </table:table-cell>
          <table:table-cell office:value-type="float" office:value="20.5696392097785">
            <text:p>20.5696</text:p>
          </table:table-cell>
          <table:table-cell office:value-type="float" office:value="20.6117413968508">
            <text:p>20.6117</text:p>
          </table:table-cell>
          <table:table-cell office:value-type="float" office:value="22.4492781318581">
            <text:p>22.4493</text:p>
          </table:table-cell>
          <table:table-cell office:value-type="float" office:value="24.4010796281677">
            <text:p>24.4011</text:p>
          </table:table-cell>
          <table:table-cell office:value-type="float" office:value="24.4800452639909">
            <text:p>24.4800</text:p>
          </table:table-cell>
          <table:table-cell/>
          <table:table-cell table:formula="of:=2*[.A34]/PI()" office:value-type="float" office:value="0.800001870747997">
            <text:p>0.8000</text:p>
          </table:table-cell>
          <table:table-cell table:formula="of:=2*SQRT([.C34])/4" office:value-type="float" office:value="0.711943395169291">
            <text:p>0.7119</text:p>
          </table:table-cell>
          <table:table-cell table:formula="of:=2*SQRT([.D34])/4" office:value-type="float" office:value="1.16541368792993">
            <text:p>1.1654</text:p>
          </table:table-cell>
          <table:table-cell table:formula="of:=2*SQRT([.E34])/4" office:value-type="float" office:value="1.25664012318527">
            <text:p>1.2566</text:p>
          </table:table-cell>
          <table:table-cell table:formula="of:=2*SQRT([.F34])/4" office:value-type="float" office:value="1.88495416164441">
            <text:p>1.8850</text:p>
          </table:table-cell>
          <table:table-cell table:formula="of:=2*SQRT([.G34])/4" office:value-type="float" office:value="2.26768820662026">
            <text:p>2.2677</text:p>
          </table:table-cell>
          <table:table-cell table:formula="of:=2*SQRT([.H34])/4" office:value-type="float" office:value="2.27000778615684">
            <text:p>2.2700</text:p>
          </table:table-cell>
          <table:table-cell table:formula="of:=2*SQRT([.I34])/4" office:value-type="float" office:value="2.36903345965491">
            <text:p>2.3690</text:p>
          </table:table-cell>
          <table:table-cell table:formula="of:=2*SQRT([.J34])/4" office:value-type="float" office:value="2.46987244752475">
            <text:p>2.4699</text:p>
          </table:table-cell>
          <table:table-cell table:formula="of:=2*SQRT([.K34])/4" office:value-type="float" office:value="2.47386566248002">
            <text:p>2.4739</text:p>
          </table:table-cell>
          <table:table-cell table:formula="of:=2*[.$B$44]*[.A34]/4" office:value-type="float" office:value="1.25664">
            <text:p>1.2566</text:p>
          </table:table-cell>
          <table:table-cell table:formula="of:=2*[.$B$45]*[.A34]/4" office:value-type="float" office:value="0.62832">
            <text:p>0.6283</text:p>
          </table:table-cell>
          <table:table-cell/>
        </table:table-row>
        <table:table-row table:style-name="ro1">
          <table:table-cell office:value-type="float" office:value="1.29591">
            <text:p>1.2959</text:p>
          </table:table-cell>
          <table:table-cell office:value-type="float" office:value="0">
            <text:p>0.0000</text:p>
          </table:table-cell>
          <table:table-cell office:value-type="float" office:value="2.18811717315473">
            <text:p>2.1881171732</text:p>
          </table:table-cell>
          <table:table-cell office:value-type="float" office:value="5.17059424956437">
            <text:p>5.1706</text:p>
          </table:table-cell>
          <table:table-cell office:value-type="float" office:value="6.71753253371132">
            <text:p>6.7175</text:p>
          </table:table-cell>
          <table:table-cell office:value-type="float" office:value="13.6261977098881">
            <text:p>13.6262</text:p>
          </table:table-cell>
          <table:table-cell office:value-type="float" office:value="20.7632215627085">
            <text:p>20.7632</text:p>
          </table:table-cell>
          <table:table-cell office:value-type="float" office:value="20.8076949017464">
            <text:p>20.8077</text:p>
          </table:table-cell>
          <table:table-cell office:value-type="float" office:value="23.0893309249634">
            <text:p>23.0893</text:p>
          </table:table-cell>
          <table:table-cell office:value-type="float" office:value="24.1163600218812">
            <text:p>24.1164</text:p>
          </table:table-cell>
          <table:table-cell office:value-type="float" office:value="24.1923178099988">
            <text:p>24.1923</text:p>
          </table:table-cell>
          <table:table-cell/>
          <table:table-cell table:formula="of:=2*[.A35]/PI()" office:value-type="float" office:value="0.825001929208873">
            <text:p>0.8250</text:p>
          </table:table-cell>
          <table:table-cell table:formula="of:=2*SQRT([.C35])/4" office:value-type="float" office:value="0.739614286833808">
            <text:p>0.7396</text:p>
          </table:table-cell>
          <table:table-cell table:formula="of:=2*SQRT([.D35])/4" office:value-type="float" office:value="1.1369470358777">
            <text:p>1.1369</text:p>
          </table:table-cell>
          <table:table-cell table:formula="of:=2*SQRT([.E35])/4" office:value-type="float" office:value="1.29591015638733">
            <text:p>1.2959</text:p>
          </table:table-cell>
          <table:table-cell table:formula="of:=2*SQRT([.F35])/4" office:value-type="float" office:value="1.84568399989598">
            <text:p>1.8457</text:p>
          </table:table-cell>
          <table:table-cell table:formula="of:=2*SQRT([.G35])/4" office:value-type="float" office:value="2.27833390675667">
            <text:p>2.2783</text:p>
          </table:table-cell>
          <table:table-cell table:formula="of:=2*SQRT([.H35])/4" office:value-type="float" office:value="2.2807726158994">
            <text:p>2.2808</text:p>
          </table:table-cell>
          <table:table-cell table:formula="of:=2*SQRT([.I35])/4" office:value-type="float" office:value="2.40256794518716">
            <text:p>2.4026</text:p>
          </table:table-cell>
          <table:table-cell table:formula="of:=2*SQRT([.J35])/4" office:value-type="float" office:value="2.45542053536055">
            <text:p>2.4554</text:p>
          </table:table-cell>
          <table:table-cell table:formula="of:=2*SQRT([.K35])/4" office:value-type="float" office:value="2.4592843374648">
            <text:p>2.4593</text:p>
          </table:table-cell>
          <table:table-cell table:formula="of:=2*[.$B$44]*[.A35]/4" office:value-type="float" office:value="1.29591">
            <text:p>1.2959</text:p>
          </table:table-cell>
          <table:table-cell table:formula="of:=2*[.$B$45]*[.A35]/4" office:value-type="float" office:value="0.647955">
            <text:p>0.6480</text:p>
          </table:table-cell>
          <table:table-cell/>
        </table:table-row>
        <table:table-row table:style-name="ro1">
          <table:table-cell office:value-type="float" office:value="1.33518">
            <text:p>1.3352</text:p>
          </table:table-cell>
          <table:table-cell office:value-type="float" office:value="0">
            <text:p>0.0000</text:p>
          </table:table-cell>
          <table:table-cell office:value-type="float" office:value="2.35514283439975">
            <text:p>2.3551428344</text:p>
          </table:table-cell>
          <table:table-cell office:value-type="float" office:value="4.91552038032219">
            <text:p>4.9155</text:p>
          </table:table-cell>
          <table:table-cell office:value-type="float" office:value="7.13082460451605">
            <text:p>7.1308</text:p>
          </table:table-cell>
          <table:table-cell office:value-type="float" office:value="13.052524012528">
            <text:p>13.0525</text:p>
          </table:table-cell>
          <table:table-cell office:value-type="float" office:value="20.9628098301361">
            <text:p>20.9628</text:p>
          </table:table-cell>
          <table:table-cell office:value-type="float" office:value="21.009738413653">
            <text:p>21.0097</text:p>
          </table:table-cell>
          <table:table-cell office:value-type="float" office:value="23.7419619096896">
            <text:p>23.7420</text:p>
          </table:table-cell>
          <table:table-cell office:value-type="float" office:value="23.8432626364618">
            <text:p>23.8433</text:p>
          </table:table-cell>
          <table:table-cell office:value-type="float" office:value="23.91073518149">
            <text:p>23.9107</text:p>
          </table:table-cell>
          <table:table-cell/>
          <table:table-cell table:formula="of:=2*[.A36]/PI()" office:value-type="float" office:value="0.850001987669747">
            <text:p>0.8500</text:p>
          </table:table-cell>
          <table:table-cell table:formula="of:=2*SQRT([.C36])/4" office:value-type="float" office:value="0.767323731289433">
            <text:p>0.7673</text:p>
          </table:table-cell>
          <table:table-cell table:formula="of:=2*SQRT([.D36])/4" office:value-type="float" office:value="1.10854864353376">
            <text:p>1.1085</text:p>
          </table:table-cell>
          <table:table-cell table:formula="of:=2*SQRT([.E36])/4" office:value-type="float" office:value="1.33518019425432">
            <text:p>1.3352</text:p>
          </table:table-cell>
          <table:table-cell table:formula="of:=2*SQRT([.F36])/4" office:value-type="float" office:value="1.80641385156669">
            <text:p>1.8064</text:p>
          </table:table-cell>
          <table:table-cell table:formula="of:=2*SQRT([.G36])/4" office:value-type="float" office:value="2.28925805830929">
            <text:p>2.2893</text:p>
          </table:table-cell>
          <table:table-cell table:formula="of:=2*SQRT([.H36])/4" office:value-type="float" office:value="2.29181905992014">
            <text:p>2.2918</text:p>
          </table:table-cell>
          <table:table-cell table:formula="of:=2*SQRT([.I36])/4" office:value-type="float" office:value="2.43628620597466">
            <text:p>2.4363</text:p>
          </table:table-cell>
          <table:table-cell table:formula="of:=2*SQRT([.J36])/4" office:value-type="float" office:value="2.44147817092749">
            <text:p>2.4415</text:p>
          </table:table-cell>
          <table:table-cell table:formula="of:=2*SQRT([.K36])/4" office:value-type="float" office:value="2.44493022300689">
            <text:p>2.4449</text:p>
          </table:table-cell>
          <table:table-cell table:formula="of:=2*[.$B$44]*[.A36]/4" office:value-type="float" office:value="1.33518">
            <text:p>1.3352</text:p>
          </table:table-cell>
          <table:table-cell table:formula="of:=2*[.$B$45]*[.A36]/4" office:value-type="float" office:value="0.66759">
            <text:p>0.6676</text:p>
          </table:table-cell>
          <table:table-cell/>
        </table:table-row>
        <table:table-row table:style-name="ro1">
          <table:table-cell office:value-type="float" office:value="1.37445">
            <text:p>1.3745</text:p>
          </table:table-cell>
          <table:table-cell office:value-type="float" office:value="0">
            <text:p>0.0000</text:p>
          </table:table-cell>
          <table:table-cell office:value-type="float" office:value="2.52839596790682">
            <text:p>2.5283959679</text:p>
          </table:table-cell>
          <table:table-cell office:value-type="float" office:value="4.66770535747026">
            <text:p>4.6677</text:p>
          </table:table-cell>
          <table:table-cell office:value-type="float" office:value="7.55645381823621">
            <text:p>7.5565</text:p>
          </table:table-cell>
          <table:table-cell office:value-type="float" office:value="12.4911876495351">
            <text:p>12.4912</text:p>
          </table:table-cell>
          <table:table-cell office:value-type="float" office:value="21.1683868455427">
            <text:p>21.1684</text:p>
          </table:table-cell>
          <table:table-cell office:value-type="float" office:value="21.2178761683365">
            <text:p>21.2179</text:p>
          </table:table-cell>
          <table:table-cell office:value-type="float" office:value="23.5636113291316">
            <text:p>23.5636</text:p>
          </table:table-cell>
          <table:table-cell office:value-type="float" office:value="23.6352938883312">
            <text:p>23.6353</text:p>
          </table:table-cell>
          <table:table-cell office:value-type="float" office:value="24.4253358394099">
            <text:p>24.4253</text:p>
          </table:table-cell>
          <table:table-cell/>
          <table:table-cell table:formula="of:=2*[.A37]/PI()" office:value-type="float" office:value="0.875002046130622">
            <text:p>0.8750</text:p>
          </table:table-cell>
          <table:table-cell table:formula="of:=2*SQRT([.C37])/4" office:value-type="float" office:value="0.795046534472483">
            <text:p>0.7950</text:p>
          </table:table-cell>
          <table:table-cell table:formula="of:=2*SQRT([.D37])/4" office:value-type="float" office:value="1.0802436481496">
            <text:p>1.0802</text:p>
          </table:table-cell>
          <table:table-cell table:formula="of:=2*SQRT([.E37])/4" office:value-type="float" office:value="1.37445023720725">
            <text:p>1.3745</text:p>
          </table:table-cell>
          <table:table-cell table:formula="of:=2*SQRT([.F37])/4" office:value-type="float" office:value="1.76714371582613">
            <text:p>1.7671</text:p>
          </table:table-cell>
          <table:table-cell table:formula="of:=2*SQRT([.G37])/4" office:value-type="float" office:value="2.30045576166673">
            <text:p>2.3005</text:p>
          </table:table-cell>
          <table:table-cell table:formula="of:=2*SQRT([.H37])/4" office:value-type="float" office:value="2.30314329603786">
            <text:p>2.3031</text:p>
          </table:table-cell>
          <table:table-cell table:formula="of:=2*SQRT([.I37])/4" office:value-type="float" office:value="2.42711821555583">
            <text:p>2.4271</text:p>
          </table:table-cell>
          <table:table-cell table:formula="of:=2*SQRT([.J37])/4" office:value-type="float" office:value="2.43080716472591">
            <text:p>2.4308</text:p>
          </table:table-cell>
          <table:table-cell table:formula="of:=2*SQRT([.K37])/4" office:value-type="float" office:value="2.47109974704634">
            <text:p>2.4711</text:p>
          </table:table-cell>
          <table:table-cell table:formula="of:=2*[.$B$44]*[.A37]/4" office:value-type="float" office:value="1.37445">
            <text:p>1.3745</text:p>
          </table:table-cell>
          <table:table-cell table:formula="of:=2*[.$B$45]*[.A37]/4" office:value-type="float" office:value="0.687225">
            <text:p>0.6872</text:p>
          </table:table-cell>
          <table:table-cell/>
        </table:table-row>
        <table:table-row table:style-name="ro1">
          <table:table-cell office:value-type="float" office:value="1.41372">
            <text:p>1.4137</text:p>
          </table:table-cell>
          <table:table-cell office:value-type="float" office:value="0">
            <text:p>0.0000</text:p>
          </table:table-cell>
          <table:table-cell office:value-type="float" office:value="2.70757408268198">
            <text:p>2.7075740827</text:p>
          </table:table-cell>
          <table:table-cell office:value-type="float" office:value="4.42748183971028">
            <text:p>4.4275</text:p>
          </table:table-cell>
          <table:table-cell office:value-type="float" office:value="7.99442018488862">
            <text:p>7.9944</text:p>
          </table:table-cell>
          <table:table-cell office:value-type="float" office:value="11.9421885979396">
            <text:p>11.9422</text:p>
          </table:table-cell>
          <table:table-cell office:value-type="float" office:value="21.3799078492293">
            <text:p>21.3799</text:p>
          </table:table-cell>
          <table:table-cell office:value-type="float" office:value="21.4321123705861">
            <text:p>21.4321</text:p>
          </table:table-cell>
          <table:table-cell office:value-type="float" office:value="23.297582431007">
            <text:p>23.2976</text:p>
          </table:table-cell>
          <table:table-cell office:value-type="float" office:value="23.3659904442652">
            <text:p>23.3660</text:p>
          </table:table-cell>
          <table:table-cell office:value-type="float" office:value="25.1192956322293">
            <text:p>25.1193</text:p>
          </table:table-cell>
          <table:table-cell/>
          <table:table-cell table:formula="of:=2*[.A38]/PI()" office:value-type="float" office:value="0.900002104591497">
            <text:p>0.9000</text:p>
          </table:table-cell>
          <table:table-cell table:formula="of:=2*SQRT([.C38])/4" office:value-type="float" office:value="0.822735389217271">
            <text:p>0.8227</text:p>
          </table:table-cell>
          <table:table-cell table:formula="of:=2*SQRT([.D38])/4" office:value-type="float" office:value="1.05207911296041">
            <text:p>1.0521</text:p>
          </table:table-cell>
          <table:table-cell table:formula="of:=2*SQRT([.E38])/4" office:value-type="float" office:value="1.41372028570795">
            <text:p>1.4137</text:p>
          </table:table-cell>
          <table:table-cell table:formula="of:=2*SQRT([.F38])/4" office:value-type="float" office:value="1.72787359187092">
            <text:p>1.7279</text:p>
          </table:table-cell>
          <table:table-cell table:formula="of:=2*SQRT([.G38])/4" office:value-type="float" office:value="2.31192062197371">
            <text:p>2.3119</text:p>
          </table:table-cell>
          <table:table-cell table:formula="of:=2*SQRT([.H38])/4" office:value-type="float" office:value="2.31474147425723">
            <text:p>2.3147</text:p>
          </table:table-cell>
          <table:table-cell table:formula="of:=2*SQRT([.I38])/4" office:value-type="float" office:value="2.41337846343083">
            <text:p>2.4134</text:p>
          </table:table-cell>
          <table:table-cell table:formula="of:=2*SQRT([.J38])/4" office:value-type="float" office:value="2.41691903279078">
            <text:p>2.4169</text:p>
          </table:table-cell>
          <table:table-cell table:formula="of:=2*SQRT([.K38])/4" office:value-type="float" office:value="2.50595768281456">
            <text:p>2.5060</text:p>
          </table:table-cell>
          <table:table-cell table:formula="of:=2*[.$B$44]*[.A38]/4" office:value-type="float" office:value="1.41372">
            <text:p>1.4137</text:p>
          </table:table-cell>
          <table:table-cell table:formula="of:=2*[.$B$45]*[.A38]/4" office:value-type="float" office:value="0.70686">
            <text:p>0.7069</text:p>
          </table:table-cell>
          <table:table-cell/>
        </table:table-row>
        <table:table-row table:style-name="ro1">
          <table:table-cell office:value-type="float" office:value="1.45299">
            <text:p>1.4530</text:p>
          </table:table-cell>
          <table:table-cell office:value-type="float" office:value="0">
            <text:p>0.0000</text:p>
          </table:table-cell>
          <table:table-cell office:value-type="float" office:value="2.89194702127233">
            <text:p>2.8919470213</text:p>
          </table:table-cell>
          <table:table-cell office:value-type="float" office:value="4.19560440489395">
            <text:p>4.1956</text:p>
          </table:table-cell>
          <table:table-cell office:value-type="float" office:value="8.44472371546362">
            <text:p>8.4447</text:p>
          </table:table-cell>
          <table:table-cell office:value-type="float" office:value="11.4055268361824">
            <text:p>11.4055</text:p>
          </table:table-cell>
          <table:table-cell office:value-type="float" office:value="21.5972579128176">
            <text:p>21.5973</text:p>
          </table:table-cell>
          <table:table-cell office:value-type="float" office:value="21.6524511771688">
            <text:p>21.6525</text:p>
          </table:table-cell>
          <table:table-cell office:value-type="float" office:value="23.0376605080525">
            <text:p>23.0377</text:p>
          </table:table-cell>
          <table:table-cell office:value-type="float" office:value="23.1028212303295">
            <text:p>23.1028</text:p>
          </table:table-cell>
          <table:table-cell office:value-type="float" office:value="25.8314488252724">
            <text:p>25.8314</text:p>
          </table:table-cell>
          <table:table-cell/>
          <table:table-cell table:formula="of:=2*[.A39]/PI()" office:value-type="float" office:value="0.925002163052372">
            <text:p>0.9250</text:p>
          </table:table-cell>
          <table:table-cell table:formula="of:=2*SQRT([.C39])/4" office:value-type="float" office:value="0.850286278448666">
            <text:p>0.8503</text:p>
          </table:table-cell>
          <table:table-cell table:formula="of:=2*SQRT([.D39])/4" office:value-type="float" office:value="1.02415872852966">
            <text:p>1.0242</text:p>
          </table:table-cell>
          <table:table-cell table:formula="of:=2*SQRT([.E39])/4" office:value-type="float" office:value="1.4529903402521">
            <text:p>1.4530</text:p>
          </table:table-cell>
          <table:table-cell table:formula="of:=2*SQRT([.F39])/4" office:value-type="float" office:value="1.68860347892737">
            <text:p>1.6886</text:p>
          </table:table-cell>
          <table:table-cell table:formula="of:=2*SQRT([.G39])/4" office:value-type="float" office:value="2.32364250223747">
            <text:p>2.3236</text:p>
          </table:table-cell>
          <table:table-cell table:formula="of:=2*SQRT([.H39])/4" office:value-type="float" office:value="2.32660972109467">
            <text:p>2.3266</text:p>
          </table:table-cell>
          <table:table-cell table:formula="of:=2*SQRT([.I39])/4" office:value-type="float" office:value="2.39987814836777">
            <text:p>2.3999</text:p>
          </table:table-cell>
          <table:table-cell table:formula="of:=2*SQRT([.J39])/4" office:value-type="float" office:value="2.40326971178484">
            <text:p>2.4033</text:p>
          </table:table-cell>
          <table:table-cell table:formula="of:=2*SQRT([.K39])/4" office:value-type="float" office:value="2.54123241879174">
            <text:p>2.5412</text:p>
          </table:table-cell>
          <table:table-cell table:formula="of:=2*[.$B$44]*[.A39]/4" office:value-type="float" office:value="1.45299">
            <text:p>1.4530</text:p>
          </table:table-cell>
          <table:table-cell table:formula="of:=2*[.$B$45]*[.A39]/4" office:value-type="float" office:value="0.726495">
            <text:p>0.7265</text:p>
          </table:table-cell>
          <table:table-cell/>
        </table:table-row>
        <table:table-row table:style-name="ro1">
          <table:table-cell office:value-type="float" office:value="1.49226">
            <text:p>1.4923</text:p>
          </table:table-cell>
          <table:table-cell office:value-type="float" office:value="0">
            <text:p>0.0000</text:p>
          </table:table-cell>
          <table:table-cell office:value-type="float" office:value="3.0793873635555">
            <text:p>3.0793873636</text:p>
          </table:table-cell>
          <table:table-cell office:value-type="float" office:value="3.97421930102817">
            <text:p>3.9742</text:p>
          </table:table-cell>
          <table:table-cell office:value-type="float" office:value="8.90736442187017">
            <text:p>8.9074</text:p>
          </table:table-cell>
          <table:table-cell office:value-type="float" office:value="10.8812023442563">
            <text:p>10.8812</text:p>
          </table:table-cell>
          <table:table-cell office:value-type="float" office:value="21.820081003331">
            <text:p>21.8201</text:p>
          </table:table-cell>
          <table:table-cell office:value-type="float" office:value="21.878896654368">
            <text:p>21.8789</text:p>
          </table:table-cell>
          <table:table-cell office:value-type="float" office:value="22.7843977417944">
            <text:p>22.7844</text:p>
          </table:table-cell>
          <table:table-cell office:value-type="float" office:value="22.8457826175552">
            <text:p>22.8458</text:p>
          </table:table-cell>
          <table:table-cell office:value-type="float" office:value="26.5615774948191">
            <text:p>26.5616</text:p>
          </table:table-cell>
          <table:table-cell/>
          <table:table-cell table:formula="of:=2*[.A40]/PI()" office:value-type="float" office:value="0.950002221513247">
            <text:p>0.9500</text:p>
          </table:table-cell>
          <table:table-cell table:formula="of:=2*SQRT([.C40])/4" office:value-type="float" office:value="0.877409163896112">
            <text:p>0.8774</text:p>
          </table:table-cell>
          <table:table-cell table:formula="of:=2*SQRT([.D40])/4" office:value-type="float" office:value="0.99677220329273">
            <text:p>0.9968</text:p>
          </table:table-cell>
          <table:table-cell table:formula="of:=2*SQRT([.E40])/4" office:value-type="float" office:value="1.49226040136015">
            <text:p>1.4923</text:p>
          </table:table-cell>
          <table:table-cell table:formula="of:=2*SQRT([.F40])/4" office:value-type="float" office:value="1.64933337626572">
            <text:p>1.6493</text:p>
          </table:table-cell>
          <table:table-cell table:formula="of:=2*SQRT([.G40])/4" office:value-type="float" office:value="2.33559847808495">
            <text:p>2.3356</text:p>
          </table:table-cell>
          <table:table-cell table:formula="of:=2*SQRT([.H40])/4" office:value-type="float" office:value="2.33874414239609">
            <text:p>2.3387</text:p>
          </table:table-cell>
          <table:table-cell table:formula="of:=2*SQRT([.I40])/4" office:value-type="float" office:value="2.3866502541111">
            <text:p>2.3867</text:p>
          </table:table-cell>
          <table:table-cell table:formula="of:=2*SQRT([.J40])/4" office:value-type="float" office:value="2.38986310369209">
            <text:p>2.3899</text:p>
          </table:table-cell>
          <table:table-cell table:formula="of:=2*SQRT([.K40])/4" office:value-type="float" office:value="2.57689626754838">
            <text:p>2.5769</text:p>
          </table:table-cell>
          <table:table-cell table:formula="of:=2*[.$B$44]*[.A40]/4" office:value-type="float" office:value="1.49226">
            <text:p>1.4923</text:p>
          </table:table-cell>
          <table:table-cell table:formula="of:=2*[.$B$45]*[.A40]/4" office:value-type="float" office:value="0.74613">
            <text:p>0.7461</text:p>
          </table:table-cell>
          <table:table-cell/>
        </table:table-row>
        <table:table-row table:style-name="ro1">
          <table:table-cell office:value-type="float" office:value="1.53153">
            <text:p>1.5315</text:p>
          </table:table-cell>
          <table:table-cell office:value-type="float" office:value="0">
            <text:p>0.0000</text:p>
          </table:table-cell>
          <table:table-cell office:value-type="float" office:value="3.26092104705112">
            <text:p>3.2609210471</text:p>
          </table:table-cell>
          <table:table-cell office:value-type="float" office:value="3.77231395022594">
            <text:p>3.7723</text:p>
          </table:table-cell>
          <table:table-cell office:value-type="float" office:value="9.38234231683192">
            <text:p>9.3823</text:p>
          </table:table-cell>
          <table:table-cell office:value-type="float" office:value="10.369215103421">
            <text:p>10.3692</text:p>
          </table:table-cell>
          <table:table-cell office:value-type="float" office:value="22.0466212610462">
            <text:p>22.0466</text:p>
          </table:table-cell>
          <table:table-cell office:value-type="float" office:value="22.1114525204254">
            <text:p>22.1115</text:p>
          </table:table-cell>
          <table:table-cell office:value-type="float" office:value="22.5395868220477">
            <text:p>22.5396</text:p>
          </table:table-cell>
          <table:table-cell office:value-type="float" office:value="22.5948712019383">
            <text:p>22.5949</text:p>
          </table:table-cell>
          <table:table-cell office:value-type="float" office:value="27.3096148974599">
            <text:p>27.3096</text:p>
          </table:table-cell>
          <table:table-cell/>
          <table:table-cell table:formula="of:=2*[.A41]/PI()" office:value-type="float" office:value="0.975002279974122">
            <text:p>0.9750</text:p>
          </table:table-cell>
          <table:table-cell table:formula="of:=2*SQRT([.C41])/4" office:value-type="float" office:value="0.902901025452281">
            <text:p>0.9029</text:p>
          </table:table-cell>
          <table:table-cell table:formula="of:=2*SQRT([.D41])/4" office:value-type="float" office:value="0.971122282494066">
            <text:p>0.9711</text:p>
          </table:table-cell>
          <table:table-cell table:formula="of:=2*SQRT([.E41])/4" office:value-type="float" office:value="1.53153046956565">
            <text:p>1.5315</text:p>
          </table:table-cell>
          <table:table-cell table:formula="of:=2*SQRT([.F41])/4" office:value-type="float" office:value="1.61006328318338">
            <text:p>1.6101</text:p>
          </table:table-cell>
          <table:table-cell table:formula="of:=2*SQRT([.G41])/4" office:value-type="float" office:value="2.34769148638861">
            <text:p>2.3477</text:p>
          </table:table-cell>
          <table:table-cell table:formula="of:=2*SQRT([.H41])/4" office:value-type="float" office:value="2.35114081460604">
            <text:p>2.3511</text:p>
          </table:table-cell>
          <table:table-cell table:formula="of:=2*SQRT([.I41])/4" office:value-type="float" office:value="2.37379373693502">
            <text:p>2.3738</text:p>
          </table:table-cell>
          <table:table-cell table:formula="of:=2*SQRT([.J41])/4" office:value-type="float" office:value="2.37670313680202">
            <text:p>2.3767</text:p>
          </table:table-cell>
          <table:table-cell table:formula="of:=2*SQRT([.K41])/4" office:value-type="float" office:value="2.61293010322989">
            <text:p>2.6129</text:p>
          </table:table-cell>
          <table:table-cell table:formula="of:=2*[.$B$44]*[.A41]/4" office:value-type="float" office:value="1.53153">
            <text:p>1.5315</text:p>
          </table:table-cell>
          <table:table-cell table:formula="of:=2*[.$B$45]*[.A41]/4" office:value-type="float" office:value="0.765765">
            <text:p>0.7658</text:p>
          </table:table-cell>
          <table:table-cell/>
        </table:table-row>
        <table:table-row table:style-name="ro1">
          <table:table-cell office:value-type="float" office:value="1.5708">
            <text:p>1.5708</text:p>
          </table:table-cell>
          <table:table-cell office:value-type="float" office:value="0">
            <text:p>0.0000</text:p>
          </table:table-cell>
          <table:table-cell office:value-type="float" office:value="3.37019962339929">
            <text:p>3.3701996234</text:p>
          </table:table-cell>
          <table:table-cell office:value-type="float" office:value="3.65624478093002">
            <text:p>3.6562</text:p>
          </table:table-cell>
          <table:table-cell office:value-type="float" office:value="9.86956509637271">
            <text:p>9.8696</text:p>
          </table:table-cell>
          <table:table-cell office:value-type="float" office:value="9.86965741430623">
            <text:p>9.8697</text:p>
          </table:table-cell>
          <table:table-cell office:value-type="float" office:value="22.2307254688519">
            <text:p>22.2307</text:p>
          </table:table-cell>
          <table:table-cell office:value-type="float" office:value="22.3492895151705">
            <text:p>22.3493</text:p>
          </table:table-cell>
          <table:table-cell office:value-type="float" office:value="22.3493487260052">
            <text:p>22.3493</text:p>
          </table:table-cell>
          <table:table-cell office:value-type="float" office:value="22.3509599293086">
            <text:p>22.3510</text:p>
          </table:table-cell>
          <table:table-cell office:value-type="float" office:value="28.0665087913101">
            <text:p>28.0665</text:p>
          </table:table-cell>
          <table:table-cell/>
          <table:table-cell table:formula="of:=2*[.A42]/PI()" office:value-type="float" office:value="1.000002338435">
            <text:p>1.0000</text:p>
          </table:table-cell>
          <table:table-cell table:formula="of:=2*SQRT([.C42])/4" office:value-type="float" office:value="0.917905172580383">
            <text:p>0.9179</text:p>
          </table:table-cell>
          <table:table-cell table:formula="of:=2*SQRT([.D42])/4" office:value-type="float" office:value="0.956065476435848">
            <text:p>0.9561</text:p>
          </table:table-cell>
          <table:table-cell table:formula="of:=2*SQRT([.E42])/4" office:value-type="float" office:value="1.57079319902181">
            <text:p>1.5708</text:p>
          </table:table-cell>
          <table:table-cell table:formula="of:=2*SQRT([.F42])/4" office:value-type="float" office:value="1.57080054544699">
            <text:p>1.5708</text:p>
          </table:table-cell>
          <table:table-cell table:formula="of:=2*SQRT([.G42])/4" office:value-type="float" office:value="2.35747351357613">
            <text:p>2.3575</text:p>
          </table:table-cell>
          <table:table-cell table:formula="of:=2*SQRT([.H42])/4" office:value-type="float" office:value="2.36375175913052">
            <text:p>2.3638</text:p>
          </table:table-cell>
          <table:table-cell table:formula="of:=2*SQRT([.I42])/4" office:value-type="float" office:value="2.3637548903178">
            <text:p>2.3638</text:p>
          </table:table-cell>
          <table:table-cell table:formula="of:=2*SQRT([.J42])/4" office:value-type="float" office:value="2.36384009237663">
            <text:p>2.3638</text:p>
          </table:table-cell>
          <table:table-cell table:formula="of:=2*SQRT([.K42])/4" office:value-type="float" office:value="2.64889169235504">
            <text:p>2.6489</text:p>
          </table:table-cell>
          <table:table-cell table:formula="of:=2*[.$B$44]*[.A42]/4" office:value-type="float" office:value="1.5708">
            <text:p>1.5708</text:p>
          </table:table-cell>
          <table:table-cell table:formula="of:=2*[.$B$45]*[.A42]/4" office:value-type="float" office:value="0.7854">
            <text:p>0.785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8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Alpha</text:p>
          </table:table-cell>
          <table:table-cell table:style-name="ce3" office:value-type="float" office:value="2">
            <text:p>2.0000</text:p>
          </table:table-cell>
          <table:table-cell/>
          <table:table-cell table:style-name="Default" table:number-columns-repeated="8"/>
          <table:table-cell/>
          <table:table-cell table:style-name="Default" table:number-columns-repeated="12"/>
          <table:table-cell/>
        </table:table-row>
        <table:table-row table:style-name="ro1">
          <table:table-cell table:style-name="ce3" office:value-type="string">
            <text:p>Beta</text:p>
          </table:table-cell>
          <table:table-cell table:style-name="ce3" office:value-type="float" office:value="1">
            <text:p>1.0000</text:p>
          </table:table-cell>
          <table:table-cell/>
          <table:table-cell table:style-name="Default" table:number-columns-repeated="8"/>
          <table:table-cell/>
          <table:table-cell table:style-name="Default" table:number-columns-repeated="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Guarin</meta:initial-creator>
    <meta:creation-date>2012-08-22T17:23:01</meta:creation-date>
    <dc:date>2012-08-25T15:27:20</dc:date>
    <dc:creator>Nicolas Guarin</dc:creator>
    <meta:editing-duration>PT39M49S</meta:editing-duration>
    <meta:editing-cycles>14</meta:editing-cycles>
    <meta:generator>LibreOffice/3.5$Linux_X86_64 LibreOffice_project/350m1$Build-2</meta:generator>
    <meta:document-statistic meta:table-count="4" meta:cell-count="33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.0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6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1x1.M2:1x1.V22 1x1.W1:1x1.X22 1x1.N1:1x1.V1" chart:data-source-has-labels="row" svg:x="0.797cm" svg:y="1.623cm" svg:width="13.647cm" svg:height="16.226cm">
          <chartooo:coordinate-region svg:x="1.233cm" svg:y="1.822cm" svg:width="13.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1x1.W2:1x1.W22" chart:label-cell-address="1x1.W1:1x1.W1" chart:class="chart:scatter">
            <chart:domain table:cell-range-address="1x1.M2:1x1.M22"/>
            <chart:data-point chart:repeated="21"/>
          </chart:series>
          <chart:series chart:style-name="ch8" chart:values-cell-range-address="1x1.X2:1x1.X22" chart:label-cell-address="1x1.X1:1x1.X1" chart:class="chart:scatter">
            <chart:data-point chart:repeated="21"/>
          </chart:series>
          <chart:series chart:style-name="ch9" chart:values-cell-range-address="1x1.N2:1x1.N22" chart:label-cell-address="1x1.N1:1x1.N1" chart:class="chart:scatter">
            <chart:data-point chart:repeated="21"/>
          </chart:series>
          <chart:series chart:style-name="ch10" chart:values-cell-range-address="1x1.O2:1x1.O22" chart:label-cell-address="1x1.O1:1x1.O1" chart:class="chart:scatter">
            <chart:data-point chart:repeated="21"/>
          </chart:series>
          <chart:series chart:style-name="ch11" chart:values-cell-range-address="1x1.P2:1x1.P22" chart:label-cell-address="1x1.P1:1x1.P1" chart:class="chart:scatter">
            <chart:data-point chart:repeated="21"/>
          </chart:series>
          <chart:series chart:style-name="ch12" chart:values-cell-range-address="1x1.Q2:1x1.Q22" chart:label-cell-address="1x1.Q1:1x1.Q1" chart:class="chart:scatter">
            <chart:data-point chart:repeated="21"/>
          </chart:series>
          <chart:series chart:style-name="ch13" chart:values-cell-range-address="1x1.R2:1x1.R22" chart:label-cell-address="1x1.R1:1x1.R1" chart:class="chart:scatter">
            <chart:data-point chart:repeated="21"/>
          </chart:series>
          <chart:series chart:style-name="ch14" chart:values-cell-range-address="1x1.S2:1x1.S22" chart:label-cell-address="1x1.S1:1x1.S1" chart:class="chart:scatter">
            <chart:data-point chart:repeated="21"/>
          </chart:series>
          <chart:series chart:style-name="ch15" chart:values-cell-range-address="1x1.T2:1x1.T22" chart:label-cell-address="1x1.T1:1x1.T1" chart:class="chart:scatter">
            <chart:data-point chart:repeated="21"/>
          </chart:series>
          <chart:series chart:style-name="ch16" chart:values-cell-range-address="1x1.U2:1x1.U22" chart:label-cell-address="1x1.U1:1x1.U1" chart:class="chart:scatter">
            <chart:data-point chart:repeated="21"/>
          </chart:series>
          <chart:series chart:style-name="ch17" chart:values-cell-range-address="1x1.V2:1x1.V22" chart:label-cell-address="1x1.V1:1x1.V1" chart:class="chart:scatter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1x1.W1:1x1.W1</svg:desc>
                </draw:g>
              </table:table-cell>
              <table:table-cell office:value-type="string">
                <text:p>Beta</text:p>
                <draw:g>
                  <svg:desc>1x1.X1:1x1.X1</svg:desc>
                </draw:g>
              </table:table-cell>
              <table:table-cell office:value-type="string">
                <text:p>N = 1</text:p>
                <draw:g>
                  <svg:desc>1x1.N1:1x1.N1</svg:desc>
                </draw:g>
              </table:table-cell>
              <table:table-cell office:value-type="string">
                <text:p>N = 2</text:p>
                <draw:g>
                  <svg:desc>1x1.O1:1x1.O1</svg:desc>
                </draw:g>
              </table:table-cell>
              <table:table-cell office:value-type="string">
                <text:p>N = 3</text:p>
                <draw:g>
                  <svg:desc>1x1.P1:1x1.P1</svg:desc>
                </draw:g>
              </table:table-cell>
              <table:table-cell office:value-type="string">
                <text:p>N = 4</text:p>
                <draw:g>
                  <svg:desc>1x1.Q1:1x1.Q1</svg:desc>
                </draw:g>
              </table:table-cell>
              <table:table-cell office:value-type="string">
                <text:p>N = 5</text:p>
                <draw:g>
                  <svg:desc>1x1.R1:1x1.R1</svg:desc>
                </draw:g>
              </table:table-cell>
              <table:table-cell office:value-type="string">
                <text:p>N = 6</text:p>
                <draw:g>
                  <svg:desc>1x1.S1:1x1.S1</svg:desc>
                </draw:g>
              </table:table-cell>
              <table:table-cell office:value-type="string">
                <text:p>N = 7</text:p>
                <draw:g>
                  <svg:desc>1x1.T1:1x1.T1</svg:desc>
                </draw:g>
              </table:table-cell>
              <table:table-cell office:value-type="string">
                <text:p>N = 8</text:p>
                <draw:g>
                  <svg:desc>1x1.U1:1x1.U1</svg:desc>
                </draw:g>
              </table:table-cell>
              <table:table-cell office:value-type="string">
                <text:p>N = 9</text:p>
                <draw:g>
                  <svg:desc>1x1.V1:1x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x1.M2:1x1.M22</svg:desc>
                </draw:g>
              </table:table-cell>
              <table:table-cell office:value-type="float" office:value="0">
                <text:p>0</text:p>
                <draw:g>
                  <svg:desc>1x1.W2:1x1.W22</svg:desc>
                </draw:g>
              </table:table-cell>
              <table:table-cell office:value-type="float" office:value="0">
                <text:p>0</text:p>
                <draw:g>
                  <svg:desc>1x1.X2:1x1.X22</svg:desc>
                </draw:g>
              </table:table-cell>
              <table:table-cell office:value-type="float" office:value="NaN">
                <text:p>NaN</text:p>
                <draw:g>
                  <svg:desc>1x1.N2:1x1.N22</svg:desc>
                </draw:g>
              </table:table-cell>
              <table:table-cell office:value-type="float" office:value="0.000000026634820773611">
                <text:p>0.000000026634820773611</text:p>
                <draw:g>
                  <svg:desc>1x1.O2:1x1.O22</svg:desc>
                </draw:g>
              </table:table-cell>
              <table:table-cell office:value-type="float" office:value="0.0316227766016541">
                <text:p>0.0316227766016541</text:p>
                <draw:g>
                  <svg:desc>1x1.P2:1x1.P22</svg:desc>
                </draw:g>
              </table:table-cell>
              <table:table-cell office:value-type="float" office:value="0.0689202437604448">
                <text:p>0.0689202437604448</text:p>
                <draw:g>
                  <svg:desc>1x1.Q2:1x1.Q22</svg:desc>
                </draw:g>
              </table:table-cell>
              <table:table-cell office:value-type="float" office:value="0.0689202437604674">
                <text:p>0.0689202437604674</text:p>
                <draw:g>
                  <svg:desc>1x1.R2:1x1.R22</svg:desc>
                </draw:g>
              </table:table-cell>
              <table:table-cell office:value-type="float" office:value="2.03100960115899">
                <text:p>2.03100960115899</text:p>
                <draw:g>
                  <svg:desc>1x1.S2:1x1.S22</svg:desc>
                </draw:g>
              </table:table-cell>
              <table:table-cell office:value-type="float" office:value="2.03100960115899">
                <text:p>2.03100960115899</text:p>
                <draw:g>
                  <svg:desc>1x1.T2:1x1.T22</svg:desc>
                </draw:g>
              </table:table-cell>
              <table:table-cell office:value-type="float" office:value="3.87298305573371">
                <text:p>3.87298305573371</text:p>
                <draw:g>
                  <svg:desc>1x1.U2:1x1.U22</svg:desc>
                </draw:g>
              </table:table-cell>
              <table:table-cell office:value-type="float" office:value="3.87298305573372">
                <text:p>3.87298305573372</text:p>
                <draw:g>
                  <svg:desc>1x1.V2:1x1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0.028716428765961">
                <text:p>0.028716428765961</text:p>
              </table:table-cell>
              <table:table-cell office:value-type="float" office:value="0.0432810407848578">
                <text:p>0.0432810407848578</text:p>
              </table:table-cell>
              <table:table-cell office:value-type="float" office:value="0.0686911097297012">
                <text:p>0.0686911097297012</text:p>
              </table:table-cell>
              <table:table-cell office:value-type="float" office:value="0.0689313790395724">
                <text:p>0.0689313790395724</text:p>
              </table:table-cell>
              <table:table-cell office:value-type="float" office:value="0.0785398436119475">
                <text:p>0.0785398436119475</text:p>
              </table:table-cell>
              <table:table-cell office:value-type="float" office:value="2.02270540717148">
                <text:p>2.02270540717148</text:p>
              </table:table-cell>
              <table:table-cell office:value-type="float" office:value="2.03253073671827">
                <text:p>2.03253073671827</text:p>
              </table:table-cell>
              <table:table-cell office:value-type="float" office:value="3.85714714284797">
                <text:p>3.85714714284797</text:p>
              </table:table-cell>
              <table:table-cell office:value-type="float" office:value="3.87320249785072">
                <text:p>3.87320249785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0022246723938">
                <text:p>0.030022246723938</text:p>
              </table:table-cell>
              <table:table-cell office:value-type="float" office:value="0.0680201464673542">
                <text:p>0.0680201464673542</text:p>
              </table:table-cell>
              <table:table-cell office:value-type="float" office:value="0.0689650512123436">
                <text:p>0.0689650512123436</text:p>
              </table:table-cell>
              <table:table-cell office:value-type="float" office:value="0.083007717241106">
                <text:p>0.083007717241106</text:p>
              </table:table-cell>
              <table:table-cell office:value-type="float" office:value="0.157080678010371">
                <text:p>0.157080678010371</text:p>
              </table:table-cell>
              <table:table-cell office:value-type="float" office:value="1.99835123509354">
                <text:p>1.99835123509354</text:p>
              </table:table-cell>
              <table:table-cell office:value-type="float" office:value="2.03712483753757">
                <text:p>2.03712483753757</text:p>
              </table:table-cell>
              <table:table-cell office:value-type="float" office:value="3.81070427100493">
                <text:p>3.81070427100493</text:p>
              </table:table-cell>
              <table:table-cell office:value-type="float" office:value="3.87386617388375">
                <text:p>3.87386617388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0.0302847712109735">
                <text:p>0.0302847712109735</text:p>
              </table:table-cell>
              <table:table-cell office:value-type="float" office:value="0.0669536448823093">
                <text:p>0.0669536448823093</text:p>
              </table:table-cell>
              <table:table-cell office:value-type="float" office:value="0.0690220647264647">
                <text:p>0.0690220647264647</text:p>
              </table:table-cell>
              <table:table-cell office:value-type="float" office:value="0.123954825063869">
                <text:p>0.123954825063869</text:p>
              </table:table-cell>
              <table:table-cell office:value-type="float" office:value="0.235627407749236">
                <text:p>0.235627407749236</text:p>
              </table:table-cell>
              <table:table-cell office:value-type="float" office:value="1.95951780930892">
                <text:p>1.95951780930892</text:p>
              </table:table-cell>
              <table:table-cell office:value-type="float" office:value="2.04488417865935">
                <text:p>2.04488417865935</text:p>
              </table:table-cell>
              <table:table-cell office:value-type="float" office:value="3.73664975330887">
                <text:p>3.73664975330887</text:p>
              </table:table-cell>
              <table:table-cell office:value-type="float" office:value="3.87499025203656">
                <text:p>3.87499025203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305051281075968">
                <text:p>0.0305051281075968</text:p>
              </table:table-cell>
              <table:table-cell office:value-type="float" office:value="0.0655593565150927">
                <text:p>0.0655593565150927</text:p>
              </table:table-cell>
              <table:table-cell office:value-type="float" office:value="0.0691037772797522">
                <text:p>0.0691037772797522</text:p>
              </table:table-cell>
              <table:table-cell office:value-type="float" office:value="0.16504940412394">
                <text:p>0.16504940412394</text:p>
              </table:table-cell>
              <table:table-cell office:value-type="float" office:value="0.314192558937786">
                <text:p>0.314192558937786</text:p>
              </table:table-cell>
              <table:table-cell office:value-type="float" office:value="1.90851111830731">
                <text:p>1.90851111830731</text:p>
              </table:table-cell>
              <table:table-cell office:value-type="float" office:value="2.05596300666353">
                <text:p>2.05596300666353</text:p>
              </table:table-cell>
              <table:table-cell office:value-type="float" office:value="3.6393810251502">
                <text:p>3.6393810251502</text:p>
              </table:table-cell>
              <table:table-cell office:value-type="float" office:value="3.8766020541783">
                <text:p>3.8766020541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0.0307512302382334">
                <text:p>0.0307512302382334</text:p>
              </table:table-cell>
              <table:table-cell office:value-type="float" office:value="0.0639158565953076">
                <text:p>0.0639158565953076</text:p>
              </table:table-cell>
              <table:table-cell office:value-type="float" office:value="0.0692121206512671">
                <text:p>0.0692121206512671</text:p>
              </table:table-cell>
              <table:table-cell office:value-type="float" office:value="0.206211429317547">
                <text:p>0.206211429317547</text:p>
              </table:table-cell>
              <table:table-cell office:value-type="float" office:value="0.392799597928667">
                <text:p>0.392799597928667</text:p>
              </table:table-cell>
              <table:table-cell office:value-type="float" office:value="1.84801241833819">
                <text:p>1.84801241833819</text:p>
              </table:table-cell>
              <table:table-cell office:value-type="float" office:value="2.07057751774451">
                <text:p>2.07057751774451</text:p>
              </table:table-cell>
              <table:table-cell office:value-type="float" office:value="3.52401114539439">
                <text:p>3.52401114539439</text:p>
              </table:table-cell>
              <table:table-cell office:value-type="float" office:value="3.87874053109282">
                <text:p>3.87874053109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0310371577253231">
                <text:p>0.0310371577253231</text:p>
              </table:table-cell>
              <table:table-cell office:value-type="float" office:value="0.0621022768030392">
                <text:p>0.0621022768030392</text:p>
              </table:table-cell>
              <table:table-cell office:value-type="float" office:value="0.0693496189667647">
                <text:p>0.0693496189667647</text:p>
              </table:table-cell>
              <table:table-cell office:value-type="float" office:value="0.24743590064943">
                <text:p>0.24743590064943</text:p>
              </table:table-cell>
              <table:table-cell office:value-type="float" office:value="0.47148571773885">
                <text:p>0.47148571773885</text:p>
              </table:table-cell>
              <table:table-cell office:value-type="float" office:value="1.78073361591552">
                <text:p>1.78073361591552</text:p>
              </table:table-cell>
              <table:table-cell office:value-type="float" office:value="2.08900423506249">
                <text:p>2.08900423506249</text:p>
              </table:table-cell>
              <table:table-cell office:value-type="float" office:value="3.3957116240953">
                <text:p>3.3957116240953</text:p>
              </table:table-cell>
              <table:table-cell office:value-type="float" office:value="3.88145671955366">
                <text:p>3.88145671955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0.0313669545894457">
                <text:p>0.0313669545894457</text:p>
              </table:table-cell>
              <table:table-cell office:value-type="float" office:value="0.0601906121981134">
                <text:p>0.0601906121981134</text:p>
              </table:table-cell>
              <table:table-cell office:value-type="float" office:value="0.0695193891449475">
                <text:p>0.0695193891449475</text:p>
              </table:table-cell>
              <table:table-cell office:value-type="float" office:value="0.288741158312971">
                <text:p>0.288741158312971</text:p>
              </table:table-cell>
              <table:table-cell office:value-type="float" office:value="0.550303995669155">
                <text:p>0.550303995669155</text:p>
              </table:table-cell>
              <table:table-cell office:value-type="float" office:value="1.70915633386091">
                <text:p>1.70915633386091</text:p>
              </table:table-cell>
              <table:table-cell office:value-type="float" office:value="2.11157473945202">
                <text:p>2.11157473945202</text:p>
              </table:table-cell>
              <table:table-cell office:value-type="float" office:value="3.25921483103725">
                <text:p>3.25921483103725</text:p>
              </table:table-cell>
              <table:table-cell office:value-type="float" office:value="3.88481388516404">
                <text:p>3.88481388516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0317418546566436">
                <text:p>0.0317418546566436</text:p>
              </table:table-cell>
              <table:table-cell office:value-type="float" office:value="0.0582412742515701">
                <text:p>0.0582412742515701</text:p>
              </table:table-cell>
              <table:table-cell office:value-type="float" office:value="0.0697250967454908">
                <text:p>0.0697250967454908</text:p>
              </table:table-cell>
              <table:table-cell office:value-type="float" office:value="0.330159641886196">
                <text:p>0.330159641886196</text:p>
              </table:table-cell>
              <table:table-cell office:value-type="float" office:value="0.629324865346226">
                <text:p>0.629324865346226</text:p>
              </table:table-cell>
              <table:table-cell office:value-type="float" office:value="1.63537904020025">
                <text:p>1.63537904020025</text:p>
              </table:table-cell>
              <table:table-cell office:value-type="float" office:value="2.13866341779229">
                <text:p>2.13866341779229</text:p>
              </table:table-cell>
              <table:table-cell office:value-type="float" office:value="3.11852247561173">
                <text:p>3.11852247561173</text:p>
              </table:table-cell>
              <table:table-cell office:value-type="float" office:value="3.88888682449579">
                <text:p>3.88888682449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0.0321621697168253">
                <text:p>0.0321621697168253</text:p>
              </table:table-cell>
              <table:table-cell office:value-type="float" office:value="0.0563015536572891">
                <text:p>0.0563015536572891</text:p>
              </table:table-cell>
              <table:table-cell office:value-type="float" office:value="0.0699708220639911">
                <text:p>0.0699708220639911</text:p>
              </table:table-cell>
              <table:table-cell office:value-type="float" office:value="0.371735362389772">
                <text:p>0.371735362389772</text:p>
              </table:table-cell>
              <table:table-cell office:value-type="float" office:value="0.708636863105711">
                <text:p>0.708636863105711</text:p>
              </table:table-cell>
              <table:table-cell office:value-type="float" office:value="1.5610615248122">
                <text:p>1.5610615248122</text:p>
              </table:table-cell>
              <table:table-cell office:value-type="float" office:value="2.17066301206498">
                <text:p>2.17066301206498</text:p>
              </table:table-cell>
              <table:table-cell office:value-type="float" office:value="2.97679972494936">
                <text:p>2.97679972494936</text:p>
              </table:table-cell>
              <table:table-cell office:value-type="float" office:value="3.89375942741076">
                <text:p>3.89375942741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000000001625">
                <text:p>0.500000000001625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0326279458281908">
                <text:p>0.0326279458281908</text:p>
              </table:table-cell>
              <table:table-cell office:value-type="float" office:value="0.0544061418833846">
                <text:p>0.0544061418833846</text:p>
              </table:table-cell>
              <table:table-cell office:value-type="float" office:value="0.0702607636972946">
                <text:p>0.0702607636972946</text:p>
              </table:table-cell>
              <table:table-cell office:value-type="float" office:value="0.413522796787134">
                <text:p>0.413522796787134</text:p>
              </table:table-cell>
              <table:table-cell office:value-type="float" office:value="0.788346580864365">
                <text:p>0.788346580864365</text:p>
              </table:table-cell>
              <table:table-cell office:value-type="float" office:value="1.48743883417363">
                <text:p>1.48743883417363</text:p>
              </table:table-cell>
              <table:table-cell office:value-type="float" office:value="2.20794019110704">
                <text:p>2.20794019110704</text:p>
              </table:table-cell>
              <table:table-cell office:value-type="float" office:value="2.8364017760333">
                <text:p>2.8364017760333</text:p>
              </table:table-cell>
              <table:table-cell office:value-type="float" office:value="3.89951903125074">
                <text:p>3.89951903125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0331392434923164">
                <text:p>0.0331392434923164</text:p>
              </table:table-cell>
              <table:table-cell office:value-type="float" office:value="0.0525788096941515">
                <text:p>0.0525788096941515</text:p>
              </table:table-cell>
              <table:table-cell office:value-type="float" office:value="0.0705986692498053">
                <text:p>0.0705986692498053</text:p>
              </table:table-cell>
              <table:table-cell office:value-type="float" office:value="0.455585887106658">
                <text:p>0.455585887106658</text:p>
              </table:table-cell>
              <table:table-cell office:value-type="float" office:value="0.868577649070652">
                <text:p>0.868577649070652</text:p>
              </table:table-cell>
              <table:table-cell office:value-type="float" office:value="1.41537489074104">
                <text:p>1.41537489074104</text:p>
              </table:table-cell>
              <table:table-cell office:value-type="float" office:value="2.25076032406648">
                <text:p>2.25076032406648</text:p>
              </table:table-cell>
              <table:table-cell office:value-type="float" office:value="2.69897610514397">
                <text:p>2.69897610514397</text:p>
              </table:table-cell>
              <table:table-cell office:value-type="float" office:value="3.9062453081272">
                <text:p>3.9062453081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0336962718092609">
                <text:p>0.0336962718092609</text:p>
              </table:table-cell>
              <table:table-cell office:value-type="float" office:value="0.050834536623987">
                <text:p>0.050834536623987</text:p>
              </table:table-cell>
              <table:table-cell office:value-type="float" office:value="0.0709868411883815">
                <text:p>0.0709868411883815</text:p>
              </table:table-cell>
              <table:table-cell office:value-type="float" office:value="0.497996539693875">
                <text:p>0.497996539693875</text:p>
              </table:table-cell>
              <table:table-cell office:value-type="float" office:value="0.949468305588792">
                <text:p>0.949468305588792</text:p>
              </table:table-cell>
              <table:table-cell office:value-type="float" office:value="1.34543241170769">
                <text:p>1.34543241170769</text:p>
              </table:table-cell>
              <table:table-cell office:value-type="float" office:value="2.29916807139106">
                <text:p>2.29916807139106</text:p>
              </table:table-cell>
              <table:table-cell office:value-type="float" office:value="2.5655958000232">
                <text:p>2.5655958000232</text:p>
              </table:table-cell>
              <table:table-cell office:value-type="float" office:value="3.91399051613749">
                <text:p>3.91399051613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0342994444634037">
                <text:p>0.0342994444634037</text:p>
              </table:table-cell>
              <table:table-cell office:value-type="float" office:value="0.0491816458120718">
                <text:p>0.0491816458120718</text:p>
              </table:table-cell>
              <table:table-cell office:value-type="float" office:value="0.0714245427207161">
                <text:p>0.0714245427207161</text:p>
              </table:table-cell>
              <table:table-cell office:value-type="float" office:value="0.540831930493904">
                <text:p>0.540831930493904</text:p>
              </table:table-cell>
              <table:table-cell office:value-type="float" office:value="1.03116648272823">
                <text:p>1.03116648272823</text:p>
              </table:table-cell>
              <table:table-cell office:value-type="float" office:value="1.27794444607619">
                <text:p>1.27794444607619</text:p>
              </table:table-cell>
              <table:table-cell office:value-type="float" office:value="2.35281093347219">
                <text:p>2.35281093347219</text:p>
              </table:table-cell>
              <table:table-cell office:value-type="float" office:value="2.43689597879529">
                <text:p>2.43689597879529</text:p>
              </table:table-cell>
              <table:table-cell office:value-type="float" office:value="3.92274735703793">
                <text:p>3.92274735703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034949365522038">
                <text:p>0.034949365522038</text:p>
              </table:table-cell>
              <table:table-cell office:value-type="float" office:value="0.0476237286088171">
                <text:p>0.0476237286088171</text:p>
              </table:table-cell>
              <table:table-cell office:value-type="float" office:value="0.0719056804724863">
                <text:p>0.0719056804724863</text:p>
              </table:table-cell>
              <table:table-cell office:value-type="float" office:value="0.584169199842276">
                <text:p>0.584169199842276</text:p>
              </table:table-cell>
              <table:table-cell office:value-type="float" office:value="1.11381981560942">
                <text:p>1.11381981560942</text:p>
              </table:table-cell>
              <table:table-cell office:value-type="float" office:value="1.21308084377662">
                <text:p>1.21308084377662</text:p>
              </table:table-cell>
              <table:table-cell office:value-type="float" office:value="2.31320054574074">
                <text:p>2.31320054574074</text:p>
              </table:table-cell>
              <table:table-cell office:value-type="float" office:value="2.41070196432368">
                <text:p>2.41070196432368</text:p>
              </table:table-cell>
              <table:table-cell office:value-type="float" office:value="3.93240156939185">
                <text:p>3.93240156939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0356467031709527">
                <text:p>0.0356467031709527</text:p>
              </table:table-cell>
              <table:table-cell office:value-type="float" office:value="0.0461613259052211">
                <text:p>0.0461613259052211</text:p>
              </table:table-cell>
              <table:table-cell office:value-type="float" office:value="0.0724158732884052">
                <text:p>0.0724158732884052</text:p>
              </table:table-cell>
              <table:table-cell office:value-type="float" office:value="0.628073973932956">
                <text:p>0.628073973932956</text:p>
              </table:table-cell>
              <table:table-cell office:value-type="float" office:value="1.15091010578301">
                <text:p>1.15091010578301</text:p>
              </table:table-cell>
              <table:table-cell office:value-type="float" office:value="1.19755382363452">
                <text:p>1.19755382363452</text:p>
              </table:table-cell>
              <table:table-cell office:value-type="float" office:value="2.19464014150599">
                <text:p>2.19464014150599</text:p>
              </table:table-cell>
              <table:table-cell office:value-type="float" office:value="2.47094426575253">
                <text:p>2.47094426575253</text:p>
              </table:table-cell>
              <table:table-cell office:value-type="float" office:value="3.94267097849735">
                <text:p>3.94267097849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036391798067256">
                <text:p>0.036391798067256</text:p>
              </table:table-cell>
              <table:table-cell office:value-type="float" office:value="0.0447935243857461">
                <text:p>0.0447935243857461</text:p>
              </table:table-cell>
              <table:table-cell office:value-type="float" office:value="0.0729295604892653">
                <text:p>0.0729295604892653</text:p>
              </table:table-cell>
              <table:table-cell office:value-type="float" office:value="0.672572368491343">
                <text:p>0.672572368491343</text:p>
              </table:table-cell>
              <table:table-cell office:value-type="float" office:value="1.09146674674759">
                <text:p>1.09146674674759</text:p>
              </table:table-cell>
              <table:table-cell office:value-type="float" office:value="1.28241855741291">
                <text:p>1.28241855741291</text:p>
              </table:table-cell>
              <table:table-cell office:value-type="float" office:value="2.08128061238929">
                <text:p>2.08128061238929</text:p>
              </table:table-cell>
              <table:table-cell office:value-type="float" office:value="2.53049226507362">
                <text:p>2.53049226507362</text:p>
              </table:table-cell>
              <table:table-cell office:value-type="float" office:value="3.95304392519759">
                <text:p>3.95304392519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037183449320018">
                <text:p>0.037183449320018</text:p>
              </table:table-cell>
              <table:table-cell office:value-type="float" office:value="0.0435200677671878">
                <text:p>0.0435200677671878</text:p>
              </table:table-cell>
              <table:table-cell office:value-type="float" office:value="0.0734086703215312">
                <text:p>0.0734086703215312</text:p>
              </table:table-cell>
              <table:table-cell office:value-type="float" office:value="0.717570596373975">
                <text:p>0.717570596373975</text:p>
              </table:table-cell>
              <table:table-cell office:value-type="float" office:value="1.03486123339413">
                <text:p>1.03486123339413</text:p>
              </table:table-cell>
              <table:table-cell office:value-type="float" office:value="1.36823529042691">
                <text:p>1.36823529042691</text:p>
              </table:table-cell>
              <table:table-cell office:value-type="float" office:value="1.97333269104421">
                <text:p>1.97333269104421</text:p>
              </table:table-cell>
              <table:table-cell office:value-type="float" office:value="2.58509828364765">
                <text:p>2.58509828364765</text:p>
              </table:table-cell>
              <table:table-cell office:value-type="float" office:value="3.96274842356173">
                <text:p>3.962748423561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0380143068103732">
                <text:p>0.0380143068103732</text:p>
              </table:table-cell>
              <table:table-cell office:value-type="float" office:value="0.0423466091441756">
                <text:p>0.0423466091441756</text:p>
              </table:table-cell>
              <table:table-cell office:value-type="float" office:value="0.0738051353877755">
                <text:p>0.0738051353877755</text:p>
              </table:table-cell>
              <table:table-cell office:value-type="float" office:value="0.762561875343437">
                <text:p>0.762561875343437</text:p>
              </table:table-cell>
              <table:table-cell office:value-type="float" office:value="0.981594455985414">
                <text:p>0.981594455985414</text:p>
              </table:table-cell>
              <table:table-cell office:value-type="float" office:value="1.45403751136791">
                <text:p>1.45403751136791</text:p>
              </table:table-cell>
              <table:table-cell office:value-type="float" office:value="1.87175179244648">
                <text:p>1.87175179244648</text:p>
              </table:table-cell>
              <table:table-cell office:value-type="float" office:value="2.62964456192736">
                <text:p>2.62964456192736</text:p>
              </table:table-cell>
              <table:table-cell office:value-type="float" office:value="3.97080049465912">
                <text:p>3.97080049465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0000000003086">
                <text:p>0.950000000003086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0388448266861994">
                <text:p>0.0388448266861994</text:p>
              </table:table-cell>
              <table:table-cell office:value-type="float" office:value="0.0413111997545595">
                <text:p>0.0413111997545595</text:p>
              </table:table-cell>
              <table:table-cell office:value-type="float" office:value="0.0740691085481257">
                <text:p>0.0740691085481257</text:p>
              </table:table-cell>
              <table:table-cell office:value-type="float" office:value="0.805077714211377">
                <text:p>0.805077714211377</text:p>
              </table:table-cell>
              <table:table-cell office:value-type="float" office:value="0.934121271327835">
                <text:p>0.934121271327835</text:p>
              </table:table-cell>
              <table:table-cell office:value-type="float" office:value="1.535117140001">
                <text:p>1.535117140001</text:p>
              </table:table-cell>
              <table:table-cell office:value-type="float" office:value="1.78122008882704">
                <text:p>1.78122008882704</text:p>
              </table:table-cell>
              <table:table-cell office:value-type="float" office:value="2.65899809920903">
                <text:p>2.65899809920903</text:p>
              </table:table-cell>
              <table:table-cell office:value-type="float" office:value="3.97617246251647">
                <text:p>3.97617246251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0393586065159736">
                <text:p>0.0393586065159736</text:p>
              </table:table-cell>
              <table:table-cell office:value-type="float" office:value="0.0407292404014938">
                <text:p>0.0407292404014938</text:p>
              </table:table-cell>
              <table:table-cell office:value-type="float" office:value="0.0741619848709571">
                <text:p>0.0741619848709571</text:p>
              </table:table-cell>
              <table:table-cell office:value-type="float" office:value="0.829211148608313">
                <text:p>0.829211148608313</text:p>
              </table:table-cell>
              <table:table-cell office:value-type="float" office:value="0.908336886894462">
                <text:p>0.908336886894462</text:p>
              </table:table-cell>
              <table:table-cell office:value-type="float" office:value="1.5811387114988">
                <text:p>1.5811387114988</text:p>
              </table:table-cell>
              <table:table-cell office:value-type="float" office:value="1.73205067766509">
                <text:p>1.73205067766509</text:p>
              </table:table-cell>
              <table:table-cell office:value-type="float" office:value="2.66926947871512">
                <text:p>2.66926947871512</text:p>
              </table:table-cell>
              <table:table-cell office:value-type="float" office:value="3.97806457338244">
                <text:p>3.97806457338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style-name="ch1">
        <chart:legend chart:legend-position="end" svg:x="15.138cm" svg:y="6.531cm" style:legend-expansion="high" chart:style-name="ch2"/>
        <chart:plot-area chart:style-name="ch3" table:cell-range-address="20x20.M2:20x20.V42 20x20.W1:20x20.X42 20x20.N1:20x20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0x20.W2:20x20.W42" chart:label-cell-address="20x20.W1:20x20.W1" chart:class="chart:scatter">
            <chart:domain table:cell-range-address="20x20.M2:20x20.M42"/>
            <chart:data-point chart:repeated="41"/>
          </chart:series>
          <chart:series chart:style-name="ch8" chart:values-cell-range-address="20x20.X2:20x20.X42" chart:label-cell-address="20x20.X1:20x20.X1" chart:class="chart:scatter">
            <chart:data-point chart:repeated="41"/>
          </chart:series>
          <chart:series chart:style-name="ch9" chart:values-cell-range-address="20x20.N2:20x20.N42" chart:label-cell-address="20x20.N1:20x20.N1" chart:class="chart:scatter">
            <chart:data-point chart:repeated="41"/>
          </chart:series>
          <chart:series chart:style-name="ch10" chart:values-cell-range-address="20x20.O2:20x20.O42" chart:label-cell-address="20x20.O1:20x20.O1" chart:class="chart:scatter">
            <chart:data-point chart:repeated="41"/>
          </chart:series>
          <chart:series chart:style-name="ch11" chart:values-cell-range-address="20x20.P2:20x20.P42" chart:label-cell-address="20x20.P1:20x20.P1" chart:class="chart:scatter">
            <chart:data-point chart:repeated="41"/>
          </chart:series>
          <chart:series chart:style-name="ch12" chart:values-cell-range-address="20x20.Q2:20x20.Q42" chart:label-cell-address="20x20.Q1:20x20.Q1" chart:class="chart:scatter">
            <chart:data-point chart:repeated="41"/>
          </chart:series>
          <chart:series chart:style-name="ch13" chart:values-cell-range-address="20x20.R2:20x20.R42" chart:label-cell-address="20x20.R1:20x20.R1" chart:class="chart:scatter">
            <chart:data-point chart:repeated="41"/>
          </chart:series>
          <chart:series chart:style-name="ch14" chart:values-cell-range-address="20x20.S2:20x20.S42" chart:label-cell-address="20x20.S1:20x20.S1" chart:class="chart:scatter">
            <chart:data-point chart:repeated="41"/>
          </chart:series>
          <chart:series chart:style-name="ch15" chart:values-cell-range-address="20x20.T2:20x20.T42" chart:label-cell-address="20x20.T1:20x20.T1" chart:class="chart:scatter">
            <chart:data-point chart:repeated="41"/>
          </chart:series>
          <chart:series chart:style-name="ch16" chart:values-cell-range-address="20x20.U2:20x20.U42" chart:label-cell-address="20x20.U1:20x20.U1" chart:class="chart:scatter">
            <chart:data-point chart:repeated="41"/>
          </chart:series>
          <chart:series chart:style-name="ch17" chart:values-cell-range-address="20x20.V2:20x20.V42" chart:label-cell-address="20x20.V1:20x20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20x20.W1:20x20.W1</svg:desc>
                </draw:g>
              </table:table-cell>
              <table:table-cell office:value-type="string">
                <text:p>Beta</text:p>
                <draw:g>
                  <svg:desc>20x20.X1:20x20.X1</svg:desc>
                </draw:g>
              </table:table-cell>
              <table:table-cell office:value-type="string">
                <text:p>N = 1</text:p>
                <draw:g>
                  <svg:desc>20x20.N1:20x20.N1</svg:desc>
                </draw:g>
              </table:table-cell>
              <table:table-cell office:value-type="string">
                <text:p>N = 2</text:p>
                <draw:g>
                  <svg:desc>20x20.O1:20x20.O1</svg:desc>
                </draw:g>
              </table:table-cell>
              <table:table-cell office:value-type="string">
                <text:p>N = 3</text:p>
                <draw:g>
                  <svg:desc>20x20.P1:20x20.P1</svg:desc>
                </draw:g>
              </table:table-cell>
              <table:table-cell office:value-type="string">
                <text:p>N = 4</text:p>
                <draw:g>
                  <svg:desc>20x20.Q1:20x20.Q1</svg:desc>
                </draw:g>
              </table:table-cell>
              <table:table-cell office:value-type="string">
                <text:p>N = 5</text:p>
                <draw:g>
                  <svg:desc>20x20.R1:20x20.R1</svg:desc>
                </draw:g>
              </table:table-cell>
              <table:table-cell office:value-type="string">
                <text:p>N = 6</text:p>
                <draw:g>
                  <svg:desc>20x20.S1:20x20.S1</svg:desc>
                </draw:g>
              </table:table-cell>
              <table:table-cell office:value-type="string">
                <text:p>N = 7</text:p>
                <draw:g>
                  <svg:desc>20x20.T1:20x20.T1</svg:desc>
                </draw:g>
              </table:table-cell>
              <table:table-cell office:value-type="string">
                <text:p>N = 8</text:p>
                <draw:g>
                  <svg:desc>20x20.U1:20x20.U1</svg:desc>
                </draw:g>
              </table:table-cell>
              <table:table-cell office:value-type="string">
                <text:p>N = 9</text:p>
                <draw:g>
                  <svg:desc>20x20.V1:20x20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x20.M2:20x20.M42</svg:desc>
                </draw:g>
              </table:table-cell>
              <table:table-cell office:value-type="float" office:value="0">
                <text:p>0</text:p>
                <draw:g>
                  <svg:desc>20x20.W2:20x20.W42</svg:desc>
                </draw:g>
              </table:table-cell>
              <table:table-cell office:value-type="float" office:value="0">
                <text:p>0</text:p>
                <draw:g>
                  <svg:desc>20x20.X2:20x20.X42</svg:desc>
                </draw:g>
              </table:table-cell>
              <table:table-cell office:value-type="float" office:value="NaN">
                <text:p>NaN</text:p>
                <draw:g>
                  <svg:desc>20x20.N2:20x20.N42</svg:desc>
                </draw:g>
              </table:table-cell>
              <table:table-cell office:value-type="float" office:value="NaN">
                <text:p>NaN</text:p>
                <draw:g>
                  <svg:desc>20x20.O2:20x20.O42</svg:desc>
                </draw:g>
              </table:table-cell>
              <table:table-cell office:value-type="float" office:value="1.73204398651414">
                <text:p>1.73204398651414</text:p>
                <draw:g>
                  <svg:desc>20x20.P2:20x20.P42</svg:desc>
                </draw:g>
              </table:table-cell>
              <table:table-cell office:value-type="float" office:value="2.07609351077117">
                <text:p>2.07609351077117</text:p>
                <draw:g>
                  <svg:desc>20x20.Q2:20x20.Q42</svg:desc>
                </draw:g>
              </table:table-cell>
              <table:table-cell office:value-type="float" office:value="2.09364252840151">
                <text:p>2.09364252840151</text:p>
                <draw:g>
                  <svg:desc>20x20.R2:20x20.R42</svg:desc>
                </draw:g>
              </table:table-cell>
              <table:table-cell office:value-type="float" office:value="2.09364295310686">
                <text:p>2.09364295310686</text:p>
                <draw:g>
                  <svg:desc>20x20.S2:20x20.S42</svg:desc>
                </draw:g>
              </table:table-cell>
              <table:table-cell office:value-type="float" office:value="2.09381579176574">
                <text:p>2.09381579176574</text:p>
                <draw:g>
                  <svg:desc>20x20.T2:20x20.T42</svg:desc>
                </draw:g>
              </table:table-cell>
              <table:table-cell office:value-type="float" office:value="3.0256583545169">
                <text:p>3.0256583545169</text:p>
                <draw:g>
                  <svg:desc>20x20.U2:20x20.U42</svg:desc>
                </draw:g>
              </table:table-cell>
              <table:table-cell office:value-type="float" office:value="3.03914492134111">
                <text:p>3.03914492134111</text:p>
                <draw:g>
                  <svg:desc>20x20.V2:20x20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584608749">
                <text:p>0.0250000584608749</text:p>
              </table:table-cell>
              <table:table-cell office:value-type="float" office:value="0.03927">
                <text:p>0.03927</text:p>
              </table:table-cell>
              <table:table-cell office:value-type="float" office:value="0.019635">
                <text:p>0.019635</text:p>
              </table:table-cell>
              <table:table-cell office:value-type="float" office:value="NaN">
                <text:p>NaN</text:p>
              </table:table-cell>
              <table:table-cell office:value-type="float" office:value="0.0392699970488654">
                <text:p>0.0392699970488654</text:p>
              </table:table-cell>
              <table:table-cell office:value-type="float" office:value="1.73282132082414">
                <text:p>1.73282132082414</text:p>
              </table:table-cell>
              <table:table-cell office:value-type="float" office:value="2.05488326265436">
                <text:p>2.05488326265436</text:p>
              </table:table-cell>
              <table:table-cell office:value-type="float" office:value="2.09381841603892">
                <text:p>2.09381841603892</text:p>
              </table:table-cell>
              <table:table-cell office:value-type="float" office:value="2.09382189797629">
                <text:p>2.09382189797629</text:p>
              </table:table-cell>
              <table:table-cell office:value-type="float" office:value="2.11501960829683">
                <text:p>2.11501960829683</text:p>
              </table:table-cell>
              <table:table-cell office:value-type="float" office:value="3.01145624735555">
                <text:p>3.01145624735555</text:p>
              </table:table-cell>
              <table:table-cell office:value-type="float" office:value="3.01918879453063">
                <text:p>3.01918879453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1169217498">
                <text:p>0.0500001169217498</text:p>
              </table:table-cell>
              <table:table-cell office:value-type="float" office:value="0.07854">
                <text:p>0.07854</text:p>
              </table:table-cell>
              <table:table-cell office:value-type="float" office:value="0.03927">
                <text:p>0.03927</text:p>
              </table:table-cell>
              <table:table-cell office:value-type="float" office:value="NaN">
                <text:p>NaN</text:p>
              </table:table-cell>
              <table:table-cell office:value-type="float" office:value="0.0785399941973059">
                <text:p>0.0785399941973059</text:p>
              </table:table-cell>
              <table:table-cell office:value-type="float" office:value="1.73515039296778">
                <text:p>1.73515039296778</text:p>
              </table:table-cell>
              <table:table-cell office:value-type="float" office:value="2.026796923764">
                <text:p>2.026796923764</text:p>
              </table:table-cell>
              <table:table-cell office:value-type="float" office:value="2.09434683069865">
                <text:p>2.09434683069865</text:p>
              </table:table-cell>
              <table:table-cell office:value-type="float" office:value="2.09435865272248">
                <text:p>2.09435865272248</text:p>
              </table:table-cell>
              <table:table-cell office:value-type="float" office:value="2.14308584868845">
                <text:p>2.14308584868845</text:p>
              </table:table-cell>
              <table:table-cell office:value-type="float" office:value="2.99222852185839">
                <text:p>2.99222852185839</text:p>
              </table:table-cell>
              <table:table-cell office:value-type="float" office:value="2.99927388741219">
                <text:p>2.99927388741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1753826248">
                <text:p>0.0750001753826248</text:p>
              </table:table-cell>
              <table:table-cell office:value-type="float" office:value="0.11781">
                <text:p>0.11781</text:p>
              </table:table-cell>
              <table:table-cell office:value-type="float" office:value="0.058905">
                <text:p>0.058905</text:p>
              </table:table-cell>
              <table:table-cell office:value-type="float" office:value="NaN">
                <text:p>NaN</text:p>
              </table:table-cell>
              <table:table-cell office:value-type="float" office:value="0.117809991077776">
                <text:p>0.117809991077776</text:p>
              </table:table-cell>
              <table:table-cell office:value-type="float" office:value="1.73902246469888">
                <text:p>1.73902246469888</text:p>
              </table:table-cell>
              <table:table-cell office:value-type="float" office:value="1.99827328073627">
                <text:p>1.99827328073627</text:p>
              </table:table-cell>
              <table:table-cell office:value-type="float" office:value="2.09522726643593">
                <text:p>2.09522726643593</text:p>
              </table:table-cell>
              <table:table-cell office:value-type="float" office:value="2.09525296161693">
                <text:p>2.09525296161693</text:p>
              </table:table-cell>
              <table:table-cell office:value-type="float" office:value="2.17157609620619">
                <text:p>2.17157609620619</text:p>
              </table:table-cell>
              <table:table-cell office:value-type="float" office:value="2.97274603088696">
                <text:p>2.97274603088696</text:p>
              </table:table-cell>
              <table:table-cell office:value-type="float" office:value="2.97948621213276">
                <text:p>2.97948621213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2338435">
                <text:p>0.1000002338435</text:p>
              </table:table-cell>
              <table:table-cell office:value-type="float" office:value="0.15708">
                <text:p>0.15708</text:p>
              </table:table-cell>
              <table:table-cell office:value-type="float" office:value="0.07854">
                <text:p>0.07854</text:p>
              </table:table-cell>
              <table:table-cell office:value-type="float" office:value="NaN">
                <text:p>NaN</text:p>
              </table:table-cell>
              <table:table-cell office:value-type="float" office:value="0.157079988205314">
                <text:p>0.157079988205314</text:p>
              </table:table-cell>
              <table:table-cell office:value-type="float" office:value="1.74442314737059">
                <text:p>1.74442314737059</text:p>
              </table:table-cell>
              <table:table-cell office:value-type="float" office:value="1.96963228264738">
                <text:p>1.96963228264738</text:p>
              </table:table-cell>
              <table:table-cell office:value-type="float" office:value="2.09645933858372">
                <text:p>2.09645933858372</text:p>
              </table:table-cell>
              <table:table-cell office:value-type="float" office:value="2.09650440161873">
                <text:p>2.09650440161873</text:p>
              </table:table-cell>
              <table:table-cell office:value-type="float" office:value="2.20017057119734">
                <text:p>2.20017057119734</text:p>
              </table:table-cell>
              <table:table-cell office:value-type="float" office:value="2.95328606002322">
                <text:p>2.95328606002322</text:p>
              </table:table-cell>
              <table:table-cell office:value-type="float" office:value="2.95982834612701">
                <text:p>2.95982834612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292304375">
                <text:p>0.125000292304375</text:p>
              </table:table-cell>
              <table:table-cell office:value-type="float" office:value="0.19635">
                <text:p>0.19635</text:p>
              </table:table-cell>
              <table:table-cell office:value-type="float" office:value="0.098175">
                <text:p>0.098175</text:p>
              </table:table-cell>
              <table:table-cell office:value-type="float" office:value="NaN">
                <text:p>NaN</text:p>
              </table:table-cell>
              <table:table-cell office:value-type="float" office:value="0.196349985264553">
                <text:p>0.196349985264553</text:p>
              </table:table-cell>
              <table:table-cell office:value-type="float" office:value="1.75133264318752">
                <text:p>1.75133264318752</text:p>
              </table:table-cell>
              <table:table-cell office:value-type="float" office:value="1.94094108717307">
                <text:p>1.94094108717307</text:p>
              </table:table-cell>
              <table:table-cell office:value-type="float" office:value="2.09804251032045">
                <text:p>2.09804251032045</text:p>
              </table:table-cell>
              <table:table-cell office:value-type="float" office:value="2.09811238190274">
                <text:p>2.09811238190274</text:p>
              </table:table-cell>
              <table:table-cell office:value-type="float" office:value="2.22880239331211">
                <text:p>2.22880239331211</text:p>
              </table:table-cell>
              <table:table-cell office:value-type="float" office:value="2.93391192562307">
                <text:p>2.93391192562307</text:p>
              </table:table-cell>
              <table:table-cell office:value-type="float" office:value="2.94030286745551">
                <text:p>2.94030286745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35076525">
                <text:p>0.15000035076525</text:p>
              </table:table-cell>
              <table:table-cell office:value-type="float" office:value="0.23562">
                <text:p>0.23562</text:p>
              </table:table-cell>
              <table:table-cell office:value-type="float" office:value="0.11781">
                <text:p>0.11781</text:p>
              </table:table-cell>
              <table:table-cell office:value-type="float" office:value="NaN">
                <text:p>NaN</text:p>
              </table:table-cell>
              <table:table-cell office:value-type="float" office:value="0.235619982377076">
                <text:p>0.235619982377076</text:p>
              </table:table-cell>
              <table:table-cell office:value-type="float" office:value="1.75972602143971">
                <text:p>1.75972602143971</text:p>
              </table:table-cell>
              <table:table-cell office:value-type="float" office:value="1.91222287499601">
                <text:p>1.91222287499601</text:p>
              </table:table-cell>
              <table:table-cell office:value-type="float" office:value="2.09997609320051">
                <text:p>2.09997609320051</text:p>
              </table:table-cell>
              <table:table-cell office:value-type="float" office:value="2.10007614511836">
                <text:p>2.10007614511836</text:p>
              </table:table-cell>
              <table:table-cell office:value-type="float" office:value="2.25744885664272">
                <text:p>2.25744885664272</text:p>
              </table:table-cell>
              <table:table-cell office:value-type="float" office:value="2.90598676348313">
                <text:p>2.90598676348313</text:p>
              </table:table-cell>
              <table:table-cell office:value-type="float" office:value="2.91464818206304">
                <text:p>2.91464818206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409226124">
                <text:p>0.175000409226124</text:p>
              </table:table-cell>
              <table:table-cell office:value-type="float" office:value="0.27489">
                <text:p>0.27489</text:p>
              </table:table-cell>
              <table:table-cell office:value-type="float" office:value="0.137445">
                <text:p>0.137445</text:p>
              </table:table-cell>
              <table:table-cell office:value-type="float" office:value="NaN">
                <text:p>NaN</text:p>
              </table:table-cell>
              <table:table-cell office:value-type="float" office:value="0.274889979540254">
                <text:p>0.274889979540254</text:p>
              </table:table-cell>
              <table:table-cell office:value-type="float" office:value="1.76957336884852">
                <text:p>1.76957336884852</text:p>
              </table:table-cell>
              <table:table-cell office:value-type="float" office:value="1.88348853044092">
                <text:p>1.88348853044092</text:p>
              </table:table-cell>
              <table:table-cell office:value-type="float" office:value="2.10225924850333">
                <text:p>2.10225924850333</text:p>
              </table:table-cell>
              <table:table-cell office:value-type="float" office:value="2.10239476914474">
                <text:p>2.10239476914474</text:p>
              </table:table-cell>
              <table:table-cell office:value-type="float" office:value="2.2861000393063">
                <text:p>2.2861000393063</text:p>
              </table:table-cell>
              <table:table-cell office:value-type="float" office:value="2.86671582571847">
                <text:p>2.86671582571847</text:p>
              </table:table-cell>
              <table:table-cell office:value-type="float" office:value="2.89550771348464">
                <text:p>2.8955077134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467686999">
                <text:p>0.200000467686999</text:p>
              </table:table-cell>
              <table:table-cell office:value-type="float" office:value="0.31416">
                <text:p>0.31416</text:p>
              </table:table-cell>
              <table:table-cell office:value-type="float" office:value="0.15708">
                <text:p>0.15708</text:p>
              </table:table-cell>
              <table:table-cell office:value-type="float" office:value="NaN">
                <text:p>NaN</text:p>
              </table:table-cell>
              <table:table-cell office:value-type="float" office:value="0.314159976630445">
                <text:p>0.314159976630445</text:p>
              </table:table-cell>
              <table:table-cell office:value-type="float" office:value="1.78083899099246">
                <text:p>1.78083899099246</text:p>
              </table:table-cell>
              <table:table-cell office:value-type="float" office:value="1.85474591370666">
                <text:p>1.85474591370666</text:p>
              </table:table-cell>
              <table:table-cell office:value-type="float" office:value="2.1048909887264">
                <text:p>2.1048909887264</text:p>
              </table:table-cell>
              <table:table-cell office:value-type="float" office:value="2.10506716913834">
                <text:p>2.10506716913834</text:p>
              </table:table-cell>
              <table:table-cell office:value-type="float" office:value="2.31475082585981">
                <text:p>2.31475082585981</text:p>
              </table:table-cell>
              <table:table-cell office:value-type="float" office:value="2.82744493796923">
                <text:p>2.82744493796923</text:p>
              </table:table-cell>
              <table:table-cell office:value-type="float" office:value="2.87649882826678">
                <text:p>2.87649882826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526147874">
                <text:p>0.225000526147874</text:p>
              </table:table-cell>
              <table:table-cell office:value-type="float" office:value="0.35343">
                <text:p>0.35343</text:p>
              </table:table-cell>
              <table:table-cell office:value-type="float" office:value="0.176715">
                <text:p>0.176715</text:p>
              </table:table-cell>
              <table:table-cell office:value-type="float" office:value="NaN">
                <text:p>NaN</text:p>
              </table:table-cell>
              <table:table-cell office:value-type="float" office:value="0.353429973893191">
                <text:p>0.353429973893191</text:p>
              </table:table-cell>
              <table:table-cell office:value-type="float" office:value="1.7934704155206">
                <text:p>1.7934704155206</text:p>
              </table:table-cell>
              <table:table-cell office:value-type="float" office:value="1.82601407982025">
                <text:p>1.82601407982025</text:p>
              </table:table-cell>
              <table:table-cell office:value-type="float" office:value="2.10787017949526">
                <text:p>2.10787017949526</text:p>
              </table:table-cell>
              <table:table-cell office:value-type="float" office:value="2.10809209998057">
                <text:p>2.10809209998057</text:p>
              </table:table-cell>
              <table:table-cell office:value-type="float" office:value="2.34339821586317">
                <text:p>2.34339821586317</text:p>
              </table:table-cell>
              <table:table-cell office:value-type="float" office:value="2.78817409821583">
                <text:p>2.78817409821583</text:p>
              </table:table-cell>
              <table:table-cell office:value-type="float" office:value="2.85762774082796">
                <text:p>2.85762774082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584608749">
                <text:p>0.250000584608749</text:p>
              </table:table-cell>
              <table:table-cell office:value-type="float" office:value="0.3927">
                <text:p>0.3927</text:p>
              </table:table-cell>
              <table:table-cell office:value-type="float" office:value="0.19635">
                <text:p>0.19635</text:p>
              </table:table-cell>
              <table:table-cell office:value-type="float" office:value="0.0580069453915346">
                <text:p>0.0580069453915346</text:p>
              </table:table-cell>
              <table:table-cell office:value-type="float" office:value="0.392699971191935">
                <text:p>0.392699971191935</text:p>
              </table:table-cell>
              <table:table-cell office:value-type="float" office:value="1.79704689980932">
                <text:p>1.79704689980932</text:p>
              </table:table-cell>
              <table:table-cell office:value-type="float" office:value="1.80767641369347">
                <text:p>1.80767641369347</text:p>
              </table:table-cell>
              <table:table-cell office:value-type="float" office:value="2.11119554167505">
                <text:p>2.11119554167505</text:p>
              </table:table-cell>
              <table:table-cell office:value-type="float" office:value="2.11146815901331">
                <text:p>2.11146815901331</text:p>
              </table:table-cell>
              <table:table-cell office:value-type="float" office:value="2.3720402229514">
                <text:p>2.3720402229514</text:p>
              </table:table-cell>
              <table:table-cell office:value-type="float" office:value="2.74890330449774">
                <text:p>2.74890330449774</text:p>
              </table:table-cell>
              <table:table-cell office:value-type="float" office:value="2.83889962927811">
                <text:p>2.83889962927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643069624">
                <text:p>0.275000643069624</text:p>
              </table:table-cell>
              <table:table-cell office:value-type="float" office:value="0.43197">
                <text:p>0.43197</text:p>
              </table:table-cell>
              <table:table-cell office:value-type="float" office:value="0.215985">
                <text:p>0.215985</text:p>
              </table:table-cell>
              <table:table-cell office:value-type="float" office:value="0.111998607679607">
                <text:p>0.111998607679607</text:p>
              </table:table-cell>
              <table:table-cell office:value-type="float" office:value="0.43196996864781">
                <text:p>0.43196996864781</text:p>
              </table:table-cell>
              <table:table-cell office:value-type="float" office:value="1.76839813043588">
                <text:p>1.76839813043588</text:p>
              </table:table-cell>
              <table:table-cell office:value-type="float" office:value="1.82286299203536">
                <text:p>1.82286299203536</text:p>
              </table:table-cell>
              <table:table-cell office:value-type="float" office:value="2.11486565380923">
                <text:p>2.11486565380923</text:p>
              </table:table-cell>
              <table:table-cell office:value-type="float" office:value="2.11519378916659">
                <text:p>2.11519378916659</text:p>
              </table:table-cell>
              <table:table-cell office:value-type="float" office:value="2.40067534139753">
                <text:p>2.40067534139753</text:p>
              </table:table-cell>
              <table:table-cell office:value-type="float" office:value="2.70963255490399">
                <text:p>2.70963255490399</text:p>
              </table:table-cell>
              <table:table-cell office:value-type="float" office:value="2.82031916970895">
                <text:p>2.82031916970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701530499">
                <text:p>0.300000701530499</text:p>
              </table:table-cell>
              <table:table-cell office:value-type="float" office:value="0.47124">
                <text:p>0.47124</text:p>
              </table:table-cell>
              <table:table-cell office:value-type="float" office:value="0.23562">
                <text:p>0.23562</text:p>
              </table:table-cell>
              <table:table-cell office:value-type="float" office:value="0.15094625663859">
                <text:p>0.15094625663859</text:p>
              </table:table-cell>
              <table:table-cell office:value-type="float" office:value="0.471239966267516">
                <text:p>0.471239966267516</text:p>
              </table:table-cell>
              <table:table-cell office:value-type="float" office:value="1.7396359897583">
                <text:p>1.7396359897583</text:p>
              </table:table-cell>
              <table:table-cell office:value-type="float" office:value="1.83941962107868">
                <text:p>1.83941962107868</text:p>
              </table:table-cell>
              <table:table-cell office:value-type="float" office:value="2.11887895473298">
                <text:p>2.11887895473298</text:p>
              </table:table-cell>
              <table:table-cell office:value-type="float" office:value="2.11926728235525">
                <text:p>2.11926728235525</text:p>
              </table:table-cell>
              <table:table-cell office:value-type="float" office:value="2.42930222493668">
                <text:p>2.42930222493668</text:p>
              </table:table-cell>
              <table:table-cell office:value-type="float" office:value="2.67036184758617">
                <text:p>2.67036184758617</text:p>
              </table:table-cell>
              <table:table-cell office:value-type="float" office:value="2.8018908686628">
                <text:p>2.8018908686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759991374">
                <text:p>0.325000759991374</text:p>
              </table:table-cell>
              <table:table-cell office:value-type="float" office:value="0.51051">
                <text:p>0.51051</text:p>
              </table:table-cell>
              <table:table-cell office:value-type="float" office:value="0.255255">
                <text:p>0.255255</text:p>
              </table:table-cell>
              <table:table-cell office:value-type="float" office:value="0.184741519041438">
                <text:p>0.184741519041438</text:p>
              </table:table-cell>
              <table:table-cell office:value-type="float" office:value="0.51050996412579">
                <text:p>0.51050996412579</text:p>
              </table:table-cell>
              <table:table-cell office:value-type="float" office:value="1.71086288512108">
                <text:p>1.71086288512108</text:p>
              </table:table-cell>
              <table:table-cell office:value-type="float" office:value="1.85720017264431">
                <text:p>1.85720017264431</text:p>
              </table:table-cell>
              <table:table-cell office:value-type="float" office:value="2.12323374661675">
                <text:p>2.12323374661675</text:p>
              </table:table-cell>
              <table:table-cell office:value-type="float" office:value="2.12368678314145">
                <text:p>2.12368678314145</text:p>
              </table:table-cell>
              <table:table-cell office:value-type="float" office:value="2.45791941496322">
                <text:p>2.45791941496322</text:p>
              </table:table-cell>
              <table:table-cell office:value-type="float" office:value="2.63109118074052">
                <text:p>2.63109118074052</text:p>
              </table:table-cell>
              <table:table-cell office:value-type="float" office:value="2.78361934699202">
                <text:p>2.783619346992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818452249">
                <text:p>0.350000818452249</text:p>
              </table:table-cell>
              <table:table-cell office:value-type="float" office:value="0.54978">
                <text:p>0.54978</text:p>
              </table:table-cell>
              <table:table-cell office:value-type="float" office:value="0.27489">
                <text:p>0.27489</text:p>
              </table:table-cell>
              <table:table-cell office:value-type="float" office:value="0.215914720333796">
                <text:p>0.215914720333796</text:p>
              </table:table-cell>
              <table:table-cell office:value-type="float" office:value="0.549779962261483">
                <text:p>0.549779962261483</text:p>
              </table:table-cell>
              <table:table-cell office:value-type="float" office:value="1.68208574279647">
                <text:p>1.68208574279647</text:p>
              </table:table-cell>
              <table:table-cell office:value-type="float" office:value="1.87615316242283">
                <text:p>1.87615316242283</text:p>
              </table:table-cell>
              <table:table-cell office:value-type="float" office:value="2.12792819813384">
                <text:p>2.12792819813384</text:p>
              </table:table-cell>
              <table:table-cell office:value-type="float" office:value="2.12845029274979">
                <text:p>2.12845029274979</text:p>
              </table:table-cell>
              <table:table-cell office:value-type="float" office:value="2.48652498789269">
                <text:p>2.48652498789269</text:p>
              </table:table-cell>
              <table:table-cell office:value-type="float" office:value="2.59182055261916">
                <text:p>2.59182055261916</text:p>
              </table:table-cell>
              <table:table-cell office:value-type="float" office:value="2.76550970251082">
                <text:p>2.76550970251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876913124">
                <text:p>0.375000876913124</text:p>
              </table:table-cell>
              <table:table-cell office:value-type="float" office:value="0.58905">
                <text:p>0.58905</text:p>
              </table:table-cell>
              <table:table-cell office:value-type="float" office:value="0.294525">
                <text:p>0.294525</text:p>
              </table:table-cell>
              <table:table-cell office:value-type="float" office:value="0.245550720263489">
                <text:p>0.245550720263489</text:p>
              </table:table-cell>
              <table:table-cell office:value-type="float" office:value="0.589049960749748">
                <text:p>0.589049960749748</text:p>
              </table:table-cell>
              <table:table-cell office:value-type="float" office:value="1.65330702952262">
                <text:p>1.65330702952262</text:p>
              </table:table-cell>
              <table:table-cell office:value-type="float" office:value="1.89623122639797">
                <text:p>1.89623122639797</text:p>
              </table:table-cell>
              <table:table-cell office:value-type="float" office:value="2.13296034809297">
                <text:p>2.13296034809297</text:p>
              </table:table-cell>
              <table:table-cell office:value-type="float" office:value="2.13355567327373">
                <text:p>2.13355567327373</text:p>
              </table:table-cell>
              <table:table-cell office:value-type="float" office:value="2.51511590554482">
                <text:p>2.51511590554482</text:p>
              </table:table-cell>
              <table:table-cell office:value-type="float" office:value="2.55254996151174">
                <text:p>2.55254996151174</text:p>
              </table:table-cell>
              <table:table-cell office:value-type="float" office:value="2.74756816740711">
                <text:p>2.74756816740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935373999">
                <text:p>0.400000935373999</text:p>
              </table:table-cell>
              <table:table-cell office:value-type="float" office:value="0.62832">
                <text:p>0.62832</text:p>
              </table:table-cell>
              <table:table-cell office:value-type="float" office:value="0.31416">
                <text:p>0.31416</text:p>
              </table:table-cell>
              <table:table-cell office:value-type="float" office:value="0.274222195964787">
                <text:p>0.274222195964787</text:p>
              </table:table-cell>
              <table:table-cell office:value-type="float" office:value="0.628319959677987">
                <text:p>0.628319959677987</text:p>
              </table:table-cell>
              <table:table-cell office:value-type="float" office:value="1.62452834084994">
                <text:p>1.62452834084994</text:p>
              </table:table-cell>
              <table:table-cell office:value-type="float" office:value="1.91738796482514">
                <text:p>1.91738796482514</text:p>
              </table:table-cell>
              <table:table-cell office:value-type="float" office:value="2.13832810933257">
                <text:p>2.13832810933257</text:p>
              </table:table-cell>
              <table:table-cell office:value-type="float" office:value="2.13900065215397">
                <text:p>2.13900065215397</text:p>
              </table:table-cell>
              <table:table-cell office:value-type="float" office:value="2.51327940577973">
                <text:p>2.51327940577973</text:p>
              </table:table-cell>
              <table:table-cell office:value-type="float" office:value="2.54368649115241">
                <text:p>2.54368649115241</text:p>
              </table:table-cell>
              <table:table-cell office:value-type="float" office:value="2.7298036378223">
                <text:p>2.7298036378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993834874">
                <text:p>0.425000993834874</text:p>
              </table:table-cell>
              <table:table-cell office:value-type="float" office:value="0.66759">
                <text:p>0.66759</text:p>
              </table:table-cell>
              <table:table-cell office:value-type="float" office:value="0.333795">
                <text:p>0.333795</text:p>
              </table:table-cell>
              <table:table-cell office:value-type="float" office:value="0.302268813852592">
                <text:p>0.302268813852592</text:p>
              </table:table-cell>
              <table:table-cell office:value-type="float" office:value="0.667589959132041">
                <text:p>0.667589959132041</text:p>
              </table:table-cell>
              <table:table-cell office:value-type="float" office:value="1.59575103508101">
                <text:p>1.59575103508101</text:p>
              </table:table-cell>
              <table:table-cell office:value-type="float" office:value="1.93957767957401">
                <text:p>1.93957767957401</text:p>
              </table:table-cell>
              <table:table-cell office:value-type="float" office:value="2.1440292731755">
                <text:p>2.1440292731755</text:p>
              </table:table-cell>
              <table:table-cell office:value-type="float" office:value="2.14478282683326">
                <text:p>2.14478282683326</text:p>
              </table:table-cell>
              <table:table-cell office:value-type="float" office:value="2.47400888381805">
                <text:p>2.47400888381805</text:p>
              </table:table-cell>
              <table:table-cell office:value-type="float" office:value="2.57222398880183">
                <text:p>2.57222398880183</text:p>
              </table:table-cell>
              <table:table-cell office:value-type="float" office:value="2.7122321179984">
                <text:p>2.7122321179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1052295749">
                <text:p>0.450001052295749</text:p>
              </table:table-cell>
              <table:table-cell office:value-type="float" office:value="0.70686">
                <text:p>0.70686</text:p>
              </table:table-cell>
              <table:table-cell office:value-type="float" office:value="0.35343">
                <text:p>0.35343</text:p>
              </table:table-cell>
              <table:table-cell office:value-type="float" office:value="0.32990742831154">
                <text:p>0.32990742831154</text:p>
              </table:table-cell>
              <table:table-cell office:value-type="float" office:value="0.706859959244641">
                <text:p>0.706859959244641</text:p>
              </table:table-cell>
              <table:table-cell office:value-type="float" office:value="1.56697641863723">
                <text:p>1.56697641863723</text:p>
              </table:table-cell>
              <table:table-cell office:value-type="float" office:value="1.9627555028176">
                <text:p>1.9627555028176</text:p>
              </table:table-cell>
              <table:table-cell office:value-type="float" office:value="2.15006151449618">
                <text:p>2.15006151449618</text:p>
              </table:table-cell>
              <table:table-cell office:value-type="float" office:value="2.15089966965727">
                <text:p>2.15089966965727</text:p>
              </table:table-cell>
              <table:table-cell office:value-type="float" office:value="2.43473839407697">
                <text:p>2.43473839407697</text:p>
              </table:table-cell>
              <table:table-cell office:value-type="float" office:value="2.600691317557">
                <text:p>2.600691317557</text:p>
              </table:table-cell>
              <table:table-cell office:value-type="float" office:value="2.69489396747759">
                <text:p>2.69489396747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1110756624">
                <text:p>0.475001110756624</text:p>
              </table:table-cell>
              <table:table-cell office:value-type="float" office:value="0.74613">
                <text:p>0.74613</text:p>
              </table:table-cell>
              <table:table-cell office:value-type="float" office:value="0.373065">
                <text:p>0.373065</text:p>
              </table:table-cell>
              <table:table-cell office:value-type="float" office:value="0.357283457271972">
                <text:p>0.357283457271972</text:p>
              </table:table-cell>
              <table:table-cell office:value-type="float" office:value="0.746129960096756">
                <text:p>0.746129960096756</text:p>
              </table:table-cell>
              <table:table-cell office:value-type="float" office:value="1.53820582129676">
                <text:p>1.53820582129676</text:p>
              </table:table-cell>
              <table:table-cell office:value-type="float" office:value="1.98687758215279">
                <text:p>1.98687758215279</text:p>
              </table:table-cell>
              <table:table-cell office:value-type="float" office:value="2.15642239802992">
                <text:p>2.15642239802992</text:p>
              </table:table-cell>
              <table:table-cell office:value-type="float" office:value="2.15734853293345">
                <text:p>2.15734853293345</text:p>
              </table:table-cell>
              <table:table-cell office:value-type="float" office:value="2.39546793505661">
                <text:p>2.39546793505661</text:p>
              </table:table-cell>
              <table:table-cell office:value-type="float" office:value="2.62891452970579">
                <text:p>2.62891452970579</text:p>
              </table:table-cell>
              <table:table-cell office:value-type="float" office:value="2.67796643540524">
                <text:p>2.67796643540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1169217498">
                <text:p>0.500001169217498</text:p>
              </table:table-cell>
              <table:table-cell office:value-type="float" office:value="0.7854">
                <text:p>0.7854</text:p>
              </table:table-cell>
              <table:table-cell office:value-type="float" office:value="0.3927">
                <text:p>0.3927</text:p>
              </table:table-cell>
              <table:table-cell office:value-type="float" office:value="0.384497713242853">
                <text:p>0.384497713242853</text:p>
              </table:table-cell>
              <table:table-cell office:value-type="float" office:value="0.785399961832914">
                <text:p>0.785399961832914</text:p>
              </table:table-cell>
              <table:table-cell office:value-type="float" office:value="1.50944063640337">
                <text:p>1.50944063640337</text:p>
              </table:table-cell>
              <table:table-cell office:value-type="float" office:value="2.01190125058405">
                <text:p>2.01190125058405</text:p>
              </table:table-cell>
              <table:table-cell office:value-type="float" office:value="2.16310938661022">
                <text:p>2.16310938661022</text:p>
              </table:table-cell>
              <table:table-cell office:value-type="float" office:value="2.16412665408828">
                <text:p>2.16412665408828</text:p>
              </table:table-cell>
              <table:table-cell office:value-type="float" office:value="2.35619750529456">
                <text:p>2.35619750529456</text:p>
              </table:table-cell>
              <table:table-cell office:value-type="float" office:value="2.65309189363532">
                <text:p>2.65309189363532</text:p>
              </table:table-cell>
              <table:table-cell office:value-type="float" office:value="2.66518700599035">
                <text:p>2.66518700599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1227678373">
                <text:p>0.525001227678373</text:p>
              </table:table-cell>
              <table:table-cell office:value-type="float" office:value="0.82467">
                <text:p>0.82467</text:p>
              </table:table-cell>
              <table:table-cell office:value-type="float" office:value="0.412335">
                <text:p>0.412335</text:p>
              </table:table-cell>
              <table:table-cell office:value-type="float" office:value="0.411621636495825">
                <text:p>0.411621636495825</text:p>
              </table:table-cell>
              <table:table-cell office:value-type="float" office:value="0.824669964629275">
                <text:p>0.824669964629275</text:p>
              </table:table-cell>
              <table:table-cell office:value-type="float" office:value="1.48068234870411">
                <text:p>1.48068234870411</text:p>
              </table:table-cell>
              <table:table-cell office:value-type="float" office:value="2.03778516175663">
                <text:p>2.03778516175663</text:p>
              </table:table-cell>
              <table:table-cell office:value-type="float" office:value="2.17011985369798">
                <text:p>2.17011985369798</text:p>
              </table:table-cell>
              <table:table-cell office:value-type="float" office:value="2.17123116103525">
                <text:p>2.17123116103525</text:p>
              </table:table-cell>
              <table:table-cell office:value-type="float" office:value="2.31692710338078">
                <text:p>2.31692710338078</text:p>
              </table:table-cell>
              <table:table-cell office:value-type="float" office:value="2.64236322060189">
                <text:p>2.64236322060189</text:p>
              </table:table-cell>
              <table:table-cell office:value-type="float" office:value="2.64818339793484">
                <text:p>2.64818339793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1286139248">
                <text:p>0.550001286139248</text:p>
              </table:table-cell>
              <table:table-cell office:value-type="float" office:value="0.86394">
                <text:p>0.86394</text:p>
              </table:table-cell>
              <table:table-cell office:value-type="float" office:value="0.43197">
                <text:p>0.43197</text:p>
              </table:table-cell>
              <table:table-cell office:value-type="float" office:value="0.43870651596088">
                <text:p>0.43870651596088</text:p>
              </table:table-cell>
              <table:table-cell office:value-type="float" office:value="0.863939968617962">
                <text:p>0.863939968617962</text:p>
              </table:table-cell>
              <table:table-cell office:value-type="float" office:value="1.45193255826924">
                <text:p>1.45193255826924</text:p>
              </table:table-cell>
              <table:table-cell office:value-type="float" office:value="2.06448938196473">
                <text:p>2.06448938196473</text:p>
              </table:table-cell>
              <table:table-cell office:value-type="float" office:value="2.17745110527032">
                <text:p>2.17745110527032</text:p>
              </table:table-cell>
              <table:table-cell office:value-type="float" office:value="2.17865907762298">
                <text:p>2.17865907762298</text:p>
              </table:table-cell>
              <table:table-cell office:value-type="float" office:value="2.2776567279574">
                <text:p>2.2776567279574</text:p>
              </table:table-cell>
              <table:table-cell office:value-type="float" office:value="2.62602549562957">
                <text:p>2.62602549562957</text:p>
              </table:table-cell>
              <table:table-cell office:value-type="float" office:value="2.63134848950134">
                <text:p>2.63134848950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1344600123">
                <text:p>0.575001344600123</text:p>
              </table:table-cell>
              <table:table-cell office:value-type="float" office:value="0.90321">
                <text:p>0.90321</text:p>
              </table:table-cell>
              <table:table-cell office:value-type="float" office:value="0.451605">
                <text:p>0.451605</text:p>
              </table:table-cell>
              <table:table-cell office:value-type="float" office:value="0.49289679562392">
                <text:p>0.49289679562392</text:p>
              </table:table-cell>
              <table:table-cell office:value-type="float" office:value="0.903209973984955">
                <text:p>0.903209973984955</text:p>
              </table:table-cell>
              <table:table-cell office:value-type="float" office:value="1.42319300489197">
                <text:p>1.42319300489197</text:p>
              </table:table-cell>
              <table:table-cell office:value-type="float" office:value="2.09197542546436">
                <text:p>2.09197542546436</text:p>
              </table:table-cell>
              <table:table-cell office:value-type="float" office:value="2.18510042598823">
                <text:p>2.18510042598823</text:p>
              </table:table-cell>
              <table:table-cell office:value-type="float" office:value="2.18640732912031">
                <text:p>2.18640732912031</text:p>
              </table:table-cell>
              <table:table-cell office:value-type="float" office:value="2.23838637769862">
                <text:p>2.23838637769862</text:p>
              </table:table-cell>
              <table:table-cell office:value-type="float" office:value="2.60960321879831">
                <text:p>2.60960321879831</text:p>
              </table:table-cell>
              <table:table-cell office:value-type="float" office:value="2.6147004662028">
                <text:p>2.61470046620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1403060999">
                <text:p>0.600001403060999</text:p>
              </table:table-cell>
              <table:table-cell office:value-type="float" office:value="0.942480000000001">
                <text:p>0.942480000000001</text:p>
              </table:table-cell>
              <table:table-cell office:value-type="float" office:value="0.471240000000001">
                <text:p>0.471240000000001</text:p>
              </table:table-cell>
              <table:table-cell office:value-type="float" office:value="0.465789360843222">
                <text:p>0.465789360843222</text:p>
              </table:table-cell>
              <table:table-cell office:value-type="float" office:value="0.942479980919102">
                <text:p>0.942479980919102</text:p>
              </table:table-cell>
              <table:table-cell office:value-type="float" office:value="1.39446559608652">
                <text:p>1.39446559608652</text:p>
              </table:table-cell>
              <table:table-cell office:value-type="float" office:value="2.12020618713272">
                <text:p>2.12020618713272</text:p>
              </table:table-cell>
              <table:table-cell office:value-type="float" office:value="2.1930651989515">
                <text:p>2.1930651989515</text:p>
              </table:table-cell>
              <table:table-cell office:value-type="float" office:value="2.19447274785775">
                <text:p>2.19447274785775</text:p>
              </table:table-cell>
              <table:table-cell office:value-type="float" office:value="2.19911605133693">
                <text:p>2.19911605133693</text:p>
              </table:table-cell>
              <table:table-cell office:value-type="float" office:value="2.59330487405647">
                <text:p>2.59330487405647</text:p>
              </table:table-cell>
              <table:table-cell office:value-type="float" office:value="2.59824281691436">
                <text:p>2.59824281691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1461521873">
                <text:p>0.625001461521873</text:p>
              </table:table-cell>
              <table:table-cell office:value-type="float" office:value="0.98175">
                <text:p>0.98175</text:p>
              </table:table-cell>
              <table:table-cell office:value-type="float" office:value="0.490875">
                <text:p>0.490875</text:p>
              </table:table-cell>
              <table:table-cell office:value-type="float" office:value="0.520047726665714">
                <text:p>0.520047726665714</text:p>
              </table:table-cell>
              <table:table-cell office:value-type="float" office:value="0.981749989677954">
                <text:p>0.981749989677954</text:p>
              </table:table-cell>
              <table:table-cell office:value-type="float" office:value="1.36575244180472">
                <text:p>1.36575244180472</text:p>
              </table:table-cell>
              <table:table-cell office:value-type="float" office:value="2.14914556501496">
                <text:p>2.14914556501496</text:p>
              </table:table-cell>
              <table:table-cell office:value-type="float" office:value="2.15984574763842">
                <text:p>2.15984574763842</text:p>
              </table:table-cell>
              <table:table-cell office:value-type="float" office:value="2.20134330929175">
                <text:p>2.20134330929175</text:p>
              </table:table-cell>
              <table:table-cell office:value-type="float" office:value="2.20285207882123">
                <text:p>2.20285207882123</text:p>
              </table:table-cell>
              <table:table-cell office:value-type="float" office:value="2.57717504150206">
                <text:p>2.57717504150206</text:p>
              </table:table-cell>
              <table:table-cell office:value-type="float" office:value="2.58197906256598">
                <text:p>2.581979062565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1519982748">
                <text:p>0.650001519982748</text:p>
              </table:table-cell>
              <table:table-cell office:value-type="float" office:value="1.02102">
                <text:p>1.02102</text:p>
              </table:table-cell>
              <table:table-cell office:value-type="float" office:value="0.51051">
                <text:p>0.51051</text:p>
              </table:table-cell>
              <table:table-cell office:value-type="float" office:value="0.547255211722472">
                <text:p>0.547255211722472</text:p>
              </table:table-cell>
              <table:table-cell office:value-type="float" office:value="1.02102000043598">
                <text:p>1.02102000043598</text:p>
              </table:table-cell>
              <table:table-cell office:value-type="float" office:value="1.33705590030949">
                <text:p>1.33705590030949</text:p>
              </table:table-cell>
              <table:table-cell office:value-type="float" office:value="2.12057546540904">
                <text:p>2.12057546540904</text:p>
              </table:table-cell>
              <table:table-cell office:value-type="float" office:value="2.17875640854254">
                <text:p>2.17875640854254</text:p>
              </table:table-cell>
              <table:table-cell office:value-type="float" office:value="2.20993519938662">
                <text:p>2.20993519938662</text:p>
              </table:table-cell>
              <table:table-cell office:value-type="float" office:value="2.21154198540696">
                <text:p>2.21154198540696</text:p>
              </table:table-cell>
              <table:table-cell office:value-type="float" office:value="2.56123095964726">
                <text:p>2.56123095964726</text:p>
              </table:table-cell>
              <table:table-cell office:value-type="float" office:value="2.56591276348473">
                <text:p>2.565912763484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1578443623">
                <text:p>0.675001578443623</text:p>
              </table:table-cell>
              <table:table-cell office:value-type="float" office:value="1.06029">
                <text:p>1.06029</text:p>
              </table:table-cell>
              <table:table-cell office:value-type="float" office:value="0.530145">
                <text:p>0.530145</text:p>
              </table:table-cell>
              <table:table-cell office:value-type="float" office:value="0.574527787479074">
                <text:p>0.574527787479074</text:p>
              </table:table-cell>
              <table:table-cell office:value-type="float" office:value="1.06029001349575">
                <text:p>1.06029001349575</text:p>
              </table:table-cell>
              <table:table-cell office:value-type="float" office:value="1.30837864146086">
                <text:p>1.30837864146086</text:p>
              </table:table-cell>
              <table:table-cell office:value-type="float" office:value="2.08130520350978">
                <text:p>2.08130520350978</text:p>
              </table:table-cell>
              <table:table-cell office:value-type="float" office:value="2.20897154457268">
                <text:p>2.20897154457268</text:p>
              </table:table-cell>
              <table:table-cell office:value-type="float" office:value="2.218872824524">
                <text:p>2.218872824524</text:p>
              </table:table-cell>
              <table:table-cell office:value-type="float" office:value="2.22053905556675">
                <text:p>2.22053905556675</text:p>
              </table:table-cell>
              <table:table-cell office:value-type="float" office:value="2.54548213175735">
                <text:p>2.54548213175735</text:p>
              </table:table-cell>
              <table:table-cell office:value-type="float" office:value="2.55004751920373">
                <text:p>2.55004751920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1636904498">
                <text:p>0.700001636904498</text:p>
              </table:table-cell>
              <table:table-cell office:value-type="float" office:value="1.09956">
                <text:p>1.09956</text:p>
              </table:table-cell>
              <table:table-cell office:value-type="float" office:value="0.54978">
                <text:p>0.54978</text:p>
              </table:table-cell>
              <table:table-cell office:value-type="float" office:value="0.601870409148971">
                <text:p>0.601870409148971</text:p>
              </table:table-cell>
              <table:table-cell office:value-type="float" office:value="1.09956002907305">
                <text:p>1.09956002907305</text:p>
              </table:table-cell>
              <table:table-cell office:value-type="float" office:value="1.27972373814528">
                <text:p>1.27972373814528</text:p>
              </table:table-cell>
              <table:table-cell office:value-type="float" office:value="2.04203496082244">
                <text:p>2.04203496082244</text:p>
              </table:table-cell>
              <table:table-cell office:value-type="float" office:value="2.22792994386994">
                <text:p>2.22792994386994</text:p>
              </table:table-cell>
              <table:table-cell office:value-type="float" office:value="2.22983980154162">
                <text:p>2.22983980154162</text:p>
              </table:table-cell>
              <table:table-cell office:value-type="float" office:value="2.23998345357348">
                <text:p>2.23998345357348</text:p>
              </table:table-cell>
              <table:table-cell office:value-type="float" office:value="2.52993522127371">
                <text:p>2.52993522127371</text:p>
              </table:table-cell>
              <table:table-cell office:value-type="float" office:value="2.5343869671587">
                <text:p>2.5343869671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1695365373">
                <text:p>0.725001695365373</text:p>
              </table:table-cell>
              <table:table-cell office:value-type="float" office:value="1.13883">
                <text:p>1.13883</text:p>
              </table:table-cell>
              <table:table-cell office:value-type="float" office:value="0.569415">
                <text:p>0.569415</text:p>
              </table:table-cell>
              <table:table-cell office:value-type="float" office:value="0.629285089610538">
                <text:p>0.629285089610538</text:p>
              </table:table-cell>
              <table:table-cell office:value-type="float" office:value="1.13883004752826">
                <text:p>1.13883004752826</text:p>
              </table:table-cell>
              <table:table-cell office:value-type="float" office:value="1.25109480391884">
                <text:p>1.25109480391884</text:p>
              </table:table-cell>
              <table:table-cell office:value-type="float" office:value="2.00276473630435">
                <text:p>2.00276473630435</text:p>
              </table:table-cell>
              <table:table-cell office:value-type="float" office:value="2.23745645046242">
                <text:p>2.23745645046242</text:p>
              </table:table-cell>
              <table:table-cell office:value-type="float" office:value="2.23944068352957">
                <text:p>2.23944068352957</text:p>
              </table:table-cell>
              <table:table-cell office:value-type="float" office:value="2.27140985589635">
                <text:p>2.27140985589635</text:p>
              </table:table-cell>
              <table:table-cell office:value-type="float" office:value="2.51459570310071">
                <text:p>2.51459570310071</text:p>
              </table:table-cell>
              <table:table-cell office:value-type="float" office:value="2.51893478115602">
                <text:p>2.51893478115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1753826248">
                <text:p>0.750001753826248</text:p>
              </table:table-cell>
              <table:table-cell office:value-type="float" office:value="1.1781">
                <text:p>1.1781</text:p>
              </table:table-cell>
              <table:table-cell office:value-type="float" office:value="0.58905">
                <text:p>0.58905</text:p>
              </table:table-cell>
              <table:table-cell office:value-type="float" office:value="0.656771276710306">
                <text:p>0.656771276710306</text:p>
              </table:table-cell>
              <table:table-cell office:value-type="float" office:value="1.17810006912795">
                <text:p>1.17810006912795</text:p>
              </table:table-cell>
              <table:table-cell office:value-type="float" office:value="1.22249620874713">
                <text:p>1.22249620874713</text:p>
              </table:table-cell>
              <table:table-cell office:value-type="float" office:value="1.96349452891435">
                <text:p>1.96349452891435</text:p>
              </table:table-cell>
              <table:table-cell office:value-type="float" office:value="2.24724752717327">
                <text:p>2.24724752717327</text:p>
              </table:table-cell>
              <table:table-cell office:value-type="float" office:value="2.24933808969533">
                <text:p>2.24933808969533</text:p>
              </table:table-cell>
              <table:table-cell office:value-type="float" office:value="2.30342446714596">
                <text:p>2.30342446714596</text:p>
              </table:table-cell>
              <table:table-cell office:value-type="float" office:value="2.49946857996263">
                <text:p>2.49946857996263</text:p>
              </table:table-cell>
              <table:table-cell office:value-type="float" office:value="2.50369466946238">
                <text:p>2.50369466946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1812287123">
                <text:p>0.775001812287123</text:p>
              </table:table-cell>
              <table:table-cell office:value-type="float" office:value="1.21737">
                <text:p>1.21737</text:p>
              </table:table-cell>
              <table:table-cell office:value-type="float" office:value="0.608685">
                <text:p>0.608685</text:p>
              </table:table-cell>
              <table:table-cell office:value-type="float" office:value="0.684325956507412">
                <text:p>0.684325956507412</text:p>
              </table:table-cell>
              <table:table-cell office:value-type="float" office:value="1.19393343414942">
                <text:p>1.19393343414942</text:p>
              </table:table-cell>
              <table:table-cell office:value-type="float" office:value="1.21737009422783">
                <text:p>1.21737009422783</text:p>
              </table:table-cell>
              <table:table-cell office:value-type="float" office:value="1.92422433768455">
                <text:p>1.92422433768455</text:p>
              </table:table-cell>
              <table:table-cell office:value-type="float" office:value="2.25732502056593">
                <text:p>2.25732502056593</text:p>
              </table:table-cell>
              <table:table-cell office:value-type="float" office:value="2.25952836016958">
                <text:p>2.25952836016958</text:p>
              </table:table-cell>
              <table:table-cell office:value-type="float" office:value="2.33597536282819">
                <text:p>2.33597536282819</text:p>
              </table:table-cell>
              <table:table-cell office:value-type="float" office:value="2.4845588681443">
                <text:p>2.4845588681443</text:p>
              </table:table-cell>
              <table:table-cell office:value-type="float" office:value="2.48867037286335">
                <text:p>2.48867037286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1870747997">
                <text:p>0.800001870747997</text:p>
              </table:table-cell>
              <table:table-cell office:value-type="float" office:value="1.25664">
                <text:p>1.25664</text:p>
              </table:table-cell>
              <table:table-cell office:value-type="float" office:value="0.62832">
                <text:p>0.62832</text:p>
              </table:table-cell>
              <table:table-cell office:value-type="float" office:value="0.711943395169291">
                <text:p>0.711943395169291</text:p>
              </table:table-cell>
              <table:table-cell office:value-type="float" office:value="1.16541368792993">
                <text:p>1.16541368792993</text:p>
              </table:table-cell>
              <table:table-cell office:value-type="float" office:value="1.25664012318527">
                <text:p>1.25664012318527</text:p>
              </table:table-cell>
              <table:table-cell office:value-type="float" office:value="1.88495416164441">
                <text:p>1.88495416164441</text:p>
              </table:table-cell>
              <table:table-cell office:value-type="float" office:value="2.26768820662026">
                <text:p>2.26768820662026</text:p>
              </table:table-cell>
              <table:table-cell office:value-type="float" office:value="2.27000778615684">
                <text:p>2.27000778615684</text:p>
              </table:table-cell>
              <table:table-cell office:value-type="float" office:value="2.36903345965491">
                <text:p>2.36903345965491</text:p>
              </table:table-cell>
              <table:table-cell office:value-type="float" office:value="2.46987244752475">
                <text:p>2.46987244752475</text:p>
              </table:table-cell>
              <table:table-cell office:value-type="float" office:value="2.47386566248002">
                <text:p>2.47386566248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1929208873">
                <text:p>0.825001929208873</text:p>
              </table:table-cell>
              <table:table-cell office:value-type="float" office:value="1.29591">
                <text:p>1.29591</text:p>
              </table:table-cell>
              <table:table-cell office:value-type="float" office:value="0.647955">
                <text:p>0.647955</text:p>
              </table:table-cell>
              <table:table-cell office:value-type="float" office:value="0.739614286833808">
                <text:p>0.739614286833808</text:p>
              </table:table-cell>
              <table:table-cell office:value-type="float" office:value="1.1369470358777">
                <text:p>1.1369470358777</text:p>
              </table:table-cell>
              <table:table-cell office:value-type="float" office:value="1.29591015638733">
                <text:p>1.29591015638733</text:p>
              </table:table-cell>
              <table:table-cell office:value-type="float" office:value="1.84568399989598">
                <text:p>1.84568399989598</text:p>
              </table:table-cell>
              <table:table-cell office:value-type="float" office:value="2.27833390675667">
                <text:p>2.27833390675667</text:p>
              </table:table-cell>
              <table:table-cell office:value-type="float" office:value="2.2807726158994">
                <text:p>2.2807726158994</text:p>
              </table:table-cell>
              <table:table-cell office:value-type="float" office:value="2.40256794518716">
                <text:p>2.40256794518716</text:p>
              </table:table-cell>
              <table:table-cell office:value-type="float" office:value="2.45542053536055">
                <text:p>2.45542053536055</text:p>
              </table:table-cell>
              <table:table-cell office:value-type="float" office:value="2.4592843374648">
                <text:p>2.4592843374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1987669747">
                <text:p>0.850001987669747</text:p>
              </table:table-cell>
              <table:table-cell office:value-type="float" office:value="1.33518">
                <text:p>1.33518</text:p>
              </table:table-cell>
              <table:table-cell office:value-type="float" office:value="0.66759">
                <text:p>0.66759</text:p>
              </table:table-cell>
              <table:table-cell office:value-type="float" office:value="0.767323731289433">
                <text:p>0.767323731289433</text:p>
              </table:table-cell>
              <table:table-cell office:value-type="float" office:value="1.10854864353376">
                <text:p>1.10854864353376</text:p>
              </table:table-cell>
              <table:table-cell office:value-type="float" office:value="1.33518019425432">
                <text:p>1.33518019425432</text:p>
              </table:table-cell>
              <table:table-cell office:value-type="float" office:value="1.80641385156669">
                <text:p>1.80641385156669</text:p>
              </table:table-cell>
              <table:table-cell office:value-type="float" office:value="2.28925805830929">
                <text:p>2.28925805830929</text:p>
              </table:table-cell>
              <table:table-cell office:value-type="float" office:value="2.29181905992014">
                <text:p>2.29181905992014</text:p>
              </table:table-cell>
              <table:table-cell office:value-type="float" office:value="2.43628620597466">
                <text:p>2.43628620597466</text:p>
              </table:table-cell>
              <table:table-cell office:value-type="float" office:value="2.44147817092749">
                <text:p>2.44147817092749</text:p>
              </table:table-cell>
              <table:table-cell office:value-type="float" office:value="2.44493022300689">
                <text:p>2.44493022300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2046130622">
                <text:p>0.875002046130622</text:p>
              </table:table-cell>
              <table:table-cell office:value-type="float" office:value="1.37445">
                <text:p>1.37445</text:p>
              </table:table-cell>
              <table:table-cell office:value-type="float" office:value="0.687225">
                <text:p>0.687225</text:p>
              </table:table-cell>
              <table:table-cell office:value-type="float" office:value="0.795046534472483">
                <text:p>0.795046534472483</text:p>
              </table:table-cell>
              <table:table-cell office:value-type="float" office:value="1.0802436481496">
                <text:p>1.0802436481496</text:p>
              </table:table-cell>
              <table:table-cell office:value-type="float" office:value="1.37445023720725">
                <text:p>1.37445023720725</text:p>
              </table:table-cell>
              <table:table-cell office:value-type="float" office:value="1.76714371582613">
                <text:p>1.76714371582613</text:p>
              </table:table-cell>
              <table:table-cell office:value-type="float" office:value="2.30045576166673">
                <text:p>2.30045576166673</text:p>
              </table:table-cell>
              <table:table-cell office:value-type="float" office:value="2.30314329603786">
                <text:p>2.30314329603786</text:p>
              </table:table-cell>
              <table:table-cell office:value-type="float" office:value="2.42711821555583">
                <text:p>2.42711821555583</text:p>
              </table:table-cell>
              <table:table-cell office:value-type="float" office:value="2.43080716472591">
                <text:p>2.43080716472591</text:p>
              </table:table-cell>
              <table:table-cell office:value-type="float" office:value="2.47109974704634">
                <text:p>2.47109974704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2104591497">
                <text:p>0.900002104591497</text:p>
              </table:table-cell>
              <table:table-cell office:value-type="float" office:value="1.41372">
                <text:p>1.41372</text:p>
              </table:table-cell>
              <table:table-cell office:value-type="float" office:value="0.70686">
                <text:p>0.70686</text:p>
              </table:table-cell>
              <table:table-cell office:value-type="float" office:value="0.822735389217271">
                <text:p>0.822735389217271</text:p>
              </table:table-cell>
              <table:table-cell office:value-type="float" office:value="1.05207911296041">
                <text:p>1.05207911296041</text:p>
              </table:table-cell>
              <table:table-cell office:value-type="float" office:value="1.41372028570795">
                <text:p>1.41372028570795</text:p>
              </table:table-cell>
              <table:table-cell office:value-type="float" office:value="1.72787359187092">
                <text:p>1.72787359187092</text:p>
              </table:table-cell>
              <table:table-cell office:value-type="float" office:value="2.31192062197371">
                <text:p>2.31192062197371</text:p>
              </table:table-cell>
              <table:table-cell office:value-type="float" office:value="2.31474147425723">
                <text:p>2.31474147425723</text:p>
              </table:table-cell>
              <table:table-cell office:value-type="float" office:value="2.41337846343083">
                <text:p>2.41337846343083</text:p>
              </table:table-cell>
              <table:table-cell office:value-type="float" office:value="2.41691903279078">
                <text:p>2.41691903279078</text:p>
              </table:table-cell>
              <table:table-cell office:value-type="float" office:value="2.50595768281456">
                <text:p>2.50595768281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2163052372">
                <text:p>0.925002163052372</text:p>
              </table:table-cell>
              <table:table-cell office:value-type="float" office:value="1.45299">
                <text:p>1.45299</text:p>
              </table:table-cell>
              <table:table-cell office:value-type="float" office:value="0.726495">
                <text:p>0.726495</text:p>
              </table:table-cell>
              <table:table-cell office:value-type="float" office:value="0.850286278448666">
                <text:p>0.850286278448666</text:p>
              </table:table-cell>
              <table:table-cell office:value-type="float" office:value="1.02415872852966">
                <text:p>1.02415872852966</text:p>
              </table:table-cell>
              <table:table-cell office:value-type="float" office:value="1.4529903402521">
                <text:p>1.4529903402521</text:p>
              </table:table-cell>
              <table:table-cell office:value-type="float" office:value="1.68860347892737">
                <text:p>1.68860347892737</text:p>
              </table:table-cell>
              <table:table-cell office:value-type="float" office:value="2.32364250223747">
                <text:p>2.32364250223747</text:p>
              </table:table-cell>
              <table:table-cell office:value-type="float" office:value="2.32660972109467">
                <text:p>2.32660972109467</text:p>
              </table:table-cell>
              <table:table-cell office:value-type="float" office:value="2.39987814836777">
                <text:p>2.39987814836777</text:p>
              </table:table-cell>
              <table:table-cell office:value-type="float" office:value="2.40326971178484">
                <text:p>2.40326971178484</text:p>
              </table:table-cell>
              <table:table-cell office:value-type="float" office:value="2.54123241879174">
                <text:p>2.54123241879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2221513247">
                <text:p>0.950002221513247</text:p>
              </table:table-cell>
              <table:table-cell office:value-type="float" office:value="1.49226">
                <text:p>1.49226</text:p>
              </table:table-cell>
              <table:table-cell office:value-type="float" office:value="0.74613">
                <text:p>0.74613</text:p>
              </table:table-cell>
              <table:table-cell office:value-type="float" office:value="0.877409163896112">
                <text:p>0.877409163896112</text:p>
              </table:table-cell>
              <table:table-cell office:value-type="float" office:value="0.99677220329273">
                <text:p>0.99677220329273</text:p>
              </table:table-cell>
              <table:table-cell office:value-type="float" office:value="1.49226040136015">
                <text:p>1.49226040136015</text:p>
              </table:table-cell>
              <table:table-cell office:value-type="float" office:value="1.64933337626572">
                <text:p>1.64933337626572</text:p>
              </table:table-cell>
              <table:table-cell office:value-type="float" office:value="2.33559847808495">
                <text:p>2.33559847808495</text:p>
              </table:table-cell>
              <table:table-cell office:value-type="float" office:value="2.33874414239609">
                <text:p>2.33874414239609</text:p>
              </table:table-cell>
              <table:table-cell office:value-type="float" office:value="2.3866502541111">
                <text:p>2.3866502541111</text:p>
              </table:table-cell>
              <table:table-cell office:value-type="float" office:value="2.38986310369209">
                <text:p>2.38986310369209</text:p>
              </table:table-cell>
              <table:table-cell office:value-type="float" office:value="2.57689626754838">
                <text:p>2.57689626754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2279974122">
                <text:p>0.975002279974122</text:p>
              </table:table-cell>
              <table:table-cell office:value-type="float" office:value="1.53153">
                <text:p>1.53153</text:p>
              </table:table-cell>
              <table:table-cell office:value-type="float" office:value="0.765765">
                <text:p>0.765765</text:p>
              </table:table-cell>
              <table:table-cell office:value-type="float" office:value="0.902901025452281">
                <text:p>0.902901025452281</text:p>
              </table:table-cell>
              <table:table-cell office:value-type="float" office:value="0.971122282494066">
                <text:p>0.971122282494066</text:p>
              </table:table-cell>
              <table:table-cell office:value-type="float" office:value="1.53153046956565">
                <text:p>1.53153046956565</text:p>
              </table:table-cell>
              <table:table-cell office:value-type="float" office:value="1.61006328318338">
                <text:p>1.61006328318338</text:p>
              </table:table-cell>
              <table:table-cell office:value-type="float" office:value="2.34769148638861">
                <text:p>2.34769148638861</text:p>
              </table:table-cell>
              <table:table-cell office:value-type="float" office:value="2.35114081460604">
                <text:p>2.35114081460604</text:p>
              </table:table-cell>
              <table:table-cell office:value-type="float" office:value="2.37379373693502">
                <text:p>2.37379373693502</text:p>
              </table:table-cell>
              <table:table-cell office:value-type="float" office:value="2.37670313680202">
                <text:p>2.37670313680202</text:p>
              </table:table-cell>
              <table:table-cell office:value-type="float" office:value="2.61293010322989">
                <text:p>2.61293010322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2338435">
                <text:p>1.000002338435</text:p>
              </table:table-cell>
              <table:table-cell office:value-type="float" office:value="1.5708">
                <text:p>1.5708</text:p>
              </table:table-cell>
              <table:table-cell office:value-type="float" office:value="0.7854">
                <text:p>0.7854</text:p>
              </table:table-cell>
              <table:table-cell office:value-type="float" office:value="0.917905172580383">
                <text:p>0.917905172580383</text:p>
              </table:table-cell>
              <table:table-cell office:value-type="float" office:value="0.956065476435848">
                <text:p>0.956065476435848</text:p>
              </table:table-cell>
              <table:table-cell office:value-type="float" office:value="1.57079319902181">
                <text:p>1.57079319902181</text:p>
              </table:table-cell>
              <table:table-cell office:value-type="float" office:value="1.57080054544699">
                <text:p>1.57080054544699</text:p>
              </table:table-cell>
              <table:table-cell office:value-type="float" office:value="2.35747351357613">
                <text:p>2.35747351357613</text:p>
              </table:table-cell>
              <table:table-cell office:value-type="float" office:value="2.36375175913052">
                <text:p>2.36375175913052</text:p>
              </table:table-cell>
              <table:table-cell office:value-type="float" office:value="2.3637548903178">
                <text:p>2.3637548903178</text:p>
              </table:table-cell>
              <table:table-cell office:value-type="float" office:value="2.36384009237663">
                <text:p>2.36384009237663</text:p>
              </table:table-cell>
              <table:table-cell office:value-type="float" office:value="2.64889169235504">
                <text:p>2.64889169235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4x4.M2:4x4.V42 4x4.W1:4x4.X42 4x4.N1:4x4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4x4.W2:4x4.W42" chart:label-cell-address="4x4.W1:4x4.W1" chart:class="chart:scatter">
            <chart:domain table:cell-range-address="4x4.M2:4x4.M42"/>
            <chart:data-point chart:repeated="41"/>
          </chart:series>
          <chart:series chart:style-name="ch8" chart:values-cell-range-address="4x4.X2:4x4.X42" chart:label-cell-address="4x4.X1:4x4.X1" chart:class="chart:scatter">
            <chart:data-point chart:repeated="41"/>
          </chart:series>
          <chart:series chart:style-name="ch9" chart:values-cell-range-address="4x4.N2:4x4.N42" chart:label-cell-address="4x4.N1:4x4.N1" chart:class="chart:scatter">
            <chart:data-point chart:repeated="41"/>
          </chart:series>
          <chart:series chart:style-name="ch10" chart:values-cell-range-address="4x4.O2:4x4.O42" chart:label-cell-address="4x4.O1:4x4.O1" chart:class="chart:scatter">
            <chart:data-point chart:repeated="41"/>
          </chart:series>
          <chart:series chart:style-name="ch11" chart:values-cell-range-address="4x4.P2:4x4.P42" chart:label-cell-address="4x4.P1:4x4.P1" chart:class="chart:scatter">
            <chart:data-point chart:repeated="41"/>
          </chart:series>
          <chart:series chart:style-name="ch12" chart:values-cell-range-address="4x4.Q2:4x4.Q42" chart:label-cell-address="4x4.Q1:4x4.Q1" chart:class="chart:scatter">
            <chart:data-point chart:repeated="41"/>
          </chart:series>
          <chart:series chart:style-name="ch13" chart:values-cell-range-address="4x4.R2:4x4.R42" chart:label-cell-address="4x4.R1:4x4.R1" chart:class="chart:scatter">
            <chart:data-point chart:repeated="41"/>
          </chart:series>
          <chart:series chart:style-name="ch14" chart:values-cell-range-address="4x4.S2:4x4.S42" chart:label-cell-address="4x4.S1:4x4.S1" chart:class="chart:scatter">
            <chart:data-point chart:repeated="41"/>
          </chart:series>
          <chart:series chart:style-name="ch15" chart:values-cell-range-address="4x4.T2:4x4.T42" chart:label-cell-address="4x4.T1:4x4.T1" chart:class="chart:scatter">
            <chart:data-point chart:repeated="41"/>
          </chart:series>
          <chart:series chart:style-name="ch16" chart:values-cell-range-address="4x4.U2:4x4.U42" chart:label-cell-address="4x4.U1:4x4.U1" chart:class="chart:scatter">
            <chart:data-point chart:repeated="41"/>
          </chart:series>
          <chart:series chart:style-name="ch17" chart:values-cell-range-address="4x4.V2:4x4.V42" chart:label-cell-address="4x4.V1:4x4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4x4.W1:4x4.W1</svg:desc>
                </draw:g>
              </table:table-cell>
              <table:table-cell office:value-type="string">
                <text:p>Beta</text:p>
                <draw:g>
                  <svg:desc>4x4.X1:4x4.X1</svg:desc>
                </draw:g>
              </table:table-cell>
              <table:table-cell office:value-type="string">
                <text:p>N = 1</text:p>
                <draw:g>
                  <svg:desc>4x4.N1:4x4.N1</svg:desc>
                </draw:g>
              </table:table-cell>
              <table:table-cell office:value-type="string">
                <text:p>N = 2</text:p>
                <draw:g>
                  <svg:desc>4x4.O1:4x4.O1</svg:desc>
                </draw:g>
              </table:table-cell>
              <table:table-cell office:value-type="string">
                <text:p>N = 3</text:p>
                <draw:g>
                  <svg:desc>4x4.P1:4x4.P1</svg:desc>
                </draw:g>
              </table:table-cell>
              <table:table-cell office:value-type="string">
                <text:p>N = 4</text:p>
                <draw:g>
                  <svg:desc>4x4.Q1:4x4.Q1</svg:desc>
                </draw:g>
              </table:table-cell>
              <table:table-cell office:value-type="string">
                <text:p>N = 5</text:p>
                <draw:g>
                  <svg:desc>4x4.R1:4x4.R1</svg:desc>
                </draw:g>
              </table:table-cell>
              <table:table-cell office:value-type="string">
                <text:p>N = 6</text:p>
                <draw:g>
                  <svg:desc>4x4.S1:4x4.S1</svg:desc>
                </draw:g>
              </table:table-cell>
              <table:table-cell office:value-type="string">
                <text:p>N = 7</text:p>
                <draw:g>
                  <svg:desc>4x4.T1:4x4.T1</svg:desc>
                </draw:g>
              </table:table-cell>
              <table:table-cell office:value-type="string">
                <text:p>N = 8</text:p>
                <draw:g>
                  <svg:desc>4x4.U1:4x4.U1</svg:desc>
                </draw:g>
              </table:table-cell>
              <table:table-cell office:value-type="string">
                <text:p>N = 9</text:p>
                <draw:g>
                  <svg:desc>4x4.V1:4x4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4x4.M2:4x4.M42</svg:desc>
                </draw:g>
              </table:table-cell>
              <table:table-cell office:value-type="float" office:value="0">
                <text:p>0</text:p>
                <draw:g>
                  <svg:desc>4x4.W2:4x4.W42</svg:desc>
                </draw:g>
              </table:table-cell>
              <table:table-cell office:value-type="float" office:value="0">
                <text:p>0</text:p>
                <draw:g>
                  <svg:desc>4x4.X2:4x4.X42</svg:desc>
                </draw:g>
              </table:table-cell>
              <table:table-cell office:value-type="float" office:value="NaN">
                <text:p>NaN</text:p>
                <draw:g>
                  <svg:desc>4x4.N2:4x4.N42</svg:desc>
                </draw:g>
              </table:table-cell>
              <table:table-cell office:value-type="float" office:value="0.0000000610577581290314">
                <text:p>0.0000000610577581290314</text:p>
                <draw:g>
                  <svg:desc>4x4.O2:4x4.O42</svg:desc>
                </draw:g>
              </table:table-cell>
              <table:table-cell office:value-type="float" office:value="0.0317297472406507">
                <text:p>0.0317297472406507</text:p>
                <draw:g>
                  <svg:desc>4x4.P2:4x4.P42</svg:desc>
                </draw:g>
              </table:table-cell>
              <table:table-cell office:value-type="float" office:value="0.0582675268624255">
                <text:p>0.0582675268624255</text:p>
                <draw:g>
                  <svg:desc>4x4.Q2:4x4.Q42</svg:desc>
                </draw:g>
              </table:table-cell>
              <table:table-cell office:value-type="float" office:value="0.0582702526989385">
                <text:p>0.0582702526989385</text:p>
                <draw:g>
                  <svg:desc>4x4.R2:4x4.R42</svg:desc>
                </draw:g>
              </table:table-cell>
              <table:table-cell office:value-type="float" office:value="0.058271795575361">
                <text:p>0.058271795575361</text:p>
                <draw:g>
                  <svg:desc>4x4.S2:4x4.S42</svg:desc>
                </draw:g>
              </table:table-cell>
              <table:table-cell office:value-type="float" office:value="0.0585015712848021">
                <text:p>0.0585015712848021</text:p>
                <draw:g>
                  <svg:desc>4x4.T2:4x4.T42</svg:desc>
                </draw:g>
              </table:table-cell>
              <table:table-cell office:value-type="float" office:value="0.0767978854976211">
                <text:p>0.0767978854976211</text:p>
                <draw:g>
                  <svg:desc>4x4.U2:4x4.U42</svg:desc>
                </draw:g>
              </table:table-cell>
              <table:table-cell office:value-type="float" office:value="0.0768104977109906">
                <text:p>0.0768104977109906</text:p>
                <draw:g>
                  <svg:desc>4x4.V2:4x4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000000812">
                <text:p>0.0250000000000812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0.019634954085">
                <text:p>0.019634954085</text:p>
              </table:table-cell>
              <table:table-cell office:value-type="float" office:value="NaN">
                <text:p>NaN</text:p>
              </table:table-cell>
              <table:table-cell office:value-type="float" office:value="0.031751972968661">
                <text:p>0.031751972968661</text:p>
              </table:table-cell>
              <table:table-cell office:value-type="float" office:value="0.0392699052287741">
                <text:p>0.0392699052287741</text:p>
              </table:table-cell>
              <table:table-cell office:value-type="float" office:value="0.057753507773221">
                <text:p>0.057753507773221</text:p>
              </table:table-cell>
              <table:table-cell office:value-type="float" office:value="0.058271733544129">
                <text:p>0.058271733544129</text:p>
              </table:table-cell>
              <table:table-cell office:value-type="float" office:value="0.0584396421513644">
                <text:p>0.0584396421513644</text:p>
              </table:table-cell>
              <table:table-cell office:value-type="float" office:value="0.05885829818439">
                <text:p>0.05885829818439</text:p>
              </table:table-cell>
              <table:table-cell office:value-type="float" office:value="0.0763957709023841">
                <text:p>0.0763957709023841</text:p>
              </table:table-cell>
              <table:table-cell office:value-type="float" office:value="0.0764839358537008">
                <text:p>0.0764839358537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0000001625">
                <text:p>0.0500000000001625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0.03926990817">
                <text:p>0.03926990817</text:p>
              </table:table-cell>
              <table:table-cell office:value-type="float" office:value="NaN">
                <text:p>NaN</text:p>
              </table:table-cell>
              <table:table-cell office:value-type="float" office:value="0.0318206051156766">
                <text:p>0.0318206051156766</text:p>
              </table:table-cell>
              <table:table-cell office:value-type="float" office:value="0.0572209674895415">
                <text:p>0.0572209674895415</text:p>
              </table:table-cell>
              <table:table-cell office:value-type="float" office:value="0.0582816717036927">
                <text:p>0.0582816717036927</text:p>
              </table:table-cell>
              <table:table-cell office:value-type="float" office:value="0.0584604484635251">
                <text:p>0.0584604484635251</text:p>
              </table:table-cell>
              <table:table-cell office:value-type="float" office:value="0.0593965955295226">
                <text:p>0.0593965955295226</text:p>
              </table:table-cell>
              <table:table-cell office:value-type="float" office:value="0.0759843722565639">
                <text:p>0.0759843722565639</text:p>
              </table:table-cell>
              <table:table-cell office:value-type="float" office:value="0.0760822252570987">
                <text:p>0.0760822252570987</text:p>
              </table:table-cell>
              <table:table-cell office:value-type="float" office:value="0.0776521309358134">
                <text:p>0.0776521309358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0000002437">
                <text:p>0.0750000000002437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0.058904862255">
                <text:p>0.058904862255</text:p>
              </table:table-cell>
              <table:table-cell office:value-type="float" office:value="NaN">
                <text:p>NaN</text:p>
              </table:table-cell>
              <table:table-cell office:value-type="float" office:value="0.0319421475033583">
                <text:p>0.0319421475033583</text:p>
              </table:table-cell>
              <table:table-cell office:value-type="float" office:value="0.0566901708493539">
                <text:p>0.0566901708493539</text:p>
              </table:table-cell>
              <table:table-cell office:value-type="float" office:value="0.0582982315380856">
                <text:p>0.0582982315380856</text:p>
              </table:table-cell>
              <table:table-cell office:value-type="float" office:value="0.0584891280934402">
                <text:p>0.0584891280934402</text:p>
              </table:table-cell>
              <table:table-cell office:value-type="float" office:value="0.0599444387630686">
                <text:p>0.0599444387630686</text:p>
              </table:table-cell>
              <table:table-cell office:value-type="float" office:value="0.0755765209775357">
                <text:p>0.0755765209775357</text:p>
              </table:table-cell>
              <table:table-cell office:value-type="float" office:value="0.0756836504764462">
                <text:p>0.0756836504764462</text:p>
              </table:table-cell>
              <table:table-cell office:value-type="float" office:value="0.0780778444928188">
                <text:p>0.0780778444928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000000325">
                <text:p>0.100000000000325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0.07853981634">
                <text:p>0.07853981634</text:p>
              </table:table-cell>
              <table:table-cell office:value-type="float" office:value="NaN">
                <text:p>NaN</text:p>
              </table:table-cell>
              <table:table-cell office:value-type="float" office:value="0.032129987669627">
                <text:p>0.032129987669627</text:p>
              </table:table-cell>
              <table:table-cell office:value-type="float" office:value="0.0561631396375382">
                <text:p>0.0561631396375382</text:p>
              </table:table-cell>
              <table:table-cell office:value-type="float" office:value="0.0583214073549178">
                <text:p>0.0583214073549178</text:p>
              </table:table-cell>
              <table:table-cell office:value-type="float" office:value="0.0585306476202135">
                <text:p>0.0585306476202135</text:p>
              </table:table-cell>
              <table:table-cell office:value-type="float" office:value="0.0604975649379026">
                <text:p>0.0604975649379026</text:p>
              </table:table-cell>
              <table:table-cell office:value-type="float" office:value="0.0751723006853789">
                <text:p>0.0751723006853789</text:p>
              </table:table-cell>
              <table:table-cell office:value-type="float" office:value="0.075291998569285">
                <text:p>0.075291998569285</text:p>
              </table:table-cell>
              <table:table-cell office:value-type="float" office:value="0.0785070779302006">
                <text:p>0.0785070779302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000000406">
                <text:p>0.125000000000406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0.098174770425">
                <text:p>0.098174770425</text:p>
              </table:table-cell>
              <table:table-cell office:value-type="float" office:value="NaN">
                <text:p>NaN</text:p>
              </table:table-cell>
              <table:table-cell office:value-type="float" office:value="0.032410170069442">
                <text:p>0.032410170069442</text:p>
              </table:table-cell>
              <table:table-cell office:value-type="float" office:value="0.0556412973602834">
                <text:p>0.0556412973602834</text:p>
              </table:table-cell>
              <table:table-cell office:value-type="float" office:value="0.0583511912240804">
                <text:p>0.0583511912240804</text:p>
              </table:table-cell>
              <table:table-cell office:value-type="float" office:value="0.0585887416855727">
                <text:p>0.0585887416855727</text:p>
              </table:table-cell>
              <table:table-cell office:value-type="float" office:value="0.0610561375299365">
                <text:p>0.0610561375299365</text:p>
              </table:table-cell>
              <table:table-cell office:value-type="float" office:value="0.0747717505470821">
                <text:p>0.0747717505470821</text:p>
              </table:table-cell>
              <table:table-cell office:value-type="float" office:value="0.0749098662531444">
                <text:p>0.0749098662531444</text:p>
              </table:table-cell>
              <table:table-cell office:value-type="float" office:value="0.0789397978282591">
                <text:p>0.0789397978282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000000487">
                <text:p>0.150000000000487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11780972451">
                <text:p>0.11780972451</text:p>
              </table:table-cell>
              <table:table-cell office:value-type="float" office:value="NaN">
                <text:p>NaN</text:p>
              </table:table-cell>
              <table:table-cell office:value-type="float" office:value="0.0328361055931577">
                <text:p>0.0328361055931577</text:p>
              </table:table-cell>
              <table:table-cell office:value-type="float" office:value="0.0551269181228762">
                <text:p>0.0551269181228762</text:p>
              </table:table-cell>
              <table:table-cell office:value-type="float" office:value="0.0583875729877316">
                <text:p>0.0583875729877316</text:p>
              </table:table-cell>
              <table:table-cell office:value-type="float" office:value="0.0586704045011641">
                <text:p>0.0586704045011641</text:p>
              </table:table-cell>
              <table:table-cell office:value-type="float" office:value="0.0616218790372994">
                <text:p>0.0616218790372994</text:p>
              </table:table-cell>
              <table:table-cell office:value-type="float" office:value="0.0743749030504348">
                <text:p>0.0743749030504348</text:p>
              </table:table-cell>
              <table:table-cell office:value-type="float" office:value="0.0745415244184789">
                <text:p>0.0745415244184789</text:p>
              </table:table-cell>
              <table:table-cell office:value-type="float" office:value="0.0793759792595696">
                <text:p>0.0793759792595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000000569">
                <text:p>0.175000000000569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0.137444678595">
                <text:p>0.137444678595</text:p>
              </table:table-cell>
              <table:table-cell office:value-type="float" office:value="NaN">
                <text:p>NaN</text:p>
              </table:table-cell>
              <table:table-cell office:value-type="float" office:value="0.0335319681289957">
                <text:p>0.0335319681289957</text:p>
              </table:table-cell>
              <table:table-cell office:value-type="float" office:value="0.0546250355049593">
                <text:p>0.0546250355049593</text:p>
              </table:table-cell>
              <table:table-cell office:value-type="float" office:value="0.0584305402875244">
                <text:p>0.0584305402875244</text:p>
              </table:table-cell>
              <table:table-cell office:value-type="float" office:value="0.0587918946063762">
                <text:p>0.0587918946063762</text:p>
              </table:table-cell>
              <table:table-cell office:value-type="float" office:value="0.0621994081110885">
                <text:p>0.0621994081110885</text:p>
              </table:table-cell>
              <table:table-cell office:value-type="float" office:value="0.0739817894436957">
                <text:p>0.0739817894436957</text:p>
              </table:table-cell>
              <table:table-cell office:value-type="float" office:value="0.0741963075754583">
                <text:p>0.0741963075754583</text:p>
              </table:table-cell>
              <table:table-cell office:value-type="float" office:value="0.0798156003461227">
                <text:p>0.0798156003461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00000065">
                <text:p>0.20000000000065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15707963268">
                <text:p>0.15707963268</text:p>
              </table:table-cell>
              <table:table-cell office:value-type="float" office:value="NaN">
                <text:p>NaN</text:p>
              </table:table-cell>
              <table:table-cell office:value-type="float" office:value="0.034857132234399">
                <text:p>0.034857132234399</text:p>
              </table:table-cell>
              <table:table-cell office:value-type="float" office:value="0.0541503920480168">
                <text:p>0.0541503920480168</text:p>
              </table:table-cell>
              <table:table-cell office:value-type="float" office:value="0.0584800785962128">
                <text:p>0.0584800785962128</text:p>
              </table:table-cell>
              <table:table-cell office:value-type="float" office:value="0.0590013893909115">
                <text:p>0.0590013893909115</text:p>
              </table:table-cell>
              <table:table-cell office:value-type="float" office:value="0.0628032109050312">
                <text:p>0.0628032109050312</text:p>
              </table:table-cell>
              <table:table-cell office:value-type="float" office:value="0.0735924411171201">
                <text:p>0.0735924411171201</text:p>
              </table:table-cell>
              <table:table-cell office:value-type="float" office:value="0.0739002568166787">
                <text:p>0.0739002568166787</text:p>
              </table:table-cell>
              <table:table-cell office:value-type="float" office:value="0.0802586409056188">
                <text:p>0.0802586409056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000000731">
                <text:p>0.225000000000731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0.176714586765">
                <text:p>0.176714586765</text:p>
              </table:table-cell>
              <table:table-cell office:value-type="float" office:value="NaN">
                <text:p>NaN</text:p>
              </table:table-cell>
              <table:table-cell office:value-type="float" office:value="0.0383511012933902">
                <text:p>0.0383511012933902</text:p>
              </table:table-cell>
              <table:table-cell office:value-type="float" office:value="0.0537733958472892">
                <text:p>0.0537733958472892</text:p>
              </table:table-cell>
              <table:table-cell office:value-type="float" office:value="0.0585361712561088">
                <text:p>0.0585361712561088</text:p>
              </table:table-cell>
              <table:table-cell office:value-type="float" office:value="0.0595240775069605">
                <text:p>0.0595240775069605</text:p>
              </table:table-cell>
              <table:table-cell office:value-type="float" office:value="0.0635084967529929">
                <text:p>0.0635084967529929</text:p>
              </table:table-cell>
              <table:table-cell office:value-type="float" office:value="0.07320689008037">
                <text:p>0.07320689008037</text:p>
              </table:table-cell>
              <table:table-cell office:value-type="float" office:value="0.0737634868915531">
                <text:p>0.0737634868915531</text:p>
              </table:table-cell>
              <table:table-cell office:value-type="float" office:value="0.0807050820022886">
                <text:p>0.0807050820022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000000812">
                <text:p>0.250000000000812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19634954085">
                <text:p>0.19634954085</text:p>
              </table:table-cell>
              <table:table-cell office:value-type="float" office:value="NaN">
                <text:p>NaN</text:p>
              </table:table-cell>
              <table:table-cell office:value-type="float" office:value="0.0504968730553213">
                <text:p>0.0504968730553213</text:p>
              </table:table-cell>
              <table:table-cell office:value-type="float" office:value="0.0548890619745929">
                <text:p>0.0548890619745929</text:p>
              </table:table-cell>
              <table:table-cell office:value-type="float" office:value="0.0585987995207042">
                <text:p>0.0585987995207042</text:p>
              </table:table-cell>
              <table:table-cell office:value-type="float" office:value="0.0624734066923057">
                <text:p>0.0624734066923057</text:p>
              </table:table-cell>
              <table:table-cell office:value-type="float" office:value="0.0665702791791612">
                <text:p>0.0665702791791612</text:p>
              </table:table-cell>
              <table:table-cell office:value-type="float" office:value="0.0728251691631564">
                <text:p>0.0728251691631564</text:p>
              </table:table-cell>
              <table:table-cell office:value-type="float" office:value="0.0752051383848094">
                <text:p>0.0752051383848094</text:p>
              </table:table-cell>
              <table:table-cell office:value-type="float" office:value="0.08115490576176">
                <text:p>0.08115490576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000000893">
                <text:p>0.275000000000893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215984494935">
                <text:p>0.215984494935</text:p>
              </table:table-cell>
              <table:table-cell office:value-type="float" office:value="0.0237144673658424">
                <text:p>0.0237144673658424</text:p>
              </table:table-cell>
              <table:table-cell office:value-type="float" office:value="0.0521410202592761">
                <text:p>0.0521410202592761</text:p>
              </table:table-cell>
              <table:table-cell office:value-type="float" office:value="0.0577647147654504">
                <text:p>0.0577647147654504</text:p>
              </table:table-cell>
              <table:table-cell office:value-type="float" office:value="0.0586679426010078">
                <text:p>0.0586679426010078</text:p>
              </table:table-cell>
              <table:table-cell office:value-type="float" office:value="0.0641062121742948">
                <text:p>0.0641062121742948</text:p>
              </table:table-cell>
              <table:table-cell office:value-type="float" office:value="0.0716553722130254">
                <text:p>0.0716553722130254</text:p>
              </table:table-cell>
              <table:table-cell office:value-type="float" office:value="0.0724473121123396">
                <text:p>0.0724473121123396</text:p>
              </table:table-cell>
              <table:table-cell office:value-type="float" office:value="0.0807894543836002">
                <text:p>0.0807894543836002</text:p>
              </table:table-cell>
              <table:table-cell office:value-type="float" office:value="0.0816080952772145">
                <text:p>0.0816080952772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975">
                <text:p>0.300000000000975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23561944902">
                <text:p>0.23561944902</text:p>
              </table:table-cell>
              <table:table-cell office:value-type="float" office:value="0.0275111573256761">
                <text:p>0.0275111573256761</text:p>
              </table:table-cell>
              <table:table-cell office:value-type="float" office:value="0.0517771500322383">
                <text:p>0.0517771500322383</text:p>
              </table:table-cell>
              <table:table-cell office:value-type="float" office:value="0.0582793725246365">
                <text:p>0.0582793725246365</text:p>
              </table:table-cell>
              <table:table-cell office:value-type="float" office:value="0.0587435777153756">
                <text:p>0.0587435777153756</text:p>
              </table:table-cell>
              <table:table-cell office:value-type="float" office:value="0.0647853827730512">
                <text:p>0.0647853827730512</text:p>
              </table:table-cell>
              <table:table-cell office:value-type="float" office:value="0.0717043307216738">
                <text:p>0.0717043307216738</text:p>
              </table:table-cell>
              <table:table-cell office:value-type="float" office:value="0.0720733536447461">
                <text:p>0.0720733536447461</text:p>
              </table:table-cell>
              <table:table-cell office:value-type="float" office:value="0.0817087921411238">
                <text:p>0.0817087921411238</text:p>
              </table:table-cell>
              <table:table-cell office:value-type="float" office:value="0.0820646345492362">
                <text:p>0.0820646345492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000001056">
                <text:p>0.325000000001056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255254403105">
                <text:p>0.255254403105</text:p>
              </table:table-cell>
              <table:table-cell office:value-type="float" office:value="0.0289356824003458">
                <text:p>0.0289356824003458</text:p>
              </table:table-cell>
              <table:table-cell office:value-type="float" office:value="0.0513170628055317">
                <text:p>0.0513170628055317</text:p>
              </table:table-cell>
              <table:table-cell office:value-type="float" office:value="0.0585166461882664">
                <text:p>0.0585166461882664</text:p>
              </table:table-cell>
              <table:table-cell office:value-type="float" office:value="0.0588256801427373">
                <text:p>0.0588256801427373</text:p>
              </table:table-cell>
              <table:table-cell office:value-type="float" office:value="0.0653935068865216">
                <text:p>0.0653935068865216</text:p>
              </table:table-cell>
              <table:table-cell office:value-type="float" office:value="0.0714618410512428">
                <text:p>0.0714618410512428</text:p>
              </table:table-cell>
              <table:table-cell office:value-type="float" office:value="0.0717033294808278">
                <text:p>0.0717033294808278</text:p>
              </table:table-cell>
              <table:table-cell office:value-type="float" office:value="0.0822975967583921">
                <text:p>0.0822975967583921</text:p>
              </table:table-cell>
              <table:table-cell office:value-type="float" office:value="0.0825245084382124">
                <text:p>0.0825245084382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000001137">
                <text:p>0.350000000001137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27488935719">
                <text:p>0.27488935719</text:p>
              </table:table-cell>
              <table:table-cell office:value-type="float" office:value="0.0297384559680031">
                <text:p>0.0297384559680031</text:p>
              </table:table-cell>
              <table:table-cell office:value-type="float" office:value="0.0508345927580913">
                <text:p>0.0508345927580913</text:p>
              </table:table-cell>
              <table:table-cell office:value-type="float" office:value="0.0586832501425356">
                <text:p>0.0586832501425356</text:p>
              </table:table-cell>
              <table:table-cell office:value-type="float" office:value="0.0589142232773595">
                <text:p>0.0589142232773595</text:p>
              </table:table-cell>
              <table:table-cell office:value-type="float" office:value="0.0659836777191763">
                <text:p>0.0659836777191763</text:p>
              </table:table-cell>
              <table:table-cell office:value-type="float" office:value="0.0711565104662767">
                <text:p>0.0711565104662767</text:p>
              </table:table-cell>
              <table:table-cell office:value-type="float" office:value="0.0713372763778795">
                <text:p>0.0713372763778795</text:p>
              </table:table-cell>
              <table:table-cell office:value-type="float" office:value="0.0828204199565468">
                <text:p>0.0828204199565468</text:p>
              </table:table-cell>
              <table:table-cell office:value-type="float" office:value="0.0829877026207106">
                <text:p>0.08298770262071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000001218">
                <text:p>0.375000000001218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294524311275">
                <text:p>0.294524311275</text:p>
              </table:table-cell>
              <table:table-cell office:value-type="float" office:value="0.030295263273276">
                <text:p>0.030295263273276</text:p>
              </table:table-cell>
              <table:table-cell office:value-type="float" office:value="0.0503449165280894">
                <text:p>0.0503449165280894</text:p>
              </table:table-cell>
              <table:table-cell office:value-type="float" office:value="0.0588247274156178">
                <text:p>0.0588247274156178</text:p>
              </table:table-cell>
              <table:table-cell office:value-type="float" office:value="0.0590091786867094">
                <text:p>0.0590091786867094</text:p>
              </table:table-cell>
              <table:table-cell office:value-type="float" office:value="0.066567563319336">
                <text:p>0.066567563319336</text:p>
              </table:table-cell>
              <table:table-cell office:value-type="float" office:value="0.0708297699918259">
                <text:p>0.0708297699918259</text:p>
              </table:table-cell>
              <table:table-cell office:value-type="float" office:value="0.0709752321883727">
                <text:p>0.0709752321883727</text:p>
              </table:table-cell>
              <table:table-cell office:value-type="float" office:value="0.0833209852574217">
                <text:p>0.0833209852574217</text:p>
              </table:table-cell>
              <table:table-cell office:value-type="float" office:value="0.083454203546806">
                <text:p>0.083454203546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0000013">
                <text:p>0.4000000000013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31415926536">
                <text:p>0.31415926536</text:p>
              </table:table-cell>
              <table:table-cell office:value-type="float" office:value="0.0307340104993902">
                <text:p>0.0307340104993902</text:p>
              </table:table-cell>
              <table:table-cell office:value-type="float" office:value="0.0498531615711415">
                <text:p>0.0498531615711415</text:p>
              </table:table-cell>
              <table:table-cell office:value-type="float" office:value="0.0589566883820361">
                <text:p>0.0589566883820361</text:p>
              </table:table-cell>
              <table:table-cell office:value-type="float" office:value="0.0591105161700686">
                <text:p>0.0591105161700686</text:p>
              </table:table-cell>
              <table:table-cell office:value-type="float" office:value="0.0671491466492153">
                <text:p>0.0671491466492153</text:p>
              </table:table-cell>
              <table:table-cell office:value-type="float" office:value="0.0704948204545187">
                <text:p>0.0704948204545187</text:p>
              </table:table-cell>
              <table:table-cell office:value-type="float" office:value="0.0706172360153709">
                <text:p>0.0706172360153709</text:p>
              </table:table-cell>
              <table:table-cell office:value-type="float" office:value="0.0838126565807029">
                <text:p>0.0838126565807029</text:p>
              </table:table-cell>
              <table:table-cell office:value-type="float" office:value="0.0839239983975285">
                <text:p>0.0839239983975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000001381">
                <text:p>0.425000000001381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333794219445">
                <text:p>0.333794219445</text:p>
              </table:table-cell>
              <table:table-cell office:value-type="float" office:value="0.0311099008577081">
                <text:p>0.0311099008577081</text:p>
              </table:table-cell>
              <table:table-cell office:value-type="float" office:value="0.0493615674510703">
                <text:p>0.0493615674510703</text:p>
              </table:table-cell>
              <table:table-cell office:value-type="float" office:value="0.0590858925774215">
                <text:p>0.0590858925774215</text:p>
              </table:table-cell>
              <table:table-cell office:value-type="float" office:value="0.059218203819904">
                <text:p>0.059218203819904</text:p>
              </table:table-cell>
              <table:table-cell office:value-type="float" office:value="0.0677300572259808">
                <text:p>0.0677300572259808</text:p>
              </table:table-cell>
              <table:table-cell office:value-type="float" office:value="0.0701572740884101">
                <text:p>0.0701572740884101</text:p>
              </table:table-cell>
              <table:table-cell office:value-type="float" office:value="0.0702633287347488">
                <text:p>0.0702633287347488</text:p>
              </table:table-cell>
              <table:table-cell office:value-type="float" office:value="0.0843008701558172">
                <text:p>0.0843008701558172</text:p>
              </table:table-cell>
              <table:table-cell office:value-type="float" office:value="0.0843970750411388">
                <text:p>0.0843970750411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0000001462">
                <text:p>0.45000000000146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35342917353">
                <text:p>0.35342917353</text:p>
              </table:table-cell>
              <table:table-cell office:value-type="float" office:value="0.0314505411884218">
                <text:p>0.0314505411884218</text:p>
              </table:table-cell>
              <table:table-cell office:value-type="float" office:value="0.0488712901839865">
                <text:p>0.0488712901839865</text:p>
              </table:table-cell>
              <table:table-cell office:value-type="float" office:value="0.0592157248877053">
                <text:p>0.0592157248877053</text:p>
              </table:table-cell>
              <table:table-cell office:value-type="float" office:value="0.0593322080822008">
                <text:p>0.0593322080822008</text:p>
              </table:table-cell>
              <table:table-cell office:value-type="float" office:value="0.0683107459952177">
                <text:p>0.0683107459952177</text:p>
              </table:table-cell>
              <table:table-cell office:value-type="float" office:value="0.0698202645791721">
                <text:p>0.0698202645791721</text:p>
              </table:table-cell>
              <table:table-cell office:value-type="float" office:value="0.0699135554550333">
                <text:p>0.0699135554550333</text:p>
              </table:table-cell>
              <table:table-cell office:value-type="float" office:value="0.0847882458034318">
                <text:p>0.0847882458034318</text:p>
              </table:table-cell>
              <table:table-cell office:value-type="float" office:value="0.0848734219881847">
                <text:p>0.0848734219881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0000001543">
                <text:p>0.475000000001543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373064127615">
                <text:p>0.373064127615</text:p>
              </table:table-cell>
              <table:table-cell office:value-type="float" office:value="0.0317711929484875">
                <text:p>0.0317711929484875</text:p>
              </table:table-cell>
              <table:table-cell office:value-type="float" office:value="0.0483830055501909">
                <text:p>0.0483830055501909</text:p>
              </table:table-cell>
              <table:table-cell office:value-type="float" office:value="0.059348055605023">
                <text:p>0.059348055605023</text:p>
              </table:table-cell>
              <table:table-cell office:value-type="float" office:value="0.0594524938201547">
                <text:p>0.0594524938201547</text:p>
              </table:table-cell>
              <table:table-cell office:value-type="float" office:value="0.0688886260188846">
                <text:p>0.0688886260188846</text:p>
              </table:table-cell>
              <table:table-cell office:value-type="float" office:value="0.0694883346493234">
                <text:p>0.0694883346493234</text:p>
              </table:table-cell>
              <table:table-cell office:value-type="float" office:value="0.0695679904025288">
                <text:p>0.0695679904025288</text:p>
              </table:table-cell>
              <table:table-cell office:value-type="float" office:value="0.0852761968863805">
                <text:p>0.0852761968863805</text:p>
              </table:table-cell>
              <table:table-cell office:value-type="float" office:value="0.085353028344632">
                <text:p>0.085353028344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0000001624">
                <text:p>0.500000000001624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3926990817">
                <text:p>0.3926990817</text:p>
              </table:table-cell>
              <table:table-cell office:value-type="float" office:value="0.0320809216434821">
                <text:p>0.0320809216434821</text:p>
              </table:table-cell>
              <table:table-cell office:value-type="float" office:value="0.0478971507948792">
                <text:p>0.0478971507948792</text:p>
              </table:table-cell>
              <table:table-cell office:value-type="float" office:value="0.0594839926950456">
                <text:p>0.0594839926950456</text:p>
              </table:table-cell>
              <table:table-cell office:value-type="float" office:value="0.0595790243772615">
                <text:p>0.0595790243772615</text:p>
              </table:table-cell>
              <table:table-cell office:value-type="float" office:value="0.0691319330771449">
                <text:p>0.0691319330771449</text:p>
              </table:table-cell>
              <table:table-cell office:value-type="float" office:value="0.0692263191671739">
                <text:p>0.0692263191671739</text:p>
              </table:table-cell>
              <table:table-cell office:value-type="float" office:value="0.0694948026545134">
                <text:p>0.0694948026545134</text:p>
              </table:table-cell>
              <table:table-cell office:value-type="float" office:value="0.0857655495882006">
                <text:p>0.0857655495882006</text:p>
              </table:table-cell>
              <table:table-cell office:value-type="float" office:value="0.0858358837630256">
                <text:p>0.0858358837630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0000001706">
                <text:p>0.525000000001706</text:p>
              </table:table-cell>
              <table:table-cell office:value-type="float" office:value="0.82466807157">
                <text:p>0.82466807157</text:p>
              </table:table-cell>
              <table:table-cell office:value-type="float" office:value="0.412334035785">
                <text:p>0.412334035785</text:p>
              </table:table-cell>
              <table:table-cell office:value-type="float" office:value="0.032385405848188">
                <text:p>0.032385405848188</text:p>
              </table:table-cell>
              <table:table-cell office:value-type="float" office:value="0.0474140346057155">
                <text:p>0.0474140346057155</text:p>
              </table:table-cell>
              <table:table-cell office:value-type="float" office:value="0.0596242261776651">
                <text:p>0.0596242261776651</text:p>
              </table:table-cell>
              <table:table-cell office:value-type="float" office:value="0.059711761641561">
                <text:p>0.059711761641561</text:p>
              </table:table-cell>
              <table:table-cell office:value-type="float" office:value="0.0688101726132937">
                <text:p>0.0688101726132937</text:p>
              </table:table-cell>
              <table:table-cell office:value-type="float" office:value="0.068889294595177">
                <text:p>0.068889294595177</text:p>
              </table:table-cell>
              <table:table-cell office:value-type="float" office:value="0.0700702236503708">
                <text:p>0.0700702236503708</text:p>
              </table:table-cell>
              <table:table-cell office:value-type="float" office:value="0.0862568161801447">
                <text:p>0.0862568161801447</text:p>
              </table:table-cell>
              <table:table-cell office:value-type="float" office:value="0.0863219783858233">
                <text:p>0.08632197838582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0000001787">
                <text:p>0.550000000001787</text:p>
              </table:table-cell>
              <table:table-cell office:value-type="float" office:value="0.86393797974">
                <text:p>0.86393797974</text:p>
              </table:table-cell>
              <table:table-cell office:value-type="float" office:value="0.43196898987">
                <text:p>0.43196898987</text:p>
              </table:table-cell>
              <table:table-cell office:value-type="float" office:value="0.0326883462585669">
                <text:p>0.0326883462585669</text:p>
              </table:table-cell>
              <table:table-cell office:value-type="float" office:value="0.046933892166489">
                <text:p>0.046933892166489</text:p>
              </table:table-cell>
              <table:table-cell office:value-type="float" office:value="0.0597692011580291">
                <text:p>0.0597692011580291</text:p>
              </table:table-cell>
              <table:table-cell office:value-type="float" office:value="0.0598506661106404">
                <text:p>0.0598506661106404</text:p>
              </table:table-cell>
              <table:table-cell office:value-type="float" office:value="0.0684833508461887">
                <text:p>0.0684833508461887</text:p>
              </table:table-cell>
              <table:table-cell office:value-type="float" office:value="0.0685564560109909">
                <text:p>0.0685564560109909</text:p>
              </table:table-cell>
              <table:table-cell office:value-type="float" office:value="0.0706556194110857">
                <text:p>0.0706556194110857</text:p>
              </table:table-cell>
              <table:table-cell office:value-type="float" office:value="0.0867503281263072">
                <text:p>0.0867503281263072</text:p>
              </table:table-cell>
              <table:table-cell office:value-type="float" office:value="0.0868113027781375">
                <text:p>0.0868113027781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0000001868">
                <text:p>0.575000000001868</text:p>
              </table:table-cell>
              <table:table-cell office:value-type="float" office:value="0.90320788791">
                <text:p>0.90320788791</text:p>
              </table:table-cell>
              <table:table-cell office:value-type="float" office:value="0.451603943955">
                <text:p>0.451603943955</text:p>
              </table:table-cell>
              <table:table-cell office:value-type="float" office:value="0.032992226091549">
                <text:p>0.032992226091549</text:p>
              </table:table-cell>
              <table:table-cell office:value-type="float" office:value="0.0464569148568755">
                <text:p>0.0464569148568755</text:p>
              </table:table-cell>
              <table:table-cell office:value-type="float" office:value="0.0599192113167223">
                <text:p>0.0599192113167223</text:p>
              </table:table-cell>
              <table:table-cell office:value-type="float" office:value="0.0599956969583576">
                <text:p>0.0599956969583576</text:p>
              </table:table-cell>
              <table:table-cell office:value-type="float" office:value="0.0681591336156948">
                <text:p>0.0681591336156948</text:p>
              </table:table-cell>
              <table:table-cell office:value-type="float" office:value="0.0682279482518834">
                <text:p>0.0682279482518834</text:p>
              </table:table-cell>
              <table:table-cell office:value-type="float" office:value="0.0712435969330904">
                <text:p>0.0712435969330904</text:p>
              </table:table-cell>
              <table:table-cell office:value-type="float" office:value="0.0872463052723418">
                <text:p>0.0872463052723418</text:p>
              </table:table-cell>
              <table:table-cell office:value-type="float" office:value="0.0873038478268732">
                <text:p>0.08730384782687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0000001949">
                <text:p>0.600000000001949</text:p>
              </table:table-cell>
              <table:table-cell office:value-type="float" office:value="0.94247779608">
                <text:p>0.94247779608</text:p>
              </table:table-cell>
              <table:table-cell office:value-type="float" office:value="0.47123889804">
                <text:p>0.47123889804</text:p>
              </table:table-cell>
              <table:table-cell office:value-type="float" office:value="0.0332987462743419">
                <text:p>0.0332987462743419</text:p>
              </table:table-cell>
              <table:table-cell office:value-type="float" office:value="0.0459832672865589">
                <text:p>0.0459832672865589</text:p>
              </table:table-cell>
              <table:table-cell office:value-type="float" office:value="0.0600744524612078">
                <text:p>0.0600744524612078</text:p>
              </table:table-cell>
              <table:table-cell office:value-type="float" office:value="0.0601468120984454">
                <text:p>0.0601468120984454</text:p>
              </table:table-cell>
              <table:table-cell office:value-type="float" office:value="0.0678383944220838">
                <text:p>0.0678383944220838</text:p>
              </table:table-cell>
              <table:table-cell office:value-type="float" office:value="0.0679038246547467">
                <text:p>0.0679038246547467</text:p>
              </table:table-cell>
              <table:table-cell office:value-type="float" office:value="0.0718335521114095">
                <text:p>0.0718335521114095</text:p>
              </table:table-cell>
              <table:table-cell office:value-type="float" office:value="0.0877448914136435">
                <text:p>0.0877448914136435</text:p>
              </table:table-cell>
              <table:table-cell office:value-type="float" office:value="0.0877996045434199">
                <text:p>0.0877996045434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000000203">
                <text:p>0.62500000000203</text:p>
              </table:table-cell>
              <table:table-cell office:value-type="float" office:value="0.98174770425">
                <text:p>0.98174770425</text:p>
              </table:table-cell>
              <table:table-cell office:value-type="float" office:value="0.490873852125">
                <text:p>0.490873852125</text:p>
              </table:table-cell>
              <table:table-cell office:value-type="float" office:value="0.0336090868434414">
                <text:p>0.0336090868434414</text:p>
              </table:table-cell>
              <table:table-cell office:value-type="float" office:value="0.0455130975980913">
                <text:p>0.0455130975980913</text:p>
              </table:table-cell>
              <table:table-cell office:value-type="float" office:value="0.0602350547052614">
                <text:p>0.0602350547052614</text:p>
              </table:table-cell>
              <table:table-cell office:value-type="float" office:value="0.0603039682541947">
                <text:p>0.0603039682541947</text:p>
              </table:table-cell>
              <table:table-cell office:value-type="float" office:value="0.0675214735368625">
                <text:p>0.0675214735368625</text:p>
              </table:table-cell>
              <table:table-cell office:value-type="float" office:value="0.0675841334682946">
                <text:p>0.0675841334682946</text:p>
              </table:table-cell>
              <table:table-cell office:value-type="float" office:value="0.0724253568358782">
                <text:p>0.0724253568358782</text:p>
              </table:table-cell>
              <table:table-cell office:value-type="float" office:value="0.0882461630986824">
                <text:p>0.0882461630986824</text:p>
              </table:table-cell>
              <table:table-cell office:value-type="float" office:value="0.0882985634956559">
                <text:p>0.0882985634956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0000002112">
                <text:p>0.650000000002112</text:p>
              </table:table-cell>
              <table:table-cell office:value-type="float" office:value="1.02101761242">
                <text:p>1.02101761242</text:p>
              </table:table-cell>
              <table:table-cell office:value-type="float" office:value="0.51050880621">
                <text:p>0.51050880621</text:p>
              </table:table-cell>
              <table:table-cell office:value-type="float" office:value="0.0339240704077217">
                <text:p>0.0339240704077217</text:p>
              </table:table-cell>
              <table:table-cell office:value-type="float" office:value="0.0450465440115986">
                <text:p>0.0450465440115986</text:p>
              </table:table-cell>
              <table:table-cell office:value-type="float" office:value="0.0604011025865463">
                <text:p>0.0604011025865463</text:p>
              </table:table-cell>
              <table:table-cell office:value-type="float" office:value="0.0604671210225559">
                <text:p>0.0604671210225559</text:p>
              </table:table-cell>
              <table:table-cell office:value-type="float" office:value="0.0672085746495957">
                <text:p>0.0672085746495957</text:p>
              </table:table-cell>
              <table:table-cell office:value-type="float" office:value="0.0672689224342017">
                <text:p>0.0672689224342017</text:p>
              </table:table-cell>
              <table:table-cell office:value-type="float" office:value="0.0730189780202648">
                <text:p>0.0730189780202648</text:p>
              </table:table-cell>
              <table:table-cell office:value-type="float" office:value="0.0887500664361942">
                <text:p>0.0887500664361942</text:p>
              </table:table-cell>
              <table:table-cell office:value-type="float" office:value="0.0888007119871137">
                <text:p>0.0888007119871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0000002193">
                <text:p>0.675000000002193</text:p>
              </table:table-cell>
              <table:table-cell office:value-type="float" office:value="1.06028752059">
                <text:p>1.06028752059</text:p>
              </table:table-cell>
              <table:table-cell office:value-type="float" office:value="0.530143760295">
                <text:p>0.530143760295</text:p>
              </table:table-cell>
              <table:table-cell office:value-type="float" office:value="0.0342442678947453">
                <text:p>0.0342442678947453</text:p>
              </table:table-cell>
              <table:table-cell office:value-type="float" office:value="0.0445837392138969">
                <text:p>0.0445837392138969</text:p>
              </table:table-cell>
              <table:table-cell office:value-type="float" office:value="0.0605726480614745">
                <text:p>0.0605726480614745</text:p>
              </table:table-cell>
              <table:table-cell office:value-type="float" office:value="0.0606362249416712">
                <text:p>0.0606362249416712</text:p>
              </table:table-cell>
              <table:table-cell office:value-type="float" office:value="0.0668998458074279">
                <text:p>0.0668998458074279</text:p>
              </table:table-cell>
              <table:table-cell office:value-type="float" office:value="0.0669582395990622">
                <text:p>0.0669582395990622</text:p>
              </table:table-cell>
              <table:table-cell office:value-type="float" office:value="0.0736144088936511">
                <text:p>0.0736144088936511</text:p>
              </table:table-cell>
              <table:table-cell office:value-type="float" office:value="0.0892552023871528">
                <text:p>0.0892552023871528</text:p>
              </table:table-cell>
              <table:table-cell office:value-type="float" office:value="0.0893059882259345">
                <text:p>0.08930598822593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0000002274">
                <text:p>0.700000000002274</text:p>
              </table:table-cell>
              <table:table-cell office:value-type="float" office:value="1.09955742876">
                <text:p>1.09955742876</text:p>
              </table:table-cell>
              <table:table-cell office:value-type="float" office:value="0.54977871438">
                <text:p>0.54977871438</text:p>
              </table:table-cell>
              <table:table-cell office:value-type="float" office:value="0.0345700688984049">
                <text:p>0.0345700688984049</text:p>
              </table:table-cell>
              <table:table-cell office:value-type="float" office:value="0.0441248135110925">
                <text:p>0.0441248135110925</text:p>
              </table:table-cell>
              <table:table-cell office:value-type="float" office:value="0.0607497191132226">
                <text:p>0.0607497191132226</text:p>
              </table:table-cell>
              <table:table-cell office:value-type="float" office:value="0.0608112335549936">
                <text:p>0.0608112335549936</text:p>
              </table:table-cell>
              <table:table-cell office:value-type="float" office:value="0.0665954061008765">
                <text:p>0.0665954061008765</text:p>
              </table:table-cell>
              <table:table-cell office:value-type="float" office:value="0.0666521335201768">
                <text:p>0.0666521335201768</text:p>
              </table:table-cell>
              <table:table-cell office:value-type="float" office:value="0.0742116507751245">
                <text:p>0.0742116507751245</text:p>
              </table:table-cell>
              <table:table-cell office:value-type="float" office:value="0.0890795824475547">
                <text:p>0.0890795824475547</text:p>
              </table:table-cell>
              <table:table-cell office:value-type="float" office:value="0.0897699504271326">
                <text:p>0.0897699504271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0000002355">
                <text:p>0.725000000002355</text:p>
              </table:table-cell>
              <table:table-cell office:value-type="float" office:value="1.13882733693">
                <text:p>1.13882733693</text:p>
              </table:table-cell>
              <table:table-cell office:value-type="float" office:value="0.569413668465">
                <text:p>0.569413668465</text:p>
              </table:table-cell>
              <table:table-cell office:value-type="float" office:value="0.034901729509748">
                <text:p>0.034901729509748</text:p>
              </table:table-cell>
              <table:table-cell office:value-type="float" office:value="0.043669897339913">
                <text:p>0.043669897339913</text:p>
              </table:table-cell>
              <table:table-cell office:value-type="float" office:value="0.0609323255424873">
                <text:p>0.0609323255424873</text:p>
              </table:table-cell>
              <table:table-cell office:value-type="float" office:value="0.0609920994741478">
                <text:p>0.0609920994741478</text:p>
              </table:table-cell>
              <table:table-cell office:value-type="float" office:value="0.0662953574458981">
                <text:p>0.0662953574458981</text:p>
              </table:table-cell>
              <table:table-cell office:value-type="float" office:value="0.0663506533207567">
                <text:p>0.0663506533207567</text:p>
              </table:table-cell>
              <table:table-cell office:value-type="float" office:value="0.0748107071929289">
                <text:p>0.0748107071929289</text:p>
              </table:table-cell>
              <table:table-cell office:value-type="float" office:value="0.0884422671497153">
                <text:p>0.0884422671497153</text:p>
              </table:table-cell>
              <table:table-cell office:value-type="float" office:value="0.0902817913176411">
                <text:p>0.0902817913176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0000002437">
                <text:p>0.750000000002437</text:p>
              </table:table-cell>
              <table:table-cell office:value-type="float" office:value="1.1780972451">
                <text:p>1.1780972451</text:p>
              </table:table-cell>
              <table:table-cell office:value-type="float" office:value="0.58904862255">
                <text:p>0.58904862255</text:p>
              </table:table-cell>
              <table:table-cell office:value-type="float" office:value="0.0352394052454191">
                <text:p>0.0352394052454191</text:p>
              </table:table-cell>
              <table:table-cell office:value-type="float" office:value="0.043219123604327">
                <text:p>0.043219123604327</text:p>
              </table:table-cell>
              <table:table-cell office:value-type="float" office:value="0.061120462848589">
                <text:p>0.061120462848589</text:p>
              </table:table-cell>
              <table:table-cell office:value-type="float" office:value="0.0611787744370571">
                <text:p>0.0611787744370571</text:p>
              </table:table-cell>
              <table:table-cell office:value-type="float" office:value="0.0659997909581831">
                <text:p>0.0659997909581831</text:p>
              </table:table-cell>
              <table:table-cell office:value-type="float" office:value="0.0660538486998628">
                <text:p>0.0660538486998628</text:p>
              </table:table-cell>
              <table:table-cell office:value-type="float" office:value="0.0754115817685456">
                <text:p>0.0754115817685456</text:p>
              </table:table-cell>
              <table:table-cell office:value-type="float" office:value="0.0878053579477363">
                <text:p>0.0878053579477363</text:p>
              </table:table-cell>
              <table:table-cell office:value-type="float" office:value="0.0907975276239381">
                <text:p>0.0907975276239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0000002518">
                <text:p>0.775000000002518</text:p>
              </table:table-cell>
              <table:table-cell office:value-type="float" office:value="1.21736715327">
                <text:p>1.21736715327</text:p>
              </table:table-cell>
              <table:table-cell office:value-type="float" office:value="0.608683576635">
                <text:p>0.608683576635</text:p>
              </table:table-cell>
              <table:table-cell office:value-type="float" office:value="0.0355831735809629">
                <text:p>0.0355831735809629</text:p>
              </table:table-cell>
              <table:table-cell office:value-type="float" office:value="0.0427726303367794">
                <text:p>0.0427726303367794</text:p>
              </table:table-cell>
              <table:table-cell office:value-type="float" office:value="0.061314114699681">
                <text:p>0.061314114699681</text:p>
              </table:table-cell>
              <table:table-cell office:value-type="float" office:value="0.0613712093578467">
                <text:p>0.0613712093578467</text:p>
              </table:table-cell>
              <table:table-cell office:value-type="float" office:value="0.0657087910483465">
                <text:p>0.0657087910483465</text:p>
              </table:table-cell>
              <table:table-cell office:value-type="float" office:value="0.0657617699299955">
                <text:p>0.0657617699299955</text:p>
              </table:table-cell>
              <table:table-cell office:value-type="float" office:value="0.0760142774038783">
                <text:p>0.0760142774038783</text:p>
              </table:table-cell>
              <table:table-cell office:value-type="float" office:value="0.0871697182783825">
                <text:p>0.0871697182783825</text:p>
              </table:table-cell>
              <table:table-cell office:value-type="float" office:value="0.0913164188160849">
                <text:p>0.09131641881608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0000002599">
                <text:p>0.800000000002599</text:p>
              </table:table-cell>
              <table:table-cell office:value-type="float" office:value="1.25663706144">
                <text:p>1.25663706144</text:p>
              </table:table-cell>
              <table:table-cell office:value-type="float" office:value="0.62831853072">
                <text:p>0.62831853072</text:p>
              </table:table-cell>
              <table:table-cell office:value-type="float" office:value="0.035933048521871">
                <text:p>0.035933048521871</text:p>
              </table:table-cell>
              <table:table-cell office:value-type="float" office:value="0.0423305644273567">
                <text:p>0.0423305644273567</text:p>
              </table:table-cell>
              <table:table-cell office:value-type="float" office:value="0.06151325417677">
                <text:p>0.06151325417677</text:p>
              </table:table-cell>
              <table:table-cell office:value-type="float" office:value="0.0615693543609106">
                <text:p>0.0615693543609106</text:p>
              </table:table-cell>
              <table:table-cell office:value-type="float" office:value="0.065422438624378">
                <text:p>0.065422438624378</text:p>
              </table:table-cell>
              <table:table-cell office:value-type="float" office:value="0.0654744678598796">
                <text:p>0.0654744678598796</text:p>
              </table:table-cell>
              <table:table-cell office:value-type="float" office:value="0.0766187959336177">
                <text:p>0.0766187959336177</text:p>
              </table:table-cell>
              <table:table-cell office:value-type="float" office:value="0.0865355193411641">
                <text:p>0.0865355193411641</text:p>
              </table:table-cell>
              <table:table-cell office:value-type="float" office:value="0.0918383769996498">
                <text:p>0.0918383769996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0000002681">
                <text:p>0.825000000002681</text:p>
              </table:table-cell>
              <table:table-cell office:value-type="float" office:value="1.29590696961">
                <text:p>1.29590696961</text:p>
              </table:table-cell>
              <table:table-cell office:value-type="float" office:value="0.647953484805">
                <text:p>0.647953484805</text:p>
              </table:table-cell>
              <table:table-cell office:value-type="float" office:value="0.0362889878722789">
                <text:p>0.0362889878722789</text:p>
              </table:table-cell>
              <table:table-cell office:value-type="float" office:value="0.0418930878455233">
                <text:p>0.0418930878455233</text:p>
              </table:table-cell>
              <table:table-cell office:value-type="float" office:value="0.0617178436294631">
                <text:p>0.0617178436294631</text:p>
              </table:table-cell>
              <table:table-cell office:value-type="float" office:value="0.0617731587839128">
                <text:p>0.0617731587839128</text:p>
              </table:table-cell>
              <table:table-cell office:value-type="float" office:value="0.0651408143637122">
                <text:p>0.0651408143637122</text:p>
              </table:table-cell>
              <table:table-cell office:value-type="float" office:value="0.0651919939435649">
                <text:p>0.0651919939435649</text:p>
              </table:table-cell>
              <table:table-cell office:value-type="float" office:value="0.0772251379174228">
                <text:p>0.0772251379174228</text:p>
              </table:table-cell>
              <table:table-cell office:value-type="float" office:value="0.0859028489580034">
                <text:p>0.0859028489580034</text:p>
              </table:table-cell>
              <table:table-cell office:value-type="float" office:value="0.0923633800412303">
                <text:p>0.0923633800412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0000002762">
                <text:p>0.850000000002762</text:p>
              </table:table-cell>
              <table:table-cell office:value-type="float" office:value="1.33517687778">
                <text:p>1.33517687778</text:p>
              </table:table-cell>
              <table:table-cell office:value-type="float" office:value="0.66758843889">
                <text:p>0.66758843889</text:p>
              </table:table-cell>
              <table:table-cell office:value-type="float" office:value="0.0366508913879878">
                <text:p>0.0366508913879878</text:p>
              </table:table-cell>
              <table:table-cell office:value-type="float" office:value="0.0414603895314101">
                <text:p>0.0414603895314101</text:p>
              </table:table-cell>
              <table:table-cell office:value-type="float" office:value="0.0619278323482125">
                <text:p>0.0619278323482125</text:p>
              </table:table-cell>
              <table:table-cell office:value-type="float" office:value="0.0619825711127602">
                <text:p>0.0619825711127602</text:p>
              </table:table-cell>
              <table:table-cell office:value-type="float" office:value="0.064864003292102">
                <text:p>0.064864003292102</text:p>
              </table:table-cell>
              <table:table-cell office:value-type="float" office:value="0.0649144003339002">
                <text:p>0.0649144003339002</text:p>
              </table:table-cell>
              <table:table-cell office:value-type="float" office:value="0.0778333024040074">
                <text:p>0.0778333024040074</text:p>
              </table:table-cell>
              <table:table-cell office:value-type="float" office:value="0.0852717686672812">
                <text:p>0.0852717686672812</text:p>
              </table:table-cell>
              <table:table-cell office:value-type="float" office:value="0.0928914181246772">
                <text:p>0.0928914181246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0000002843">
                <text:p>0.875000000002843</text:p>
              </table:table-cell>
              <table:table-cell office:value-type="float" office:value="1.37444678595">
                <text:p>1.37444678595</text:p>
              </table:table-cell>
              <table:table-cell office:value-type="float" office:value="0.687223392975">
                <text:p>0.687223392975</text:p>
              </table:table-cell>
              <table:table-cell office:value-type="float" office:value="0.037018582620299">
                <text:p>0.037018582620299</text:p>
              </table:table-cell>
              <table:table-cell office:value-type="float" office:value="0.0410327110976865">
                <text:p>0.0410327110976865</text:p>
              </table:table-cell>
              <table:table-cell office:value-type="float" office:value="0.0621431496867095">
                <text:p>0.0621431496867095</text:p>
              </table:table-cell>
              <table:table-cell office:value-type="float" office:value="0.0621975387537002">
                <text:p>0.0621975387537002</text:p>
              </table:table-cell>
              <table:table-cell office:value-type="float" office:value="0.0645921033100764">
                <text:p>0.0645921033100764</text:p>
              </table:table-cell>
              <table:table-cell office:value-type="float" office:value="0.0646417401358264">
                <text:p>0.0646417401358264</text:p>
              </table:table-cell>
              <table:table-cell office:value-type="float" office:value="0.0784432865017283">
                <text:p>0.0784432865017283</text:p>
              </table:table-cell>
              <table:table-cell office:value-type="float" office:value="0.0846423270774122">
                <text:p>0.0846423270774122</text:p>
              </table:table-cell>
              <table:table-cell office:value-type="float" office:value="0.0934224815737841">
                <text:p>0.0934224815737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0000002924">
                <text:p>0.900000000002924</text:p>
              </table:table-cell>
              <table:table-cell office:value-type="float" office:value="1.41371669412">
                <text:p>1.41371669412</text:p>
              </table:table-cell>
              <table:table-cell office:value-type="float" office:value="0.70685834706">
                <text:p>0.70685834706</text:p>
              </table:table-cell>
              <table:table-cell office:value-type="float" office:value="0.0373917509466262">
                <text:p>0.0373917509466262</text:p>
              </table:table-cell>
              <table:table-cell office:value-type="float" office:value="0.0406104104786909">
                <text:p>0.0406104104786909</text:p>
              </table:table-cell>
              <table:table-cell office:value-type="float" office:value="0.0623636863012112">
                <text:p>0.0623636863012112</text:p>
              </table:table-cell>
              <table:table-cell office:value-type="float" office:value="0.0624180073608759">
                <text:p>0.0624180073608759</text:p>
              </table:table-cell>
              <table:table-cell office:value-type="float" office:value="0.0643252451658562">
                <text:p>0.0643252451658562</text:p>
              </table:table-cell>
              <table:table-cell office:value-type="float" office:value="0.0643740681076755">
                <text:p>0.0643740681076755</text:p>
              </table:table-cell>
              <table:table-cell office:value-type="float" office:value="0.0790550843886983">
                <text:p>0.0790550843886983</text:p>
              </table:table-cell>
              <table:table-cell office:value-type="float" office:value="0.0840145654086374">
                <text:p>0.0840145654086374</text:p>
              </table:table-cell>
              <table:table-cell office:value-type="float" office:value="0.0939565542514338">
                <text:p>0.0939565542514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0000003006">
                <text:p>0.925000000003006</text:p>
              </table:table-cell>
              <table:table-cell office:value-type="float" office:value="1.45298660229">
                <text:p>1.45298660229</text:p>
              </table:table-cell>
              <table:table-cell office:value-type="float" office:value="0.726493301145">
                <text:p>0.726493301145</text:p>
              </table:table-cell>
              <table:table-cell office:value-type="float" office:value="0.0377697670966266">
                <text:p>0.0377697670966266</text:p>
              </table:table-cell>
              <table:table-cell office:value-type="float" office:value="0.0401941506685363">
                <text:p>0.0401941506685363</text:p>
              </table:table-cell>
              <table:table-cell office:value-type="float" office:value="0.0625892365984757">
                <text:p>0.0625892365984757</text:p>
              </table:table-cell>
              <table:table-cell office:value-type="float" office:value="0.0626439186821281">
                <text:p>0.0626439186821281</text:p>
              </table:table-cell>
              <table:table-cell office:value-type="float" office:value="0.0640636508802201">
                <text:p>0.0640636508802201</text:p>
              </table:table-cell>
              <table:table-cell office:value-type="float" office:value="0.0641114428628397">
                <text:p>0.0641114428628397</text:p>
              </table:table-cell>
              <table:table-cell office:value-type="float" office:value="0.079668684494364">
                <text:p>0.079668684494364</text:p>
              </table:table-cell>
              <table:table-cell office:value-type="float" office:value="0.0833885224510564">
                <text:p>0.0833885224510564</text:p>
              </table:table-cell>
              <table:table-cell office:value-type="float" office:value="0.0944936018860664">
                <text:p>0.09449360188606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3087">
                <text:p>0.950000000003087</text:p>
              </table:table-cell>
              <table:table-cell office:value-type="float" office:value="1.49225651046">
                <text:p>1.49225651046</text:p>
              </table:table-cell>
              <table:table-cell office:value-type="float" office:value="0.74612825523">
                <text:p>0.74612825523</text:p>
              </table:table-cell>
              <table:table-cell office:value-type="float" office:value="0.0381509502330671">
                <text:p>0.0381509502330671</text:p>
              </table:table-cell>
              <table:table-cell office:value-type="float" office:value="0.0397856357956473">
                <text:p>0.0397856357956473</text:p>
              </table:table-cell>
              <table:table-cell office:value-type="float" office:value="0.0628192696963387">
                <text:p>0.0628192696963387</text:p>
              </table:table-cell>
              <table:table-cell office:value-type="float" office:value="0.0628752017589128">
                <text:p>0.0628752017589128</text:p>
              </table:table-cell>
              <table:table-cell office:value-type="float" office:value="0.0638078632903333">
                <text:p>0.0638078632903333</text:p>
              </table:table-cell>
              <table:table-cell office:value-type="float" office:value="0.0638539358391598">
                <text:p>0.0638539358391598</text:p>
              </table:table-cell>
              <table:table-cell office:value-type="float" office:value="0.0802840585531326">
                <text:p>0.0802840585531326</text:p>
              </table:table-cell>
              <table:table-cell office:value-type="float" office:value="0.082764246713872">
                <text:p>0.082764246713872</text:p>
              </table:table-cell>
              <table:table-cell office:value-type="float" office:value="0.0950335291999953">
                <text:p>0.0950335291999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3168">
                <text:p>0.975000000003168</text:p>
              </table:table-cell>
              <table:table-cell office:value-type="float" office:value="1.53152641863">
                <text:p>1.53152641863</text:p>
              </table:table-cell>
              <table:table-cell office:value-type="float" office:value="0.765763209315">
                <text:p>0.765763209315</text:p>
              </table:table-cell>
              <table:table-cell office:value-type="float" office:value="0.0385278422602314">
                <text:p>0.0385278422602314</text:p>
              </table:table-cell>
              <table:table-cell office:value-type="float" office:value="0.0393923390849648">
                <text:p>0.0393923390849648</text:p>
              </table:table-cell>
              <table:table-cell office:value-type="float" office:value="0.0630513922637992">
                <text:p>0.0630513922637992</text:p>
              </table:table-cell>
              <table:table-cell office:value-type="float" office:value="0.063111711264251">
                <text:p>0.063111711264251</text:p>
              </table:table-cell>
              <table:table-cell office:value-type="float" office:value="0.0635602819907953">
                <text:p>0.0635602819907953</text:p>
              </table:table-cell>
              <table:table-cell office:value-type="float" office:value="0.0636016946637641">
                <text:p>0.0636016946637641</text:p>
              </table:table-cell>
              <table:table-cell office:value-type="float" office:value="0.0809010859590102">
                <text:p>0.0809010859590102</text:p>
              </table:table-cell>
              <table:table-cell office:value-type="float" office:value="0.082141872814646">
                <text:p>0.082141872814646</text:p>
              </table:table-cell>
              <table:table-cell office:value-type="float" office:value="0.0955758836328965">
                <text:p>0.0955758836328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000000325">
                <text:p>1.00000000000325</text:p>
              </table:table-cell>
              <table:table-cell office:value-type="float" office:value="1.5707963268">
                <text:p>1.5707963268</text:p>
              </table:table-cell>
              <table:table-cell office:value-type="float" office:value="0.7853981634">
                <text:p>0.7853981634</text:p>
              </table:table-cell>
              <table:table-cell office:value-type="float" office:value="0.0387949705195092">
                <text:p>0.0387949705195092</text:p>
              </table:table-cell>
              <table:table-cell office:value-type="float" office:value="0.0391197416862876">
                <text:p>0.0391197416862876</text:p>
              </table:table-cell>
              <table:table-cell office:value-type="float" office:value="0.063233511620343">
                <text:p>0.063233511620343</text:p>
              </table:table-cell>
              <table:table-cell office:value-type="float" office:value="0.06334078703572">
                <text:p>0.06334078703572</text:p>
              </table:table-cell>
              <table:table-cell office:value-type="float" office:value="0.0633665240925033">
                <text:p>0.0633665240925033</text:p>
              </table:table-cell>
              <table:table-cell office:value-type="float" office:value="0.063373860082844">
                <text:p>0.063373860082844</text:p>
              </table:table-cell>
              <table:table-cell office:value-type="float" office:value="0.0814968807940141">
                <text:p>0.0814968807940141</text:p>
              </table:table-cell>
              <table:table-cell office:value-type="float" office:value="0.0815442949088248">
                <text:p>0.0815442949088248</text:p>
              </table:table-cell>
              <table:table-cell office:value-type="float" office:value="0.0960796734723167">
                <text:p>0.0960796734723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4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automatic" chart:symbol-width="0.15cm" chart:symbol-height="0.15cm">
        <chart:symbol-image xlink:href="Pictures/2000000D000000FD000000FDEDDD9018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15cm" chart:symbol-height="0.15cm">
        <chart:symbol-image xlink:href="Pictures/20000011000000DD000000DDAC1C8ECE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355cm" svg:height="18.641cm" xlink:href=".." xlink:type="simple" chart:class="chart:scatter" chart:column-mapping="10 11 1 2 3 4 5 6 7 8 9" chart:style-name="ch1">
        <chart:legend chart:legend-position="end" svg:x="15.138cm" svg:y="6.531cm" style:legend-expansion="high" chart:style-name="ch2"/>
        <chart:plot-area chart:style-name="ch3" table:cell-range-address="8x8.M2:8x8.V42 8x8.W1:8x8.X42 8x8.N1:8x8.V1" chart:data-source-has-labels="row" svg:x="0.797cm" svg:y="1.623cm" svg:width="13.647cm" svg:height="16.226cm">
          <chartooo:coordinate-region svg:x="1.233cm" svg:y="1.822cm" svg:width="12.971cm" svg:height="15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x8.W2:8x8.W42" chart:label-cell-address="8x8.W1:8x8.W1" chart:class="chart:scatter">
            <chart:domain table:cell-range-address="8x8.M2:8x8.M42"/>
            <chart:data-point chart:repeated="41"/>
          </chart:series>
          <chart:series chart:style-name="ch8" chart:values-cell-range-address="8x8.X2:8x8.X42" chart:label-cell-address="8x8.X1:8x8.X1" chart:class="chart:scatter">
            <chart:data-point chart:repeated="41"/>
          </chart:series>
          <chart:series chart:style-name="ch9" chart:values-cell-range-address="8x8.N2:8x8.N42" chart:label-cell-address="8x8.N1:8x8.N1" chart:class="chart:scatter">
            <chart:data-point chart:repeated="41"/>
          </chart:series>
          <chart:series chart:style-name="ch10" chart:values-cell-range-address="8x8.O2:8x8.O42" chart:label-cell-address="8x8.O1:8x8.O1" chart:class="chart:scatter">
            <chart:data-point chart:repeated="41"/>
          </chart:series>
          <chart:series chart:style-name="ch11" chart:values-cell-range-address="8x8.P2:8x8.P42" chart:label-cell-address="8x8.P1:8x8.P1" chart:class="chart:scatter">
            <chart:data-point chart:repeated="41"/>
          </chart:series>
          <chart:series chart:style-name="ch12" chart:values-cell-range-address="8x8.Q2:8x8.Q42" chart:label-cell-address="8x8.Q1:8x8.Q1" chart:class="chart:scatter">
            <chart:data-point chart:repeated="41"/>
          </chart:series>
          <chart:series chart:style-name="ch13" chart:values-cell-range-address="8x8.R2:8x8.R42" chart:label-cell-address="8x8.R1:8x8.R1" chart:class="chart:scatter">
            <chart:data-point chart:repeated="41"/>
          </chart:series>
          <chart:series chart:style-name="ch14" chart:values-cell-range-address="8x8.S2:8x8.S42" chart:label-cell-address="8x8.S1:8x8.S1" chart:class="chart:scatter">
            <chart:data-point chart:repeated="41"/>
          </chart:series>
          <chart:series chart:style-name="ch15" chart:values-cell-range-address="8x8.T2:8x8.T42" chart:label-cell-address="8x8.T1:8x8.T1" chart:class="chart:scatter">
            <chart:data-point chart:repeated="41"/>
          </chart:series>
          <chart:series chart:style-name="ch16" chart:values-cell-range-address="8x8.U2:8x8.U42" chart:label-cell-address="8x8.U1:8x8.U1" chart:class="chart:scatter">
            <chart:data-point chart:repeated="41"/>
          </chart:series>
          <chart:series chart:style-name="ch17" chart:values-cell-range-address="8x8.V2:8x8.V42" chart:label-cell-address="8x8.V1:8x8.V1" chart:class="chart:scatter">
            <chart:data-point chart:repeated="4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Alpha</text:p>
                <draw:g>
                  <svg:desc>8x8.W1:8x8.W1</svg:desc>
                </draw:g>
              </table:table-cell>
              <table:table-cell office:value-type="string">
                <text:p>Beta</text:p>
                <draw:g>
                  <svg:desc>8x8.X1:8x8.X1</svg:desc>
                </draw:g>
              </table:table-cell>
              <table:table-cell office:value-type="string">
                <text:p>N = 1</text:p>
                <draw:g>
                  <svg:desc>8x8.N1:8x8.N1</svg:desc>
                </draw:g>
              </table:table-cell>
              <table:table-cell office:value-type="string">
                <text:p>N = 2</text:p>
                <draw:g>
                  <svg:desc>8x8.O1:8x8.O1</svg:desc>
                </draw:g>
              </table:table-cell>
              <table:table-cell office:value-type="string">
                <text:p>N = 3</text:p>
                <draw:g>
                  <svg:desc>8x8.P1:8x8.P1</svg:desc>
                </draw:g>
              </table:table-cell>
              <table:table-cell office:value-type="string">
                <text:p>N = 4</text:p>
                <draw:g>
                  <svg:desc>8x8.Q1:8x8.Q1</svg:desc>
                </draw:g>
              </table:table-cell>
              <table:table-cell office:value-type="string">
                <text:p>N = 5</text:p>
                <draw:g>
                  <svg:desc>8x8.R1:8x8.R1</svg:desc>
                </draw:g>
              </table:table-cell>
              <table:table-cell office:value-type="string">
                <text:p>N = 6</text:p>
                <draw:g>
                  <svg:desc>8x8.S1:8x8.S1</svg:desc>
                </draw:g>
              </table:table-cell>
              <table:table-cell office:value-type="string">
                <text:p>N = 7</text:p>
                <draw:g>
                  <svg:desc>8x8.T1:8x8.T1</svg:desc>
                </draw:g>
              </table:table-cell>
              <table:table-cell office:value-type="string">
                <text:p>N = 8</text:p>
                <draw:g>
                  <svg:desc>8x8.U1:8x8.U1</svg:desc>
                </draw:g>
              </table:table-cell>
              <table:table-cell office:value-type="string">
                <text:p>N = 9</text:p>
                <draw:g>
                  <svg:desc>8x8.V1:8x8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8x8.M2:8x8.M42</svg:desc>
                </draw:g>
              </table:table-cell>
              <table:table-cell office:value-type="float" office:value="0">
                <text:p>0</text:p>
                <draw:g>
                  <svg:desc>8x8.W2:8x8.W42</svg:desc>
                </draw:g>
              </table:table-cell>
              <table:table-cell office:value-type="float" office:value="0">
                <text:p>0</text:p>
                <draw:g>
                  <svg:desc>8x8.X2:8x8.X42</svg:desc>
                </draw:g>
              </table:table-cell>
              <table:table-cell office:value-type="float" office:value="0.000000146271944333129">
                <text:p>0.000000146271944333129</text:p>
                <draw:g>
                  <svg:desc>8x8.N2:8x8.N42</svg:desc>
                </draw:g>
              </table:table-cell>
              <table:table-cell office:value-type="float" office:value="0.0000002404395556936">
                <text:p>0.0000002404395556936</text:p>
                <draw:g>
                  <svg:desc>8x8.O2:8x8.O42</svg:desc>
                </draw:g>
              </table:table-cell>
              <table:table-cell office:value-type="float" office:value="0.0316227766005667">
                <text:p>0.0316227766005667</text:p>
                <draw:g>
                  <svg:desc>8x8.P2:8x8.P42</svg:desc>
                </draw:g>
              </table:table-cell>
              <table:table-cell office:value-type="float" office:value="0.0581178902153939">
                <text:p>0.0581178902153939</text:p>
                <draw:g>
                  <svg:desc>8x8.Q2:8x8.Q42</svg:desc>
                </draw:g>
              </table:table-cell>
              <table:table-cell office:value-type="float" office:value="0.058117890216059">
                <text:p>0.058117890216059</text:p>
                <draw:g>
                  <svg:desc>8x8.R2:8x8.R42</svg:desc>
                </draw:g>
              </table:table-cell>
              <table:table-cell office:value-type="float" office:value="0.0581178902162774">
                <text:p>0.0581178902162774</text:p>
                <draw:g>
                  <svg:desc>8x8.S2:8x8.S42</svg:desc>
                </draw:g>
              </table:table-cell>
              <table:table-cell office:value-type="float" office:value="0.0581178902164915">
                <text:p>0.0581178902164915</text:p>
                <draw:g>
                  <svg:desc>8x8.T2:8x8.T42</svg:desc>
                </draw:g>
              </table:table-cell>
              <table:table-cell office:value-type="float" office:value="0.0764630576318276">
                <text:p>0.0764630576318276</text:p>
                <draw:g>
                  <svg:desc>8x8.U2:8x8.U42</svg:desc>
                </draw:g>
              </table:table-cell>
              <table:table-cell office:value-type="float" office:value="0.0764630576321539">
                <text:p>0.0764630576321539</text:p>
                <draw:g>
                  <svg:desc>8x8.V2:8x8.V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0000584608749">
                <text:p>0.0250000584608749</text:p>
              </table:table-cell>
              <table:table-cell office:value-type="float" office:value="0.03927">
                <text:p>0.03927</text:p>
              </table:table-cell>
              <table:table-cell office:value-type="float" office:value="0.019635">
                <text:p>0.019635</text:p>
              </table:table-cell>
              <table:table-cell office:value-type="float" office:value="0.0190669308459547">
                <text:p>0.0190669308459547</text:p>
              </table:table-cell>
              <table:table-cell office:value-type="float" office:value="0.0325718318304976">
                <text:p>0.0325718318304976</text:p>
              </table:table-cell>
              <table:table-cell office:value-type="float" office:value="0.0392699970552192">
                <text:p>0.0392699970552192</text:p>
              </table:table-cell>
              <table:table-cell office:value-type="float" office:value="0.0575872860374396">
                <text:p>0.0575872860374396</text:p>
              </table:table-cell>
              <table:table-cell office:value-type="float" office:value="0.0581212070822199">
                <text:p>0.0581212070822199</text:p>
              </table:table-cell>
              <table:table-cell office:value-type="float" office:value="0.0581212070829354">
                <text:p>0.0581212070829354</text:p>
              </table:table-cell>
              <table:table-cell office:value-type="float" office:value="0.0586503171746851">
                <text:p>0.0586503171746851</text:p>
              </table:table-cell>
              <table:table-cell office:value-type="float" office:value="0.0760604832681723">
                <text:p>0.0760604832681723</text:p>
              </table:table-cell>
              <table:table-cell office:value-type="float" office:value="0.0760604832683682">
                <text:p>0.0760604832683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0001169217498">
                <text:p>0.0500001169217498</text:p>
              </table:table-cell>
              <table:table-cell office:value-type="float" office:value="0.07854">
                <text:p>0.07854</text:p>
              </table:table-cell>
              <table:table-cell office:value-type="float" office:value="0.03927">
                <text:p>0.03927</text:p>
              </table:table-cell>
              <table:table-cell office:value-type="float" office:value="0.0287164360701621">
                <text:p>0.0287164360701621</text:p>
              </table:table-cell>
              <table:table-cell office:value-type="float" office:value="0.0432811116159484">
                <text:p>0.0432811116159484</text:p>
              </table:table-cell>
              <table:table-cell office:value-type="float" office:value="0.0570585530448333">
                <text:p>0.0570585530448333</text:p>
              </table:table-cell>
              <table:table-cell office:value-type="float" office:value="0.0581311565449917">
                <text:p>0.0581311565449917</text:p>
              </table:table-cell>
              <table:table-cell office:value-type="float" office:value="0.0581311565453249">
                <text:p>0.0581311565453249</text:p>
              </table:table-cell>
              <table:table-cell office:value-type="float" office:value="0.0591845201588558">
                <text:p>0.0591845201588558</text:p>
              </table:table-cell>
              <table:table-cell office:value-type="float" office:value="0.075660901793918">
                <text:p>0.075660901793918</text:p>
              </table:table-cell>
              <table:table-cell office:value-type="float" office:value="0.0756609017941083">
                <text:p>0.0756609017941083</text:p>
              </table:table-cell>
              <table:table-cell office:value-type="float" office:value="0.0772770051310091">
                <text:p>0.0772770051310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0001753826248">
                <text:p>0.0750001753826248</text:p>
              </table:table-cell>
              <table:table-cell office:value-type="float" office:value="0.11781">
                <text:p>0.11781</text:p>
              </table:table-cell>
              <table:table-cell office:value-type="float" office:value="0.058905">
                <text:p>0.058905</text:p>
              </table:table-cell>
              <table:table-cell office:value-type="float" office:value="0.0297508635659093">
                <text:p>0.0297508635659093</text:p>
              </table:table-cell>
              <table:table-cell office:value-type="float" office:value="0.0565317413605679">
                <text:p>0.0565317413605679</text:p>
              </table:table-cell>
              <table:table-cell office:value-type="float" office:value="0.0581477351994761">
                <text:p>0.0581477351994761</text:p>
              </table:table-cell>
              <table:table-cell office:value-type="float" office:value="0.0581477351996318">
                <text:p>0.0581477351996318</text:p>
              </table:table-cell>
              <table:table-cell office:value-type="float" office:value="0.059720454011191">
                <text:p>0.059720454011191</text:p>
              </table:table-cell>
              <table:table-cell office:value-type="float" office:value="0.0627306531731433">
                <text:p>0.0627306531731433</text:p>
              </table:table-cell>
              <table:table-cell office:value-type="float" office:value="0.0752643590241142">
                <text:p>0.0752643590241142</text:p>
              </table:table-cell>
              <table:table-cell office:value-type="float" office:value="0.0752643590241947">
                <text:p>0.0752643590241947</text:p>
              </table:table-cell>
              <table:table-cell office:value-type="float" office:value="0.0776882899983189">
                <text:p>0.07768828999831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00002338435">
                <text:p>0.1000002338435</text:p>
              </table:table-cell>
              <table:table-cell office:value-type="float" office:value="0.15708">
                <text:p>0.15708</text:p>
              </table:table-cell>
              <table:table-cell office:value-type="float" office:value="0.07854">
                <text:p>0.07854</text:p>
              </table:table-cell>
              <table:table-cell office:value-type="float" office:value="0.0300222210624872">
                <text:p>0.0300222210624872</text:p>
              </table:table-cell>
              <table:table-cell office:value-type="float" office:value="0.0560069028805414">
                <text:p>0.0560069028805414</text:p>
              </table:table-cell>
              <table:table-cell office:value-type="float" office:value="0.0581709373767053">
                <text:p>0.0581709373767053</text:p>
              </table:table-cell>
              <table:table-cell office:value-type="float" office:value="0.058170937376833">
                <text:p>0.058170937376833</text:p>
              </table:table-cell>
              <table:table-cell office:value-type="float" office:value="0.0602580751151226">
                <text:p>0.0602580751151226</text:p>
              </table:table-cell>
              <table:table-cell office:value-type="float" office:value="0.0748709014419304">
                <text:p>0.0748709014419304</text:p>
              </table:table-cell>
              <table:table-cell office:value-type="float" office:value="0.0748709014422116">
                <text:p>0.0748709014422116</text:p>
              </table:table-cell>
              <table:table-cell office:value-type="float" office:value="0.0781023912211178">
                <text:p>0.0781023912211178</text:p>
              </table:table-cell>
              <table:table-cell office:value-type="float" office:value="0.0781023912212578">
                <text:p>0.0781023912212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000292304375">
                <text:p>0.125000292304375</text:p>
              </table:table-cell>
              <table:table-cell office:value-type="float" office:value="0.19635">
                <text:p>0.19635</text:p>
              </table:table-cell>
              <table:table-cell office:value-type="float" office:value="0.098175">
                <text:p>0.098175</text:p>
              </table:table-cell>
              <table:table-cell office:value-type="float" office:value="0.0301693850190799">
                <text:p>0.0301693850190799</text:p>
              </table:table-cell>
              <table:table-cell office:value-type="float" office:value="0.0554840913410912">
                <text:p>0.0554840913410912</text:p>
              </table:table-cell>
              <table:table-cell office:value-type="float" office:value="0.0582007551543321">
                <text:p>0.0582007551543321</text:p>
              </table:table-cell>
              <table:table-cell office:value-type="float" office:value="0.0582007551544619">
                <text:p>0.0582007551544619</text:p>
              </table:table-cell>
              <table:table-cell office:value-type="float" office:value="0.0607973413393732">
                <text:p>0.0607973413393732</text:p>
              </table:table-cell>
              <table:table-cell office:value-type="float" office:value="0.0744805761978457">
                <text:p>0.0744805761978457</text:p>
              </table:table-cell>
              <table:table-cell office:value-type="float" office:value="0.0744805761980878">
                <text:p>0.0744805761980878</text:p>
              </table:table-cell>
              <table:table-cell office:value-type="float" office:value="0.078519266348184">
                <text:p>0.078519266348184</text:p>
              </table:table-cell>
              <table:table-cell office:value-type="float" office:value="0.0785192663483793">
                <text:p>0.0785192663483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000035076525">
                <text:p>0.15000035076525</text:p>
              </table:table-cell>
              <table:table-cell office:value-type="float" office:value="0.23562">
                <text:p>0.23562</text:p>
              </table:table-cell>
              <table:table-cell office:value-type="float" office:value="0.11781">
                <text:p>0.11781</text:p>
              </table:table-cell>
              <table:table-cell office:value-type="float" office:value="0.0302846456893435">
                <text:p>0.0302846456893435</text:p>
              </table:table-cell>
              <table:table-cell office:value-type="float" office:value="0.0549633623852114">
                <text:p>0.0549633623852114</text:p>
              </table:table-cell>
              <table:table-cell office:value-type="float" office:value="0.0582371783696085">
                <text:p>0.0582371783696085</text:p>
              </table:table-cell>
              <table:table-cell office:value-type="float" office:value="0.0582371783698222">
                <text:p>0.0582371783698222</text:p>
              </table:table-cell>
              <table:table-cell office:value-type="float" office:value="0.0613382119884208">
                <text:p>0.0613382119884208</text:p>
              </table:table-cell>
              <table:table-cell office:value-type="float" office:value="0.0740934311054671">
                <text:p>0.0740934311054671</text:p>
              </table:table-cell>
              <table:table-cell office:value-type="float" office:value="0.0740934311055349">
                <text:p>0.0740934311055349</text:p>
              </table:table-cell>
              <table:table-cell office:value-type="float" office:value="0.0789388735996512">
                <text:p>0.0789388735996512</text:p>
              </table:table-cell>
              <table:table-cell office:value-type="float" office:value="0.078938873599745">
                <text:p>0.078938873599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000409226124">
                <text:p>0.175000409226124</text:p>
              </table:table-cell>
              <table:table-cell office:value-type="float" office:value="0.27489">
                <text:p>0.27489</text:p>
              </table:table-cell>
              <table:table-cell office:value-type="float" office:value="0.137445">
                <text:p>0.137445</text:p>
              </table:table-cell>
              <table:table-cell office:value-type="float" office:value="0.0303933021752617">
                <text:p>0.0303933021752617</text:p>
              </table:table-cell>
              <table:table-cell office:value-type="float" office:value="0.0544447736292845">
                <text:p>0.0544447736292845</text:p>
              </table:table-cell>
              <table:table-cell office:value-type="float" office:value="0.0582801946380779">
                <text:p>0.0582801946380779</text:p>
              </table:table-cell>
              <table:table-cell office:value-type="float" office:value="0.0582801946383687">
                <text:p>0.0582801946383687</text:p>
              </table:table-cell>
              <table:table-cell office:value-type="float" office:value="0.0618806477509646">
                <text:p>0.0618806477509646</text:p>
              </table:table-cell>
              <table:table-cell office:value-type="float" office:value="0.0737095146366814">
                <text:p>0.0737095146366814</text:p>
              </table:table-cell>
              <table:table-cell office:value-type="float" office:value="0.073709514636742">
                <text:p>0.073709514636742</text:p>
              </table:table-cell>
              <table:table-cell office:value-type="float" office:value="0.0793611718651787">
                <text:p>0.0793611718651787</text:p>
              </table:table-cell>
              <table:table-cell office:value-type="float" office:value="0.0793611718654008">
                <text:p>0.0793611718654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0000467686999">
                <text:p>0.200000467686999</text:p>
              </table:table-cell>
              <table:table-cell office:value-type="float" office:value="0.31416">
                <text:p>0.31416</text:p>
              </table:table-cell>
              <table:table-cell office:value-type="float" office:value="0.15708">
                <text:p>0.15708</text:p>
              </table:table-cell>
              <table:table-cell office:value-type="float" office:value="0.0305047144885034">
                <text:p>0.0305047144885034</text:p>
              </table:table-cell>
              <table:table-cell office:value-type="float" office:value="0.0539283847355977">
                <text:p>0.0539283847355977</text:p>
              </table:table-cell>
              <table:table-cell office:value-type="float" office:value="0.0583297893723255">
                <text:p>0.0583297893723255</text:p>
              </table:table-cell>
              <table:table-cell office:value-type="float" office:value="0.0583297893726535">
                <text:p>0.0583297893726535</text:p>
              </table:table-cell>
              <table:table-cell office:value-type="float" office:value="0.0624246106519972">
                <text:p>0.0624246106519972</text:p>
              </table:table-cell>
              <table:table-cell office:value-type="float" office:value="0.0733288759168116">
                <text:p>0.0733288759168116</text:p>
              </table:table-cell>
              <table:table-cell office:value-type="float" office:value="0.073328875917003">
                <text:p>0.073328875917003</text:p>
              </table:table-cell>
              <table:table-cell office:value-type="float" office:value="0.0797861207016571">
                <text:p>0.0797861207016571</text:p>
              </table:table-cell>
              <table:table-cell office:value-type="float" office:value="0.0797861207020094">
                <text:p>0.0797861207020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000526147874">
                <text:p>0.225000526147874</text:p>
              </table:table-cell>
              <table:table-cell office:value-type="float" office:value="0.35343">
                <text:p>0.35343</text:p>
              </table:table-cell>
              <table:table-cell office:value-type="float" office:value="0.176715">
                <text:p>0.176715</text:p>
              </table:table-cell>
              <table:table-cell office:value-type="float" office:value="0.0306229926585827">
                <text:p>0.0306229926585827</text:p>
              </table:table-cell>
              <table:table-cell office:value-type="float" office:value="0.0534142574841926">
                <text:p>0.0534142574841926</text:p>
              </table:table-cell>
              <table:table-cell office:value-type="float" office:value="0.0583859458093507">
                <text:p>0.0583859458093507</text:p>
              </table:table-cell>
              <table:table-cell office:value-type="float" office:value="0.0583859458094989">
                <text:p>0.0583859458094989</text:p>
              </table:table-cell>
              <table:table-cell office:value-type="float" office:value="0.0629700640065595">
                <text:p>0.0629700640065595</text:p>
              </table:table-cell>
              <table:table-cell office:value-type="float" office:value="0.0729515647191283">
                <text:p>0.0729515647191283</text:p>
              </table:table-cell>
              <table:table-cell office:value-type="float" office:value="0.0729515647193153">
                <text:p>0.0729515647193153</text:p>
              </table:table-cell>
              <table:table-cell office:value-type="float" office:value="0.0802136803312265">
                <text:p>0.0802136803312265</text:p>
              </table:table-cell>
              <table:table-cell office:value-type="float" office:value="0.0802136803314719">
                <text:p>0.08021368033147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000584608749">
                <text:p>0.250000584608749</text:p>
              </table:table-cell>
              <table:table-cell office:value-type="float" office:value="0.3927">
                <text:p>0.3927</text:p>
              </table:table-cell>
              <table:table-cell office:value-type="float" office:value="0.19635">
                <text:p>0.19635</text:p>
              </table:table-cell>
              <table:table-cell office:value-type="float" office:value="0.0307501391068912">
                <text:p>0.0307501391068912</text:p>
              </table:table-cell>
              <table:table-cell office:value-type="float" office:value="0.0529024558489772">
                <text:p>0.0529024558489772</text:p>
              </table:table-cell>
              <table:table-cell office:value-type="float" office:value="0.0584486450373534">
                <text:p>0.0584486450373534</text:p>
              </table:table-cell>
              <table:table-cell office:value-type="float" office:value="0.0584486450378327">
                <text:p>0.0584486450378327</text:p>
              </table:table-cell>
              <table:table-cell office:value-type="float" office:value="0.0635169723755213">
                <text:p>0.0635169723755213</text:p>
              </table:table-cell>
              <table:table-cell office:value-type="float" office:value="0.072577631456538">
                <text:p>0.072577631456538</text:p>
              </table:table-cell>
              <table:table-cell office:value-type="float" office:value="0.0725776314567916">
                <text:p>0.0725776314567916</text:p>
              </table:table-cell>
              <table:table-cell office:value-type="float" office:value="0.0806438116372748">
                <text:p>0.0806438116372748</text:p>
              </table:table-cell>
              <table:table-cell office:value-type="float" office:value="0.0806438116376161">
                <text:p>0.0806438116376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000643069624">
                <text:p>0.275000643069624</text:p>
              </table:table-cell>
              <table:table-cell office:value-type="float" office:value="0.43197">
                <text:p>0.43197</text:p>
              </table:table-cell>
              <table:table-cell office:value-type="float" office:value="0.215985">
                <text:p>0.215985</text:p>
              </table:table-cell>
              <table:table-cell office:value-type="float" office:value="0.030887186541459">
                <text:p>0.030887186541459</text:p>
              </table:table-cell>
              <table:table-cell office:value-type="float" office:value="0.0523930460748482">
                <text:p>0.0523930460748482</text:p>
              </table:table-cell>
              <table:table-cell office:value-type="float" office:value="0.0585178660287541">
                <text:p>0.0585178660287541</text:p>
              </table:table-cell>
              <table:table-cell office:value-type="float" office:value="0.0585178660291221">
                <text:p>0.0585178660291221</text:p>
              </table:table-cell>
              <table:table-cell office:value-type="float" office:value="0.0640653015210611">
                <text:p>0.0640653015210611</text:p>
              </table:table-cell>
              <table:table-cell office:value-type="float" office:value="0.0722071271744871">
                <text:p>0.0722071271744871</text:p>
              </table:table-cell>
              <table:table-cell office:value-type="float" office:value="0.0722071271747223">
                <text:p>0.0722071271747223</text:p>
              </table:table-cell>
              <table:table-cell office:value-type="float" office:value="0.0810764761614918">
                <text:p>0.0810764761614918</text:p>
              </table:table-cell>
              <table:table-cell office:value-type="float" office:value="0.0810764761617217">
                <text:p>0.0810764761617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701530499">
                <text:p>0.300000701530499</text:p>
              </table:table-cell>
              <table:table-cell office:value-type="float" office:value="0.47124">
                <text:p>0.47124</text:p>
              </table:table-cell>
              <table:table-cell office:value-type="float" office:value="0.23562">
                <text:p>0.23562</text:p>
              </table:table-cell>
              <table:table-cell office:value-type="float" office:value="0.0310346736839716">
                <text:p>0.0310346736839716</text:p>
              </table:table-cell>
              <table:table-cell office:value-type="float" office:value="0.0518860967568959">
                <text:p>0.0518860967568959</text:p>
              </table:table-cell>
              <table:table-cell office:value-type="float" office:value="0.0585935856739253">
                <text:p>0.0585935856739253</text:p>
              </table:table-cell>
              <table:table-cell office:value-type="float" office:value="0.0585935856744">
                <text:p>0.0585935856744</text:p>
              </table:table-cell>
              <table:table-cell office:value-type="float" office:value="0.0646150183666823">
                <text:p>0.0646150183666823</text:p>
              </table:table-cell>
              <table:table-cell office:value-type="float" office:value="0.0718401035414077">
                <text:p>0.0718401035414077</text:p>
              </table:table-cell>
              <table:table-cell office:value-type="float" office:value="0.0718401035416612">
                <text:p>0.0718401035416612</text:p>
              </table:table-cell>
              <table:table-cell office:value-type="float" office:value="0.0815116360994976">
                <text:p>0.0815116360994976</text:p>
              </table:table-cell>
              <table:table-cell office:value-type="float" office:value="0.0815116360997731">
                <text:p>0.0815116360997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000759991374">
                <text:p>0.325000759991374</text:p>
              </table:table-cell>
              <table:table-cell office:value-type="float" office:value="0.51051">
                <text:p>0.51051</text:p>
              </table:table-cell>
              <table:table-cell office:value-type="float" office:value="0.255255">
                <text:p>0.255255</text:p>
              </table:table-cell>
              <table:table-cell office:value-type="float" office:value="0.0311928665233478">
                <text:p>0.0311928665233478</text:p>
              </table:table-cell>
              <table:table-cell office:value-type="float" office:value="0.051381678923037">
                <text:p>0.051381678923037</text:p>
              </table:table-cell>
              <table:table-cell office:value-type="float" office:value="0.0586757788200963">
                <text:p>0.0586757788200963</text:p>
              </table:table-cell>
              <table:table-cell office:value-type="float" office:value="0.0586757788204144">
                <text:p>0.0586757788204144</text:p>
              </table:table-cell>
              <table:table-cell office:value-type="float" office:value="0.0651660909559593">
                <text:p>0.0651660909559593</text:p>
              </table:table-cell>
              <table:table-cell office:value-type="float" office:value="0.0714766128373878">
                <text:p>0.0714766128373878</text:p>
              </table:table-cell>
              <table:table-cell office:value-type="float" office:value="0.0714766128377694">
                <text:p>0.0714766128377694</text:p>
              </table:table-cell>
              <table:table-cell office:value-type="float" office:value="0.0819492542967958">
                <text:p>0.0819492542967958</text:p>
              </table:table-cell>
              <table:table-cell office:value-type="float" office:value="0.0819492542969414">
                <text:p>0.08194925429694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0000818452249">
                <text:p>0.350000818452249</text:p>
              </table:table-cell>
              <table:table-cell office:value-type="float" office:value="0.54978">
                <text:p>0.54978</text:p>
              </table:table-cell>
              <table:table-cell office:value-type="float" office:value="0.27489">
                <text:p>0.27489</text:p>
              </table:table-cell>
              <table:table-cell office:value-type="float" office:value="0.0313618701574362">
                <text:p>0.0313618701574362</text:p>
              </table:table-cell>
              <table:table-cell office:value-type="float" office:value="0.0508798661197131">
                <text:p>0.0508798661197131</text:p>
              </table:table-cell>
              <table:table-cell office:value-type="float" office:value="0.0587644183145825">
                <text:p>0.0587644183145825</text:p>
              </table:table-cell>
              <table:table-cell office:value-type="float" office:value="0.0587644183149629">
                <text:p>0.0587644183149629</text:p>
              </table:table-cell>
              <table:table-cell office:value-type="float" office:value="0.065718488415891">
                <text:p>0.065718488415891</text:p>
              </table:table-cell>
              <table:table-cell office:value-type="float" office:value="0.0711167079465238">
                <text:p>0.0711167079465238</text:p>
              </table:table-cell>
              <table:table-cell office:value-type="float" office:value="0.0711167079467412">
                <text:p>0.0711167079467412</text:p>
              </table:table-cell>
              <table:table-cell office:value-type="float" office:value="0.0823892942449041">
                <text:p>0.0823892942449041</text:p>
              </table:table-cell>
              <table:table-cell office:value-type="float" office:value="0.0823892942450941">
                <text:p>0.0823892942450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000876913124">
                <text:p>0.375000876913124</text:p>
              </table:table-cell>
              <table:table-cell office:value-type="float" office:value="0.58905">
                <text:p>0.58905</text:p>
              </table:table-cell>
              <table:table-cell office:value-type="float" office:value="0.294525">
                <text:p>0.294525</text:p>
              </table:table-cell>
              <table:table-cell office:value-type="float" office:value="0.0315416892985215">
                <text:p>0.0315416892985215</text:p>
              </table:table-cell>
              <table:table-cell office:value-type="float" office:value="0.0503807344944338">
                <text:p>0.0503807344944338</text:p>
              </table:table-cell>
              <table:table-cell office:value-type="float" office:value="0.0588594750452332">
                <text:p>0.0588594750452332</text:p>
              </table:table-cell>
              <table:table-cell office:value-type="float" office:value="0.0588594750455301">
                <text:p>0.0588594750455301</text:p>
              </table:table-cell>
              <table:table-cell office:value-type="float" office:value="0.066272180917372">
                <text:p>0.066272180917372</text:p>
              </table:table-cell>
              <table:table-cell office:value-type="float" office:value="0.0707604423383982">
                <text:p>0.0707604423383982</text:p>
              </table:table-cell>
              <table:table-cell office:value-type="float" office:value="0.0707604423385405">
                <text:p>0.0707604423385405</text:p>
              </table:table-cell>
              <table:table-cell office:value-type="float" office:value="0.0828317200747987">
                <text:p>0.0828317200747987</text:p>
              </table:table-cell>
              <table:table-cell office:value-type="float" office:value="0.0828317200749651">
                <text:p>0.0828317200749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0000935373999">
                <text:p>0.400000935373999</text:p>
              </table:table-cell>
              <table:table-cell office:value-type="float" office:value="0.62832">
                <text:p>0.62832</text:p>
              </table:table-cell>
              <table:table-cell office:value-type="float" office:value="0.31416">
                <text:p>0.31416</text:p>
              </table:table-cell>
              <table:table-cell office:value-type="float" office:value="0.0317322629690678">
                <text:p>0.0317322629690678</text:p>
              </table:table-cell>
              <table:table-cell office:value-type="float" office:value="0.0498843628876008">
                <text:p>0.0498843628876008</text:p>
              </table:table-cell>
              <table:table-cell office:value-type="float" office:value="0.0589609179908593">
                <text:p>0.0589609179908593</text:p>
              </table:table-cell>
              <table:table-cell office:value-type="float" office:value="0.0589609179911486">
                <text:p>0.0589609179911486</text:p>
              </table:table-cell>
              <table:table-cell office:value-type="float" office:value="0.0668271396420231">
                <text:p>0.0668271396420231</text:p>
              </table:table-cell>
              <table:table-cell office:value-type="float" office:value="0.070407870059966">
                <text:p>0.070407870059966</text:p>
              </table:table-cell>
              <table:table-cell office:value-type="float" office:value="0.0704078700600587">
                <text:p>0.0704078700600587</text:p>
              </table:table-cell>
              <table:table-cell office:value-type="float" office:value="0.083276496553427">
                <text:p>0.083276496553427</text:p>
              </table:table-cell>
              <table:table-cell office:value-type="float" office:value="0.0832764965534945">
                <text:p>0.0832764965534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000993834874">
                <text:p>0.425000993834874</text:p>
              </table:table-cell>
              <table:table-cell office:value-type="float" office:value="0.66759">
                <text:p>0.66759</text:p>
              </table:table-cell>
              <table:table-cell office:value-type="float" office:value="0.333795">
                <text:p>0.333795</text:p>
              </table:table-cell>
              <table:table-cell office:value-type="float" office:value="0.031933485418924">
                <text:p>0.031933485418924</text:p>
              </table:table-cell>
              <table:table-cell office:value-type="float" office:value="0.0493908329213127">
                <text:p>0.0493908329213127</text:p>
              </table:table-cell>
              <table:table-cell office:value-type="float" office:value="0.0590687142690952">
                <text:p>0.0590687142690952</text:p>
              </table:table-cell>
              <table:table-cell office:value-type="float" office:value="0.0590687142693247">
                <text:p>0.0590687142693247</text:p>
              </table:table-cell>
              <table:table-cell office:value-type="float" office:value="0.0673833367459092">
                <text:p>0.0673833367459092</text:p>
              </table:table-cell>
              <table:table-cell office:value-type="float" office:value="0.070059045717309">
                <text:p>0.070059045717309</text:p>
              </table:table-cell>
              <table:table-cell office:value-type="float" office:value="0.0700590457176016">
                <text:p>0.0700590457176016</text:p>
              </table:table-cell>
              <table:table-cell office:value-type="float" office:value="0.0837235890771121">
                <text:p>0.0837235890771121</text:p>
              </table:table-cell>
              <table:table-cell office:value-type="float" office:value="0.083723589077313">
                <text:p>0.083723589077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0001052295749">
                <text:p>0.450001052295749</text:p>
              </table:table-cell>
              <table:table-cell office:value-type="float" office:value="0.70686">
                <text:p>0.70686</text:p>
              </table:table-cell>
              <table:table-cell office:value-type="float" office:value="0.35343">
                <text:p>0.35343</text:p>
              </table:table-cell>
              <table:table-cell office:value-type="float" office:value="0.0321452193451492">
                <text:p>0.0321452193451492</text:p>
              </table:table-cell>
              <table:table-cell office:value-type="float" office:value="0.0489002290916542">
                <text:p>0.0489002290916542</text:p>
              </table:table-cell>
              <table:table-cell office:value-type="float" office:value="0.0591828291887888">
                <text:p>0.0591828291887888</text:p>
              </table:table-cell>
              <table:table-cell office:value-type="float" office:value="0.0591828291889459">
                <text:p>0.0591828291889459</text:p>
              </table:table-cell>
              <table:table-cell office:value-type="float" office:value="0.0679407453279401">
                <text:p>0.0679407453279401</text:p>
              </table:table-cell>
              <table:table-cell office:value-type="float" office:value="0.0697140244601362">
                <text:p>0.0697140244601362</text:p>
              </table:table-cell>
              <table:table-cell office:value-type="float" office:value="0.0697140244606967">
                <text:p>0.0697140244606967</text:p>
              </table:table-cell>
              <table:table-cell office:value-type="float" office:value="0.0841729636666754">
                <text:p>0.0841729636666754</text:p>
              </table:table-cell>
              <table:table-cell office:value-type="float" office:value="0.0841729636669399">
                <text:p>0.08417296366693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001110756624">
                <text:p>0.475001110756624</text:p>
              </table:table-cell>
              <table:table-cell office:value-type="float" office:value="0.74613">
                <text:p>0.74613</text:p>
              </table:table-cell>
              <table:table-cell office:value-type="float" office:value="0.373065">
                <text:p>0.373065</text:p>
              </table:table-cell>
              <table:table-cell office:value-type="float" office:value="0.0323673046043525">
                <text:p>0.0323673046043525</text:p>
              </table:table-cell>
              <table:table-cell office:value-type="float" office:value="0.0484126388630474">
                <text:p>0.0484126388630474</text:p>
              </table:table-cell>
              <table:table-cell office:value-type="float" office:value="0.0593032263037586">
                <text:p>0.0593032263037586</text:p>
              </table:table-cell>
              <table:table-cell office:value-type="float" office:value="0.0593032263039998">
                <text:p>0.0593032263039998</text:p>
              </table:table-cell>
              <table:table-cell office:value-type="float" office:value="0.0684993393972703">
                <text:p>0.0684993393972703</text:p>
              </table:table-cell>
              <table:table-cell office:value-type="float" office:value="0.0693728619646642">
                <text:p>0.0693728619646642</text:p>
              </table:table-cell>
              <table:table-cell office:value-type="float" office:value="0.0693728619648437">
                <text:p>0.0693728619648437</text:p>
              </table:table-cell>
              <table:table-cell office:value-type="float" office:value="0.0846245869612548">
                <text:p>0.0846245869612548</text:p>
              </table:table-cell>
              <table:table-cell office:value-type="float" office:value="0.0846245869615378">
                <text:p>0.0846245869615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001169217499">
                <text:p>0.500001169217499</text:p>
              </table:table-cell>
              <table:table-cell office:value-type="float" office:value="0.7854">
                <text:p>0.7854</text:p>
              </table:table-cell>
              <table:table-cell office:value-type="float" office:value="0.3927">
                <text:p>0.3927</text:p>
              </table:table-cell>
              <table:table-cell office:value-type="float" office:value="0.0325995642020046">
                <text:p>0.0325995642020046</text:p>
              </table:table-cell>
              <table:table-cell office:value-type="float" office:value="0.0479281527629079">
                <text:p>0.0479281527629079</text:p>
              </table:table-cell>
              <table:table-cell office:value-type="float" office:value="0.0594298674694634">
                <text:p>0.0594298674694634</text:p>
              </table:table-cell>
              <table:table-cell office:value-type="float" office:value="0.0594298674696002">
                <text:p>0.0594298674696002</text:p>
              </table:table-cell>
              <table:table-cell office:value-type="float" office:value="0.0690356144126691">
                <text:p>0.0690356144126691</text:p>
              </table:table-cell>
              <table:table-cell office:value-type="float" office:value="0.0690356144128158">
                <text:p>0.0690356144128158</text:p>
              </table:table-cell>
              <table:table-cell office:value-type="float" office:value="0.0690590938431389">
                <text:p>0.0690590938431389</text:p>
              </table:table-cell>
              <table:table-cell office:value-type="float" office:value="0.0850784262120145">
                <text:p>0.0850784262120145</text:p>
              </table:table-cell>
              <table:table-cell office:value-type="float" office:value="0.0850784262122949">
                <text:p>0.0850784262122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001227678374">
                <text:p>0.525001227678374</text:p>
              </table:table-cell>
              <table:table-cell office:value-type="float" office:value="0.82467">
                <text:p>0.82467</text:p>
              </table:table-cell>
              <table:table-cell office:value-type="float" office:value="0.412335">
                <text:p>0.412335</text:p>
              </table:table-cell>
              <table:table-cell office:value-type="float" office:value="0.03284180856658">
                <text:p>0.03284180856658</text:p>
              </table:table-cell>
              <table:table-cell office:value-type="float" office:value="0.0474468644785852">
                <text:p>0.0474468644785852</text:p>
              </table:table-cell>
              <table:table-cell office:value-type="float" office:value="0.0595627129002514">
                <text:p>0.0595627129002514</text:p>
              </table:table-cell>
              <table:table-cell office:value-type="float" office:value="0.0595627129004826">
                <text:p>0.0595627129004826</text:p>
              </table:table-cell>
              <table:table-cell office:value-type="float" office:value="0.0687023384733994">
                <text:p>0.0687023384733994</text:p>
              </table:table-cell>
              <table:table-cell office:value-type="float" office:value="0.0687023384735328">
                <text:p>0.0687023384735328</text:p>
              </table:table-cell>
              <table:table-cell office:value-type="float" office:value="0.0696199844055591">
                <text:p>0.0696199844055591</text:p>
              </table:table-cell>
              <table:table-cell office:value-type="float" office:value="0.085534449276336">
                <text:p>0.085534449276336</text:p>
              </table:table-cell>
              <table:table-cell office:value-type="float" office:value="0.085534449276528">
                <text:p>0.085534449276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0001286139248">
                <text:p>0.550001286139248</text:p>
              </table:table-cell>
              <table:table-cell office:value-type="float" office:value="0.86394">
                <text:p>0.86394</text:p>
              </table:table-cell>
              <table:table-cell office:value-type="float" office:value="0.43197">
                <text:p>0.43197</text:p>
              </table:table-cell>
              <table:table-cell office:value-type="float" office:value="0.0330938387084246">
                <text:p>0.0330938387084246</text:p>
              </table:table-cell>
              <table:table-cell office:value-type="float" office:value="0.0469688709547753">
                <text:p>0.0469688709547753</text:p>
              </table:table-cell>
              <table:table-cell office:value-type="float" office:value="0.0597017212292263">
                <text:p>0.0597017212292263</text:p>
              </table:table-cell>
              <table:table-cell office:value-type="float" office:value="0.0597017212298703">
                <text:p>0.0597017212298703</text:p>
              </table:table-cell>
              <table:table-cell office:value-type="float" office:value="0.0683730912793977">
                <text:p>0.0683730912793977</text:p>
              </table:table-cell>
              <table:table-cell office:value-type="float" office:value="0.0683730912797946">
                <text:p>0.0683730912797946</text:p>
              </table:table-cell>
              <table:table-cell office:value-type="float" office:value="0.070181987646526">
                <text:p>0.070181987646526</text:p>
              </table:table-cell>
              <table:table-cell office:value-type="float" office:value="0.0859926246111142">
                <text:p>0.0859926246111142</text:p>
              </table:table-cell>
              <table:table-cell office:value-type="float" office:value="0.0859926246113943">
                <text:p>0.08599262461139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001344600123">
                <text:p>0.575001344600123</text:p>
              </table:table-cell>
              <table:table-cell office:value-type="float" office:value="0.90321">
                <text:p>0.90321</text:p>
              </table:table-cell>
              <table:table-cell office:value-type="float" office:value="0.451605">
                <text:p>0.451605</text:p>
              </table:table-cell>
              <table:table-cell office:value-type="float" office:value="0.0333554486463163">
                <text:p>0.0333554486463163</text:p>
              </table:table-cell>
              <table:table-cell office:value-type="float" office:value="0.0464942724931778">
                <text:p>0.0464942724931778</text:p>
              </table:table-cell>
              <table:table-cell office:value-type="float" office:value="0.059846849569979">
                <text:p>0.059846849569979</text:p>
              </table:table-cell>
              <table:table-cell office:value-type="float" office:value="0.0598468495702521">
                <text:p>0.0598468495702521</text:p>
              </table:table-cell>
              <table:table-cell office:value-type="float" office:value="0.0680479304045691">
                <text:p>0.0680479304045691</text:p>
              </table:table-cell>
              <table:table-cell office:value-type="float" office:value="0.0680479304048522">
                <text:p>0.0680479304048522</text:p>
              </table:table-cell>
              <table:table-cell office:value-type="float" office:value="0.0707450809230119">
                <text:p>0.0707450809230119</text:p>
              </table:table-cell>
              <table:table-cell office:value-type="float" office:value="0.0864529212662724">
                <text:p>0.0864529212662724</text:p>
              </table:table-cell>
              <table:table-cell office:value-type="float" office:value="0.0864529212663961">
                <text:p>0.08645292126639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0001403060998">
                <text:p>0.600001403060998</text:p>
              </table:table-cell>
              <table:table-cell office:value-type="float" office:value="0.942480000000001">
                <text:p>0.942480000000001</text:p>
              </table:table-cell>
              <table:table-cell office:value-type="float" office:value="0.47124">
                <text:p>0.47124</text:p>
              </table:table-cell>
              <table:table-cell office:value-type="float" office:value="0.0336264273085163">
                <text:p>0.0336264273085163</text:p>
              </table:table-cell>
              <table:table-cell office:value-type="float" office:value="0.0460231728491489">
                <text:p>0.0460231728491489</text:p>
              </table:table-cell>
              <table:table-cell office:value-type="float" office:value="0.0599980535776624">
                <text:p>0.0599980535776624</text:p>
              </table:table-cell>
              <table:table-cell office:value-type="float" office:value="0.0599980535779817">
                <text:p>0.0599980535779817</text:p>
              </table:table-cell>
              <table:table-cell office:value-type="float" office:value="0.0677269138385499">
                <text:p>0.0677269138385499</text:p>
              </table:table-cell>
              <table:table-cell office:value-type="float" office:value="0.067726913838747">
                <text:p>0.067726913838747</text:p>
              </table:table-cell>
              <table:table-cell office:value-type="float" office:value="0.0713092423617857">
                <text:p>0.0713092423617857</text:p>
              </table:table-cell>
              <table:table-cell office:value-type="float" office:value="0.0869153088788387">
                <text:p>0.0869153088788387</text:p>
              </table:table-cell>
              <table:table-cell office:value-type="float" office:value="0.0869153088789664">
                <text:p>0.08691530887896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001461521873">
                <text:p>0.625001461521873</text:p>
              </table:table-cell>
              <table:table-cell office:value-type="float" office:value="0.98175">
                <text:p>0.98175</text:p>
              </table:table-cell>
              <table:table-cell office:value-type="float" office:value="0.490875">
                <text:p>0.490875</text:p>
              </table:table-cell>
              <table:table-cell office:value-type="float" office:value="0.0339065600724983">
                <text:p>0.0339065600724983</text:p>
              </table:table-cell>
              <table:table-cell office:value-type="float" office:value="0.0455556793311129">
                <text:p>0.0455556793311129</text:p>
              </table:table-cell>
              <table:table-cell office:value-type="float" office:value="0.0601552875117726">
                <text:p>0.0601552875117726</text:p>
              </table:table-cell>
              <table:table-cell office:value-type="float" office:value="0.060155287512387">
                <text:p>0.060155287512387</text:p>
              </table:table-cell>
              <table:table-cell office:value-type="float" office:value="0.0674100999585524">
                <text:p>0.0674100999585524</text:p>
              </table:table-cell>
              <table:table-cell office:value-type="float" office:value="0.0674100999589295">
                <text:p>0.0674100999589295</text:p>
              </table:table-cell>
              <table:table-cell office:value-type="float" office:value="0.0718744508313233">
                <text:p>0.0718744508313233</text:p>
              </table:table-cell>
              <table:table-cell office:value-type="float" office:value="0.0873797576642339">
                <text:p>0.0873797576642339</text:p>
              </table:table-cell>
              <table:table-cell office:value-type="float" office:value="0.0873797576644567">
                <text:p>0.08737975766445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0001519982748">
                <text:p>0.650001519982748</text:p>
              </table:table-cell>
              <table:table-cell office:value-type="float" office:value="1.02102">
                <text:p>1.02102</text:p>
              </table:table-cell>
              <table:table-cell office:value-type="float" office:value="0.51051">
                <text:p>0.51051</text:p>
              </table:table-cell>
              <table:table-cell office:value-type="float" office:value="0.0341956300408569">
                <text:p>0.0341956300408569</text:p>
              </table:table-cell>
              <table:table-cell office:value-type="float" office:value="0.0450919028996878">
                <text:p>0.0450919028996878</text:p>
              </table:table-cell>
              <table:table-cell office:value-type="float" office:value="0.0603185043029233">
                <text:p>0.0603185043029233</text:p>
              </table:table-cell>
              <table:table-cell office:value-type="float" office:value="0.0603185043031">
                <text:p>0.0603185043031</text:p>
              </table:table-cell>
              <table:table-cell office:value-type="float" office:value="0.0670975475037012">
                <text:p>0.0670975475037012</text:p>
              </table:table-cell>
              <table:table-cell office:value-type="float" office:value="0.0670975475038149">
                <text:p>0.0670975475038149</text:p>
              </table:table-cell>
              <table:table-cell office:value-type="float" office:value="0.072440685921494">
                <text:p>0.072440685921494</text:p>
              </table:table-cell>
              <table:table-cell office:value-type="float" office:value="0.0878462384115838">
                <text:p>0.0878462384115838</text:p>
              </table:table-cell>
              <table:table-cell office:value-type="float" office:value="0.0878462384117159">
                <text:p>0.08784623841171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001578443623">
                <text:p>0.675001578443623</text:p>
              </table:table-cell>
              <table:table-cell office:value-type="float" office:value="1.06029">
                <text:p>1.06029</text:p>
              </table:table-cell>
              <table:table-cell office:value-type="float" office:value="0.530145">
                <text:p>0.530145</text:p>
              </table:table-cell>
              <table:table-cell office:value-type="float" office:value="0.0344934191046072">
                <text:p>0.0344934191046072</text:p>
              </table:table-cell>
              <table:table-cell office:value-type="float" office:value="0.0446319582642377">
                <text:p>0.0446319582642377</text:p>
              </table:table-cell>
              <table:table-cell office:value-type="float" office:value="0.0604876556141168">
                <text:p>0.0604876556141168</text:p>
              </table:table-cell>
              <table:table-cell office:value-type="float" office:value="0.0604876556145926">
                <text:p>0.0604876556145926</text:p>
              </table:table-cell>
              <table:table-cell office:value-type="float" office:value="0.0667893155427512">
                <text:p>0.0667893155427512</text:p>
              </table:table-cell>
              <table:table-cell office:value-type="float" office:value="0.0667893155430211">
                <text:p>0.0667893155430211</text:p>
              </table:table-cell>
              <table:table-cell office:value-type="float" office:value="0.0730079279168879">
                <text:p>0.0730079279168879</text:p>
              </table:table-cell>
              <table:table-cell office:value-type="float" office:value="0.0880587139766628">
                <text:p>0.0880587139766628</text:p>
              </table:table-cell>
              <table:table-cell office:value-type="float" office:value="0.088314722475441">
                <text:p>0.088314722475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00001636904498">
                <text:p>0.700001636904498</text:p>
              </table:table-cell>
              <table:table-cell office:value-type="float" office:value="1.09956">
                <text:p>1.09956</text:p>
              </table:table-cell>
              <table:table-cell office:value-type="float" office:value="0.54978">
                <text:p>0.54978</text:p>
              </table:table-cell>
              <table:table-cell office:value-type="float" office:value="0.0347997088491648">
                <text:p>0.0347997088491648</text:p>
              </table:table-cell>
              <table:table-cell office:value-type="float" office:value="0.0441759639786706">
                <text:p>0.0441759639786706</text:p>
              </table:table-cell>
              <table:table-cell office:value-type="float" office:value="0.0606626919099898">
                <text:p>0.0606626919099898</text:p>
              </table:table-cell>
              <table:table-cell office:value-type="float" office:value="0.0606626919102608">
                <text:p>0.0606626919102608</text:p>
              </table:table-cell>
              <table:table-cell office:value-type="float" office:value="0.0664854634449708">
                <text:p>0.0664854634449708</text:p>
              </table:table-cell>
              <table:table-cell office:value-type="float" office:value="0.0664854634451771">
                <text:p>0.0664854634451771</text:p>
              </table:table-cell>
              <table:table-cell office:value-type="float" office:value="0.0735761577758866">
                <text:p>0.0735761577758866</text:p>
              </table:table-cell>
              <table:table-cell office:value-type="float" office:value="0.0874703802227925">
                <text:p>0.0874703802227925</text:p>
              </table:table-cell>
              <table:table-cell office:value-type="float" office:value="0.0887851817701344">
                <text:p>0.0887851817701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001695365373">
                <text:p>0.725001695365373</text:p>
              </table:table-cell>
              <table:table-cell office:value-type="float" office:value="1.13883">
                <text:p>1.13883</text:p>
              </table:table-cell>
              <table:table-cell office:value-type="float" office:value="0.569415">
                <text:p>0.569415</text:p>
              </table:table-cell>
              <table:table-cell office:value-type="float" office:value="0.0351142813331982">
                <text:p>0.0351142813331982</text:p>
              </table:table-cell>
              <table:table-cell office:value-type="float" office:value="0.0437240425348528">
                <text:p>0.0437240425348528</text:p>
              </table:table-cell>
              <table:table-cell office:value-type="float" office:value="0.0608435625177208">
                <text:p>0.0608435625177208</text:p>
              </table:table-cell>
              <table:table-cell office:value-type="float" office:value="0.0608435625180919">
                <text:p>0.0608435625180919</text:p>
              </table:table-cell>
              <table:table-cell office:value-type="float" office:value="0.0661860508431299">
                <text:p>0.0661860508431299</text:p>
              </table:table-cell>
              <table:table-cell office:value-type="float" office:value="0.0661860508433912">
                <text:p>0.0661860508433912</text:p>
              </table:table-cell>
              <table:table-cell office:value-type="float" office:value="0.0741453571089947">
                <text:p>0.0741453571089947</text:p>
              </table:table-cell>
              <table:table-cell office:value-type="float" office:value="0.0868827258633656">
                <text:p>0.0868827258633656</text:p>
              </table:table-cell>
              <table:table-cell office:value-type="float" office:value="0.0892575887598857">
                <text:p>0.0892575887598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01753826248">
                <text:p>0.750001753826248</text:p>
              </table:table-cell>
              <table:table-cell office:value-type="float" office:value="1.1781">
                <text:p>1.1781</text:p>
              </table:table-cell>
              <table:table-cell office:value-type="float" office:value="0.58905">
                <text:p>0.58905</text:p>
              </table:table-cell>
              <table:table-cell office:value-type="float" office:value="0.0354369197593153">
                <text:p>0.0354369197593153</text:p>
              </table:table-cell>
              <table:table-cell office:value-type="float" office:value="0.0432763204527968">
                <text:p>0.0432763204527968</text:p>
              </table:table-cell>
              <table:table-cell office:value-type="float" office:value="0.0610302156975258">
                <text:p>0.0610302156975258</text:p>
              </table:table-cell>
              <table:table-cell office:value-type="float" office:value="0.0610302156977926">
                <text:p>0.0610302156977926</text:p>
              </table:table-cell>
              <table:table-cell office:value-type="float" office:value="0.065891137602588">
                <text:p>0.065891137602588</text:p>
              </table:table-cell>
              <table:table-cell office:value-type="float" office:value="0.0658911376027277">
                <text:p>0.0658911376027277</text:p>
              </table:table-cell>
              <table:table-cell office:value-type="float" office:value="0.0747155081574258">
                <text:p>0.0747155081574258</text:p>
              </table:table-cell>
              <table:table-cell office:value-type="float" office:value="0.0862957584346263">
                <text:p>0.0862957584346263</text:p>
              </table:table-cell>
              <table:table-cell office:value-type="float" office:value="0.089731916455346">
                <text:p>0.089731916455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001812287123">
                <text:p>0.775001812287123</text:p>
              </table:table-cell>
              <table:table-cell office:value-type="float" office:value="1.21737">
                <text:p>1.21737</text:p>
              </table:table-cell>
              <table:table-cell office:value-type="float" office:value="0.608685">
                <text:p>0.608685</text:p>
              </table:table-cell>
              <table:table-cell office:value-type="float" office:value="0.0357674090536914">
                <text:p>0.0357674090536914</text:p>
              </table:table-cell>
              <table:table-cell office:value-type="float" office:value="0.0428329283686028">
                <text:p>0.0428329283686028</text:p>
              </table:table-cell>
              <table:table-cell office:value-type="float" office:value="0.0612225987055686">
                <text:p>0.0612225987055686</text:p>
              </table:table-cell>
              <table:table-cell office:value-type="float" office:value="0.0612225987056582">
                <text:p>0.0612225987056582</text:p>
              </table:table-cell>
              <table:table-cell office:value-type="float" office:value="0.0656007837819765">
                <text:p>0.0656007837819765</text:p>
              </table:table-cell>
              <table:table-cell office:value-type="float" office:value="0.0656007837822507">
                <text:p>0.0656007837822507</text:p>
              </table:table-cell>
              <table:table-cell office:value-type="float" office:value="0.0752865937740696">
                <text:p>0.0752865937740696</text:p>
              </table:table-cell>
              <table:table-cell office:value-type="float" office:value="0.0857094857888105">
                <text:p>0.0857094857888105</text:p>
              </table:table-cell>
              <table:table-cell office:value-type="float" office:value="0.0902081384040302">
                <text:p>0.0902081384040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00001870747997">
                <text:p>0.800001870747997</text:p>
              </table:table-cell>
              <table:table-cell office:value-type="float" office:value="1.25664">
                <text:p>1.25664</text:p>
              </table:table-cell>
              <table:table-cell office:value-type="float" office:value="0.62832">
                <text:p>0.62832</text:p>
              </table:table-cell>
              <table:table-cell office:value-type="float" office:value="0.0361055363665421">
                <text:p>0.0361055363665421</text:p>
              </table:table-cell>
              <table:table-cell office:value-type="float" office:value="0.0423940011137736">
                <text:p>0.0423940011137736</text:p>
              </table:table-cell>
              <table:table-cell office:value-type="float" office:value="0.0614206578589018">
                <text:p>0.0614206578589018</text:p>
              </table:table-cell>
              <table:table-cell office:value-type="float" office:value="0.0614206578590485">
                <text:p>0.0614206578590485</text:p>
              </table:table-cell>
              <table:table-cell office:value-type="float" office:value="0.0653150495946316">
                <text:p>0.0653150495946316</text:p>
              </table:table-cell>
              <table:table-cell office:value-type="float" office:value="0.0653150495948453">
                <text:p>0.0653150495948453</text:p>
              </table:table-cell>
              <table:table-cell office:value-type="float" office:value="0.0758585974024936">
                <text:p>0.0758585974024936</text:p>
              </table:table-cell>
              <table:table-cell office:value-type="float" office:value="0.0851239161013594">
                <text:p>0.0851239161013594</text:p>
              </table:table-cell>
              <table:table-cell office:value-type="float" office:value="0.0906862286833536">
                <text:p>0.0906862286833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001929208872">
                <text:p>0.825001929208872</text:p>
              </table:table-cell>
              <table:table-cell office:value-type="float" office:value="1.29591">
                <text:p>1.29591</text:p>
              </table:table-cell>
              <table:table-cell office:value-type="float" office:value="0.647955">
                <text:p>0.647955</text:p>
              </table:table-cell>
              <table:table-cell office:value-type="float" office:value="0.0364510915081687">
                <text:p>0.0364510915081687</text:p>
              </table:table-cell>
              <table:table-cell office:value-type="float" office:value="0.041959677794299">
                <text:p>0.041959677794299</text:p>
              </table:table-cell>
              <table:table-cell office:value-type="float" office:value="0.0616243386038465">
                <text:p>0.0616243386038465</text:p>
              </table:table-cell>
              <table:table-cell office:value-type="float" office:value="0.0616243386039989">
                <text:p>0.0616243386039989</text:p>
              </table:table-cell>
              <table:table-cell office:value-type="float" office:value="0.0650339953703702">
                <text:p>0.0650339953703702</text:p>
              </table:table-cell>
              <table:table-cell office:value-type="float" office:value="0.0650339953705207">
                <text:p>0.0650339953705207</text:p>
              </table:table-cell>
              <table:table-cell office:value-type="float" office:value="0.0764315030601901">
                <text:p>0.0764315030601901</text:p>
              </table:table-cell>
              <table:table-cell office:value-type="float" office:value="0.0845390578827193">
                <text:p>0.0845390578827193</text:p>
              </table:table-cell>
              <table:table-cell office:value-type="float" office:value="0.0911661618944354">
                <text:p>0.09116616189443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0001987669747">
                <text:p>0.850001987669747</text:p>
              </table:table-cell>
              <table:table-cell office:value-type="float" office:value="1.33518">
                <text:p>1.33518</text:p>
              </table:table-cell>
              <table:table-cell office:value-type="float" office:value="0.66759">
                <text:p>0.66759</text:p>
              </table:table-cell>
              <table:table-cell office:value-type="float" office:value="0.0368038673224345">
                <text:p>0.0368038673224345</text:p>
              </table:table-cell>
              <table:table-cell office:value-type="float" office:value="0.0415301018581985">
                <text:p>0.0415301018581985</text:p>
              </table:table-cell>
              <table:table-cell office:value-type="float" office:value="0.0618335855773308">
                <text:p>0.0618335855773308</text:p>
              </table:table-cell>
              <table:table-cell office:value-type="float" office:value="0.061833585577624">
                <text:p>0.061833585577624</text:p>
              </table:table-cell>
              <table:table-cell office:value-type="float" office:value="0.0647576815113291">
                <text:p>0.0647576815113291</text:p>
              </table:table-cell>
              <table:table-cell office:value-type="float" office:value="0.0647576815115313">
                <text:p>0.0647576815115313</text:p>
              </table:table-cell>
              <table:table-cell office:value-type="float" office:value="0.0770052953197158">
                <text:p>0.0770052953197158</text:p>
              </table:table-cell>
              <table:table-cell office:value-type="float" office:value="0.0839549199857222">
                <text:p>0.0839549199857222</text:p>
              </table:table-cell>
              <table:table-cell office:value-type="float" office:value="0.0916479131538063">
                <text:p>0.0916479131538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002046130622">
                <text:p>0.875002046130622</text:p>
              </table:table-cell>
              <table:table-cell office:value-type="float" office:value="1.37445">
                <text:p>1.37445</text:p>
              </table:table-cell>
              <table:table-cell office:value-type="float" office:value="0.687225">
                <text:p>0.687225</text:p>
              </table:table-cell>
              <table:table-cell office:value-type="float" office:value="0.0371636600045721">
                <text:p>0.0371636600045721</text:p>
              </table:table-cell>
              <table:table-cell office:value-type="float" office:value="0.0411054211572859">
                <text:p>0.0411054211572859</text:p>
              </table:table-cell>
              <table:table-cell office:value-type="float" office:value="0.0620483426732219">
                <text:p>0.0620483426732219</text:p>
              </table:table-cell>
              <table:table-cell office:value-type="float" office:value="0.0620483426735703">
                <text:p>0.0620483426735703</text:p>
              </table:table-cell>
              <table:table-cell office:value-type="float" office:value="0.0644861684499432">
                <text:p>0.0644861684499432</text:p>
              </table:table-cell>
              <table:table-cell office:value-type="float" office:value="0.0644861684500602">
                <text:p>0.0644861684500602</text:p>
              </table:table-cell>
              <table:table-cell office:value-type="float" office:value="0.0775799592915406">
                <text:p>0.0775799592915406</text:p>
              </table:table-cell>
              <table:table-cell office:value-type="float" office:value="0.0833715116167643">
                <text:p>0.0833715116167643</text:p>
              </table:table-cell>
              <table:table-cell office:value-type="float" office:value="0.0921314580872483">
                <text:p>0.0921314580872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00002104591497">
                <text:p>0.900002104591497</text:p>
              </table:table-cell>
              <table:table-cell office:value-type="float" office:value="1.41372">
                <text:p>1.41372</text:p>
              </table:table-cell>
              <table:table-cell office:value-type="float" office:value="0.70686">
                <text:p>0.70686</text:p>
              </table:table-cell>
              <table:table-cell office:value-type="float" office:value="0.0375302693731021">
                <text:p>0.0375302693731021</text:p>
              </table:table-cell>
              <table:table-cell office:value-type="float" office:value="0.0406857879964623">
                <text:p>0.0406857879964623</text:p>
              </table:table-cell>
              <table:table-cell office:value-type="float" office:value="0.0622685531036714">
                <text:p>0.0622685531036714</text:p>
              </table:table-cell>
              <table:table-cell office:value-type="float" office:value="0.0622685531039163">
                <text:p>0.0622685531039163</text:p>
              </table:table-cell>
              <table:table-cell office:value-type="float" office:value="0.0642195166016524">
                <text:p>0.0642195166016524</text:p>
              </table:table-cell>
              <table:table-cell office:value-type="float" office:value="0.0642195166019361">
                <text:p>0.0642195166019361</text:p>
              </table:table-cell>
              <table:table-cell office:value-type="float" office:value="0.0781554806071227">
                <text:p>0.0781554806071227</text:p>
              </table:table-cell>
              <table:table-cell office:value-type="float" office:value="0.0827888423449674">
                <text:p>0.0827888423449674</text:p>
              </table:table-cell>
              <table:table-cell office:value-type="float" office:value="0.0926167728211757">
                <text:p>0.09261677282117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002163052372">
                <text:p>0.925002163052372</text:p>
              </table:table-cell>
              <table:table-cell office:value-type="float" office:value="1.45299">
                <text:p>1.45299</text:p>
              </table:table-cell>
              <table:table-cell office:value-type="float" office:value="0.726495">
                <text:p>0.726495</text:p>
              </table:table-cell>
              <table:table-cell office:value-type="float" office:value="0.0379034991013799">
                <text:p>0.0379034991013799</text:p>
              </table:table-cell>
              <table:table-cell office:value-type="float" office:value="0.0402713591813705">
                <text:p>0.0402713591813705</text:p>
              </table:table-cell>
              <table:table-cell office:value-type="float" office:value="0.0624941594645436">
                <text:p>0.0624941594645436</text:p>
              </table:table-cell>
              <table:table-cell office:value-type="float" office:value="0.0624941594647191">
                <text:p>0.0624941594647191</text:p>
              </table:table-cell>
              <table:table-cell office:value-type="float" office:value="0.0639577863206126">
                <text:p>0.0639577863206126</text:p>
              </table:table-cell>
              <table:table-cell office:value-type="float" office:value="0.063957786320841">
                <text:p>0.063957786320841</text:p>
              </table:table-cell>
              <table:table-cell office:value-type="float" office:value="0.0787318454046918">
                <text:p>0.0787318454046918</text:p>
              </table:table-cell>
              <table:table-cell office:value-type="float" office:value="0.0822069221153402">
                <text:p>0.0822069221153402</text:p>
              </table:table-cell>
              <table:table-cell office:value-type="float" office:value="0.0931038339776432">
                <text:p>0.0931038339776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2221513247">
                <text:p>0.950002221513247</text:p>
              </table:table-cell>
              <table:table-cell office:value-type="float" office:value="1.49226">
                <text:p>1.49226</text:p>
              </table:table-cell>
              <table:table-cell office:value-type="float" office:value="0.74613">
                <text:p>0.74613</text:p>
              </table:table-cell>
              <table:table-cell office:value-type="float" office:value="0.0382831568976367">
                <text:p>0.0382831568976367</text:p>
              </table:table-cell>
              <table:table-cell office:value-type="float" office:value="0.0398622960350096">
                <text:p>0.0398622960350096</text:p>
              </table:table-cell>
              <table:table-cell office:value-type="float" office:value="0.0627251037930718">
                <text:p>0.0627251037930718</text:p>
              </table:table-cell>
              <table:table-cell office:value-type="float" office:value="0.0627251037933541">
                <text:p>0.0627251037933541</text:p>
              </table:table-cell>
              <table:table-cell office:value-type="float" office:value="0.0637010378478715">
                <text:p>0.0637010378478715</text:p>
              </table:table-cell>
              <table:table-cell office:value-type="float" office:value="0.0637010378481246">
                <text:p>0.0637010378481246</text:p>
              </table:table-cell>
              <table:table-cell office:value-type="float" office:value="0.0793090403108147">
                <text:p>0.0793090403108147</text:p>
              </table:table-cell>
              <table:table-cell office:value-type="float" office:value="0.081625761256352">
                <text:p>0.081625761256352</text:p>
              </table:table-cell>
              <table:table-cell office:value-type="float" office:value="0.0935926186645469">
                <text:p>0.09359261866454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2279974122">
                <text:p>0.975002279974122</text:p>
              </table:table-cell>
              <table:table-cell office:value-type="float" office:value="1.53153">
                <text:p>1.53153</text:p>
              </table:table-cell>
              <table:table-cell office:value-type="float" office:value="0.765765">
                <text:p>0.765765</text:p>
              </table:table-cell>
              <table:table-cell office:value-type="float" office:value="0.0386690546662497">
                <text:p>0.0386690546662497</text:p>
              </table:table-cell>
              <table:table-cell office:value-type="float" office:value="0.0394587644233641">
                <text:p>0.0394587644233641</text:p>
              </table:table-cell>
              <table:table-cell office:value-type="float" office:value="0.0629613276315808">
                <text:p>0.0629613276315808</text:p>
              </table:table-cell>
              <table:table-cell office:value-type="float" office:value="0.0629613276317665">
                <text:p>0.0629613276317665</text:p>
              </table:table-cell>
              <table:table-cell office:value-type="float" office:value="0.063449331263261">
                <text:p>0.063449331263261</text:p>
              </table:table-cell>
              <table:table-cell office:value-type="float" office:value="0.0634493312633626">
                <text:p>0.0634493312633626</text:p>
              </table:table-cell>
              <table:table-cell office:value-type="float" office:value="0.0798870524284978">
                <text:p>0.0798870524284978</text:p>
              </table:table-cell>
              <table:table-cell office:value-type="float" office:value="0.0810453704946021">
                <text:p>0.0810453704946021</text:p>
              </table:table-cell>
              <table:table-cell office:value-type="float" office:value="0.0940831044704959">
                <text:p>0.0940831044704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0002338435">
                <text:p>1.000002338435</text:p>
              </table:table-cell>
              <table:table-cell office:value-type="float" office:value="1.5708">
                <text:p>1.5708</text:p>
              </table:table-cell>
              <table:table-cell office:value-type="float" office:value="0.7854">
                <text:p>0.7854</text:p>
              </table:table-cell>
              <table:table-cell office:value-type="float" office:value="0.0390609347424054">
                <text:p>0.0390609347424054</text:p>
              </table:table-cell>
              <table:table-cell office:value-type="float" office:value="0.0390610086219268">
                <text:p>0.0390610086219268</text:p>
              </table:table-cell>
              <table:table-cell office:value-type="float" office:value="0.0632027264311845">
                <text:p>0.0632027264311845</text:p>
              </table:table-cell>
              <table:table-cell office:value-type="float" office:value="0.0632027264312256">
                <text:p>0.0632027264312256</text:p>
              </table:table-cell>
              <table:table-cell office:value-type="float" office:value="0.0632027720836886">
                <text:p>0.0632027720836886</text:p>
              </table:table-cell>
              <table:table-cell office:value-type="float" office:value="0.0632027720839065">
                <text:p>0.0632027720839065</text:p>
              </table:table-cell>
              <table:table-cell office:value-type="float" office:value="0.0804657609643595">
                <text:p>0.0804657609643595</text:p>
              </table:table-cell>
              <table:table-cell office:value-type="float" office:value="0.08046586932051">
                <text:p>0.08046586932051</text:p>
              </table:table-cell>
              <table:table-cell office:value-type="float" office:value="0.0945751772296389">
                <text:p>0.09457517722963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